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section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025" calcext:value-type="float">
            <text:p>0.2025</text:p>
          </table:table-cell>
          <table:table-cell office:value-type="float" office:value="2" calcext:value-type="float">
            <text:p>2</text:p>
            <draw:frame draw:z-index="0" draw:style-name="gr1" draw:text-style-name="P1" svg:width="6.2988in" svg:height="3.5429in" svg:x="0.2602in" svg:y="0.1366in">
              <draw:object draw:notify-on-update-of-ranges="Bisections.A2:Bisections.A2 Bisections.E2:Bisections.E166 Bisections.E1:Bisections.F1 Bisections.F2:Bisections.F166 Bisections.C2:Bisections.C66 Bisections.C1:Bisections.D1 Bisections.D2:Bisections.D66 Bisections.A2:Bisections.A60 Bisections.A1:Bisections.B1 Bisections.B2:Bisections.B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2" calcext:value-type="float">
            <text:p>2</text:p>
          </table:table-cell>
          <table:table-cell office:value-type="float" office:value="0.20125" calcext:value-type="float">
            <text:p>0.20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0.2025" calcext:value-type="float">
            <text:p>0.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075" calcext:value-type="float">
            <text:p>0.2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0875" calcext:value-type="float">
            <text:p>0.20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1125" calcext:value-type="float">
            <text:p>0.21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125" calcext:value-type="float">
            <text:p>0.2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2175" calcext:value-type="float">
            <text:p>0.2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2275" calcext:value-type="float">
            <text:p>0.2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229375" calcext:value-type="float">
            <text:p>0.22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230625" calcext:value-type="float">
            <text:p>0.230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31875" calcext:value-type="float">
            <text:p>0.23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2325" calcext:value-type="float">
            <text:p>0.2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233125" calcext:value-type="float">
            <text:p>0.23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23375" calcext:value-type="float">
            <text:p>0.23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0625" calcext:value-type="float">
            <text:p>0.460625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5" calcext:value-type="float">
            <text:p>5</text:p>
          </table:table-cell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09375" calcext:value-type="float">
            <text:p>0.46109375</text:p>
          </table:table-cell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.235625" calcext:value-type="float">
            <text:p>0.23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25" calcext:value-type="float">
            <text:p>0.46125</text:p>
          </table:table-cell>
          <table:table-cell office:value-type="float" office:value="6" calcext:value-type="float">
            <text:p>6</text:p>
          </table:table-cell>
          <table:table-cell office:value-type="float" office:value="0.4525" calcext:value-type="float">
            <text:p>0.4525</text:p>
          </table:table-cell>
          <table:table-cell office:value-type="float" office:value="2" calcext:value-type="float">
            <text:p>2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26953125" calcext:value-type="float">
            <text:p>0.46126953125</text:p>
          </table:table-cell>
          <table:table-cell office:value-type="float" office:value="9" calcext:value-type="float">
            <text:p>9</text:p>
          </table:table-cell>
          <table:table-cell office:value-type="float" office:value="0.455" calcext:value-type="float">
            <text:p>0.455</text:p>
          </table:table-cell>
          <table:table-cell office:value-type="float" office:value="2" calcext:value-type="float">
            <text:p>2</text:p>
          </table:table-cell>
          <table:table-cell office:value-type="float" office:value="0.236875" calcext:value-type="float">
            <text:p>0.23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27197265625" calcext:value-type="float">
            <text:p>0.46127197265625</text:p>
          </table:table-cell>
          <table:table-cell office:value-type="float" office:value="12" calcext:value-type="float">
            <text:p>12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3" calcext:value-type="float">
            <text:p>3</text:p>
          </table:table-cell>
          <table:table-cell office:value-type="float" office:value="0.2375" calcext:value-type="float">
            <text:p>0.2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272583007813" calcext:value-type="float">
            <text:p>0.461272583007813</text:p>
          </table:table-cell>
          <table:table-cell office:value-type="float" office:value="14" calcext:value-type="float">
            <text:p>14</text:p>
          </table:table-cell>
          <table:table-cell office:value-type="float" office:value="0.4575" calcext:value-type="float">
            <text:p>0.4575</text:p>
          </table:table-cell>
          <table:table-cell office:value-type="float" office:value="3" calcext:value-type="float">
            <text:p>3</text:p>
          </table:table-cell>
          <table:table-cell office:value-type="float" office:value="0.238125" calcext:value-type="float">
            <text:p>0.23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272888183594" calcext:value-type="float">
            <text:p>0.461272888183594</text:p>
          </table:table-cell>
          <table:table-cell office:value-type="float" office:value="15" calcext:value-type="float">
            <text:p>15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3" calcext:value-type="float">
            <text:p>3</text:p>
          </table:table-cell>
          <table:table-cell office:value-type="float" office:value="0.23875" calcext:value-type="float">
            <text:p>0.23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273040771485" calcext:value-type="float">
            <text:p>0.461273040771485</text:p>
          </table:table-cell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0.239375" calcext:value-type="float">
            <text:p>0.23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273078918457" calcext:value-type="float">
            <text:p>0.461273078918457</text:p>
          </table:table-cell>
          <table:table-cell office:value-type="float" office:value="18" calcext:value-type="float">
            <text:p>18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273097991944" calcext:value-type="float">
            <text:p>0.461273097991944</text:p>
          </table:table-cell>
          <table:table-cell office:value-type="float" office:value="19" calcext:value-type="float">
            <text:p>19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5" calcext:value-type="float">
            <text:p>5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61273107528687" calcext:value-type="float">
            <text:p>0.461273107528687</text:p>
          </table:table-cell>
          <table:table-cell office:value-type="float" office:value="20" calcext:value-type="float">
            <text:p>20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5" calcext:value-type="float">
            <text:p>5</text:p>
          </table:table-cell>
          <table:table-cell office:value-type="float" office:value="0.24125" calcext:value-type="float">
            <text:p>0.24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461328125" calcext:value-type="float">
            <text:p>0.461328125</text:p>
          </table:table-cell>
          <table:table-cell office:value-type="float" office:value="7" calcext:value-type="float">
            <text:p>7</text:p>
          </table:table-cell>
          <table:table-cell office:value-type="float" office:value="0.241875" calcext:value-type="float">
            <text:p>0.24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46140625" calcext:value-type="float">
            <text:p>0.46140625</text:p>
          </table:table-cell>
          <table:table-cell office:value-type="float" office:value="7" calcext:value-type="float">
            <text:p>7</text:p>
          </table:table-cell>
          <table:table-cell office:value-type="float" office:value="0.2425" calcext:value-type="float">
            <text:p>0.2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461407470703125" calcext:value-type="float">
            <text:p>0.461407470703125</text:p>
          </table:table-cell>
          <table:table-cell office:value-type="float" office:value="13" calcext:value-type="float">
            <text:p>13</text:p>
          </table:table-cell>
          <table:table-cell office:value-type="float" office:value="0.243125" calcext:value-type="float">
            <text:p>0.24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461408081054688" calcext:value-type="float">
            <text:p>0.461408081054688</text:p>
          </table:table-cell>
          <table:table-cell office:value-type="float" office:value="14" calcext:value-type="float">
            <text:p>14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461408157348633" calcext:value-type="float">
            <text:p>0.461408157348633</text:p>
          </table:table-cell>
          <table:table-cell office:value-type="float" office:value="17" calcext:value-type="float">
            <text:p>17</text:p>
          </table:table-cell>
          <table:table-cell office:value-type="float" office:value="0.244375" calcext:value-type="float">
            <text:p>0.24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461408176422119" calcext:value-type="float">
            <text:p>0.461408176422119</text:p>
          </table:table-cell>
          <table:table-cell office:value-type="float" office:value="19" calcext:value-type="float">
            <text:p>19</text:p>
          </table:table-cell>
          <table:table-cell office:value-type="float" office:value="0.245" calcext:value-type="float">
            <text:p>0.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245625" calcext:value-type="float">
            <text:p>0.24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24625" calcext:value-type="float">
            <text:p>0.24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246875" calcext:value-type="float">
            <text:p>0.24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2475" calcext:value-type="float">
            <text:p>0.2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248125" calcext:value-type="float">
            <text:p>0.24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24875" calcext:value-type="float">
            <text:p>0.24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25125" calcext:value-type="float">
            <text:p>0.2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2525" calcext:value-type="float">
            <text:p>0.2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25375" calcext:value-type="float">
            <text:p>0.25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255" calcext:value-type="float">
            <text:p>0.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25625" calcext:value-type="float">
            <text:p>0.25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257499999999999" calcext:value-type="float">
            <text:p>0.257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258749999999999" calcext:value-type="float">
            <text:p>0.258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259999999999999" calcext:value-type="float">
            <text:p>0.259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269999999999999" calcext:value-type="float">
            <text:p>0.26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79999999999999" calcext:value-type="float">
            <text:p>0.27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89999999999999" calcext:value-type="float">
            <text:p>0.28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09999999999999" calcext:value-type="float">
            <text:p>0.30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19999999999999" calcext:value-type="float">
            <text:p>0.31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29999999999999" calcext:value-type="float">
            <text:p>0.32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2625" calcext:value-type="float">
            <text:p>0.42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26875" calcext:value-type="float">
            <text:p>0.42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275" calcext:value-type="float">
            <text:p>0.4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28125" calcext:value-type="float">
            <text:p>0.42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2875" calcext:value-type="float">
            <text:p>0.42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29375" calcext:value-type="float">
            <text:p>0.42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29999999999999" calcext:value-type="float">
            <text:p>0.429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3125" calcext:value-type="float">
            <text:p>0.43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32499999999999" calcext:value-type="float">
            <text:p>0.432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33749999999999" calcext:value-type="float">
            <text:p>0.433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34999999999999" calcext:value-type="float">
            <text:p>0.434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36249999999999" calcext:value-type="float">
            <text:p>0.436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37499999999999" calcext:value-type="float">
            <text:p>0.437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38749999999999" calcext:value-type="float">
            <text:p>0.438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39999999999999" calcext:value-type="float">
            <text:p>0.439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41249999999999" calcext:value-type="float">
            <text:p>0.441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42499999999999" calcext:value-type="float">
            <text:p>0.442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43749999999999" calcext:value-type="float">
            <text:p>0.443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44999999999999" calcext:value-type="float">
            <text:p>0.444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46249999999999" calcext:value-type="float">
            <text:p>0.446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47499999999999" calcext:value-type="float">
            <text:p>0.447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48124999999999" calcext:value-type="float">
            <text:p>0.4481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48749999999999" calcext:value-type="float">
            <text:p>0.4487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49374999999999" calcext:value-type="float">
            <text:p>0.4493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49999999999999" calcext:value-type="float">
            <text:p>0.449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1249999999999" calcext:value-type="float">
            <text:p>0.451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451874999999999" calcext:value-type="float">
            <text:p>0.4518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2499999999999" calcext:value-type="float">
            <text:p>0.4524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3124999999999" calcext:value-type="float">
            <text:p>0.4531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3749999999999" calcext:value-type="float">
            <text:p>0.4537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4374999999999" calcext:value-type="float">
            <text:p>0.4543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4999999999999" calcext:value-type="float">
            <text:p>0.454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5624999999999" calcext:value-type="float">
            <text:p>0.4556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6249999999999" calcext:value-type="float">
            <text:p>0.4562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6874999999999" calcext:value-type="float">
            <text:p>0.4568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7499999999999" calcext:value-type="float">
            <text:p>0.4574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457812499999999" calcext:value-type="float">
            <text:p>0.457812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458124999999999" calcext:value-type="float">
            <text:p>0.458124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458437499999999" calcext:value-type="float">
            <text:p>0.458437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458749999999999" calcext:value-type="float">
            <text:p>0.458749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459062499999999" calcext:value-type="float">
            <text:p>0.459062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459374999999999" calcext:value-type="float">
            <text:p>0.459374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459687499999999" calcext:value-type="float">
            <text:p>0.459687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459999999999999" calcext:value-type="float">
            <text:p>0.459999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460156249999999" calcext:value-type="float">
            <text:p>0.46015624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460312499999999" calcext:value-type="float">
            <text:p>0.46031249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460468749999999" calcext:value-type="float">
            <text:p>0.46046874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460624999999999" calcext:value-type="float">
            <text:p>0.46062499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460703124999999" calcext:value-type="float">
            <text:p>0.4607031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460781249999999" calcext:value-type="float">
            <text:p>0.46078124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460859374999999" calcext:value-type="float">
            <text:p>0.46085937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460898437499999" calcext:value-type="float">
            <text:p>0.4608984374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460937499999999" calcext:value-type="float">
            <text:p>0.4609374999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461015624999999" calcext:value-type="float">
            <text:p>0.4610156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461093749999999" calcext:value-type="float">
            <text:p>0.46109374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461171874999999" calcext:value-type="float">
            <text:p>0.46117187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461249999999999" calcext:value-type="float">
            <text:p>0.46124999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461328124999999" calcext:value-type="float">
            <text:p>0.4613281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461367187499999" calcext:value-type="float">
            <text:p>0.4613671874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461406249999999" calcext:value-type="float">
            <text:p>0.4614062499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461425781249999" calcext:value-type="float">
            <text:p>0.461425781249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0.461430664062499" calcext:value-type="float">
            <text:p>0.4614306640624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0.461433105468749" calcext:value-type="float">
            <text:p>0.4614331054687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0.461433715820311" calcext:value-type="float">
            <text:p>0.4614337158203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0.461434020996093" calcext:value-type="float">
            <text:p>0.4614340209960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0.461434173583983" calcext:value-type="float">
            <text:p>0.4614341735839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0.46143419265747" calcext:value-type="float">
            <text:p>0.461434192657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0.461434202194213" calcext:value-type="float">
            <text:p>0.461434202194213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iffness_adjustment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105" calcext:value-type="float">
            <text:p>0.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025" calcext:value-type="float">
            <text:p>0.2025</text:p>
          </table:table-cell>
          <table:table-cell office:value-type="float" office:value="0" calcext:value-type="float">
            <text:p>0</text:p>
            <draw:frame draw:z-index="0" draw:style-name="gr1" draw:text-style-name="P1" svg:width="6.2988in" svg:height="3.5429in" svg:x="0.2602in" svg:y="0.1366in">
              <draw:object draw:notify-on-update-of-ranges="Stiffness_adjustments.A2:Stiffness_adjustments.A2 Stiffness_adjustments.E2:Stiffness_adjustments.E166 Stiffness_adjustments.E1:Stiffness_adjustments.F1 Stiffness_adjustments.F2:Stiffness_adjustments.F166 Stiffness_adjustments.C2:Stiffness_adjustments.C66 Stiffness_adjustments.C1:Stiffness_adjustments.D1 Stiffness_adjustments.D2:Stiffness_adjustments.D66 Stiffness_adjustments.A2:Stiffness_adjustments.A60 Stiffness_adjustments.A1:Stiffness_adjustments.B1 Stiffness_adjustments.B2:Stiffness_adjustments.B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20125" calcext:value-type="float">
            <text:p>0.2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025" calcext:value-type="float">
            <text:p>0.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075" calcext:value-type="float">
            <text:p>0.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0875" calcext:value-type="float">
            <text:p>0.2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1125" calcext:value-type="float">
            <text:p>0.2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.2175" calcext:value-type="float">
            <text:p>0.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2275" calcext:value-type="float">
            <text:p>0.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0.229375" calcext:value-type="float">
            <text:p>0.22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0.230625" calcext:value-type="float">
            <text:p>0.23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231875" calcext:value-type="float">
            <text:p>0.23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0.2325" calcext:value-type="float">
            <text:p>0.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0.233125" calcext:value-type="float">
            <text:p>0.23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0.23375" calcext:value-type="float">
            <text:p>0.2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625" calcext:value-type="float">
            <text:p>0.46062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09375" calcext:value-type="float">
            <text:p>0.4610937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office:value-type="float" office:value="0.235625" calcext:value-type="float">
            <text:p>0.23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5" calcext:value-type="float">
            <text:p>0.46125</text:p>
          </table:table-cell>
          <table:table-cell office:value-type="float" office:value="0" calcext:value-type="float">
            <text:p>0</text:p>
          </table:table-cell>
          <table:table-cell office:value-type="float" office:value="0.4525" calcext:value-type="float">
            <text:p>0.4525</text:p>
          </table:table-cell>
          <table:table-cell office:value-type="float" office:value="1" calcext:value-type="float">
            <text:p>1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6953125" calcext:value-type="float">
            <text:p>0.46126953125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2" calcext:value-type="float">
            <text:p>2</text:p>
          </table:table-cell>
          <table:table-cell office:value-type="float" office:value="0.236875" calcext:value-type="float">
            <text:p>0.23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7197265625" calcext:value-type="float">
            <text:p>0.46127197265625</text:p>
          </table:table-cell>
          <table:table-cell office:value-type="float" office:value="0" calcext:value-type="float">
            <text:p>0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1" calcext:value-type="float">
            <text:p>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72583007813" calcext:value-type="float">
            <text:p>0.461272583007813</text:p>
          </table:table-cell>
          <table:table-cell office:value-type="float" office:value="0" calcext:value-type="float">
            <text:p>0</text:p>
          </table:table-cell>
          <table:table-cell office:value-type="float" office:value="0.4575" calcext:value-type="float">
            <text:p>0.4575</text:p>
          </table:table-cell>
          <table:table-cell office:value-type="float" office:value="0" calcext:value-type="float">
            <text:p>0</text:p>
          </table:table-cell>
          <table:table-cell office:value-type="float" office:value="0.238125" calcext:value-type="float">
            <text:p>0.23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72888183594" calcext:value-type="float">
            <text:p>0.461272888183594</text:p>
          </table:table-cell>
          <table:table-cell office:value-type="float" office:value="0" calcext:value-type="float">
            <text:p>0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1" calcext:value-type="float">
            <text:p>1</text:p>
          </table:table-cell>
          <table:table-cell office:value-type="float" office:value="0.23875" calcext:value-type="float">
            <text:p>0.2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73040771485" calcext:value-type="float">
            <text:p>0.46127304077148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239375" calcext:value-type="float">
            <text:p>0.23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73078918457" calcext:value-type="float">
            <text:p>0.461273078918457</text:p>
          </table:table-cell>
          <table:table-cell office:value-type="float" office:value="0" calcext:value-type="float">
            <text:p>0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73097991944" calcext:value-type="float">
            <text:p>0.461273097991944</text:p>
          </table:table-cell>
          <table:table-cell office:value-type="float" office:value="0" calcext:value-type="float">
            <text:p>0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" calcext:value-type="float">
            <text:p>0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73107528687" calcext:value-type="float">
            <text:p>0.461273107528687</text:p>
          </table:table-cell>
          <table:table-cell office:value-type="float" office:value="0" calcext:value-type="float">
            <text:p>0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0" calcext:value-type="float">
            <text:p>0</text:p>
          </table:table-cell>
          <table:table-cell office:value-type="float" office:value="0.24125" calcext:value-type="float">
            <text:p>0.24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61328125" calcext:value-type="float">
            <text:p>0.461328125</text:p>
          </table:table-cell>
          <table:table-cell office:value-type="float" office:value="1" calcext:value-type="float">
            <text:p>1</text:p>
          </table:table-cell>
          <table:table-cell office:value-type="float" office:value="0.241875" calcext:value-type="float">
            <text:p>0.24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6140625" calcext:value-type="float">
            <text:p>0.46140625</text:p>
          </table:table-cell>
          <table:table-cell office:value-type="float" office:value="0" calcext:value-type="float">
            <text:p>0</text:p>
          </table:table-cell>
          <table:table-cell office:value-type="float" office:value="0.2425" calcext:value-type="float">
            <text:p>0.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61407470703125" calcext:value-type="float">
            <text:p>0.461407470703125</text:p>
          </table:table-cell>
          <table:table-cell office:value-type="float" office:value="0" calcext:value-type="float">
            <text:p>0</text:p>
          </table:table-cell>
          <table:table-cell office:value-type="float" office:value="0.243125" calcext:value-type="float">
            <text:p>0.24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61408081054688" calcext:value-type="float">
            <text:p>0.461408081054688</text:p>
          </table:table-cell>
          <table:table-cell office:value-type="float" office:value="0" calcext:value-type="float">
            <text:p>0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61408157348633" calcext:value-type="float">
            <text:p>0.461408157348633</text:p>
          </table:table-cell>
          <table:table-cell office:value-type="float" office:value="0" calcext:value-type="float">
            <text:p>0</text:p>
          </table:table-cell>
          <table:table-cell office:value-type="float" office:value="0.244375" calcext:value-type="float">
            <text:p>0.24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61408176422119" calcext:value-type="float">
            <text:p>0.461408176422119</text:p>
          </table:table-cell>
          <table:table-cell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45625" calcext:value-type="float">
            <text:p>0.24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4625" calcext:value-type="float">
            <text:p>0.2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46875" calcext:value-type="float">
            <text:p>0.24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475" calcext:value-type="float">
            <text:p>0.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48125" calcext:value-type="float">
            <text:p>0.24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4875" calcext:value-type="float">
            <text:p>0.2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125" calcext:value-type="float">
            <text:p>0.2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25" calcext:value-type="float">
            <text:p>0.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375" calcext:value-type="float">
            <text:p>0.2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625" calcext:value-type="float">
            <text:p>0.2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75" calcext:value-type="float">
            <text:p>0.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875" calcext:value-type="float">
            <text:p>0.2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9999999999999" calcext:value-type="float">
            <text:p>0.25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69999999999999" calcext:value-type="float">
            <text:p>0.26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79999999999999" calcext:value-type="float">
            <text:p>0.279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2625" calcext:value-type="float">
            <text:p>0.42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26875" calcext:value-type="float">
            <text:p>0.426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275" calcext:value-type="float">
            <text:p>0.4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28125" calcext:value-type="float">
            <text:p>0.42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2875" calcext:value-type="float">
            <text:p>0.42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29375" calcext:value-type="float">
            <text:p>0.429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31249999999999" calcext:value-type="float">
            <text:p>0.431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32499999999999" calcext:value-type="float">
            <text:p>0.4324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33749999999999" calcext:value-type="float">
            <text:p>0.4337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34999999999999" calcext:value-type="float">
            <text:p>0.434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36249999999999" calcext:value-type="float">
            <text:p>0.4362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37499999999999" calcext:value-type="float">
            <text:p>0.4374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38749999999999" calcext:value-type="float">
            <text:p>0.438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39999999999999" calcext:value-type="float">
            <text:p>0.43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41249999999999" calcext:value-type="float">
            <text:p>0.4412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42499999999999" calcext:value-type="float">
            <text:p>0.442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43749999999999" calcext:value-type="float">
            <text:p>0.4437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44999999999999" calcext:value-type="float">
            <text:p>0.444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46249999999999" calcext:value-type="float">
            <text:p>0.4462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47499999999999" calcext:value-type="float">
            <text:p>0.447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48124999999999" calcext:value-type="float">
            <text:p>0.44812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48749999999999" calcext:value-type="float">
            <text:p>0.4487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49374999999999" calcext:value-type="float">
            <text:p>0.4493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49999999999999" calcext:value-type="float">
            <text:p>0.449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51249999999999" calcext:value-type="float">
            <text:p>0.451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51874999999999" calcext:value-type="float">
            <text:p>0.451874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52499999999999" calcext:value-type="float">
            <text:p>0.452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53124999999999" calcext:value-type="float">
            <text:p>0.453124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53749999999999" calcext:value-type="float">
            <text:p>0.453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54374999999999" calcext:value-type="float">
            <text:p>0.4543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54999999999999" calcext:value-type="float">
            <text:p>0.454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55624999999999" calcext:value-type="float">
            <text:p>0.45562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56249999999999" calcext:value-type="float">
            <text:p>0.4562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56874999999999" calcext:value-type="float">
            <text:p>0.4568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57499999999999" calcext:value-type="float">
            <text:p>0.457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57812499999999" calcext:value-type="float">
            <text:p>0.457812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58124999999999" calcext:value-type="float">
            <text:p>0.45812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58437499999999" calcext:value-type="float">
            <text:p>0.458437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58749999999999" calcext:value-type="float">
            <text:p>0.458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59062499999999" calcext:value-type="float">
            <text:p>0.459062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59374999999999" calcext:value-type="float">
            <text:p>0.45937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59687499999999" calcext:value-type="float">
            <text:p>0.459687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59999999999999" calcext:value-type="float">
            <text:p>0.459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60156249999999" calcext:value-type="float">
            <text:p>0.46015624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60312499999999" calcext:value-type="float">
            <text:p>0.4603124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60468749999999" calcext:value-type="float">
            <text:p>0.46046874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60624999999999" calcext:value-type="float">
            <text:p>0.46062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60703124999999" calcext:value-type="float">
            <text:p>0.460703124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0781249999999" calcext:value-type="float">
            <text:p>0.46078124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0859374999999" calcext:value-type="float">
            <text:p>0.460859374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0898437499999" calcext:value-type="float">
            <text:p>0.4608984374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0937499999999" calcext:value-type="float">
            <text:p>0.4609374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1015624999999" calcext:value-type="float">
            <text:p>0.46101562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61093749999999" calcext:value-type="float">
            <text:p>0.46109374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61171874999999" calcext:value-type="float">
            <text:p>0.46117187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61249999999999" calcext:value-type="float">
            <text:p>0.4612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61328124999999" calcext:value-type="float">
            <text:p>0.46132812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61367187499999" calcext:value-type="float">
            <text:p>0.4613671874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61406249999999" calcext:value-type="float">
            <text:p>0.46140624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461425781249999" calcext:value-type="float">
            <text:p>0.46142578124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61430664062499" calcext:value-type="float">
            <text:p>0.46143066406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1433105468749" calcext:value-type="float">
            <text:p>0.461433105468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461433715820311" calcext:value-type="float">
            <text:p>0.46143371582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1434020996093" calcext:value-type="float">
            <text:p>0.46143402099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1434173583983" calcext:value-type="float">
            <text:p>0.461434173583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143419265747" calcext:value-type="float">
            <text:p>0.46143419265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461434202194213" calcext:value-type="float">
            <text:p>0.46143420219421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x(abs(g_n)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47714958024414" calcext:value-type="float">
            <text:p>1.47714958024414</text:p>
          </table:table-cell>
          <table:table-cell office:value-type="float" office:value="0.1" calcext:value-type="float">
            <text:p>0.1</text:p>
          </table:table-cell>
          <table:table-cell office:value-type="float" office:value="14.7714958024414" calcext:value-type="float">
            <text:p>14.771495802441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3.12296165000224" calcext:value-type="float">
            <text:p>3.12296165000224</text:p>
          </table:table-cell>
          <table:table-cell office:value-type="float" office:value="0.105" calcext:value-type="float">
            <text:p>0.105</text:p>
          </table:table-cell>
          <table:table-cell office:value-type="float" office:value="31.561359043784" calcext:value-type="float">
            <text:p>31.56135904378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4.75127444353741" calcext:value-type="float">
            <text:p>4.75127444353741</text:p>
          </table:table-cell>
          <table:table-cell office:value-type="float" office:value="0.11" calcext:value-type="float">
            <text:p>0.11</text:p>
          </table:table-cell>
          <table:table-cell office:value-type="float" office:value="31.561359043784" calcext:value-type="float">
            <text:p>31.56135904378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6.386945080487" calcext:value-type="float">
            <text:p>6.386945080487</text:p>
          </table:table-cell>
          <table:table-cell office:value-type="float" office:value="0.12" calcext:value-type="float">
            <text:p>0.12</text:p>
          </table:table-cell>
          <table:table-cell office:value-type="float" office:value="47.682232074144" calcext:value-type="float">
            <text:p>47.68223207414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8.03642923605211" calcext:value-type="float">
            <text:p>8.03642923605211</text:p>
          </table:table-cell>
          <table:table-cell office:value-type="float" office:value="0.13" calcext:value-type="float">
            <text:p>0.13</text:p>
          </table:table-cell>
          <table:table-cell office:value-type="float" office:value="63.9979852978628" calcext:value-type="float">
            <text:p>63.99798529786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9.70408789395679" calcext:value-type="float">
            <text:p>9.70408789395679</text:p>
          </table:table-cell>
          <table:table-cell office:value-type="float" office:value="0.14" calcext:value-type="float">
            <text:p>0.14</text:p>
          </table:table-cell>
          <table:table-cell office:value-type="float" office:value="80.4927501075999" calcext:value-type="float">
            <text:p>80.492750107599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12201650127197" calcext:value-type="float">
            <text:p>1.12201650127197</text:p>
          </table:table-cell>
          <table:table-cell office:value-type="float" office:value="0.16" calcext:value-type="float">
            <text:p>0.16</text:p>
          </table:table-cell>
          <table:table-cell office:value-type="float" office:value="11.3901928994432" calcext:value-type="float">
            <text:p>11.3901928994432</text:p>
          </table:table-cell>
          <table:table-cell office:value-type="float" office:value="0.15" calcext:value-type="float">
            <text:p>0.15</text:p>
          </table:table-cell>
          <table:table-cell office:value-type="float" office:value="97.1685346608676" calcext:value-type="float">
            <text:p>97.168534660867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29267728358683" calcext:value-type="float">
            <text:p>1.29267728358683</text:p>
          </table:table-cell>
          <table:table-cell office:value-type="float" office:value="0.17" calcext:value-type="float">
            <text:p>0.17</text:p>
          </table:table-cell>
          <table:table-cell office:value-type="float" office:value="13.0951064402406" calcext:value-type="float">
            <text:p>13.0951064402406</text:p>
          </table:table-cell>
          <table:table-cell office:value-type="float" office:value="0.16" calcext:value-type="float">
            <text:p>0.16</text:p>
          </table:table-cell>
          <table:table-cell office:value-type="float" office:value="114.028921275745" calcext:value-type="float">
            <text:p>114.02892127574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.46560834131672" calcext:value-type="float">
            <text:p>1.46560834131672</text:p>
          </table:table-cell>
          <table:table-cell office:value-type="float" office:value="0.18" calcext:value-type="float">
            <text:p>0.18</text:p>
          </table:table-cell>
          <table:table-cell office:value-type="float" office:value="14.8192250391312" calcext:value-type="float">
            <text:p>14.8192250391312</text:p>
          </table:table-cell>
          <table:table-cell office:value-type="float" office:value="0.17" calcext:value-type="float">
            <text:p>0.17</text:p>
          </table:table-cell>
          <table:table-cell office:value-type="float" office:value="131.077731552884" calcext:value-type="float">
            <text:p>131.07773155288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64058693634156" calcext:value-type="float">
            <text:p>1.64058693634156</text:p>
          </table:table-cell>
          <table:table-cell office:value-type="float" office:value="0.19" calcext:value-type="float">
            <text:p>0.19</text:p>
          </table:table-cell>
          <table:table-cell office:value-type="float" office:value="16.5629580768435" calcext:value-type="float">
            <text:p>16.5629580768435</text:p>
          </table:table-cell>
          <table:table-cell office:value-type="float" office:value="0.18" calcext:value-type="float">
            <text:p>0.18</text:p>
          </table:table-cell>
          <table:table-cell office:value-type="float" office:value="148.318903493671" calcext:value-type="float">
            <text:p>148.31890349367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81751376984975" calcext:value-type="float">
            <text:p>1.81751376984975</text:p>
          </table:table-cell>
          <table:table-cell office:value-type="float" office:value="0.2" calcext:value-type="float">
            <text:p>0.2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19" calcext:value-type="float">
            <text:p>0.19</text:p>
          </table:table-cell>
          <table:table-cell office:value-type="float" office:value="165.756475301225" calcext:value-type="float">
            <text:p>165.75647530122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81751376984975" calcext:value-type="float">
            <text:p>1.81751376984975</text:p>
          </table:table-cell>
          <table:table-cell office:value-type="float" office:value="0.2025" calcext:value-type="float">
            <text:p>0.2025</text:p>
          </table:table-cell>
          <table:table-cell office:value-type="float" office:value="18.3267242079425" calcext:value-type="float">
            <text:p>18.3267242079425</text:p>
            <draw:frame draw:z-index="0" draw:style-name="gr1" draw:text-style-name="P1" svg:width="6.2988in" svg:height="3.5429in" svg:x="0.2602in" svg:y="0.1366in">
              <draw:object draw:notify-on-update-of-ranges="'max(abs(g_n))'.A2:'max(abs(g_n))'.A2 'max(abs(g_n))'.E2:'max(abs(g_n))'.E166 'max(abs(g_n))'.E1:'max(abs(g_n))'.F1 'max(abs(g_n))'.F2:'max(abs(g_n))'.F166 'max(abs(g_n))'.C2:'max(abs(g_n))'.C80 'max(abs(g_n))'.C1:'max(abs(g_n))'.D1 'max(abs(g_n))'.D2:'max(abs(g_n))'.D80 'max(abs(g_n))'.A2:'max(abs(g_n))'.A60 'max(abs(g_n))'.A1:'max(abs(g_n))'.B1 'max(abs(g_n))'.B2:'max(abs(g_n))'.B6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0.2" calcext:value-type="float">
            <text:p>0.2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81751376984975" calcext:value-type="float">
            <text:p>1.81751376984975</text:p>
          </table:table-cell>
          <table:table-cell office:value-type="float" office:value="0.205" calcext:value-type="float">
            <text:p>0.205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20125" calcext:value-type="float">
            <text:p>0.20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81751376984975" calcext:value-type="float">
            <text:p>1.81751376984975</text:p>
          </table:table-cell>
          <table:table-cell office:value-type="float" office:value="0.21" calcext:value-type="float">
            <text:p>0.21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2025" calcext:value-type="float">
            <text:p>0.20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81751376984975" calcext:value-type="float">
            <text:p>1.81751376984975</text:p>
          </table:table-cell>
          <table:table-cell office:value-type="float" office:value="0.215" calcext:value-type="float">
            <text:p>0.215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81751376984975" calcext:value-type="float">
            <text:p>1.81751376984975</text:p>
          </table:table-cell>
          <table:table-cell office:value-type="float" office:value="0.22" calcext:value-type="float">
            <text:p>0.22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205" calcext:value-type="float">
            <text:p>0.20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81751376984975" calcext:value-type="float">
            <text:p>1.81751376984975</text:p>
          </table:table-cell>
          <table:table-cell office:value-type="float" office:value="0.23" calcext:value-type="float">
            <text:p>0.23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81751376984975" calcext:value-type="float">
            <text:p>1.81751376984975</text:p>
          </table:table-cell>
          <table:table-cell office:value-type="float" office:value="0.24" calcext:value-type="float">
            <text:p>0.24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2075" calcext:value-type="float">
            <text:p>0.20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02377453451255" calcext:value-type="float">
            <text:p>2.02377453451255</text:p>
          </table:table-cell>
          <table:table-cell office:value-type="float" office:value="0.25" calcext:value-type="float">
            <text:p>0.25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20875" calcext:value-type="float">
            <text:p>0.208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.02377453451255" calcext:value-type="float">
            <text:p>2.02377453451255</text:p>
          </table:table-cell>
          <table:table-cell office:value-type="float" office:value="0.26" calcext:value-type="float">
            <text:p>0.26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21" calcext:value-type="float">
            <text:p>0.21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02377453451255" calcext:value-type="float">
            <text:p>2.02377453451255</text:p>
          </table:table-cell>
          <table:table-cell office:value-type="float" office:value="0.27" calcext:value-type="float">
            <text:p>0.27</text:p>
          </table:table-cell>
          <table:table-cell office:value-type="float" office:value="18.3267242079425" calcext:value-type="float">
            <text:p>18.3267242079425</text:p>
          </table:table-cell>
          <table:table-cell office:value-type="float" office:value="0.21125" calcext:value-type="float">
            <text:p>0.21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02377453451255" calcext:value-type="float">
            <text:p>2.02377453451255</text:p>
          </table:table-cell>
          <table:table-cell office:value-type="float" office:value="0.28" calcext:value-type="float">
            <text:p>0.28</text:p>
          </table:table-cell>
          <table:table-cell office:value-type="float" office:value="20.4118082570611" calcext:value-type="float">
            <text:p>20.4118082570611</text:p>
          </table:table-cell>
          <table:table-cell office:value-type="float" office:value="0.2125" calcext:value-type="float">
            <text:p>0.2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02377453451255" calcext:value-type="float">
            <text:p>2.02377453451255</text:p>
          </table:table-cell>
          <table:table-cell office:value-type="float" office:value="0.29" calcext:value-type="float">
            <text:p>0.29</text:p>
          </table:table-cell>
          <table:table-cell office:value-type="float" office:value="20.4118082570611" calcext:value-type="float">
            <text:p>20.4118082570611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.02377453451255" calcext:value-type="float">
            <text:p>2.02377453451255</text:p>
          </table:table-cell>
          <table:table-cell office:value-type="float" office:value="0.3" calcext:value-type="float">
            <text:p>0.3</text:p>
          </table:table-cell>
          <table:table-cell office:value-type="float" office:value="20.4118082570611" calcext:value-type="float">
            <text:p>20.4118082570611</text:p>
          </table:table-cell>
          <table:table-cell office:value-type="float" office:value="0.215" calcext:value-type="float">
            <text:p>0.21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.26952180442589" calcext:value-type="float">
            <text:p>2.26952180442589</text:p>
          </table:table-cell>
          <table:table-cell office:value-type="float" office:value="0.31" calcext:value-type="float">
            <text:p>0.31</text:p>
          </table:table-cell>
          <table:table-cell office:value-type="float" office:value="20.4118082570611" calcext:value-type="float">
            <text:p>20.4118082570611</text:p>
          </table:table-cell>
          <table:table-cell office:value-type="float" office:value="0.2175" calcext:value-type="float">
            <text:p>0.21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92348502969744" calcext:value-type="float">
            <text:p>2.92348502969744</text:p>
          </table:table-cell>
          <table:table-cell office:value-type="float" office:value="0.32" calcext:value-type="float">
            <text:p>0.32</text:p>
          </table:table-cell>
          <table:table-cell office:value-type="float" office:value="20.4118082570611" calcext:value-type="float">
            <text:p>20.4118082570611</text:p>
          </table:table-cell>
          <table:table-cell office:value-type="float" office:value="0.22" calcext:value-type="float">
            <text:p>0.22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.66324508844617" calcext:value-type="float">
            <text:p>3.66324508844617</text:p>
          </table:table-cell>
          <table:table-cell office:value-type="float" office:value="0.33" calcext:value-type="float">
            <text:p>0.33</text:p>
          </table:table-cell>
          <table:table-cell office:value-type="float" office:value="20.4118082570611" calcext:value-type="float">
            <text:p>20.4118082570611</text:p>
          </table:table-cell>
          <table:table-cell office:value-type="float" office:value="0.225" calcext:value-type="float">
            <text:p>0.2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.46359664580445" calcext:value-type="float">
            <text:p>4.46359664580445</text:p>
          </table:table-cell>
          <table:table-cell office:value-type="float" office:value="0.34" calcext:value-type="float">
            <text:p>0.34</text:p>
          </table:table-cell>
          <table:table-cell office:value-type="float" office:value="22.875661482096" calcext:value-type="float">
            <text:p>22.875661482096</text:p>
          </table:table-cell>
          <table:table-cell office:value-type="float" office:value="0.2275" calcext:value-type="float">
            <text:p>0.22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.30662396507362" calcext:value-type="float">
            <text:p>5.30662396507362</text:p>
          </table:table-cell>
          <table:table-cell office:value-type="float" office:value="0.35" calcext:value-type="float">
            <text:p>0.35</text:p>
          </table:table-cell>
          <table:table-cell office:value-type="float" office:value="29.4216287804592" calcext:value-type="float">
            <text:p>29.4216287804592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6.17490315793947" calcext:value-type="float">
            <text:p>6.17490315793947</text:p>
          </table:table-cell>
          <table:table-cell office:value-type="float" office:value="0.36" calcext:value-type="float">
            <text:p>0.36</text:p>
          </table:table-cell>
          <table:table-cell office:value-type="float" office:value="36.8172571611617" calcext:value-type="float">
            <text:p>36.8172571611617</text:p>
          </table:table-cell>
          <table:table-cell office:value-type="float" office:value="0.229375" calcext:value-type="float">
            <text:p>0.229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05272598217655" calcext:value-type="float">
            <text:p>7.05272598217655</text:p>
          </table:table-cell>
          <table:table-cell office:value-type="float" office:value="0.37" calcext:value-type="float">
            <text:p>0.37</text:p>
          </table:table-cell>
          <table:table-cell office:value-type="float" office:value="44.8183649175584" calcext:value-type="float">
            <text:p>44.8183649175584</text:p>
          </table:table-cell>
          <table:table-cell office:value-type="float" office:value="0.23" calcext:value-type="float">
            <text:p>0.23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7.93047134327729" calcext:value-type="float">
            <text:p>7.93047134327729</text:p>
          </table:table-cell>
          <table:table-cell office:value-type="float" office:value="0.38" calcext:value-type="float">
            <text:p>0.38</text:p>
          </table:table-cell>
          <table:table-cell office:value-type="float" office:value="53.2432616364156" calcext:value-type="float">
            <text:p>53.2432616364156</text:p>
          </table:table-cell>
          <table:table-cell office:value-type="float" office:value="0.230625" calcext:value-type="float">
            <text:p>0.2306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.80212964694383" calcext:value-type="float">
            <text:p>8.80212964694383</text:p>
          </table:table-cell>
          <table:table-cell office:value-type="float" office:value="0.39" calcext:value-type="float">
            <text:p>0.39</text:p>
          </table:table-cell>
          <table:table-cell office:value-type="float" office:value="61.9188448522607" calcext:value-type="float">
            <text:p>61.9188448522607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8.80212964694383" calcext:value-type="float">
            <text:p>8.80212964694383</text:p>
          </table:table-cell>
          <table:table-cell office:value-type="float" office:value="0.4" calcext:value-type="float">
            <text:p>0.4</text:p>
          </table:table-cell>
          <table:table-cell office:value-type="float" office:value="70.6921438446986" calcext:value-type="float">
            <text:p>70.6921438446986</text:p>
          </table:table-cell>
          <table:table-cell office:value-type="float" office:value="0.231875" calcext:value-type="float">
            <text:p>0.2318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1" calcext:value-type="float">
            <text:p>0.41</text:p>
          </table:table-cell>
          <table:table-cell office:value-type="float" office:value="79.4812418170079" calcext:value-type="float">
            <text:p>79.4812418170079</text:p>
          </table:table-cell>
          <table:table-cell office:value-type="float" office:value="0.2325" calcext:value-type="float">
            <text:p>0.23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2" calcext:value-type="float">
            <text:p>0.42</text:p>
          </table:table-cell>
          <table:table-cell office:value-type="float" office:value="88.2148618184084" calcext:value-type="float">
            <text:p>88.2148618184084</text:p>
          </table:table-cell>
          <table:table-cell office:value-type="float" office:value="0.233125" calcext:value-type="float">
            <text:p>0.233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3" calcext:value-type="float">
            <text:p>0.43</text:p>
          </table:table-cell>
          <table:table-cell office:value-type="float" office:value="88.2148618184084" calcext:value-type="float">
            <text:p>88.2148618184084</text:p>
          </table:table-cell>
          <table:table-cell office:value-type="float" office:value="0.23375" calcext:value-type="float">
            <text:p>0.23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0625" calcext:value-type="float">
            <text:p>0.460625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4" calcext:value-type="float">
            <text:p>0.44</text:p>
          </table:table-cell>
          <table:table-cell office:value-type="float" office:value="105.118860752673" calcext:value-type="float">
            <text:p>105.118860752673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45" calcext:value-type="float">
            <text:p>0.445</text:p>
          </table:table-cell>
          <table:table-cell office:value-type="float" office:value="105.118860752673" calcext:value-type="float">
            <text:p>105.118860752673</text:p>
          </table:table-cell>
          <table:table-cell office:value-type="float" office:value="0.235" calcext:value-type="float">
            <text:p>0.23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09375" calcext:value-type="float">
            <text:p>0.46109375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5" calcext:value-type="float">
            <text:p>0.45</text:p>
          </table:table-cell>
          <table:table-cell office:value-type="float" office:value="105.118860752673" calcext:value-type="float">
            <text:p>105.118860752673</text:p>
          </table:table-cell>
          <table:table-cell office:value-type="float" office:value="0.235625" calcext:value-type="float">
            <text:p>0.2356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25" calcext:value-type="float">
            <text:p>0.46125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525" calcext:value-type="float">
            <text:p>0.4525</text:p>
          </table:table-cell>
          <table:table-cell office:value-type="float" office:value="105.118860752673" calcext:value-type="float">
            <text:p>105.118860752673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26953125" calcext:value-type="float">
            <text:p>0.46126953125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55" calcext:value-type="float">
            <text:p>0.455</text:p>
          </table:table-cell>
          <table:table-cell office:value-type="float" office:value="105.118860752673" calcext:value-type="float">
            <text:p>105.118860752673</text:p>
          </table:table-cell>
          <table:table-cell office:value-type="float" office:value="0.236875" calcext:value-type="float">
            <text:p>0.2368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27197265625" calcext:value-type="float">
            <text:p>0.46127197265625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375" calcext:value-type="float">
            <text:p>0.2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272583007813" calcext:value-type="float">
            <text:p>0.461272583007813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575" calcext:value-type="float">
            <text:p>0.4575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38125" calcext:value-type="float">
            <text:p>0.238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272888183594" calcext:value-type="float">
            <text:p>0.461272888183594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3875" calcext:value-type="float">
            <text:p>0.238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273040771485" calcext:value-type="float">
            <text:p>0.461273040771485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6" calcext:value-type="float">
            <text:p>0.46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39375" calcext:value-type="float">
            <text:p>0.239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273078918457" calcext:value-type="float">
            <text:p>0.461273078918457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4" calcext:value-type="float">
            <text:p>0.24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273097991944" calcext:value-type="float">
            <text:p>0.461273097991944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office:value-type="float" office:value="0.461273107528687" calcext:value-type="float">
            <text:p>0.461273107528687</text:p>
          </table:table-cell>
          <table:table-cell office:value-type="float" office:value="10.4849414908812" calcext:value-type="float">
            <text:p>10.4849414908812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4125" calcext:value-type="float">
            <text:p>0.24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2"/>
          <table:table-cell office:value-type="float" office:value="0.461328125" calcext:value-type="float">
            <text:p>0.461328125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41875" calcext:value-type="float">
            <text:p>0.2418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2"/>
          <table:table-cell office:value-type="float" office:value="0.46140625" calcext:value-type="float">
            <text:p>0.46140625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425" calcext:value-type="float">
            <text:p>0.24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2"/>
          <table:table-cell office:value-type="float" office:value="0.461407470703125" calcext:value-type="float">
            <text:p>0.461407470703125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43125" calcext:value-type="float">
            <text:p>0.243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2"/>
          <table:table-cell office:value-type="float" office:value="0.461408081054688" calcext:value-type="float">
            <text:p>0.461408081054688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2"/>
          <table:table-cell office:value-type="float" office:value="0.461408157348633" calcext:value-type="float">
            <text:p>0.461408157348633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44375" calcext:value-type="float">
            <text:p>0.244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2"/>
          <table:table-cell office:value-type="float" office:value="0.461408176422119" calcext:value-type="float">
            <text:p>0.461408176422119</text:p>
          </table:table-cell>
          <table:table-cell office:value-type="float" office:value="116.152995391449" calcext:value-type="float">
            <text:p>116.152995391449</text:p>
          </table:table-cell>
          <table:table-cell office:value-type="float" office:value="0.245" calcext:value-type="float">
            <text:p>0.24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45625" calcext:value-type="float">
            <text:p>0.2456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4625" calcext:value-type="float">
            <text:p>0.246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46875" calcext:value-type="float">
            <text:p>0.2468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475" calcext:value-type="float">
            <text:p>0.24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48125" calcext:value-type="float">
            <text:p>0.248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4875" calcext:value-type="float">
            <text:p>0.248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5125" calcext:value-type="float">
            <text:p>0.251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525" calcext:value-type="float">
            <text:p>0.25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5375" calcext:value-type="float">
            <text:p>0.2537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55" calcext:value-type="float">
            <text:p>0.25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5625" calcext:value-type="float">
            <text:p>0.25625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57499999999999" calcext:value-type="float">
            <text:p>0.257499999999999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58749999999999" calcext:value-type="float">
            <text:p>0.258749999999999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59999999999999" calcext:value-type="float">
            <text:p>0.259999999999999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69999999999999" calcext:value-type="float">
            <text:p>0.269999999999999</text:p>
          </table:table-cell>
          <table:table-cell office:value-type="float" office:value="183.394584730562" calcext:value-type="float">
            <text:p>183.394584730562</text:p>
          </table:table-cell>
        </table:table-row>
        <table:table-row table:style-name="ro1">
          <table:table-cell table:number-columns-repeated="4"/>
          <table:table-cell office:value-type="float" office:value="0.279999999999999" calcext:value-type="float">
            <text:p>0.279999999999999</text:p>
          </table:table-cell>
          <table:table-cell office:value-type="float" office:value="204.292963912639" calcext:value-type="float">
            <text:p>204.292963912639</text:p>
          </table:table-cell>
        </table:table-row>
        <table:table-row table:style-name="ro1">
          <table:table-cell table:number-columns-repeated="4"/>
          <table:table-cell office:value-type="float" office:value="0.289999999999999" calcext:value-type="float">
            <text:p>0.289999999999999</text:p>
          </table:table-cell>
          <table:table-cell office:value-type="float" office:value="204.292963912639" calcext:value-type="float">
            <text:p>204.292963912639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204.292963912639" calcext:value-type="float">
            <text:p>204.292963912639</text:p>
          </table:table-cell>
        </table:table-row>
        <table:table-row table:style-name="ro1">
          <table:table-cell table:number-columns-repeated="4"/>
          <table:table-cell office:value-type="float" office:value="0.309999999999999" calcext:value-type="float">
            <text:p>0.309999999999999</text:p>
          </table:table-cell>
          <table:table-cell office:value-type="float" office:value="204.292963912639" calcext:value-type="float">
            <text:p>204.292963912639</text:p>
          </table:table-cell>
        </table:table-row>
        <table:table-row table:style-name="ro1">
          <table:table-cell table:number-columns-repeated="4"/>
          <table:table-cell office:value-type="float" office:value="0.319999999999999" calcext:value-type="float">
            <text:p>0.319999999999999</text:p>
          </table:table-cell>
          <table:table-cell office:value-type="float" office:value="204.292963912639" calcext:value-type="float">
            <text:p>204.292963912639</text:p>
          </table:table-cell>
        </table:table-row>
        <table:table-row table:style-name="ro1">
          <table:table-cell table:number-columns-repeated="4"/>
          <table:table-cell office:value-type="float" office:value="0.329999999999999" calcext:value-type="float">
            <text:p>0.329999999999999</text:p>
          </table:table-cell>
          <table:table-cell office:value-type="float" office:value="204.292963912639" calcext:value-type="float">
            <text:p>204.292963912639</text:p>
          </table:table-cell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office:value-type="float" office:value="228.936539570913" calcext:value-type="float">
            <text:p>228.936539570913</text:p>
          </table:table-cell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294.4023435708" calcext:value-type="float">
            <text:p>294.4023435708</text:p>
          </table:table-cell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office:value-type="float" office:value="368.360784248047" calcext:value-type="float">
            <text:p>368.360784248047</text:p>
          </table:table-cell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office:value-type="float" office:value="448.369718574365" calcext:value-type="float">
            <text:p>448.369718574365</text:p>
          </table:table-cell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office:value-type="float" office:value="532.613705838238" calcext:value-type="float">
            <text:p>532.613705838238</text:p>
          </table:table-cell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office:value-type="float" office:value="619.362449981011" calcext:value-type="float">
            <text:p>619.362449981011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707.090203218993" calcext:value-type="float">
            <text:p>707.090203218993</text:p>
          </table:table-cell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office:value-type="float" office:value="794.989698902458" calcext:value-type="float">
            <text:p>794.989698902458</text:p>
          </table:table-cell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office:value-type="float" office:value="882.343791240319" calcext:value-type="float">
            <text:p>882.343791240319</text:p>
          </table:table-cell>
        </table:table-row>
        <table:table-row table:style-name="ro1">
          <table:table-cell table:number-columns-repeated="4"/>
          <table:table-cell office:value-type="float" office:value="0.425" calcext:value-type="float">
            <text:p>0.425</text:p>
          </table:table-cell>
          <table:table-cell office:value-type="float" office:value="882.343791240319" calcext:value-type="float">
            <text:p>882.343791240319</text:p>
          </table:table-cell>
        </table:table-row>
        <table:table-row table:style-name="ro1">
          <table:table-cell table:number-columns-repeated="4"/>
          <table:table-cell office:value-type="float" office:value="0.42625" calcext:value-type="float">
            <text:p>0.42625</text:p>
          </table:table-cell>
          <table:table-cell office:value-type="float" office:value="882.343791240319" calcext:value-type="float">
            <text:p>882.343791240319</text:p>
          </table:table-cell>
        </table:table-row>
        <table:table-row table:style-name="ro1">
          <table:table-cell table:number-columns-repeated="4"/>
          <table:table-cell office:value-type="float" office:value="0.426875" calcext:value-type="float">
            <text:p>0.426875</text:p>
          </table:table-cell>
          <table:table-cell office:value-type="float" office:value="882.343791240319" calcext:value-type="float">
            <text:p>882.343791240319</text:p>
          </table:table-cell>
        </table:table-row>
        <table:table-row table:style-name="ro1">
          <table:table-cell table:number-columns-repeated="4"/>
          <table:table-cell office:value-type="float" office:value="0.4275" calcext:value-type="float">
            <text:p>0.4275</text:p>
          </table:table-cell>
          <table:table-cell office:value-type="float" office:value="882.343791240319" calcext:value-type="float">
            <text:p>882.343791240319</text:p>
          </table:table-cell>
        </table:table-row>
        <table:table-row table:style-name="ro1">
          <table:table-cell table:number-columns-repeated="4"/>
          <table:table-cell office:value-type="float" office:value="0.428125" calcext:value-type="float">
            <text:p>0.428125</text:p>
          </table:table-cell>
          <table:table-cell office:value-type="float" office:value="882.343791240319" calcext:value-type="float">
            <text:p>882.343791240319</text:p>
          </table:table-cell>
        </table:table-row>
        <table:table-row table:style-name="ro1">
          <table:table-cell table:number-columns-repeated="4"/>
          <table:table-cell office:value-type="float" office:value="0.42875" calcext:value-type="float">
            <text:p>0.42875</text:p>
          </table:table-cell>
          <table:table-cell office:value-type="float" office:value="882.343791240319" calcext:value-type="float">
            <text:p>882.343791240319</text:p>
          </table:table-cell>
        </table:table-row>
        <table:table-row table:style-name="ro1">
          <table:table-cell table:number-columns-repeated="4"/>
          <table:table-cell office:value-type="float" office:value="0.429375" calcext:value-type="float">
            <text:p>0.429375</text:p>
          </table:table-cell>
          <table:table-cell office:value-type="float" office:value="882.343791240319" calcext:value-type="float">
            <text:p>882.343791240319</text:p>
          </table:table-cell>
        </table:table-row>
        <table:table-row table:style-name="ro1">
          <table:table-cell table:number-columns-repeated="4"/>
          <table:table-cell office:value-type="float" office:value="0.429999999999999" calcext:value-type="float">
            <text:p>0.429999999999999</text:p>
          </table:table-cell>
          <table:table-cell office:value-type="float" office:value="882.343791240319" calcext:value-type="float">
            <text:p>882.343791240319</text:p>
          </table:table-cell>
        </table:table-row>
        <table:table-row table:style-name="ro1">
          <table:table-cell table:number-columns-repeated="4"/>
          <table:table-cell office:value-type="float" office:value="0.43125" calcext:value-type="float">
            <text:p>0.43125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32499999999999" calcext:value-type="float">
            <text:p>0.43249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33749999999999" calcext:value-type="float">
            <text:p>0.43374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34999999999999" calcext:value-type="float">
            <text:p>0.43499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36249999999999" calcext:value-type="float">
            <text:p>0.43624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37499999999999" calcext:value-type="float">
            <text:p>0.43749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38749999999999" calcext:value-type="float">
            <text:p>0.43874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39999999999999" calcext:value-type="float">
            <text:p>0.43999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41249999999999" calcext:value-type="float">
            <text:p>0.44124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42499999999999" calcext:value-type="float">
            <text:p>0.44249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43749999999999" calcext:value-type="float">
            <text:p>0.44374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44999999999999" calcext:value-type="float">
            <text:p>0.44499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46249999999999" calcext:value-type="float">
            <text:p>0.44624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47499999999999" calcext:value-type="float">
            <text:p>0.447499999999999</text:p>
          </table:table-cell>
          <table:table-cell office:value-type="float" office:value="1010.30521314716" calcext:value-type="float">
            <text:p>1010.30521314716</text:p>
          </table:table-cell>
        </table:table-row>
        <table:table-row table:style-name="ro1">
          <table:table-cell table:number-columns-repeated="4"/>
          <table:table-cell office:value-type="float" office:value="0.448124999999999" calcext:value-type="float">
            <text:p>0.44812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48749999999999" calcext:value-type="float">
            <text:p>0.44874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49374999999999" calcext:value-type="float">
            <text:p>0.44937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49999999999999" calcext:value-type="float">
            <text:p>0.44999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1249999999999" calcext:value-type="float">
            <text:p>0.45124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1874999999999" calcext:value-type="float">
            <text:p>0.45187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2499999999999" calcext:value-type="float">
            <text:p>0.45249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3124999999999" calcext:value-type="float">
            <text:p>0.45312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3749999999999" calcext:value-type="float">
            <text:p>0.45374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4374999999999" calcext:value-type="float">
            <text:p>0.45437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4999999999999" calcext:value-type="float">
            <text:p>0.45499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5624999999999" calcext:value-type="float">
            <text:p>0.45562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6249999999999" calcext:value-type="float">
            <text:p>0.45624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6874999999999" calcext:value-type="float">
            <text:p>0.45687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7499999999999" calcext:value-type="float">
            <text:p>0.45749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7812499999999" calcext:value-type="float">
            <text:p>0.4578124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8124999999999" calcext:value-type="float">
            <text:p>0.45812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8437499999999" calcext:value-type="float">
            <text:p>0.4584374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8749999999999" calcext:value-type="float">
            <text:p>0.45874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9062499999999" calcext:value-type="float">
            <text:p>0.4590624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9374999999999" calcext:value-type="float">
            <text:p>0.45937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9687499999999" calcext:value-type="float">
            <text:p>0.4596874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59999999999999" calcext:value-type="float">
            <text:p>0.45999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0156249999999" calcext:value-type="float">
            <text:p>0.46015624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0312499999999" calcext:value-type="float">
            <text:p>0.4603124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0468749999999" calcext:value-type="float">
            <text:p>0.46046874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0624999999999" calcext:value-type="float">
            <text:p>0.460624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0703124999999" calcext:value-type="float">
            <text:p>0.460703124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0781249999999" calcext:value-type="float">
            <text:p>0.46078124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0859374999999" calcext:value-type="float">
            <text:p>0.460859374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0898437499999" calcext:value-type="float">
            <text:p>0.4608984374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0937499999999" calcext:value-type="float">
            <text:p>0.4609374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015624999999" calcext:value-type="float">
            <text:p>0.461015624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093749999999" calcext:value-type="float">
            <text:p>0.46109374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171874999999" calcext:value-type="float">
            <text:p>0.461171874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249999999999" calcext:value-type="float">
            <text:p>0.46124999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328124999999" calcext:value-type="float">
            <text:p>0.461328124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367187499999" calcext:value-type="float">
            <text:p>0.4613671874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406249999999" calcext:value-type="float">
            <text:p>0.46140624999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425781249999" calcext:value-type="float">
            <text:p>0.4614257812499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430664062499" calcext:value-type="float">
            <text:p>0.46143066406249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433105468749" calcext:value-type="float">
            <text:p>0.461433105468749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433715820311" calcext:value-type="float">
            <text:p>0.461433715820311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434020996093" calcext:value-type="float">
            <text:p>0.461434020996093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434173583983" calcext:value-type="float">
            <text:p>0.461434173583983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43419265747" calcext:value-type="float">
            <text:p>0.46143419265747</text:p>
          </table:table-cell>
          <table:table-cell office:value-type="float" office:value="1117.87108744091" calcext:value-type="float">
            <text:p>1117.87108744091</text:p>
          </table:table-cell>
        </table:table-row>
        <table:table-row table:style-name="ro1">
          <table:table-cell table:number-columns-repeated="4"/>
          <table:table-cell office:value-type="float" office:value="0.461434202194213" calcext:value-type="float">
            <text:p>0.461434202194213</text:p>
          </table:table-cell>
          <table:table-cell office:value-type="float" office:value="1117.87108744091" calcext:value-type="float">
            <text:p>1117.87108744091</text:p>
          </table:table-cell>
        </table:table-row>
      </table:table>
      <table:table table:name="sumFx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.09570147946157E-019" calcext:value-type="float">
            <text:p>2.09570147946157E-19</text:p>
          </table:table-cell>
          <table:table-cell office:value-type="float" office:value="0.01" calcext:value-type="float">
            <text:p>0.01</text:p>
          </table:table-cell>
          <table:table-cell office:value-type="float" office:value="2.09570147946157E-019" calcext:value-type="float">
            <text:p>2.09570147946157E-19</text:p>
          </table:table-cell>
          <table:table-cell office:value-type="float" office:value="0.01" calcext:value-type="float">
            <text:p>0.01</text:p>
          </table:table-cell>
          <table:table-cell office:value-type="float" office:value="2.09570147946157E-019" calcext:value-type="float">
            <text:p>2.09570147946157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.60949401990407E-019" calcext:value-type="float">
            <text:p>2.60949401990407E-19</text:p>
          </table:table-cell>
          <table:table-cell office:value-type="float" office:value="0.02" calcext:value-type="float">
            <text:p>0.02</text:p>
          </table:table-cell>
          <table:table-cell office:value-type="float" office:value="2.60949401990407E-019" calcext:value-type="float">
            <text:p>2.60949401990407E-19</text:p>
          </table:table-cell>
          <table:table-cell office:value-type="float" office:value="0.02" calcext:value-type="float">
            <text:p>0.02</text:p>
          </table:table-cell>
          <table:table-cell office:value-type="float" office:value="2.60949401990407E-019" calcext:value-type="float">
            <text:p>2.60949401990407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3.27620274120273E-019" calcext:value-type="float">
            <text:p>3.27620274120273E-19</text:p>
          </table:table-cell>
          <table:table-cell office:value-type="float" office:value="0.03" calcext:value-type="float">
            <text:p>0.03</text:p>
          </table:table-cell>
          <table:table-cell office:value-type="float" office:value="3.27620274120273E-019" calcext:value-type="float">
            <text:p>3.27620274120273E-19</text:p>
          </table:table-cell>
          <table:table-cell office:value-type="float" office:value="0.03" calcext:value-type="float">
            <text:p>0.03</text:p>
          </table:table-cell>
          <table:table-cell office:value-type="float" office:value="3.27620274120273E-019" calcext:value-type="float">
            <text:p>3.27620274120273E-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.56365309139094E-019" calcext:value-type="float">
            <text:p>3.56365309139094E-19</text:p>
          </table:table-cell>
          <table:table-cell office:value-type="float" office:value="0.04" calcext:value-type="float">
            <text:p>0.04</text:p>
          </table:table-cell>
          <table:table-cell office:value-type="float" office:value="3.56365309139094E-019" calcext:value-type="float">
            <text:p>3.56365309139094E-19</text:p>
          </table:table-cell>
          <table:table-cell office:value-type="float" office:value="0.04" calcext:value-type="float">
            <text:p>0.04</text:p>
          </table:table-cell>
          <table:table-cell office:value-type="float" office:value="3.56365309139094E-019" calcext:value-type="float">
            <text:p>3.56365309139094E-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.08928461397454E-019" calcext:value-type="float">
            <text:p>3.08928461397454E-19</text:p>
          </table:table-cell>
          <table:table-cell office:value-type="float" office:value="0.05" calcext:value-type="float">
            <text:p>0.05</text:p>
          </table:table-cell>
          <table:table-cell office:value-type="float" office:value="3.08928461397454E-019" calcext:value-type="float">
            <text:p>3.08928461397454E-19</text:p>
          </table:table-cell>
          <table:table-cell office:value-type="float" office:value="0.05" calcext:value-type="float">
            <text:p>0.05</text:p>
          </table:table-cell>
          <table:table-cell office:value-type="float" office:value="3.08928461397454E-019" calcext:value-type="float">
            <text:p>3.08928461397454E-1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.42922097116544E-019" calcext:value-type="float">
            <text:p>3.42922097116544E-19</text:p>
          </table:table-cell>
          <table:table-cell office:value-type="float" office:value="0.06" calcext:value-type="float">
            <text:p>0.06</text:p>
          </table:table-cell>
          <table:table-cell office:value-type="float" office:value="3.42922097116544E-019" calcext:value-type="float">
            <text:p>3.42922097116544E-19</text:p>
          </table:table-cell>
          <table:table-cell office:value-type="float" office:value="0.06" calcext:value-type="float">
            <text:p>0.06</text:p>
          </table:table-cell>
          <table:table-cell office:value-type="float" office:value="3.42922097116544E-019" calcext:value-type="float">
            <text:p>3.42922097116544E-1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69253019112777E-019" calcext:value-type="float">
            <text:p>2.69253019112777E-19</text:p>
          </table:table-cell>
          <table:table-cell office:value-type="float" office:value="0.07" calcext:value-type="float">
            <text:p>0.07</text:p>
          </table:table-cell>
          <table:table-cell office:value-type="float" office:value="2.69253019112777E-019" calcext:value-type="float">
            <text:p>2.69253019112777E-19</text:p>
          </table:table-cell>
          <table:table-cell office:value-type="float" office:value="0.07" calcext:value-type="float">
            <text:p>0.07</text:p>
          </table:table-cell>
          <table:table-cell office:value-type="float" office:value="2.69253019112777E-019" calcext:value-type="float">
            <text:p>2.69253019112777E-1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74433977781285E-019" calcext:value-type="float">
            <text:p>3.74433977781285E-19</text:p>
          </table:table-cell>
          <table:table-cell office:value-type="float" office:value="0.08" calcext:value-type="float">
            <text:p>0.08</text:p>
          </table:table-cell>
          <table:table-cell office:value-type="float" office:value="3.74433977781285E-019" calcext:value-type="float">
            <text:p>3.74433977781285E-19</text:p>
          </table:table-cell>
          <table:table-cell office:value-type="float" office:value="0.08" calcext:value-type="float">
            <text:p>0.08</text:p>
          </table:table-cell>
          <table:table-cell office:value-type="float" office:value="3.74433977781285E-019" calcext:value-type="float">
            <text:p>3.74433977781285E-1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.3554837917681E-019" calcext:value-type="float">
            <text:p>4.3554837917681E-19</text:p>
          </table:table-cell>
          <table:table-cell office:value-type="float" office:value="0.09" calcext:value-type="float">
            <text:p>0.09</text:p>
          </table:table-cell>
          <table:table-cell office:value-type="float" office:value="4.3554837917681E-019" calcext:value-type="float">
            <text:p>4.3554837917681E-19</text:p>
          </table:table-cell>
          <table:table-cell office:value-type="float" office:value="0.09" calcext:value-type="float">
            <text:p>0.09</text:p>
          </table:table-cell>
          <table:table-cell office:value-type="float" office:value="4.3554837917681E-019" calcext:value-type="float">
            <text:p>4.3554837917681E-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1.49924831664011E-019" calcext:value-type="float">
            <text:p>-1.49924831664011E-19</text:p>
          </table:table-cell>
          <table:table-cell office:value-type="float" office:value="0.1" calcext:value-type="float">
            <text:p>0.1</text:p>
          </table:table-cell>
          <table:table-cell office:value-type="float" office:value="-4.74338450462408E-019" calcext:value-type="float">
            <text:p>-4.74338450462408E-19</text:p>
          </table:table-cell>
          <table:table-cell office:value-type="float" office:value="0.1" calcext:value-type="float">
            <text:p>0.1</text:p>
          </table:table-cell>
          <table:table-cell office:value-type="float" office:value="-2.2446373102239E-019" calcext:value-type="float">
            <text:p>-2.2446373102239E-1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0154373914826825" calcext:value-type="float">
            <text:p>-1.54373914826825E-06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0151107624229216" calcext:value-type="float">
            <text:p>-1.51107624229216E-06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00006560631403846" calcext:value-type="float">
            <text:p>-6.560631403846E-0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0330335075377848" calcext:value-type="float">
            <text:p>-3.30335075377848E-06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032579532193358" calcext:value-type="float">
            <text:p>-3.2579532193358E-06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0151355335411836" calcext:value-type="float">
            <text:p>-1.51355335411836E-0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0511583877866613" calcext:value-type="float">
            <text:p>-5.11583877866613E-0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0506684001379176" calcext:value-type="float">
            <text:p>-5.06684001379176E-06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032696199589571" calcext:value-type="float">
            <text:p>-3.2696199589571E-0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000698141674663254" calcext:value-type="float">
            <text:p>-6.98141674663254E-06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0692921869398039" calcext:value-type="float">
            <text:p>-6.92921869398039E-0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0507886549057748" calcext:value-type="float">
            <text:p>-5.07886549057748E-0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0890027667319123" calcext:value-type="float">
            <text:p>-8.90027667319123E-06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0884525004385825" calcext:value-type="float">
            <text:p>-8.84525004385825E-06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0694154546944697" calcext:value-type="float">
            <text:p>-6.94154546944697E-0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108486795149834" calcext:value-type="float">
            <text:p>-1.08486795149834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108151611029494" calcext:value-type="float">
            <text:p>-1.08151611029494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0885789706834037" calcext:value-type="float">
            <text:p>-8.85789706834037E-0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00128509280207453" calcext:value-type="float">
            <text:p>-1.28509280207453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128391469423009" calcext:value-type="float">
            <text:p>-1.28391469423009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108281351919117" calcext:value-type="float">
            <text:p>-1.08281351919117E-0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00149032336544835" calcext:value-type="float">
            <text:p>-1.49032336544835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149173756691277" calcext:value-type="float">
            <text:p>-1.49173756691277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128524515765558" calcext:value-type="float">
            <text:p>-1.28524515765558E-0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00170089037157485" calcext:value-type="float">
            <text:p>-1.70089037157485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17049988093715" calcext:value-type="float">
            <text:p>-1.7049988093715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149310131306367" calcext:value-type="float">
            <text:p>-1.49310131306367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191681640654665" calcext:value-type="float">
            <text:p>-1.91681640654665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192370962143391" calcext:value-type="float">
            <text:p>-1.92370962143391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170639601078501" calcext:value-type="float">
            <text:p>-1.70639601078501E-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00205598628990897" calcext:value-type="float">
            <text:p>-2.05598628990897E-05</text:p>
          </table:table-cell>
          <table:table-cell office:value-type="float" office:value="0.2025" calcext:value-type="float">
            <text:p>0.2025</text:p>
          </table:table-cell>
          <table:table-cell office:value-type="float" office:value="-0.0000197986075309452" calcext:value-type="float">
            <text:p>-1.97986075309452E-05</text:p>
            <draw:frame draw:z-index="0" draw:style-name="gr1" draw:text-style-name="P1" svg:width="6.2988in" svg:height="3.5429in" svg:x="0.2602in" svg:y="0.1366in">
              <draw:object draw:notify-on-update-of-ranges="sumFx.A2:sumFx.A2 sumFx.E2:sumFx.E166 sumFx.E1:sumFx.F1 sumFx.F2:sumFx.F166 sumFx.C2:sumFx.C66 sumFx.C1:sumFx.D1 sumFx.D2:sumFx.D66 sumFx.A2:sumFx.A60 sumFx.A1:sumFx.B1 sumFx.B2:sumFx.B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2" calcext:value-type="float">
            <text:p>0.2</text:p>
          </table:table-cell>
          <table:table-cell office:value-type="float" office:value="-0.000019251404157727" calcext:value-type="float">
            <text:p>-1.9251404157727E-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00199793443736317" calcext:value-type="float">
            <text:p>-1.99793443736317E-05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00020210184320301" calcext:value-type="float">
            <text:p>-2.0210184320301E-05</text:p>
          </table:table-cell>
          <table:table-cell office:value-type="float" office:value="0.20125" calcext:value-type="float">
            <text:p>0.20125</text:p>
          </table:table-cell>
          <table:table-cell office:value-type="float" office:value="-0.0000195514242045254" calcext:value-type="float">
            <text:p>-1.95514242045254E-0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00218659325680265" calcext:value-type="float">
            <text:p>-2.18659325680265E-05</text:p>
          </table:table-cell>
          <table:table-cell office:value-type="float" office:value="0.21" calcext:value-type="float">
            <text:p>0.21</text:p>
          </table:table-cell>
          <table:table-cell office:value-type="float" office:value="-0.0000206189813325112" calcext:value-type="float">
            <text:p>-2.06189813325112E-05</text:p>
          </table:table-cell>
          <table:table-cell office:value-type="float" office:value="0.2025" calcext:value-type="float">
            <text:p>0.2025</text:p>
          </table:table-cell>
          <table:table-cell office:value-type="float" office:value="-0.0000198128234568587" calcext:value-type="float">
            <text:p>-1.98128234568587E-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00394528012085788" calcext:value-type="float">
            <text:p>-3.94528012085788E-05</text:p>
          </table:table-cell>
          <table:table-cell office:value-type="float" office:value="0.215" calcext:value-type="float">
            <text:p>0.215</text:p>
          </table:table-cell>
          <table:table-cell office:value-type="float" office:value="-0.0000205335246695335" calcext:value-type="float">
            <text:p>-2.05335246695335E-05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-0.0000200367142388196" calcext:value-type="float">
            <text:p>-2.00367142388196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00500867194914217" calcext:value-type="float">
            <text:p>-5.00867194914217E-05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0200216678794929" calcext:value-type="float">
            <text:p>-2.00216678794929E-05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000202242082669034" calcext:value-type="float">
            <text:p>-2.02242082669034E-0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0053669204433283" calcext:value-type="float">
            <text:p>-5.3669204433283E-05</text:p>
          </table:table-cell>
          <table:table-cell office:value-type="float" office:value="0.23" calcext:value-type="float">
            <text:p>0.23</text:p>
          </table:table-cell>
          <table:table-cell office:value-type="float" office:value="-0.0000219126175520832" calcext:value-type="float">
            <text:p>-2.19126175520832E-0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-0.0000203764150671567" calcext:value-type="float">
            <text:p>-2.03764150671567E-0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00502609673548516" calcext:value-type="float">
            <text:p>-5.02609673548516E-05</text:p>
          </table:table-cell>
          <table:table-cell office:value-type="float" office:value="0.24" calcext:value-type="float">
            <text:p>0.24</text:p>
          </table:table-cell>
          <table:table-cell office:value-type="float" office:value="-0.0000396516396550733" calcext:value-type="float">
            <text:p>-3.96516396550733E-05</text:p>
          </table:table-cell>
          <table:table-cell office:value-type="float" office:value="0.2075" calcext:value-type="float">
            <text:p>0.2075</text:p>
          </table:table-cell>
          <table:table-cell office:value-type="float" office:value="-0.0000204944405087127" calcext:value-type="float">
            <text:p>-2.04944405087127E-0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00396488385700244" calcext:value-type="float">
            <text:p>-3.96488385700244E-0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0050392288154772" calcext:value-type="float">
            <text:p>-5.0392288154772E-05</text:p>
          </table:table-cell>
          <table:table-cell office:value-type="float" office:value="0.20875" calcext:value-type="float">
            <text:p>0.20875</text:p>
          </table:table-cell>
          <table:table-cell office:value-type="float" office:value="-0.0000205793854383864" calcext:value-type="float">
            <text:p>-2.05793854383864E-0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00335888117029132" calcext:value-type="float">
            <text:p>-3.35888117029132E-05</text:p>
          </table:table-cell>
          <table:table-cell office:value-type="float" office:value="0.26" calcext:value-type="float">
            <text:p>0.26</text:p>
          </table:table-cell>
          <table:table-cell office:value-type="float" office:value="-0.00005402098874494" calcext:value-type="float">
            <text:p>-5.402098874494E-05</text:p>
          </table:table-cell>
          <table:table-cell office:value-type="float" office:value="0.21" calcext:value-type="float">
            <text:p>0.21</text:p>
          </table:table-cell>
          <table:table-cell office:value-type="float" office:value="-0.000020632344402338" calcext:value-type="float">
            <text:p>-2.0632344402338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00247359767850862" calcext:value-type="float">
            <text:p>-2.47359767850862E-05</text:p>
          </table:table-cell>
          <table:table-cell office:value-type="float" office:value="0.27" calcext:value-type="float">
            <text:p>0.27</text:p>
          </table:table-cell>
          <table:table-cell office:value-type="float" office:value="-0.0000505907084378216" calcext:value-type="float">
            <text:p>-5.05907084378216E-05</text:p>
          </table:table-cell>
          <table:table-cell office:value-type="float" office:value="0.21125" calcext:value-type="float">
            <text:p>0.21125</text:p>
          </table:table-cell>
          <table:table-cell office:value-type="float" office:value="-0.0000206544044417933" calcext:value-type="float">
            <text:p>-2.06544044417933E-0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0471420168687794" calcext:value-type="float">
            <text:p>4.71420168687794E-06</text:p>
          </table:table-cell>
          <table:table-cell office:value-type="float" office:value="0.28" calcext:value-type="float">
            <text:p>0.28</text:p>
          </table:table-cell>
          <table:table-cell office:value-type="float" office:value="-0.0000399096746914186" calcext:value-type="float">
            <text:p>-3.99096746914186E-05</text:p>
          </table:table-cell>
          <table:table-cell office:value-type="float" office:value="0.2125" calcext:value-type="float">
            <text:p>0.2125</text:p>
          </table:table-cell>
          <table:table-cell office:value-type="float" office:value="-0.0000206466439507583" calcext:value-type="float">
            <text:p>-2.06466439507583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60547637104243" calcext:value-type="float">
            <text:p>6.0547637104243E-05</text:p>
          </table:table-cell>
          <table:table-cell office:value-type="float" office:value="0.29" calcext:value-type="float">
            <text:p>0.29</text:p>
          </table:table-cell>
          <table:table-cell office:value-type="float" office:value="-0.0000337104953724646" calcext:value-type="float">
            <text:p>-3.37104953724646E-05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-0.000020610159422947" calcext:value-type="float">
            <text:p>-2.0610159422947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16947559976476" calcext:value-type="float">
            <text:p>0.00016947559976476</text:p>
          </table:table-cell>
          <table:table-cell office:value-type="float" office:value="0.3" calcext:value-type="float">
            <text:p>0.3</text:p>
          </table:table-cell>
          <table:table-cell office:value-type="float" office:value="-0.0000246946825946217" calcext:value-type="float">
            <text:p>-2.46946825946217E-05</text:p>
          </table:table-cell>
          <table:table-cell office:value-type="float" office:value="0.215" calcext:value-type="float">
            <text:p>0.215</text:p>
          </table:table-cell>
          <table:table-cell office:value-type="float" office:value="-0.0000205459443181939" calcext:value-type="float">
            <text:p>-2.05459443181939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321053983902836" calcext:value-type="float">
            <text:p>0.000321053983902836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514350401393331" calcext:value-type="float">
            <text:p>5.14350401393331E-06</text:p>
          </table:table-cell>
          <table:table-cell office:value-type="float" office:value="0.2175" calcext:value-type="float">
            <text:p>0.2175</text:p>
          </table:table-cell>
          <table:table-cell office:value-type="float" office:value="-0.0000203386018322777" calcext:value-type="float">
            <text:p>-2.03386018322777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00615065263957" calcext:value-type="float">
            <text:p>0.000500615065263957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612790052922885" calcext:value-type="float">
            <text:p>6.12790052922885E-05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0200328825952114" calcext:value-type="float">
            <text:p>-2.00328825952114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705548159583794" calcext:value-type="float">
            <text:p>0.000705548159583794</text:p>
          </table:table-cell>
          <table:table-cell office:value-type="float" office:value="0.33" calcext:value-type="float">
            <text:p>0.33</text:p>
          </table:table-cell>
          <table:table-cell office:value-type="float" office:value="0.000170794503924166" calcext:value-type="float">
            <text:p>0.000170794503924166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000191578765850997" calcext:value-type="float">
            <text:p>-1.91578765850997E-0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940444034123788" calcext:value-type="float">
            <text:p>0.000940444034123788</text:p>
          </table:table-cell>
          <table:table-cell office:value-type="float" office:value="0.34" calcext:value-type="float">
            <text:p>0.34</text:p>
          </table:table-cell>
          <table:table-cell office:value-type="float" office:value="0.000322935675054769" calcext:value-type="float">
            <text:p>0.000322935675054769</text:p>
          </table:table-cell>
          <table:table-cell office:value-type="float" office:value="0.2275" calcext:value-type="float">
            <text:p>0.2275</text:p>
          </table:table-cell>
          <table:table-cell office:value-type="float" office:value="-0.0000186037234434507" calcext:value-type="float">
            <text:p>-1.86037234434507E-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120053866982133" calcext:value-type="float">
            <text:p>0.00120053866982133</text:p>
          </table:table-cell>
          <table:table-cell office:value-type="float" office:value="0.35" calcext:value-type="float">
            <text:p>0.35</text:p>
          </table:table-cell>
          <table:table-cell office:value-type="float" office:value="0.000503056298210484" calcext:value-type="float">
            <text:p>0.000503056298210484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-0.0000192444004878176" calcext:value-type="float">
            <text:p>-1.92444004878176E-0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148146589554753" calcext:value-type="float">
            <text:p>0.00148146589554753</text:p>
          </table:table-cell>
          <table:table-cell office:value-type="float" office:value="0.36" calcext:value-type="float">
            <text:p>0.36</text:p>
          </table:table-cell>
          <table:table-cell office:value-type="float" office:value="0.00070825718426008" calcext:value-type="float">
            <text:p>0.00070825718426008</text:p>
          </table:table-cell>
          <table:table-cell office:value-type="float" office:value="0.229375" calcext:value-type="float">
            <text:p>0.229375</text:p>
          </table:table-cell>
          <table:table-cell office:value-type="float" office:value="-0.0000205969427573351" calcext:value-type="float">
            <text:p>-2.05969427573351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78486435991651" calcext:value-type="float">
            <text:p>0.00178486435991651</text:p>
          </table:table-cell>
          <table:table-cell office:value-type="float" office:value="0.37" calcext:value-type="float">
            <text:p>0.37</text:p>
          </table:table-cell>
          <table:table-cell office:value-type="float" office:value="0.000943464278522926" calcext:value-type="float">
            <text:p>0.000943464278522926</text:p>
          </table:table-cell>
          <table:table-cell office:value-type="float" office:value="0.23" calcext:value-type="float">
            <text:p>0.23</text:p>
          </table:table-cell>
          <table:table-cell office:value-type="float" office:value="-0.0000219254287905604" calcext:value-type="float">
            <text:p>-2.19254287905604E-0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211156809825858" calcext:value-type="float">
            <text:p>0.00211156809825858</text:p>
          </table:table-cell>
          <table:table-cell office:value-type="float" office:value="0.38" calcext:value-type="float">
            <text:p>0.38</text:p>
          </table:table-cell>
          <table:table-cell office:value-type="float" office:value="0.00120396995033325" calcext:value-type="float">
            <text:p>0.00120396995033325</text:p>
          </table:table-cell>
          <table:table-cell office:value-type="float" office:value="0.230625" calcext:value-type="float">
            <text:p>0.230625</text:p>
          </table:table-cell>
          <table:table-cell office:value-type="float" office:value="-0.0000232294885855789" calcext:value-type="float">
            <text:p>-2.32294885855789E-0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24525632268615" calcext:value-type="float">
            <text:p>0.0024525632268615</text:p>
          </table:table-cell>
          <table:table-cell office:value-type="float" office:value="0.39" calcext:value-type="float">
            <text:p>0.39</text:p>
          </table:table-cell>
          <table:table-cell office:value-type="float" office:value="0.00148557533152422" calcext:value-type="float">
            <text:p>0.00148557533152422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-0.0000245087776078288" calcext:value-type="float">
            <text:p>-2.45087776078288E-0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279968197773899" calcext:value-type="float">
            <text:p>0.00279968197773899</text:p>
          </table:table-cell>
          <table:table-cell office:value-type="float" office:value="0.4" calcext:value-type="float">
            <text:p>0.4</text:p>
          </table:table-cell>
          <table:table-cell office:value-type="float" office:value="0.00178949688998896" calcext:value-type="float">
            <text:p>0.00178949688998896</text:p>
          </table:table-cell>
          <table:table-cell office:value-type="float" office:value="0.231875" calcext:value-type="float">
            <text:p>0.231875</text:p>
          </table:table-cell>
          <table:table-cell office:value-type="float" office:value="-0.0000257629756406523" calcext:value-type="float">
            <text:p>-2.57629756406523E-0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314784538501698" calcext:value-type="float">
            <text:p>0.00314784538501698</text:p>
          </table:table-cell>
          <table:table-cell office:value-type="float" office:value="0.41" calcext:value-type="float">
            <text:p>0.41</text:p>
          </table:table-cell>
          <table:table-cell office:value-type="float" office:value="0.00211682860549477" calcext:value-type="float">
            <text:p>0.00211682860549477</text:p>
          </table:table-cell>
          <table:table-cell office:value-type="float" office:value="0.2325" calcext:value-type="float">
            <text:p>0.2325</text:p>
          </table:table-cell>
          <table:table-cell office:value-type="float" office:value="-0.0000269917856701217" calcext:value-type="float">
            <text:p>-2.69917856701217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349482484577458" calcext:value-type="float">
            <text:p>0.00349482484577458</text:p>
          </table:table-cell>
          <table:table-cell office:value-type="float" office:value="0.42" calcext:value-type="float">
            <text:p>0.42</text:p>
          </table:table-cell>
          <table:table-cell office:value-type="float" office:value="0.00245833729541183" calcext:value-type="float">
            <text:p>0.00245833729541183</text:p>
          </table:table-cell>
          <table:table-cell office:value-type="float" office:value="0.233125" calcext:value-type="float">
            <text:p>0.233125</text:p>
          </table:table-cell>
          <table:table-cell office:value-type="float" office:value="-0.0000281949328036565" calcext:value-type="float">
            <text:p>-2.81949328036565E-0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380089485925201" calcext:value-type="float">
            <text:p>0.00380089485925201</text:p>
          </table:table-cell>
          <table:table-cell office:value-type="float" office:value="0.43" calcext:value-type="float">
            <text:p>0.43</text:p>
          </table:table-cell>
          <table:table-cell office:value-type="float" office:value="0.00280595370015495" calcext:value-type="float">
            <text:p>0.00280595370015495</text:p>
          </table:table-cell>
          <table:table-cell office:value-type="float" office:value="0.23375" calcext:value-type="float">
            <text:p>0.23375</text:p>
          </table:table-cell>
          <table:table-cell office:value-type="float" office:value="-0.000029372163221888" calcext:value-type="float">
            <text:p>-2.9372163221888E-05</text:p>
          </table:table-cell>
        </table:table-row>
        <table:table-row table:style-name="ro1">
          <table:table-cell office:value-type="float" office:value="0.460625" calcext:value-type="float">
            <text:p>0.460625</text:p>
          </table:table-cell>
          <table:table-cell office:value-type="float" office:value="0.00379231445602717" calcext:value-type="float">
            <text:p>0.00379231445602717</text:p>
          </table:table-cell>
          <table:table-cell office:value-type="float" office:value="0.44" calcext:value-type="float">
            <text:p>0.44</text:p>
          </table:table-cell>
          <table:table-cell office:value-type="float" office:value="0.00315380375891529" calcext:value-type="float">
            <text:p>0.00315380375891529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-0.0000305232431631293" calcext:value-type="float">
            <text:p>-3.05232431631293E-05</text:p>
          </table:table-cell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0.00378744804981574" calcext:value-type="float">
            <text:p>0.00378744804981574</text:p>
          </table:table-cell>
          <table:table-cell office:value-type="float" office:value="0.445" calcext:value-type="float">
            <text:p>0.445</text:p>
          </table:table-cell>
          <table:table-cell office:value-type="float" office:value="0.0033285661520266" calcext:value-type="float">
            <text:p>0.0033285661520266</text:p>
          </table:table-cell>
          <table:table-cell office:value-type="float" office:value="0.235" calcext:value-type="float">
            <text:p>0.235</text:p>
          </table:table-cell>
          <table:table-cell office:value-type="float" office:value="-0.0000316479579398346" calcext:value-type="float">
            <text:p>-3.16479579398346E-05</text:p>
          </table:table-cell>
        </table:table-row>
        <table:table-row table:style-name="ro1">
          <table:table-cell office:value-type="float" office:value="0.46109375" calcext:value-type="float">
            <text:p>0.46109375</text:p>
          </table:table-cell>
          <table:table-cell office:value-type="float" office:value="0.00378582383772262" calcext:value-type="float">
            <text:p>0.00378582383772262</text:p>
          </table:table-cell>
          <table:table-cell office:value-type="float" office:value="0.45" calcext:value-type="float">
            <text:p>0.45</text:p>
          </table:table-cell>
          <table:table-cell office:value-type="float" office:value="0.00350196800436401" calcext:value-type="float">
            <text:p>0.00350196800436401</text:p>
          </table:table-cell>
          <table:table-cell office:value-type="float" office:value="0.235625" calcext:value-type="float">
            <text:p>0.235625</text:p>
          </table:table-cell>
          <table:table-cell office:value-type="float" office:value="-0.0000327461109862567" calcext:value-type="float">
            <text:p>-3.27461109862567E-05</text:p>
          </table:table-cell>
        </table:table-row>
        <table:table-row table:style-name="ro1">
          <table:table-cell office:value-type="float" office:value="0.46125" calcext:value-type="float">
            <text:p>0.46125</text:p>
          </table:table-cell>
          <table:table-cell office:value-type="float" office:value="0.00376934712241103" calcext:value-type="float">
            <text:p>0.00376934712241103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00358713042129399" calcext:value-type="float">
            <text:p>0.00358713042129399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-0.000033817522936631" calcext:value-type="float">
            <text:p>-3.3817522936631E-05</text:p>
          </table:table-cell>
        </table:table-row>
        <table:table-row table:style-name="ro1">
          <table:table-cell office:value-type="float" office:value="0.46126953125" calcext:value-type="float">
            <text:p>0.46126953125</text:p>
          </table:table-cell>
          <table:table-cell office:value-type="float" office:value="0.0037618742124883" calcext:value-type="float">
            <text:p>0.0037618742124883</text:p>
          </table:table-cell>
          <table:table-cell office:value-type="float" office:value="0.455" calcext:value-type="float">
            <text:p>0.455</text:p>
          </table:table-cell>
          <table:table-cell office:value-type="float" office:value="0.00367019336884491" calcext:value-type="float">
            <text:p>0.00367019336884491</text:p>
          </table:table-cell>
          <table:table-cell office:value-type="float" office:value="0.236875" calcext:value-type="float">
            <text:p>0.236875</text:p>
          </table:table-cell>
          <table:table-cell office:value-type="float" office:value="-0.0000348620307330334" calcext:value-type="float">
            <text:p>-3.48620307330334E-05</text:p>
          </table:table-cell>
        </table:table-row>
        <table:table-row table:style-name="ro1">
          <table:table-cell office:value-type="float" office:value="0.46127197265625" calcext:value-type="float">
            <text:p>0.46127197265625</text:p>
          </table:table-cell>
          <table:table-cell office:value-type="float" office:value="0.00375958135038785" calcext:value-type="float">
            <text:p>0.00375958135038785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0.00371029510580305" calcext:value-type="float">
            <text:p>0.00371029510580305</text:p>
          </table:table-cell>
          <table:table-cell office:value-type="float" office:value="0.2375" calcext:value-type="float">
            <text:p>0.2375</text:p>
          </table:table-cell>
          <table:table-cell office:value-type="float" office:value="-0.0000358794867621805" calcext:value-type="float">
            <text:p>-3.58794867621805E-05</text:p>
          </table:table-cell>
        </table:table-row>
        <table:table-row table:style-name="ro1">
          <table:table-cell office:value-type="float" office:value="0.461272583007813" calcext:value-type="float">
            <text:p>0.461272583007813</text:p>
          </table:table-cell>
          <table:table-cell office:value-type="float" office:value="0.00375861235179943" calcext:value-type="float">
            <text:p>0.00375861235179943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00374862823085729" calcext:value-type="float">
            <text:p>0.00374862823085729</text:p>
          </table:table-cell>
          <table:table-cell office:value-type="float" office:value="0.238125" calcext:value-type="float">
            <text:p>0.238125</text:p>
          </table:table-cell>
          <table:table-cell office:value-type="float" office:value="-0.0000368697580202797" calcext:value-type="float">
            <text:p>-3.68697580202797E-05</text:p>
          </table:table-cell>
        </table:table-row>
        <table:table-row table:style-name="ro1">
          <table:table-cell office:value-type="float" office:value="0.461272888183594" calcext:value-type="float">
            <text:p>0.461272888183594</text:p>
          </table:table-cell>
          <table:table-cell office:value-type="float" office:value="0.00375787812329435" calcext:value-type="float">
            <text:p>0.00375787812329435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0.00378416253313232" calcext:value-type="float">
            <text:p>0.00378416253313232</text:p>
          </table:table-cell>
          <table:table-cell office:value-type="float" office:value="0.23875" calcext:value-type="float">
            <text:p>0.23875</text:p>
          </table:table-cell>
          <table:table-cell office:value-type="float" office:value="-0.0000378327253051393" calcext:value-type="float">
            <text:p>-3.78327253051393E-05</text:p>
          </table:table-cell>
        </table:table-row>
        <table:table-row table:style-name="ro1">
          <table:table-cell office:value-type="float" office:value="0.461273040771485" calcext:value-type="float">
            <text:p>0.461273040771485</text:p>
          </table:table-cell>
          <table:table-cell office:value-type="float" office:value="0.00375727436155623" calcext:value-type="float">
            <text:p>0.00375727436155623</text:p>
          </table:table-cell>
          <table:table-cell office:value-type="float" office:value="0.46" calcext:value-type="float">
            <text:p>0.46</text:p>
          </table:table-cell>
          <table:table-cell office:value-type="float" office:value="0.00381253671955161" calcext:value-type="float">
            <text:p>0.00381253671955161</text:p>
          </table:table-cell>
          <table:table-cell office:value-type="float" office:value="0.239375" calcext:value-type="float">
            <text:p>0.239375</text:p>
          </table:table-cell>
          <table:table-cell office:value-type="float" office:value="-0.0000387682824346588" calcext:value-type="float">
            <text:p>-3.87682824346588E-05</text:p>
          </table:table-cell>
        </table:table-row>
        <table:table-row table:style-name="ro1">
          <table:table-cell office:value-type="float" office:value="0.461273078918457" calcext:value-type="float">
            <text:p>0.461273078918457</text:p>
          </table:table-cell>
          <table:table-cell office:value-type="float" office:value="0.00375702117694906" calcext:value-type="float">
            <text:p>0.00375702117694906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0.00381784078948391" calcext:value-type="float">
            <text:p>0.00381784078948391</text:p>
          </table:table-cell>
          <table:table-cell office:value-type="float" office:value="0.24" calcext:value-type="float">
            <text:p>0.24</text:p>
          </table:table-cell>
          <table:table-cell office:value-type="float" office:value="-0.0000396763354908765" calcext:value-type="float">
            <text:p>-3.96763354908765E-05</text:p>
          </table:table-cell>
        </table:table-row>
        <table:table-row table:style-name="ro1">
          <table:table-cell office:value-type="float" office:value="0.461273097991944" calcext:value-type="float">
            <text:p>0.461273097991944</text:p>
          </table:table-cell>
          <table:table-cell office:value-type="float" office:value="0.0037568267987735" calcext:value-type="float">
            <text:p>0.003756826798773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0038040586282845" calcext:value-type="float">
            <text:p>0.0038040586282845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-0.0000405568020886765" calcext:value-type="float">
            <text:p>-4.05568020886765E-05</text:p>
          </table:table-cell>
        </table:table-row>
        <table:table-row table:style-name="ro1">
          <table:table-cell office:value-type="float" office:value="0.461273107528687" calcext:value-type="float">
            <text:p>0.461273107528687</text:p>
          </table:table-cell>
          <table:table-cell office:value-type="float" office:value="0.00375665503096253" calcext:value-type="float">
            <text:p>0.00375665503096253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0.00379407800941282" calcext:value-type="float">
            <text:p>0.00379407800941282</text:p>
          </table:table-cell>
          <table:table-cell office:value-type="float" office:value="0.24125" calcext:value-type="float">
            <text:p>0.24125</text:p>
          </table:table-cell>
          <table:table-cell office:value-type="float" office:value="-0.0000414096106683362" calcext:value-type="float">
            <text:p>-4.14096106683362E-05</text:p>
          </table:table-cell>
        </table:table-row>
        <table:table-row table:style-name="ro1">
          <table:table-cell table:number-columns-repeated="2"/>
          <table:table-cell office:value-type="float" office:value="0.461328125" calcext:value-type="float">
            <text:p>0.461328125</text:p>
          </table:table-cell>
          <table:table-cell office:value-type="float" office:value="0.00378831303106942" calcext:value-type="float">
            <text:p>0.00378831303106942</text:p>
          </table:table-cell>
          <table:table-cell office:value-type="float" office:value="0.241875" calcext:value-type="float">
            <text:p>0.241875</text:p>
          </table:table-cell>
          <table:table-cell office:value-type="float" office:value="-0.0000422346998110216" calcext:value-type="float">
            <text:p>-4.22346998110216E-05</text:p>
          </table:table-cell>
        </table:table-row>
        <table:table-row table:style-name="ro1">
          <table:table-cell table:number-columns-repeated="2"/>
          <table:table-cell office:value-type="float" office:value="0.46140625" calcext:value-type="float">
            <text:p>0.46140625</text:p>
          </table:table-cell>
          <table:table-cell office:value-type="float" office:value="0.00377037791199598" calcext:value-type="float">
            <text:p>0.00377037791199598</text:p>
          </table:table-cell>
          <table:table-cell office:value-type="float" office:value="0.2425" calcext:value-type="float">
            <text:p>0.2425</text:p>
          </table:table-cell>
          <table:table-cell office:value-type="float" office:value="-0.0000430320175764333" calcext:value-type="float">
            <text:p>-4.30320175764333E-05</text:p>
          </table:table-cell>
        </table:table-row>
        <table:table-row table:style-name="ro1">
          <table:table-cell table:number-columns-repeated="2"/>
          <table:table-cell office:value-type="float" office:value="0.461407470703125" calcext:value-type="float">
            <text:p>0.461407470703125</text:p>
          </table:table-cell>
          <table:table-cell office:value-type="float" office:value="0.00376882657477172" calcext:value-type="float">
            <text:p>0.00376882657477172</text:p>
          </table:table-cell>
          <table:table-cell office:value-type="float" office:value="0.243125" calcext:value-type="float">
            <text:p>0.243125</text:p>
          </table:table-cell>
          <table:table-cell office:value-type="float" office:value="-0.0000438015208616943" calcext:value-type="float">
            <text:p>-4.38015208616943E-05</text:p>
          </table:table-cell>
        </table:table-row>
        <table:table-row table:style-name="ro1">
          <table:table-cell table:number-columns-repeated="2"/>
          <table:table-cell office:value-type="float" office:value="0.461408081054688" calcext:value-type="float">
            <text:p>0.461408081054688</text:p>
          </table:table-cell>
          <table:table-cell office:value-type="float" office:value="0.00376729952450387" calcext:value-type="float">
            <text:p>0.00376729952450387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-0.0000445431747807132" calcext:value-type="float">
            <text:p>-4.45431747807132E-05</text:p>
          </table:table-cell>
        </table:table-row>
        <table:table-row table:style-name="ro1">
          <table:table-cell table:number-columns-repeated="2"/>
          <table:table-cell office:value-type="float" office:value="0.461408157348633" calcext:value-type="float">
            <text:p>0.461408157348633</text:p>
          </table:table-cell>
          <table:table-cell office:value-type="float" office:value="0.00376682240732208" calcext:value-type="float">
            <text:p>0.00376682240732208</text:p>
          </table:table-cell>
          <table:table-cell office:value-type="float" office:value="0.244375" calcext:value-type="float">
            <text:p>0.244375</text:p>
          </table:table-cell>
          <table:table-cell office:value-type="float" office:value="-0.0000452569520631247" calcext:value-type="float">
            <text:p>-4.52569520631247E-05</text:p>
          </table:table-cell>
        </table:table-row>
        <table:table-row table:style-name="ro1">
          <table:table-cell table:number-columns-repeated="2"/>
          <table:table-cell office:value-type="float" office:value="0.461408176422119" calcext:value-type="float">
            <text:p>0.461408176422119</text:p>
          </table:table-cell>
          <table:table-cell office:value-type="float" office:value="0.00376656847151053" calcext:value-type="float">
            <text:p>0.00376656847151053</text:p>
          </table:table-cell>
          <table:table-cell office:value-type="float" office:value="0.245" calcext:value-type="float">
            <text:p>0.245</text:p>
          </table:table-cell>
          <table:table-cell office:value-type="float" office:value="-0.0000459428324721" calcext:value-type="float">
            <text:p>-0.0000459428324721</text:p>
          </table:table-cell>
        </table:table-row>
        <table:table-row table:style-name="ro1">
          <table:table-cell table:number-columns-repeated="4"/>
          <table:table-cell office:value-type="float" office:value="0.245625" calcext:value-type="float">
            <text:p>0.245625</text:p>
          </table:table-cell>
          <table:table-cell office:value-type="float" office:value="-0.0000466008022400972" calcext:value-type="float">
            <text:p>-4.66008022400972E-05</text:p>
          </table:table-cell>
        </table:table-row>
        <table:table-row table:style-name="ro1">
          <table:table-cell table:number-columns-repeated="4"/>
          <table:table-cell office:value-type="float" office:value="0.24625" calcext:value-type="float">
            <text:p>0.24625</text:p>
          </table:table-cell>
          <table:table-cell office:value-type="float" office:value="-0.0000472308535218926" calcext:value-type="float">
            <text:p>-4.72308535218926E-05</text:p>
          </table:table-cell>
        </table:table-row>
        <table:table-row table:style-name="ro1">
          <table:table-cell table:number-columns-repeated="4"/>
          <table:table-cell office:value-type="float" office:value="0.246875" calcext:value-type="float">
            <text:p>0.246875</text:p>
          </table:table-cell>
          <table:table-cell office:value-type="float" office:value="-0.0000478329838640349" calcext:value-type="float">
            <text:p>-4.78329838640349E-05</text:p>
          </table:table-cell>
        </table:table-row>
        <table:table-row table:style-name="ro1">
          <table:table-cell table:number-columns-repeated="4"/>
          <table:table-cell office:value-type="float" office:value="0.2475" calcext:value-type="float">
            <text:p>0.2475</text:p>
          </table:table-cell>
          <table:table-cell office:value-type="float" office:value="-0.0000484071956900177" calcext:value-type="float">
            <text:p>-4.84071956900177E-05</text:p>
          </table:table-cell>
        </table:table-row>
        <table:table-row table:style-name="ro1">
          <table:table-cell table:number-columns-repeated="4"/>
          <table:table-cell office:value-type="float" office:value="0.248125" calcext:value-type="float">
            <text:p>0.248125</text:p>
          </table:table-cell>
          <table:table-cell office:value-type="float" office:value="-0.000048953495800397" calcext:value-type="float">
            <text:p>-4.8953495800397E-05</text:p>
          </table:table-cell>
        </table:table-row>
        <table:table-row table:style-name="ro1">
          <table:table-cell table:number-columns-repeated="4"/>
          <table:table-cell office:value-type="float" office:value="0.24875" calcext:value-type="float">
            <text:p>0.24875</text:p>
          </table:table-cell>
          <table:table-cell office:value-type="float" office:value="-0.0000494718948871508" calcext:value-type="float">
            <text:p>-4.94718948871508E-05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-0.0000504250493950848" calcext:value-type="float">
            <text:p>-5.04250493950848E-05</text:p>
          </table:table-cell>
        </table:table-row>
        <table:table-row table:style-name="ro1">
          <table:table-cell table:number-columns-repeated="4"/>
          <table:table-cell office:value-type="float" office:value="0.25125" calcext:value-type="float">
            <text:p>0.25125</text:p>
          </table:table-cell>
          <table:table-cell office:value-type="float" office:value="-0.000051266804953282" calcext:value-type="float">
            <text:p>-5.1266804953282E-05</text:p>
          </table:table-cell>
        </table:table-row>
        <table:table-row table:style-name="ro1">
          <table:table-cell table:number-columns-repeated="4"/>
          <table:table-cell office:value-type="float" office:value="0.2525" calcext:value-type="float">
            <text:p>0.2525</text:p>
          </table:table-cell>
          <table:table-cell office:value-type="float" office:value="-0.000051997340625462" calcext:value-type="float">
            <text:p>-5.1997340625462E-05</text:p>
          </table:table-cell>
        </table:table-row>
        <table:table-row table:style-name="ro1">
          <table:table-cell table:number-columns-repeated="4"/>
          <table:table-cell office:value-type="float" office:value="0.25375" calcext:value-type="float">
            <text:p>0.25375</text:p>
          </table:table-cell>
          <table:table-cell office:value-type="float" office:value="-0.0000526168553610461" calcext:value-type="float">
            <text:p>-5.26168553610461E-05</text:p>
          </table:table-cell>
        </table:table-row>
        <table:table-row table:style-name="ro1">
          <table:table-cell table:number-columns-repeated="4"/>
          <table:table-cell office:value-type="float" office:value="0.255" calcext:value-type="float">
            <text:p>0.255</text:p>
          </table:table-cell>
          <table:table-cell office:value-type="float" office:value="-0.0000531255551737513" calcext:value-type="float">
            <text:p>-5.31255551737513E-05</text:p>
          </table:table-cell>
        </table:table-row>
        <table:table-row table:style-name="ro1">
          <table:table-cell table:number-columns-repeated="4"/>
          <table:table-cell office:value-type="float" office:value="0.25625" calcext:value-type="float">
            <text:p>0.25625</text:p>
          </table:table-cell>
          <table:table-cell office:value-type="float" office:value="-0.0000535236408615572" calcext:value-type="float">
            <text:p>-5.35236408615572E-05</text:p>
          </table:table-cell>
        </table:table-row>
        <table:table-row table:style-name="ro1">
          <table:table-cell table:number-columns-repeated="4"/>
          <table:table-cell office:value-type="float" office:value="0.257499999999999" calcext:value-type="float">
            <text:p>0.257499999999999</text:p>
          </table:table-cell>
          <table:table-cell office:value-type="float" office:value="-0.0000538112961967907" calcext:value-type="float">
            <text:p>-5.38112961967907E-05</text:p>
          </table:table-cell>
        </table:table-row>
        <table:table-row table:style-name="ro1">
          <table:table-cell table:number-columns-repeated="4"/>
          <table:table-cell office:value-type="float" office:value="0.258749999999999" calcext:value-type="float">
            <text:p>0.258749999999999</text:p>
          </table:table-cell>
          <table:table-cell office:value-type="float" office:value="-0.0000539886765188873" calcext:value-type="float">
            <text:p>-5.39886765188873E-05</text:p>
          </table:table-cell>
        </table:table-row>
        <table:table-row table:style-name="ro1">
          <table:table-cell table:number-columns-repeated="4"/>
          <table:table-cell office:value-type="float" office:value="0.259999999999999" calcext:value-type="float">
            <text:p>0.259999999999999</text:p>
          </table:table-cell>
          <table:table-cell office:value-type="float" office:value="-0.000054055897665806" calcext:value-type="float">
            <text:p>-5.4055897665806E-05</text:p>
          </table:table-cell>
        </table:table-row>
        <table:table-row table:style-name="ro1">
          <table:table-cell table:number-columns-repeated="4"/>
          <table:table-cell office:value-type="float" office:value="0.269999999999999" calcext:value-type="float">
            <text:p>0.269999999999999</text:p>
          </table:table-cell>
          <table:table-cell office:value-type="float" office:value="-0.0000506204182109103" calcext:value-type="float">
            <text:p>-5.06204182109103E-05</text:p>
          </table:table-cell>
        </table:table-row>
        <table:table-row table:style-name="ro1">
          <table:table-cell table:number-columns-repeated="4"/>
          <table:table-cell office:value-type="float" office:value="0.279999999999999" calcext:value-type="float">
            <text:p>0.279999999999999</text:p>
          </table:table-cell>
          <table:table-cell office:value-type="float" office:value="-0.0000399282912703668" calcext:value-type="float">
            <text:p>-3.99282912703668E-05</text:p>
          </table:table-cell>
        </table:table-row>
        <table:table-row table:style-name="ro1">
          <table:table-cell table:number-columns-repeated="4"/>
          <table:table-cell office:value-type="float" office:value="0.289999999999999" calcext:value-type="float">
            <text:p>0.289999999999999</text:p>
          </table:table-cell>
          <table:table-cell office:value-type="float" office:value="-0.0000337089735124102" calcext:value-type="float">
            <text:p>-3.37089735124102E-05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0000246653208114999" calcext:value-type="float">
            <text:p>-2.46653208114999E-05</text:p>
          </table:table-cell>
        </table:table-row>
        <table:table-row table:style-name="ro1">
          <table:table-cell table:number-columns-repeated="4"/>
          <table:table-cell office:value-type="float" office:value="0.309999999999999" calcext:value-type="float">
            <text:p>0.309999999999999</text:p>
          </table:table-cell>
          <table:table-cell office:value-type="float" office:value="0.00000518366978090207" calcext:value-type="float">
            <text:p>5.18366978090207E-06</text:p>
          </table:table-cell>
        </table:table-row>
        <table:table-row table:style-name="ro1">
          <table:table-cell table:number-columns-repeated="4"/>
          <table:table-cell office:value-type="float" office:value="0.319999999999999" calcext:value-type="float">
            <text:p>0.319999999999999</text:p>
          </table:table-cell>
          <table:table-cell office:value-type="float" office:value="0.0000613503006374108" calcext:value-type="float">
            <text:p>6.13503006374108E-05</text:p>
          </table:table-cell>
        </table:table-row>
        <table:table-row table:style-name="ro1">
          <table:table-cell table:number-columns-repeated="4"/>
          <table:table-cell office:value-type="float" office:value="0.329999999999999" calcext:value-type="float">
            <text:p>0.329999999999999</text:p>
          </table:table-cell>
          <table:table-cell office:value-type="float" office:value="0.000170923057315955" calcext:value-type="float">
            <text:p>0.000170923057315955</text:p>
          </table:table-cell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office:value-type="float" office:value="0.000323120314749125" calcext:value-type="float">
            <text:p>0.000323120314749125</text:p>
          </table:table-cell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0.000503297958669923" calcext:value-type="float">
            <text:p>0.000503297958669923</text:p>
          </table:table-cell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office:value-type="float" office:value="0.000708523251443399" calcext:value-type="float">
            <text:p>0.000708523251443399</text:p>
          </table:table-cell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office:value-type="float" office:value="0.000943759415554627" calcext:value-type="float">
            <text:p>0.000943759415554627</text:p>
          </table:table-cell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office:value-type="float" office:value="0.00120429920634229" calcext:value-type="float">
            <text:p>0.00120429920634229</text:p>
          </table:table-cell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office:value-type="float" office:value="0.0014859540725156" calcext:value-type="float">
            <text:p>0.0014859540725156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00178992179162775" calcext:value-type="float">
            <text:p>0.00178992179162775</text:p>
          </table:table-cell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office:value-type="float" office:value="0.0021173009303891" calcext:value-type="float">
            <text:p>0.0021173009303891</text:p>
          </table:table-cell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office:value-type="float" office:value="0.0024588486279429" calcext:value-type="float">
            <text:p>0.0024588486279429</text:p>
          </table:table-cell>
        </table:table-row>
        <table:table-row table:style-name="ro1">
          <table:table-cell table:number-columns-repeated="4"/>
          <table:table-cell office:value-type="float" office:value="0.425" calcext:value-type="float">
            <text:p>0.425</text:p>
          </table:table-cell>
          <table:table-cell office:value-type="float" office:value="0.00263351460796719" calcext:value-type="float">
            <text:p>0.00263351460796719</text:p>
          </table:table-cell>
        </table:table-row>
        <table:table-row table:style-name="ro1">
          <table:table-cell table:number-columns-repeated="4"/>
          <table:table-cell office:value-type="float" office:value="0.42625" calcext:value-type="float">
            <text:p>0.42625</text:p>
          </table:table-cell>
          <table:table-cell office:value-type="float" office:value="0.0026767027446341" calcext:value-type="float">
            <text:p>0.0026767027446341</text:p>
          </table:table-cell>
        </table:table-row>
        <table:table-row table:style-name="ro1">
          <table:table-cell table:number-columns-repeated="4"/>
          <table:table-cell office:value-type="float" office:value="0.426875" calcext:value-type="float">
            <text:p>0.426875</text:p>
          </table:table-cell>
          <table:table-cell office:value-type="float" office:value="0.00269826067326052" calcext:value-type="float">
            <text:p>0.00269826067326052</text:p>
          </table:table-cell>
        </table:table-row>
        <table:table-row table:style-name="ro1">
          <table:table-cell table:number-columns-repeated="4"/>
          <table:table-cell office:value-type="float" office:value="0.4275" calcext:value-type="float">
            <text:p>0.4275</text:p>
          </table:table-cell>
          <table:table-cell office:value-type="float" office:value="0.00271985563343147" calcext:value-type="float">
            <text:p>0.00271985563343147</text:p>
          </table:table-cell>
        </table:table-row>
        <table:table-row table:style-name="ro1">
          <table:table-cell table:number-columns-repeated="4"/>
          <table:table-cell office:value-type="float" office:value="0.428125" calcext:value-type="float">
            <text:p>0.428125</text:p>
          </table:table-cell>
          <table:table-cell office:value-type="float" office:value="0.0027414861887138" calcext:value-type="float">
            <text:p>0.0027414861887138</text:p>
          </table:table-cell>
        </table:table-row>
        <table:table-row table:style-name="ro1">
          <table:table-cell table:number-columns-repeated="4"/>
          <table:table-cell office:value-type="float" office:value="0.42875" calcext:value-type="float">
            <text:p>0.42875</text:p>
          </table:table-cell>
          <table:table-cell office:value-type="float" office:value="0.00276315180749816" calcext:value-type="float">
            <text:p>0.00276315180749816</text:p>
          </table:table-cell>
        </table:table-row>
        <table:table-row table:style-name="ro1">
          <table:table-cell table:number-columns-repeated="4"/>
          <table:table-cell office:value-type="float" office:value="0.429375" calcext:value-type="float">
            <text:p>0.429375</text:p>
          </table:table-cell>
          <table:table-cell office:value-type="float" office:value="0.00278484907846184" calcext:value-type="float">
            <text:p>0.00278484907846184</text:p>
          </table:table-cell>
        </table:table-row>
        <table:table-row table:style-name="ro1">
          <table:table-cell table:number-columns-repeated="4"/>
          <table:table-cell office:value-type="float" office:value="0.429999999999999" calcext:value-type="float">
            <text:p>0.429999999999999</text:p>
          </table:table-cell>
          <table:table-cell office:value-type="float" office:value="0.0028065795750691" calcext:value-type="float">
            <text:p>0.0028065795750691</text:p>
          </table:table-cell>
        </table:table-row>
        <table:table-row table:style-name="ro1">
          <table:table-cell table:number-columns-repeated="4"/>
          <table:table-cell office:value-type="float" office:value="0.43125" calcext:value-type="float">
            <text:p>0.43125</text:p>
          </table:table-cell>
          <table:table-cell office:value-type="float" office:value="0.00284984313836456" calcext:value-type="float">
            <text:p>0.00284984313836456</text:p>
          </table:table-cell>
        </table:table-row>
        <table:table-row table:style-name="ro1">
          <table:table-cell table:number-columns-repeated="4"/>
          <table:table-cell office:value-type="float" office:value="0.432499999999999" calcext:value-type="float">
            <text:p>0.432499999999999</text:p>
          </table:table-cell>
          <table:table-cell office:value-type="float" office:value="0.00289308883324735" calcext:value-type="float">
            <text:p>0.00289308883324735</text:p>
          </table:table-cell>
        </table:table-row>
        <table:table-row table:style-name="ro1">
          <table:table-cell table:number-columns-repeated="4"/>
          <table:table-cell office:value-type="float" office:value="0.433749999999999" calcext:value-type="float">
            <text:p>0.433749999999999</text:p>
          </table:table-cell>
          <table:table-cell office:value-type="float" office:value="0.00293644251518181" calcext:value-type="float">
            <text:p>0.00293644251518181</text:p>
          </table:table-cell>
        </table:table-row>
        <table:table-row table:style-name="ro1">
          <table:table-cell table:number-columns-repeated="4"/>
          <table:table-cell office:value-type="float" office:value="0.434999999999999" calcext:value-type="float">
            <text:p>0.434999999999999</text:p>
          </table:table-cell>
          <table:table-cell office:value-type="float" office:value="0.00297989216871904" calcext:value-type="float">
            <text:p>0.00297989216871904</text:p>
          </table:table-cell>
        </table:table-row>
        <table:table-row table:style-name="ro1">
          <table:table-cell table:number-columns-repeated="4"/>
          <table:table-cell office:value-type="float" office:value="0.436249999999999" calcext:value-type="float">
            <text:p>0.436249999999999</text:p>
          </table:table-cell>
          <table:table-cell office:value-type="float" office:value="0.00302342507522799" calcext:value-type="float">
            <text:p>0.00302342507522799</text:p>
          </table:table-cell>
        </table:table-row>
        <table:table-row table:style-name="ro1">
          <table:table-cell table:number-columns-repeated="4"/>
          <table:table-cell office:value-type="float" office:value="0.437499999999999" calcext:value-type="float">
            <text:p>0.437499999999999</text:p>
          </table:table-cell>
          <table:table-cell office:value-type="float" office:value="0.00306702765564075" calcext:value-type="float">
            <text:p>0.00306702765564075</text:p>
          </table:table-cell>
        </table:table-row>
        <table:table-row table:style-name="ro1">
          <table:table-cell table:number-columns-repeated="4"/>
          <table:table-cell office:value-type="float" office:value="0.438749999999999" calcext:value-type="float">
            <text:p>0.438749999999999</text:p>
          </table:table-cell>
          <table:table-cell office:value-type="float" office:value="0.00311069146814517" calcext:value-type="float">
            <text:p>0.00311069146814517</text:p>
          </table:table-cell>
        </table:table-row>
        <table:table-row table:style-name="ro1">
          <table:table-cell table:number-columns-repeated="4"/>
          <table:table-cell office:value-type="float" office:value="0.439999999999999" calcext:value-type="float">
            <text:p>0.439999999999999</text:p>
          </table:table-cell>
          <table:table-cell office:value-type="float" office:value="0.00315438823487151" calcext:value-type="float">
            <text:p>0.00315438823487151</text:p>
          </table:table-cell>
        </table:table-row>
        <table:table-row table:style-name="ro1">
          <table:table-cell table:number-columns-repeated="4"/>
          <table:table-cell office:value-type="float" office:value="0.441249999999999" calcext:value-type="float">
            <text:p>0.441249999999999</text:p>
          </table:table-cell>
          <table:table-cell office:value-type="float" office:value="0.00319810648918915" calcext:value-type="float">
            <text:p>0.00319810648918915</text:p>
          </table:table-cell>
        </table:table-row>
        <table:table-row table:style-name="ro1">
          <table:table-cell table:number-columns-repeated="4"/>
          <table:table-cell office:value-type="float" office:value="0.442499999999999" calcext:value-type="float">
            <text:p>0.442499999999999</text:p>
          </table:table-cell>
          <table:table-cell office:value-type="float" office:value="0.00324182760744465" calcext:value-type="float">
            <text:p>0.00324182760744465</text:p>
          </table:table-cell>
        </table:table-row>
        <table:table-row table:style-name="ro1">
          <table:table-cell table:number-columns-repeated="4"/>
          <table:table-cell office:value-type="float" office:value="0.443749999999999" calcext:value-type="float">
            <text:p>0.443749999999999</text:p>
          </table:table-cell>
          <table:table-cell office:value-type="float" office:value="0.00328552703686556" calcext:value-type="float">
            <text:p>0.00328552703686556</text:p>
          </table:table-cell>
        </table:table-row>
        <table:table-row table:style-name="ro1">
          <table:table-cell table:number-columns-repeated="4"/>
          <table:table-cell office:value-type="float" office:value="0.444999999999999" calcext:value-type="float">
            <text:p>0.444999999999999</text:p>
          </table:table-cell>
          <table:table-cell office:value-type="float" office:value="0.00332918654360723" calcext:value-type="float">
            <text:p>0.00332918654360723</text:p>
          </table:table-cell>
        </table:table-row>
        <table:table-row table:style-name="ro1">
          <table:table-cell table:number-columns-repeated="4"/>
          <table:table-cell office:value-type="float" office:value="0.446249999999999" calcext:value-type="float">
            <text:p>0.446249999999999</text:p>
          </table:table-cell>
          <table:table-cell office:value-type="float" office:value="0.003372763090007" calcext:value-type="float">
            <text:p>0.003372763090007</text:p>
          </table:table-cell>
        </table:table-row>
        <table:table-row table:style-name="ro1">
          <table:table-cell table:number-columns-repeated="4"/>
          <table:table-cell office:value-type="float" office:value="0.447499999999999" calcext:value-type="float">
            <text:p>0.447499999999999</text:p>
          </table:table-cell>
          <table:table-cell office:value-type="float" office:value="0.00341622797883613" calcext:value-type="float">
            <text:p>0.00341622797883613</text:p>
          </table:table-cell>
        </table:table-row>
        <table:table-row table:style-name="ro1">
          <table:table-cell table:number-columns-repeated="4"/>
          <table:table-cell office:value-type="float" office:value="0.448124999999999" calcext:value-type="float">
            <text:p>0.448124999999999</text:p>
          </table:table-cell>
          <table:table-cell office:value-type="float" office:value="0.00343790781174894" calcext:value-type="float">
            <text:p>0.00343790781174894</text:p>
          </table:table-cell>
        </table:table-row>
        <table:table-row table:style-name="ro1">
          <table:table-cell table:number-columns-repeated="4"/>
          <table:table-cell office:value-type="float" office:value="0.448749999999999" calcext:value-type="float">
            <text:p>0.448749999999999</text:p>
          </table:table-cell>
          <table:table-cell office:value-type="float" office:value="0.00345953763855969" calcext:value-type="float">
            <text:p>0.00345953763855969</text:p>
          </table:table-cell>
        </table:table-row>
        <table:table-row table:style-name="ro1">
          <table:table-cell table:number-columns-repeated="4"/>
          <table:table-cell office:value-type="float" office:value="0.449374999999999" calcext:value-type="float">
            <text:p>0.449374999999999</text:p>
          </table:table-cell>
          <table:table-cell office:value-type="float" office:value="0.00348111611956942" calcext:value-type="float">
            <text:p>0.00348111611956942</text:p>
          </table:table-cell>
        </table:table-row>
        <table:table-row table:style-name="ro1">
          <table:table-cell table:number-columns-repeated="4"/>
          <table:table-cell office:value-type="float" office:value="0.449999999999999" calcext:value-type="float">
            <text:p>0.449999999999999</text:p>
          </table:table-cell>
          <table:table-cell office:value-type="float" office:value="0.00350263649392383" calcext:value-type="float">
            <text:p>0.00350263649392383</text:p>
          </table:table-cell>
        </table:table-row>
        <table:table-row table:style-name="ro1">
          <table:table-cell table:number-columns-repeated="4"/>
          <table:table-cell office:value-type="float" office:value="0.451249999999999" calcext:value-type="float">
            <text:p>0.451249999999999</text:p>
          </table:table-cell>
          <table:table-cell office:value-type="float" office:value="0.00354544242261322" calcext:value-type="float">
            <text:p>0.00354544242261322</text:p>
          </table:table-cell>
        </table:table-row>
        <table:table-row table:style-name="ro1">
          <table:table-cell table:number-columns-repeated="4"/>
          <table:table-cell office:value-type="float" office:value="0.451874999999999" calcext:value-type="float">
            <text:p>0.451874999999999</text:p>
          </table:table-cell>
          <table:table-cell office:value-type="float" office:value="0.00356670744275219" calcext:value-type="float">
            <text:p>0.00356670744275219</text:p>
          </table:table-cell>
        </table:table-row>
        <table:table-row table:style-name="ro1">
          <table:table-cell table:number-columns-repeated="4"/>
          <table:table-cell office:value-type="float" office:value="0.452499999999999" calcext:value-type="float">
            <text:p>0.452499999999999</text:p>
          </table:table-cell>
          <table:table-cell office:value-type="float" office:value="0.0035878622545064" calcext:value-type="float">
            <text:p>0.0035878622545064</text:p>
          </table:table-cell>
        </table:table-row>
        <table:table-row table:style-name="ro1">
          <table:table-cell table:number-columns-repeated="4"/>
          <table:table-cell office:value-type="float" office:value="0.453124999999999" calcext:value-type="float">
            <text:p>0.453124999999999</text:p>
          </table:table-cell>
          <table:table-cell office:value-type="float" office:value="0.00360888581231469" calcext:value-type="float">
            <text:p>0.00360888581231469</text:p>
          </table:table-cell>
        </table:table-row>
        <table:table-row table:style-name="ro1">
          <table:table-cell table:number-columns-repeated="4"/>
          <table:table-cell office:value-type="float" office:value="0.453749999999999" calcext:value-type="float">
            <text:p>0.453749999999999</text:p>
          </table:table-cell>
          <table:table-cell office:value-type="float" office:value="0.00362975847722045" calcext:value-type="float">
            <text:p>0.00362975847722045</text:p>
          </table:table-cell>
        </table:table-row>
        <table:table-row table:style-name="ro1">
          <table:table-cell table:number-columns-repeated="4"/>
          <table:table-cell office:value-type="float" office:value="0.454374999999999" calcext:value-type="float">
            <text:p>0.454374999999999</text:p>
          </table:table-cell>
          <table:table-cell office:value-type="float" office:value="0.00365045568798041" calcext:value-type="float">
            <text:p>0.00365045568798041</text:p>
          </table:table-cell>
        </table:table-row>
        <table:table-row table:style-name="ro1">
          <table:table-cell table:number-columns-repeated="4"/>
          <table:table-cell office:value-type="float" office:value="0.454999999999999" calcext:value-type="float">
            <text:p>0.454999999999999</text:p>
          </table:table-cell>
          <table:table-cell office:value-type="float" office:value="0.00367093187743043" calcext:value-type="float">
            <text:p>0.00367093187743043</text:p>
          </table:table-cell>
        </table:table-row>
        <table:table-row table:style-name="ro1">
          <table:table-cell table:number-columns-repeated="4"/>
          <table:table-cell office:value-type="float" office:value="0.455624999999999" calcext:value-type="float">
            <text:p>0.455624999999999</text:p>
          </table:table-cell>
          <table:table-cell office:value-type="float" office:value="0.00369114605504783" calcext:value-type="float">
            <text:p>0.00369114605504783</text:p>
          </table:table-cell>
        </table:table-row>
        <table:table-row table:style-name="ro1">
          <table:table-cell table:number-columns-repeated="4"/>
          <table:table-cell office:value-type="float" office:value="0.456249999999999" calcext:value-type="float">
            <text:p>0.456249999999999</text:p>
          </table:table-cell>
          <table:table-cell office:value-type="float" office:value="0.00371103896820021" calcext:value-type="float">
            <text:p>0.00371103896820021</text:p>
          </table:table-cell>
        </table:table-row>
        <table:table-row table:style-name="ro1">
          <table:table-cell table:number-columns-repeated="4"/>
          <table:table-cell office:value-type="float" office:value="0.456874999999999" calcext:value-type="float">
            <text:p>0.456874999999999</text:p>
          </table:table-cell>
          <table:table-cell office:value-type="float" office:value="0.00373052847440971" calcext:value-type="float">
            <text:p>0.00373052847440971</text:p>
          </table:table-cell>
        </table:table-row>
        <table:table-row table:style-name="ro1">
          <table:table-cell table:number-columns-repeated="4"/>
          <table:table-cell office:value-type="float" office:value="0.457499999999999" calcext:value-type="float">
            <text:p>0.457499999999999</text:p>
          </table:table-cell>
          <table:table-cell office:value-type="float" office:value="0.00374949726786913" calcext:value-type="float">
            <text:p>0.00374949726786913</text:p>
          </table:table-cell>
        </table:table-row>
        <table:table-row table:style-name="ro1">
          <table:table-cell table:number-columns-repeated="4"/>
          <table:table-cell office:value-type="float" office:value="0.457812499999999" calcext:value-type="float">
            <text:p>0.457812499999999</text:p>
          </table:table-cell>
          <table:table-cell office:value-type="float" office:value="0.00375874388060687" calcext:value-type="float">
            <text:p>0.00375874388060687</text:p>
          </table:table-cell>
        </table:table-row>
        <table:table-row table:style-name="ro1">
          <table:table-cell table:number-columns-repeated="4"/>
          <table:table-cell office:value-type="float" office:value="0.458124999999999" calcext:value-type="float">
            <text:p>0.458124999999999</text:p>
          </table:table-cell>
          <table:table-cell office:value-type="float" office:value="0.00376777905499854" calcext:value-type="float">
            <text:p>0.00376777905499854</text:p>
          </table:table-cell>
        </table:table-row>
        <table:table-row table:style-name="ro1">
          <table:table-cell table:number-columns-repeated="4"/>
          <table:table-cell office:value-type="float" office:value="0.458437499999999" calcext:value-type="float">
            <text:p>0.458437499999999</text:p>
          </table:table-cell>
          <table:table-cell office:value-type="float" office:value="0.00377656995526505" calcext:value-type="float">
            <text:p>0.00377656995526505</text:p>
          </table:table-cell>
        </table:table-row>
        <table:table-row table:style-name="ro1">
          <table:table-cell table:number-columns-repeated="4"/>
          <table:table-cell office:value-type="float" office:value="0.458749999999999" calcext:value-type="float">
            <text:p>0.458749999999999</text:p>
          </table:table-cell>
          <table:table-cell office:value-type="float" office:value="0.0037850638475848" calcext:value-type="float">
            <text:p>0.0037850638475848</text:p>
          </table:table-cell>
        </table:table-row>
        <table:table-row table:style-name="ro1">
          <table:table-cell table:number-columns-repeated="4"/>
          <table:table-cell office:value-type="float" office:value="0.459062499999999" calcext:value-type="float">
            <text:p>0.459062499999999</text:p>
          </table:table-cell>
          <table:table-cell office:value-type="float" office:value="0.00379318614262614" calcext:value-type="float">
            <text:p>0.00379318614262614</text:p>
          </table:table-cell>
        </table:table-row>
        <table:table-row table:style-name="ro1">
          <table:table-cell table:number-columns-repeated="4"/>
          <table:table-cell office:value-type="float" office:value="0.459374999999999" calcext:value-type="float">
            <text:p>0.459374999999999</text:p>
          </table:table-cell>
          <table:table-cell office:value-type="float" office:value="0.00380082779277865" calcext:value-type="float">
            <text:p>0.00380082779277865</text:p>
          </table:table-cell>
        </table:table-row>
        <table:table-row table:style-name="ro1">
          <table:table-cell table:number-columns-repeated="4"/>
          <table:table-cell office:value-type="float" office:value="0.459687499999999" calcext:value-type="float">
            <text:p>0.459687499999999</text:p>
          </table:table-cell>
          <table:table-cell office:value-type="float" office:value="0.0038078183706575" calcext:value-type="float">
            <text:p>0.0038078183706575</text:p>
          </table:table-cell>
        </table:table-row>
        <table:table-row table:style-name="ro1">
          <table:table-cell table:number-columns-repeated="4"/>
          <table:table-cell office:value-type="float" office:value="0.459999999999999" calcext:value-type="float">
            <text:p>0.459999999999999</text:p>
          </table:table-cell>
          <table:table-cell office:value-type="float" office:value="0.00381386439822546" calcext:value-type="float">
            <text:p>0.00381386439822546</text:p>
          </table:table-cell>
        </table:table-row>
        <table:table-row table:style-name="ro1">
          <table:table-cell table:number-columns-repeated="4"/>
          <table:table-cell office:value-type="float" office:value="0.460156249999999" calcext:value-type="float">
            <text:p>0.460156249999999</text:p>
          </table:table-cell>
          <table:table-cell office:value-type="float" office:value="0.00381639321265953" calcext:value-type="float">
            <text:p>0.00381639321265953</text:p>
          </table:table-cell>
        </table:table-row>
        <table:table-row table:style-name="ro1">
          <table:table-cell table:number-columns-repeated="4"/>
          <table:table-cell office:value-type="float" office:value="0.460312499999999" calcext:value-type="float">
            <text:p>0.460312499999999</text:p>
          </table:table-cell>
          <table:table-cell office:value-type="float" office:value="0.00381840033439612" calcext:value-type="float">
            <text:p>0.00381840033439612</text:p>
          </table:table-cell>
        </table:table-row>
        <table:table-row table:style-name="ro1">
          <table:table-cell table:number-columns-repeated="4"/>
          <table:table-cell office:value-type="float" office:value="0.460468749999999" calcext:value-type="float">
            <text:p>0.460468749999999</text:p>
          </table:table-cell>
          <table:table-cell office:value-type="float" office:value="0.00381967978424019" calcext:value-type="float">
            <text:p>0.00381967978424019</text:p>
          </table:table-cell>
        </table:table-row>
        <table:table-row table:style-name="ro1">
          <table:table-cell table:number-columns-repeated="4"/>
          <table:table-cell office:value-type="float" office:value="0.460624999999999" calcext:value-type="float">
            <text:p>0.460624999999999</text:p>
          </table:table-cell>
          <table:table-cell office:value-type="float" office:value="0.00381976270697776" calcext:value-type="float">
            <text:p>0.00381976270697776</text:p>
          </table:table-cell>
        </table:table-row>
        <table:table-row table:style-name="ro1">
          <table:table-cell table:number-columns-repeated="4"/>
          <table:table-cell office:value-type="float" office:value="0.460703124999999" calcext:value-type="float">
            <text:p>0.460703124999999</text:p>
          </table:table-cell>
          <table:table-cell office:value-type="float" office:value="0.00381902855659815" calcext:value-type="float">
            <text:p>0.00381902855659815</text:p>
          </table:table-cell>
        </table:table-row>
        <table:table-row table:style-name="ro1">
          <table:table-cell table:number-columns-repeated="4"/>
          <table:table-cell office:value-type="float" office:value="0.460781249999999" calcext:value-type="float">
            <text:p>0.460781249999999</text:p>
          </table:table-cell>
          <table:table-cell office:value-type="float" office:value="0.00381709129550335" calcext:value-type="float">
            <text:p>0.00381709129550335</text:p>
          </table:table-cell>
        </table:table-row>
        <table:table-row table:style-name="ro1">
          <table:table-cell table:number-columns-repeated="4"/>
          <table:table-cell office:value-type="float" office:value="0.460859374999999" calcext:value-type="float">
            <text:p>0.460859374999999</text:p>
          </table:table-cell>
          <table:table-cell office:value-type="float" office:value="0.00381264182547533" calcext:value-type="float">
            <text:p>0.00381264182547533</text:p>
          </table:table-cell>
        </table:table-row>
        <table:table-row table:style-name="ro1">
          <table:table-cell table:number-columns-repeated="4"/>
          <table:table-cell office:value-type="float" office:value="0.460898437499999" calcext:value-type="float">
            <text:p>0.460898437499999</text:p>
          </table:table-cell>
          <table:table-cell office:value-type="float" office:value="0.00380611590459079" calcext:value-type="float">
            <text:p>0.00380611590459079</text:p>
          </table:table-cell>
        </table:table-row>
        <table:table-row table:style-name="ro1">
          <table:table-cell table:number-columns-repeated="4"/>
          <table:table-cell office:value-type="float" office:value="0.460937499999999" calcext:value-type="float">
            <text:p>0.460937499999999</text:p>
          </table:table-cell>
          <table:table-cell office:value-type="float" office:value="0.00380567825778789" calcext:value-type="float">
            <text:p>0.00380567825778789</text:p>
          </table:table-cell>
        </table:table-row>
        <table:table-row table:style-name="ro1">
          <table:table-cell table:number-columns-repeated="4"/>
          <table:table-cell office:value-type="float" office:value="0.461015624999999" calcext:value-type="float">
            <text:p>0.461015624999999</text:p>
          </table:table-cell>
          <table:table-cell office:value-type="float" office:value="0.00380452288471443" calcext:value-type="float">
            <text:p>0.00380452288471443</text:p>
          </table:table-cell>
        </table:table-row>
        <table:table-row table:style-name="ro1">
          <table:table-cell table:number-columns-repeated="4"/>
          <table:table-cell office:value-type="float" office:value="0.461093749999999" calcext:value-type="float">
            <text:p>0.461093749999999</text:p>
          </table:table-cell>
          <table:table-cell office:value-type="float" office:value="0.00380285401570686" calcext:value-type="float">
            <text:p>0.00380285401570686</text:p>
          </table:table-cell>
        </table:table-row>
        <table:table-row table:style-name="ro1">
          <table:table-cell table:number-columns-repeated="4"/>
          <table:table-cell office:value-type="float" office:value="0.461171874999999" calcext:value-type="float">
            <text:p>0.461171874999999</text:p>
          </table:table-cell>
          <table:table-cell office:value-type="float" office:value="0.00380047413304957" calcext:value-type="float">
            <text:p>0.00380047413304957</text:p>
          </table:table-cell>
        </table:table-row>
        <table:table-row table:style-name="ro1">
          <table:table-cell table:number-columns-repeated="4"/>
          <table:table-cell office:value-type="float" office:value="0.461249999999999" calcext:value-type="float">
            <text:p>0.461249999999999</text:p>
          </table:table-cell>
          <table:table-cell office:value-type="float" office:value="0.00379702321620019" calcext:value-type="float">
            <text:p>0.00379702321620019</text:p>
          </table:table-cell>
        </table:table-row>
        <table:table-row table:style-name="ro1">
          <table:table-cell table:number-columns-repeated="4"/>
          <table:table-cell office:value-type="float" office:value="0.461328124999999" calcext:value-type="float">
            <text:p>0.461328124999999</text:p>
          </table:table-cell>
          <table:table-cell office:value-type="float" office:value="0.00379167797856197" calcext:value-type="float">
            <text:p>0.00379167797856197</text:p>
          </table:table-cell>
        </table:table-row>
        <table:table-row table:style-name="ro1">
          <table:table-cell table:number-columns-repeated="4"/>
          <table:table-cell office:value-type="float" office:value="0.461367187499999" calcext:value-type="float">
            <text:p>0.461367187499999</text:p>
          </table:table-cell>
          <table:table-cell office:value-type="float" office:value="0.00378760295827547" calcext:value-type="float">
            <text:p>0.00378760295827547</text:p>
          </table:table-cell>
        </table:table-row>
        <table:table-row table:style-name="ro1">
          <table:table-cell table:number-columns-repeated="4"/>
          <table:table-cell office:value-type="float" office:value="0.461406249999999" calcext:value-type="float">
            <text:p>0.461406249999999</text:p>
          </table:table-cell>
          <table:table-cell office:value-type="float" office:value="0.00378120381267155" calcext:value-type="float">
            <text:p>0.00378120381267155</text:p>
          </table:table-cell>
        </table:table-row>
        <table:table-row table:style-name="ro1">
          <table:table-cell table:number-columns-repeated="4"/>
          <table:table-cell office:value-type="float" office:value="0.461425781249999" calcext:value-type="float">
            <text:p>0.461425781249999</text:p>
          </table:table-cell>
          <table:table-cell office:value-type="float" office:value="0.00377523369640252" calcext:value-type="float">
            <text:p>0.00377523369640252</text:p>
          </table:table-cell>
        </table:table-row>
        <table:table-row table:style-name="ro1">
          <table:table-cell table:number-columns-repeated="4"/>
          <table:table-cell office:value-type="float" office:value="0.461430664062499" calcext:value-type="float">
            <text:p>0.461430664062499</text:p>
          </table:table-cell>
          <table:table-cell office:value-type="float" office:value="0.00377244470226987" calcext:value-type="float">
            <text:p>0.00377244470226987</text:p>
          </table:table-cell>
        </table:table-row>
        <table:table-row table:style-name="ro1">
          <table:table-cell table:number-columns-repeated="4"/>
          <table:table-cell office:value-type="float" office:value="0.461433105468749" calcext:value-type="float">
            <text:p>0.461433105468749</text:p>
          </table:table-cell>
          <table:table-cell office:value-type="float" office:value="0.00377018293812286" calcext:value-type="float">
            <text:p>0.00377018293812286</text:p>
          </table:table-cell>
        </table:table-row>
        <table:table-row table:style-name="ro1">
          <table:table-cell table:number-columns-repeated="4"/>
          <table:table-cell office:value-type="float" office:value="0.461433715820311" calcext:value-type="float">
            <text:p>0.461433715820311</text:p>
          </table:table-cell>
          <table:table-cell office:value-type="float" office:value="0.00376918011086025" calcext:value-type="float">
            <text:p>0.00376918011086025</text:p>
          </table:table-cell>
        </table:table-row>
        <table:table-row table:style-name="ro1">
          <table:table-cell table:number-columns-repeated="4"/>
          <table:table-cell office:value-type="float" office:value="0.461434020996093" calcext:value-type="float">
            <text:p>0.461434020996093</text:p>
          </table:table-cell>
          <table:table-cell office:value-type="float" office:value="0.00376839660179031" calcext:value-type="float">
            <text:p>0.00376839660179031</text:p>
          </table:table-cell>
        </table:table-row>
        <table:table-row table:style-name="ro1">
          <table:table-cell table:number-columns-repeated="4"/>
          <table:table-cell office:value-type="float" office:value="0.461434173583983" calcext:value-type="float">
            <text:p>0.461434173583983</text:p>
          </table:table-cell>
          <table:table-cell office:value-type="float" office:value="0.00376767328807108" calcext:value-type="float">
            <text:p>0.00376767328807108</text:p>
          </table:table-cell>
        </table:table-row>
        <table:table-row table:style-name="ro1">
          <table:table-cell table:number-columns-repeated="4"/>
          <table:table-cell office:value-type="float" office:value="0.46143419265747" calcext:value-type="float">
            <text:p>0.46143419265747</text:p>
          </table:table-cell>
          <table:table-cell office:value-type="float" office:value="0.00376749410672754" calcext:value-type="float">
            <text:p>0.00376749410672754</text:p>
          </table:table-cell>
        </table:table-row>
        <table:table-row table:style-name="ro1">
          <table:table-cell table:number-columns-repeated="4"/>
          <table:table-cell office:value-type="float" office:value="0.461434202194213" calcext:value-type="float">
            <text:p>0.461434202194213</text:p>
          </table:table-cell>
          <table:table-cell office:value-type="float" office:value="0.0037673589255553" calcext:value-type="float">
            <text:p>0.0037673589255553</text:p>
          </table:table-cell>
        </table:table-row>
      </table:table>
      <table:table table:name="sumFz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5.10850500623835E-021" calcext:value-type="float">
            <text:p>-5.10850500623835E-21</text:p>
          </table:table-cell>
          <table:table-cell office:value-type="float" office:value="0.01" calcext:value-type="float">
            <text:p>0.01</text:p>
          </table:table-cell>
          <table:table-cell office:value-type="float" office:value="-5.10850500623835E-021" calcext:value-type="float">
            <text:p>-5.10850500623835E-21</text:p>
          </table:table-cell>
          <table:table-cell office:value-type="float" office:value="0.01" calcext:value-type="float">
            <text:p>0.01</text:p>
          </table:table-cell>
          <table:table-cell office:value-type="float" office:value="-5.10850500623835E-021" calcext:value-type="float">
            <text:p>-5.10850500623835E-2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8.71355918103213E-021" calcext:value-type="float">
            <text:p>-8.71355918103213E-21</text:p>
          </table:table-cell>
          <table:table-cell office:value-type="float" office:value="0.02" calcext:value-type="float">
            <text:p>0.02</text:p>
          </table:table-cell>
          <table:table-cell office:value-type="float" office:value="-8.71355918103213E-021" calcext:value-type="float">
            <text:p>-8.71355918103213E-21</text:p>
          </table:table-cell>
          <table:table-cell office:value-type="float" office:value="0.02" calcext:value-type="float">
            <text:p>0.02</text:p>
          </table:table-cell>
          <table:table-cell office:value-type="float" office:value="-8.71355918103213E-021" calcext:value-type="float">
            <text:p>-8.71355918103213E-2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1.58587705709186E-018" calcext:value-type="float">
            <text:p>-1.58587705709186E-18</text:p>
          </table:table-cell>
          <table:table-cell office:value-type="float" office:value="0.03" calcext:value-type="float">
            <text:p>0.03</text:p>
          </table:table-cell>
          <table:table-cell office:value-type="float" office:value="-1.58587705709186E-018" calcext:value-type="float">
            <text:p>-1.58587705709186E-18</text:p>
          </table:table-cell>
          <table:table-cell office:value-type="float" office:value="0.03" calcext:value-type="float">
            <text:p>0.03</text:p>
          </table:table-cell>
          <table:table-cell office:value-type="float" office:value="-1.58587705709186E-018" calcext:value-type="float">
            <text:p>-1.58587705709186E-1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.69984662904685E-020" calcext:value-type="float">
            <text:p>-1.69984662904685E-20</text:p>
          </table:table-cell>
          <table:table-cell office:value-type="float" office:value="0.04" calcext:value-type="float">
            <text:p>0.04</text:p>
          </table:table-cell>
          <table:table-cell office:value-type="float" office:value="-1.69984662904685E-020" calcext:value-type="float">
            <text:p>-1.69984662904685E-20</text:p>
          </table:table-cell>
          <table:table-cell office:value-type="float" office:value="0.04" calcext:value-type="float">
            <text:p>0.04</text:p>
          </table:table-cell>
          <table:table-cell office:value-type="float" office:value="-1.69984662904685E-020" calcext:value-type="float">
            <text:p>-1.69984662904685E-2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1.6674481927877E-020" calcext:value-type="float">
            <text:p>-1.6674481927877E-20</text:p>
          </table:table-cell>
          <table:table-cell office:value-type="float" office:value="0.05" calcext:value-type="float">
            <text:p>0.05</text:p>
          </table:table-cell>
          <table:table-cell office:value-type="float" office:value="-1.6674481927877E-020" calcext:value-type="float">
            <text:p>-1.6674481927877E-20</text:p>
          </table:table-cell>
          <table:table-cell office:value-type="float" office:value="0.05" calcext:value-type="float">
            <text:p>0.05</text:p>
          </table:table-cell>
          <table:table-cell office:value-type="float" office:value="-1.6674481927877E-020" calcext:value-type="float">
            <text:p>-1.6674481927877E-2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4.1225026335501E-019" calcext:value-type="float">
            <text:p>-4.1225026335501E-19</text:p>
          </table:table-cell>
          <table:table-cell office:value-type="float" office:value="0.06" calcext:value-type="float">
            <text:p>0.06</text:p>
          </table:table-cell>
          <table:table-cell office:value-type="float" office:value="-4.1225026335501E-019" calcext:value-type="float">
            <text:p>-4.1225026335501E-19</text:p>
          </table:table-cell>
          <table:table-cell office:value-type="float" office:value="0.06" calcext:value-type="float">
            <text:p>0.06</text:p>
          </table:table-cell>
          <table:table-cell office:value-type="float" office:value="-4.1225026335501E-019" calcext:value-type="float">
            <text:p>-4.1225026335501E-1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2.09595439020128E-018" calcext:value-type="float">
            <text:p>-2.09595439020128E-18</text:p>
          </table:table-cell>
          <table:table-cell office:value-type="float" office:value="0.07" calcext:value-type="float">
            <text:p>0.07</text:p>
          </table:table-cell>
          <table:table-cell office:value-type="float" office:value="-2.09595439020128E-018" calcext:value-type="float">
            <text:p>-2.09595439020128E-18</text:p>
          </table:table-cell>
          <table:table-cell office:value-type="float" office:value="0.07" calcext:value-type="float">
            <text:p>0.07</text:p>
          </table:table-cell>
          <table:table-cell office:value-type="float" office:value="-2.09595439020128E-018" calcext:value-type="float">
            <text:p>-2.09595439020128E-1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4.19290666610289E-019" calcext:value-type="float">
            <text:p>-4.19290666610289E-19</text:p>
          </table:table-cell>
          <table:table-cell office:value-type="float" office:value="0.08" calcext:value-type="float">
            <text:p>0.08</text:p>
          </table:table-cell>
          <table:table-cell office:value-type="float" office:value="-4.19290666610289E-019" calcext:value-type="float">
            <text:p>-4.19290666610289E-19</text:p>
          </table:table-cell>
          <table:table-cell office:value-type="float" office:value="0.08" calcext:value-type="float">
            <text:p>0.08</text:p>
          </table:table-cell>
          <table:table-cell office:value-type="float" office:value="-4.19290666610289E-019" calcext:value-type="float">
            <text:p>-4.19290666610289E-1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6.2700978030362E-019" calcext:value-type="float">
            <text:p>-6.2700978030362E-19</text:p>
          </table:table-cell>
          <table:table-cell office:value-type="float" office:value="0.09" calcext:value-type="float">
            <text:p>0.09</text:p>
          </table:table-cell>
          <table:table-cell office:value-type="float" office:value="-6.2700978030362E-019" calcext:value-type="float">
            <text:p>-6.2700978030362E-19</text:p>
          </table:table-cell>
          <table:table-cell office:value-type="float" office:value="0.09" calcext:value-type="float">
            <text:p>0.09</text:p>
          </table:table-cell>
          <table:table-cell office:value-type="float" office:value="-6.2700978030362E-019" calcext:value-type="float">
            <text:p>-6.2700978030362E-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243107091868482" calcext:value-type="float">
            <text:p>-0.000243107091868482</text:p>
          </table:table-cell>
          <table:table-cell office:value-type="float" office:value="0.1" calcext:value-type="float">
            <text:p>0.1</text:p>
          </table:table-cell>
          <table:table-cell office:value-type="float" office:value="-0.000243594524346747" calcext:value-type="float">
            <text:p>-0.000243594524346747</text:p>
          </table:table-cell>
          <table:table-cell office:value-type="float" office:value="0.1" calcext:value-type="float">
            <text:p>0.1</text:p>
          </table:table-cell>
          <table:table-cell office:value-type="float" office:value="-0.000245756826766293" calcext:value-type="float">
            <text:p>-0.00024575682676629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59872102169506" calcext:value-type="float">
            <text:p>-0.00059872102169506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602629584167748" calcext:value-type="float">
            <text:p>-0.000602629584167748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0424023334228748" calcext:value-type="float">
            <text:p>-0.00042402333422874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959705197877177" calcext:value-type="float">
            <text:p>-0.000959705197877177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967424946512209" calcext:value-type="float">
            <text:p>-0.000967424946512209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604934751799026" calcext:value-type="float">
            <text:p>-0.00060493475179902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132452073269571" calcext:value-type="float">
            <text:p>-0.0013245207326957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133625572475833" calcext:value-type="float">
            <text:p>-0.00133625572475833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969830562222096" calcext:value-type="float">
            <text:p>-0.00096983056222209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169324794184954" calcext:value-type="float">
            <text:p>-0.00169324794184954</text:p>
          </table:table-cell>
          <table:table-cell office:value-type="float" office:value="0.14" calcext:value-type="float">
            <text:p>0.14</text:p>
          </table:table-cell>
          <table:table-cell office:value-type="float" office:value="-0.00170912955745823" calcext:value-type="float">
            <text:p>-0.0017091295574582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133868558582095" calcext:value-type="float">
            <text:p>-0.001338685585820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206596923231586" calcext:value-type="float">
            <text:p>-0.00206596923231586</text:p>
          </table:table-cell>
          <table:table-cell office:value-type="float" office:value="0.15" calcext:value-type="float">
            <text:p>0.15</text:p>
          </table:table-cell>
          <table:table-cell office:value-type="float" office:value="-0.0020861347170789" calcext:value-type="float">
            <text:p>-0.0020861347170789</text:p>
          </table:table-cell>
          <table:table-cell office:value-type="float" office:value="0.14" calcext:value-type="float">
            <text:p>0.14</text:p>
          </table:table-cell>
          <table:table-cell office:value-type="float" office:value="-0.00171158526176156" calcext:value-type="float">
            <text:p>-0.0017115852617615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244402447160392" calcext:value-type="float">
            <text:p>-0.00244402447160392</text:p>
          </table:table-cell>
          <table:table-cell office:value-type="float" office:value="0.16" calcext:value-type="float">
            <text:p>0.16</text:p>
          </table:table-cell>
          <table:table-cell office:value-type="float" office:value="-0.00246736164549978" calcext:value-type="float">
            <text:p>-0.00246736164549978</text:p>
          </table:table-cell>
          <table:table-cell office:value-type="float" office:value="0.15" calcext:value-type="float">
            <text:p>0.15</text:p>
          </table:table-cell>
          <table:table-cell office:value-type="float" office:value="-0.00208861735046389" calcext:value-type="float">
            <text:p>-0.0020886173504638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282977203392868" calcext:value-type="float">
            <text:p>-0.00282977203392868</text:p>
          </table:table-cell>
          <table:table-cell office:value-type="float" office:value="0.17" calcext:value-type="float">
            <text:p>0.17</text:p>
          </table:table-cell>
          <table:table-cell office:value-type="float" office:value="-0.00285290305299137" calcext:value-type="float">
            <text:p>-0.00285290305299137</text:p>
          </table:table-cell>
          <table:table-cell office:value-type="float" office:value="0.16" calcext:value-type="float">
            <text:p>0.16</text:p>
          </table:table-cell>
          <table:table-cell office:value-type="float" office:value="-0.00246987199956745" calcext:value-type="float">
            <text:p>-0.0024698719995674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321903659213294" calcext:value-type="float">
            <text:p>-0.00321903659213294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24285414966041" calcext:value-type="float">
            <text:p>-0.00324285414966041</text:p>
          </table:table-cell>
          <table:table-cell office:value-type="float" office:value="0.17" calcext:value-type="float">
            <text:p>0.17</text:p>
          </table:table-cell>
          <table:table-cell office:value-type="float" office:value="-0.00285544183325519" calcext:value-type="float">
            <text:p>-0.0028554418332551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36127738369696" calcext:value-type="float">
            <text:p>-0.0036127738369696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63731276978096" calcext:value-type="float">
            <text:p>-0.00363731276978096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24542203639049" calcext:value-type="float">
            <text:p>-0.003245422036390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401109696712788" calcext:value-type="float">
            <text:p>-0.00401109696712788</text:p>
          </table:table-cell>
          <table:table-cell office:value-type="float" office:value="0.2" calcext:value-type="float">
            <text:p>0.2</text:p>
          </table:table-cell>
          <table:table-cell office:value-type="float" office:value="-0.00403637947407109" calcext:value-type="float">
            <text:p>-0.00403637947407109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63991044080026" calcext:value-type="float">
            <text:p>-0.0036399104408002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3997157064615" calcext:value-type="float">
            <text:p>-0.003997157064615</text:p>
          </table:table-cell>
          <table:table-cell office:value-type="float" office:value="0.2025" calcext:value-type="float">
            <text:p>0.2025</text:p>
          </table:table-cell>
          <table:table-cell office:value-type="float" office:value="-0.00403300702885262" calcext:value-type="float">
            <text:p>-0.00403300702885262</text:p>
            <draw:frame draw:z-index="0" draw:style-name="gr1" draw:text-style-name="P1" svg:width="6.2988in" svg:height="3.5429in" svg:x="0.2602in" svg:y="0.1366in">
              <draw:object draw:notify-on-update-of-ranges="sumFz.A2:sumFz.A2 sumFz.E2:sumFz.E166 sumFz.E1:sumFz.F1 sumFz.F2:sumFz.F166 sumFz.C2:sumFz.C66 sumFz.C1:sumFz.D1 sumFz.D2:sumFz.D66 sumFz.A2:sumFz.A60 sumFz.A1:sumFz.B1 sumFz.B2:sumFz.B6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office:value-type="float" office:value="0.2" calcext:value-type="float">
            <text:p>0.2</text:p>
          </table:table-cell>
          <table:table-cell office:value-type="float" office:value="-0.00403900761471127" calcext:value-type="float">
            <text:p>-0.0040390076147112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398238234620492" calcext:value-type="float">
            <text:p>-0.00398238234620492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0402953794834211" calcext:value-type="float">
            <text:p>-0.00402953794834211</text:p>
          </table:table-cell>
          <table:table-cell office:value-type="float" office:value="0.20125" calcext:value-type="float">
            <text:p>0.20125</text:p>
          </table:table-cell>
          <table:table-cell office:value-type="float" office:value="-0.00403733297373459" calcext:value-type="float">
            <text:p>-0.0040373329737345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396683720486724" calcext:value-type="float">
            <text:p>-0.00396683720486724</text:p>
          </table:table-cell>
          <table:table-cell office:value-type="float" office:value="0.21" calcext:value-type="float">
            <text:p>0.21</text:p>
          </table:table-cell>
          <table:table-cell office:value-type="float" office:value="-0.00402237071148447" calcext:value-type="float">
            <text:p>-0.00402237071148447</text:p>
          </table:table-cell>
          <table:table-cell office:value-type="float" office:value="0.2025" calcext:value-type="float">
            <text:p>0.2025</text:p>
          </table:table-cell>
          <table:table-cell office:value-type="float" office:value="-0.00403563219995847" calcext:value-type="float">
            <text:p>-0.0040356321999584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394152395549177" calcext:value-type="float">
            <text:p>-0.00394152395549177</text:p>
          </table:table-cell>
          <table:table-cell office:value-type="float" office:value="0.215" calcext:value-type="float">
            <text:p>0.215</text:p>
          </table:table-cell>
          <table:table-cell office:value-type="float" office:value="-0.00401499491544632" calcext:value-type="float">
            <text:p>-0.00401499491544632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-0.0040339072682516" calcext:value-type="float">
            <text:p>-0.004033907268251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390969599350427" calcext:value-type="float">
            <text:p>-0.00390969599350427</text:p>
          </table:table-cell>
          <table:table-cell office:value-type="float" office:value="0.22" calcext:value-type="float">
            <text:p>0.22</text:p>
          </table:table-cell>
          <table:table-cell office:value-type="float" office:value="-0.00400752275505389" calcext:value-type="float">
            <text:p>-0.00400752275505389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0403216011368859" calcext:value-type="float">
            <text:p>-0.0040321601136885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387556603788518" calcext:value-type="float">
            <text:p>-0.00387556603788518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99189595694243" calcext:value-type="float">
            <text:p>-0.00399189595694243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-0.00403039263539789" calcext:value-type="float">
            <text:p>-0.0040303926353978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384293761449047" calcext:value-type="float">
            <text:p>-0.00384293761449047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6641900341443" calcext:value-type="float">
            <text:p>-0.00396641900341443</text:p>
          </table:table-cell>
          <table:table-cell office:value-type="float" office:value="0.2075" calcext:value-type="float">
            <text:p>0.2075</text:p>
          </table:table-cell>
          <table:table-cell office:value-type="float" office:value="-0.0040286067002345" calcext:value-type="float">
            <text:p>-0.004028606700234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381623969519478" calcext:value-type="float">
            <text:p>-0.00381623969519478</text:p>
          </table:table-cell>
          <table:table-cell office:value-type="float" office:value="0.25" calcext:value-type="float">
            <text:p>0.25</text:p>
          </table:table-cell>
          <table:table-cell office:value-type="float" office:value="-0.00393437603410413" calcext:value-type="float">
            <text:p>-0.00393437603410413</text:p>
          </table:table-cell>
          <table:table-cell office:value-type="float" office:value="0.20875" calcext:value-type="float">
            <text:p>0.20875</text:p>
          </table:table-cell>
          <table:table-cell office:value-type="float" office:value="-0.00402680414629048" calcext:value-type="float">
            <text:p>-0.0040268041462904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37954637767903" calcext:value-type="float">
            <text:p>-0.0037954637767903</text:p>
          </table:table-cell>
          <table:table-cell office:value-type="float" office:value="0.26" calcext:value-type="float">
            <text:p>0.26</text:p>
          </table:table-cell>
          <table:table-cell office:value-type="float" office:value="-0.00390001064892958" calcext:value-type="float">
            <text:p>-0.00390001064892958</text:p>
          </table:table-cell>
          <table:table-cell office:value-type="float" office:value="0.21" calcext:value-type="float">
            <text:p>0.21</text:p>
          </table:table-cell>
          <table:table-cell office:value-type="float" office:value="-0.00402498678625635" calcext:value-type="float">
            <text:p>-0.0040249867862563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37780585774645" calcext:value-type="float">
            <text:p>-0.0037780585774645</text:p>
          </table:table-cell>
          <table:table-cell office:value-type="float" office:value="0.27" calcext:value-type="float">
            <text:p>0.27</text:p>
          </table:table-cell>
          <table:table-cell office:value-type="float" office:value="-0.00386715499033385" calcext:value-type="float">
            <text:p>-0.00386715499033385</text:p>
          </table:table-cell>
          <table:table-cell office:value-type="float" office:value="0.21125" calcext:value-type="float">
            <text:p>0.21125</text:p>
          </table:table-cell>
          <table:table-cell office:value-type="float" office:value="-0.00402315641064524" calcext:value-type="float">
            <text:p>-0.0040231564106452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0377108836684944" calcext:value-type="float">
            <text:p>-0.00377108836684944</text:p>
          </table:table-cell>
          <table:table-cell office:value-type="float" office:value="0.28" calcext:value-type="float">
            <text:p>0.28</text:p>
          </table:table-cell>
          <table:table-cell office:value-type="float" office:value="-0.00383962470550483" calcext:value-type="float">
            <text:p>-0.00383962470550483</text:p>
          </table:table-cell>
          <table:table-cell office:value-type="float" office:value="0.2125" calcext:value-type="float">
            <text:p>0.2125</text:p>
          </table:table-cell>
          <table:table-cell office:value-type="float" office:value="-0.00402131479089093" calcext:value-type="float">
            <text:p>-0.0040213147908909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0378395415625754" calcext:value-type="float">
            <text:p>-0.00378395415625754</text:p>
          </table:table-cell>
          <table:table-cell office:value-type="float" office:value="0.29" calcext:value-type="float">
            <text:p>0.29</text:p>
          </table:table-cell>
          <table:table-cell office:value-type="float" office:value="-0.00381871764635254" calcext:value-type="float">
            <text:p>-0.00381871764635254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-0.0040194636746064" calcext:value-type="float">
            <text:p>-0.004019463674606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0382726265752706" calcext:value-type="float">
            <text:p>-0.00382726265752706</text:p>
          </table:table-cell>
          <table:table-cell office:value-type="float" office:value="0.3" calcext:value-type="float">
            <text:p>0.3</text:p>
          </table:table-cell>
          <table:table-cell office:value-type="float" office:value="-0.00380125861355659" calcext:value-type="float">
            <text:p>-0.00380125861355659</text:p>
          </table:table-cell>
          <table:table-cell office:value-type="float" office:value="0.215" calcext:value-type="float">
            <text:p>0.215</text:p>
          </table:table-cell>
          <table:table-cell office:value-type="float" office:value="-0.00401760482179221" calcext:value-type="float">
            <text:p>-0.0040176048217922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0390257765147977" calcext:value-type="float">
            <text:p>-0.00390257765147977</text:p>
          </table:table-cell>
          <table:table-cell office:value-type="float" office:value="0.31" calcext:value-type="float">
            <text:p>0.31</text:p>
          </table:table-cell>
          <table:table-cell office:value-type="float" office:value="-0.00379496668387389" calcext:value-type="float">
            <text:p>-0.00379496668387389</text:p>
          </table:table-cell>
          <table:table-cell office:value-type="float" office:value="0.2175" calcext:value-type="float">
            <text:p>0.2175</text:p>
          </table:table-cell>
          <table:table-cell office:value-type="float" office:value="-0.00401387079549352" calcext:value-type="float">
            <text:p>-0.0040138707954935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400821997624988" calcext:value-type="float">
            <text:p>-0.00400821997624988</text:p>
          </table:table-cell>
          <table:table-cell office:value-type="float" office:value="0.32" calcext:value-type="float">
            <text:p>0.32</text:p>
          </table:table-cell>
          <table:table-cell office:value-type="float" office:value="-0.0038076040729584" calcext:value-type="float">
            <text:p>-0.0038076040729584</text:p>
          </table:table-cell>
          <table:table-cell office:value-type="float" office:value="0.22" calcext:value-type="float">
            <text:p>0.22</text:p>
          </table:table-cell>
          <table:table-cell office:value-type="float" office:value="-0.00401012647225837" calcext:value-type="float">
            <text:p>-0.0040101264722583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413795333650964" calcext:value-type="float">
            <text:p>-0.00413795333650964</text:p>
          </table:table-cell>
          <table:table-cell office:value-type="float" office:value="0.33" calcext:value-type="float">
            <text:p>0.33</text:p>
          </table:table-cell>
          <table:table-cell office:value-type="float" office:value="-0.00384996506133171" calcext:value-type="float">
            <text:p>-0.00384996506133171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04002661924831" calcext:value-type="float">
            <text:p>-0.00400266192483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0042883244450504" calcext:value-type="float">
            <text:p>-0.0042883244450504</text:p>
          </table:table-cell>
          <table:table-cell office:value-type="float" office:value="0.34" calcext:value-type="float">
            <text:p>0.34</text:p>
          </table:table-cell>
          <table:table-cell office:value-type="float" office:value="-0.0039244499585721" calcext:value-type="float">
            <text:p>-0.0039244499585721</text:p>
          </table:table-cell>
          <table:table-cell office:value-type="float" office:value="0.2275" calcext:value-type="float">
            <text:p>0.2275</text:p>
          </table:table-cell>
          <table:table-cell office:value-type="float" office:value="-0.00399896934724144" calcext:value-type="float">
            <text:p>-0.0039989693472414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00446054447273718" calcext:value-type="float">
            <text:p>-0.00446054447273718</text:p>
          </table:table-cell>
          <table:table-cell office:value-type="float" office:value="0.35" calcext:value-type="float">
            <text:p>0.35</text:p>
          </table:table-cell>
          <table:table-cell office:value-type="float" office:value="-0.00402960494246988" calcext:value-type="float">
            <text:p>-0.00402960494246988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-0.00399697275008287" calcext:value-type="float">
            <text:p>-0.0039969727500828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00465744635000508" calcext:value-type="float">
            <text:p>-0.00465744635000508</text:p>
          </table:table-cell>
          <table:table-cell office:value-type="float" office:value="0.36" calcext:value-type="float">
            <text:p>0.36</text:p>
          </table:table-cell>
          <table:table-cell office:value-type="float" office:value="-0.00415920327717125" calcext:value-type="float">
            <text:p>-0.00415920327717125</text:p>
          </table:table-cell>
          <table:table-cell office:value-type="float" office:value="0.229375" calcext:value-type="float">
            <text:p>0.229375</text:p>
          </table:table-cell>
          <table:table-cell office:value-type="float" office:value="-0.00399575240024344" calcext:value-type="float">
            <text:p>-0.003995752400243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0487731593661957" calcext:value-type="float">
            <text:p>-0.00487731593661957</text:p>
          </table:table-cell>
          <table:table-cell office:value-type="float" office:value="0.37" calcext:value-type="float">
            <text:p>0.37</text:p>
          </table:table-cell>
          <table:table-cell office:value-type="float" office:value="-0.00430950232332537" calcext:value-type="float">
            <text:p>-0.00430950232332537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99448585945676" calcext:value-type="float">
            <text:p>-0.0039944858594567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051176580617014" calcext:value-type="float">
            <text:p>-0.0051176580617014</text:p>
          </table:table-cell>
          <table:table-cell office:value-type="float" office:value="0.38" calcext:value-type="float">
            <text:p>0.38</text:p>
          </table:table-cell>
          <table:table-cell office:value-type="float" office:value="-0.0044817492736613" calcext:value-type="float">
            <text:p>-0.0044817492736613</text:p>
          </table:table-cell>
          <table:table-cell office:value-type="float" office:value="0.230625" calcext:value-type="float">
            <text:p>0.230625</text:p>
          </table:table-cell>
          <table:table-cell office:value-type="float" office:value="-0.00399317446932247" calcext:value-type="float">
            <text:p>-0.0039931744693224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00538271228764628" calcext:value-type="float">
            <text:p>-0.00538271228764628</text:p>
          </table:table-cell>
          <table:table-cell office:value-type="float" office:value="0.39" calcext:value-type="float">
            <text:p>0.39</text:p>
          </table:table-cell>
          <table:table-cell office:value-type="float" office:value="-0.00467803367245022" calcext:value-type="float">
            <text:p>-0.00467803367245022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-0.00399181955541138" calcext:value-type="float">
            <text:p>-0.0039918195554113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00568697210778185" calcext:value-type="float">
            <text:p>-0.00568697210778185</text:p>
          </table:table-cell>
          <table:table-cell office:value-type="float" office:value="0.4" calcext:value-type="float">
            <text:p>0.4</text:p>
          </table:table-cell>
          <table:table-cell office:value-type="float" office:value="-0.0048960010301261" calcext:value-type="float">
            <text:p>-0.0048960010301261</text:p>
          </table:table-cell>
          <table:table-cell office:value-type="float" office:value="0.231875" calcext:value-type="float">
            <text:p>0.231875</text:p>
          </table:table-cell>
          <table:table-cell office:value-type="float" office:value="-0.00399042242743258" calcext:value-type="float">
            <text:p>-0.0039904224274325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00603850395504848" calcext:value-type="float">
            <text:p>-0.00603850395504848</text:p>
          </table:table-cell>
          <table:table-cell office:value-type="float" office:value="0.41" calcext:value-type="float">
            <text:p>0.41</text:p>
          </table:table-cell>
          <table:table-cell office:value-type="float" office:value="-0.00513407666307431" calcext:value-type="float">
            <text:p>-0.00513407666307431</text:p>
          </table:table-cell>
          <table:table-cell office:value-type="float" office:value="0.2325" calcext:value-type="float">
            <text:p>0.2325</text:p>
          </table:table-cell>
          <table:table-cell office:value-type="float" office:value="-0.00398898437942174" calcext:value-type="float">
            <text:p>-0.003988984379421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0643468989599188" calcext:value-type="float">
            <text:p>-0.00643468989599188</text:p>
          </table:table-cell>
          <table:table-cell office:value-type="float" office:value="0.42" calcext:value-type="float">
            <text:p>0.42</text:p>
          </table:table-cell>
          <table:table-cell office:value-type="float" office:value="-0.00539719443592887" calcext:value-type="float">
            <text:p>-0.00539719443592887</text:p>
          </table:table-cell>
          <table:table-cell office:value-type="float" office:value="0.233125" calcext:value-type="float">
            <text:p>0.233125</text:p>
          </table:table-cell>
          <table:table-cell office:value-type="float" office:value="-0.00398750668994865" calcext:value-type="float">
            <text:p>-0.0039875066899486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0703954520655899" calcext:value-type="float">
            <text:p>-0.00703954520655899</text:p>
          </table:table-cell>
          <table:table-cell office:value-type="float" office:value="0.43" calcext:value-type="float">
            <text:p>0.43</text:p>
          </table:table-cell>
          <table:table-cell office:value-type="float" office:value="-0.00570410891092367" calcext:value-type="float">
            <text:p>-0.00570410891092367</text:p>
          </table:table-cell>
          <table:table-cell office:value-type="float" office:value="0.23375" calcext:value-type="float">
            <text:p>0.23375</text:p>
          </table:table-cell>
          <table:table-cell office:value-type="float" office:value="-0.00398599062234243" calcext:value-type="float">
            <text:p>-0.00398599062234243</text:p>
          </table:table-cell>
        </table:table-row>
        <table:table-row table:style-name="ro1">
          <table:table-cell office:value-type="float" office:value="0.460625" calcext:value-type="float">
            <text:p>0.460625</text:p>
          </table:table-cell>
          <table:table-cell office:value-type="float" office:value="-0.00717654416586179" calcext:value-type="float">
            <text:p>-0.00717654416586179</text:p>
          </table:table-cell>
          <table:table-cell office:value-type="float" office:value="0.44" calcext:value-type="float">
            <text:p>0.44</text:p>
          </table:table-cell>
          <table:table-cell office:value-type="float" office:value="-0.00605300340159285" calcext:value-type="float">
            <text:p>-0.0060530034015928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-0.00398443742493268" calcext:value-type="float">
            <text:p>-0.00398443742493268</text:p>
          </table:table-cell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-0.00723781875162541" calcext:value-type="float">
            <text:p>-0.00723781875162541</text:p>
          </table:table-cell>
          <table:table-cell office:value-type="float" office:value="0.445" calcext:value-type="float">
            <text:p>0.445</text:p>
          </table:table-cell>
          <table:table-cell office:value-type="float" office:value="-0.00624094519595998" calcext:value-type="float">
            <text:p>-0.00624094519595998</text:p>
          </table:table-cell>
          <table:table-cell office:value-type="float" office:value="0.235" calcext:value-type="float">
            <text:p>0.235</text:p>
          </table:table-cell>
          <table:table-cell office:value-type="float" office:value="-0.00398284833130511" calcext:value-type="float">
            <text:p>-0.00398284833130511</text:p>
          </table:table-cell>
        </table:table-row>
        <table:table-row table:style-name="ro1">
          <table:table-cell office:value-type="float" office:value="0.46109375" calcext:value-type="float">
            <text:p>0.46109375</text:p>
          </table:table-cell>
          <table:table-cell office:value-type="float" office:value="-0.00726764649489443" calcext:value-type="float">
            <text:p>-0.00726764649489443</text:p>
          </table:table-cell>
          <table:table-cell office:value-type="float" office:value="0.45" calcext:value-type="float">
            <text:p>0.45</text:p>
          </table:table-cell>
          <table:table-cell office:value-type="float" office:value="-0.0064455730760349" calcext:value-type="float">
            <text:p>-0.0064455730760349</text:p>
          </table:table-cell>
          <table:table-cell office:value-type="float" office:value="0.235625" calcext:value-type="float">
            <text:p>0.235625</text:p>
          </table:table-cell>
          <table:table-cell office:value-type="float" office:value="-0.00398122456057012" calcext:value-type="float">
            <text:p>-0.00398122456057012</text:p>
          </table:table-cell>
        </table:table-row>
        <table:table-row table:style-name="ro1">
          <table:table-cell office:value-type="float" office:value="0.46125" calcext:value-type="float">
            <text:p>0.46125</text:p>
          </table:table-cell>
          <table:table-cell office:value-type="float" office:value="-0.00733719349205753" calcext:value-type="float">
            <text:p>-0.00733719349205753</text:p>
          </table:table-cell>
          <table:table-cell office:value-type="float" office:value="0.4525" calcext:value-type="float">
            <text:p>0.4525</text:p>
          </table:table-cell>
          <table:table-cell office:value-type="float" office:value="-0.00655838100292089" calcext:value-type="float">
            <text:p>-0.00655838100292089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-0.00397956731764308" calcext:value-type="float">
            <text:p>-0.00397956731764308</text:p>
          </table:table-cell>
        </table:table-row>
        <table:table-row table:style-name="ro1">
          <table:table-cell office:value-type="float" office:value="0.46126953125" calcext:value-type="float">
            <text:p>0.46126953125</text:p>
          </table:table-cell>
          <table:table-cell office:value-type="float" office:value="-0.00736041635440618" calcext:value-type="float">
            <text:p>-0.00736041635440618</text:p>
          </table:table-cell>
          <table:table-cell office:value-type="float" office:value="0.455" calcext:value-type="float">
            <text:p>0.455</text:p>
          </table:table-cell>
          <table:table-cell office:value-type="float" office:value="-0.00668292814555049" calcext:value-type="float">
            <text:p>-0.00668292814555049</text:p>
          </table:table-cell>
          <table:table-cell office:value-type="float" office:value="0.236875" calcext:value-type="float">
            <text:p>0.236875</text:p>
          </table:table-cell>
          <table:table-cell office:value-type="float" office:value="-0.00397787779353508" calcext:value-type="float">
            <text:p>-0.00397787779353508</text:p>
          </table:table-cell>
        </table:table-row>
        <table:table-row table:style-name="ro1">
          <table:table-cell office:value-type="float" office:value="0.46127197265625" calcext:value-type="float">
            <text:p>0.46127197265625</text:p>
          </table:table-cell>
          <table:table-cell office:value-type="float" office:value="-0.00736695507025323" calcext:value-type="float">
            <text:p>-0.00736695507025323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-0.00675235423497995" calcext:value-type="float">
            <text:p>-0.00675235423497995</text:p>
          </table:table-cell>
          <table:table-cell office:value-type="float" office:value="0.2375" calcext:value-type="float">
            <text:p>0.2375</text:p>
          </table:table-cell>
          <table:table-cell office:value-type="float" office:value="-0.00397615716565288" calcext:value-type="float">
            <text:p>-0.00397615716565288</text:p>
          </table:table-cell>
        </table:table-row>
        <table:table-row table:style-name="ro1">
          <table:table-cell office:value-type="float" office:value="0.461272583007813" calcext:value-type="float">
            <text:p>0.461272583007813</text:p>
          </table:table-cell>
          <table:table-cell office:value-type="float" office:value="-0.00736964831176879" calcext:value-type="float">
            <text:p>-0.00736964831176879</text:p>
          </table:table-cell>
          <table:table-cell office:value-type="float" office:value="0.4575" calcext:value-type="float">
            <text:p>0.4575</text:p>
          </table:table-cell>
          <table:table-cell office:value-type="float" office:value="-0.00682939362300033" calcext:value-type="float">
            <text:p>-0.00682939362300033</text:p>
          </table:table-cell>
          <table:table-cell office:value-type="float" office:value="0.238125" calcext:value-type="float">
            <text:p>0.238125</text:p>
          </table:table-cell>
          <table:table-cell office:value-type="float" office:value="-0.00397440659810708" calcext:value-type="float">
            <text:p>-0.00397440659810708</text:p>
          </table:table-cell>
        </table:table-row>
        <table:table-row table:style-name="ro1">
          <table:table-cell office:value-type="float" office:value="0.461272888183594" calcext:value-type="float">
            <text:p>0.461272888183594</text:p>
          </table:table-cell>
          <table:table-cell office:value-type="float" office:value="-0.00737166278941874" calcext:value-type="float">
            <text:p>-0.00737166278941874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-0.00691823874035785" calcext:value-type="float">
            <text:p>-0.00691823874035785</text:p>
          </table:table-cell>
          <table:table-cell office:value-type="float" office:value="0.23875" calcext:value-type="float">
            <text:p>0.23875</text:p>
          </table:table-cell>
          <table:table-cell office:value-type="float" office:value="-0.00397262724202748" calcext:value-type="float">
            <text:p>-0.00397262724202748</text:p>
          </table:table-cell>
        </table:table-row>
        <table:table-row table:style-name="ro1">
          <table:table-cell office:value-type="float" office:value="0.461273040771485" calcext:value-type="float">
            <text:p>0.461273040771485</text:p>
          </table:table-cell>
          <table:table-cell office:value-type="float" office:value="-0.00737330287520125" calcext:value-type="float">
            <text:p>-0.00737330287520125</text:p>
          </table:table-cell>
          <table:table-cell office:value-type="float" office:value="0.46" calcext:value-type="float">
            <text:p>0.46</text:p>
          </table:table-cell>
          <table:table-cell office:value-type="float" office:value="-0.00703473853320007" calcext:value-type="float">
            <text:p>-0.00703473853320007</text:p>
          </table:table-cell>
          <table:table-cell office:value-type="float" office:value="0.239375" calcext:value-type="float">
            <text:p>0.239375</text:p>
          </table:table-cell>
          <table:table-cell office:value-type="float" office:value="-0.00397082023588464" calcext:value-type="float">
            <text:p>-0.00397082023588464</text:p>
          </table:table-cell>
        </table:table-row>
        <table:table-row table:style-name="ro1">
          <table:table-cell office:value-type="float" office:value="0.461273078918457" calcext:value-type="float">
            <text:p>0.461273078918457</text:p>
          </table:table-cell>
          <table:table-cell office:value-type="float" office:value="-0.00737398631526019" calcext:value-type="float">
            <text:p>-0.00737398631526019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-0.007125204363221" calcext:value-type="float">
            <text:p>-0.007125204363221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6898670581692" calcext:value-type="float">
            <text:p>-0.00396898670581692</text:p>
          </table:table-cell>
        </table:table-row>
        <table:table-row table:style-name="ro1">
          <table:table-cell office:value-type="float" office:value="0.461273097991944" calcext:value-type="float">
            <text:p>0.461273097991944</text:p>
          </table:table-cell>
          <table:table-cell office:value-type="float" office:value="-0.0073745093052415" calcext:value-type="float">
            <text:p>-0.007374509305241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-0.00722599036278258" calcext:value-type="float">
            <text:p>-0.00722599036278258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-0.00396712776596197" calcext:value-type="float">
            <text:p>-0.00396712776596197</text:p>
          </table:table-cell>
        </table:table-row>
        <table:table-row table:style-name="ro1">
          <table:table-cell office:value-type="float" office:value="0.461273107528687" calcext:value-type="float">
            <text:p>0.461273107528687</text:p>
          </table:table-cell>
          <table:table-cell office:value-type="float" office:value="-0.00737497023482442" calcext:value-type="float">
            <text:p>-0.00737497023482442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00730297563781807" calcext:value-type="float">
            <text:p>-0.00730297563781807</text:p>
          </table:table-cell>
          <table:table-cell office:value-type="float" office:value="0.24125" calcext:value-type="float">
            <text:p>0.24125</text:p>
          </table:table-cell>
          <table:table-cell office:value-type="float" office:value="-0.0039652445187922" calcext:value-type="float">
            <text:p>-0.0039652445187922</text:p>
          </table:table-cell>
        </table:table-row>
        <table:table-row table:style-name="ro1">
          <table:table-cell table:number-columns-repeated="2"/>
          <table:table-cell office:value-type="float" office:value="0.461328125" calcext:value-type="float">
            <text:p>0.461328125</text:p>
          </table:table-cell>
          <table:table-cell office:value-type="float" office:value="-0.00733122637940881" calcext:value-type="float">
            <text:p>-0.00733122637940881</text:p>
          </table:table-cell>
          <table:table-cell office:value-type="float" office:value="0.241875" calcext:value-type="float">
            <text:p>0.241875</text:p>
          </table:table-cell>
          <table:table-cell office:value-type="float" office:value="-0.00396333805545333" calcext:value-type="float">
            <text:p>-0.00396333805545333</text:p>
          </table:table-cell>
        </table:table-row>
        <table:table-row table:style-name="ro1">
          <table:table-cell table:number-columns-repeated="2"/>
          <table:table-cell office:value-type="float" office:value="0.46140625" calcext:value-type="float">
            <text:p>0.46140625</text:p>
          </table:table-cell>
          <table:table-cell office:value-type="float" office:value="-0.00739224368507396" calcext:value-type="float">
            <text:p>-0.00739224368507396</text:p>
          </table:table-cell>
          <table:table-cell office:value-type="float" office:value="0.2425" calcext:value-type="float">
            <text:p>0.2425</text:p>
          </table:table-cell>
          <table:table-cell office:value-type="float" office:value="-0.00396140945610549" calcext:value-type="float">
            <text:p>-0.00396140945610549</text:p>
          </table:table-cell>
        </table:table-row>
        <table:table-row table:style-name="ro1">
          <table:table-cell table:number-columns-repeated="2"/>
          <table:table-cell office:value-type="float" office:value="0.461407470703125" calcext:value-type="float">
            <text:p>0.461407470703125</text:p>
          </table:table-cell>
          <table:table-cell office:value-type="float" office:value="-0.00739660874659875" calcext:value-type="float">
            <text:p>-0.00739660874659875</text:p>
          </table:table-cell>
          <table:table-cell office:value-type="float" office:value="0.243125" calcext:value-type="float">
            <text:p>0.243125</text:p>
          </table:table-cell>
          <table:table-cell office:value-type="float" office:value="-0.00395945979026639" calcext:value-type="float">
            <text:p>-0.00395945979026639</text:p>
          </table:table-cell>
        </table:table-row>
        <table:table-row table:style-name="ro1">
          <table:table-cell table:number-columns-repeated="2"/>
          <table:table-cell office:value-type="float" office:value="0.461408081054688" calcext:value-type="float">
            <text:p>0.461408081054688</text:p>
          </table:table-cell>
          <table:table-cell office:value-type="float" office:value="-0.00740080649797496" calcext:value-type="float">
            <text:p>-0.00740080649797496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-0.00395749011715572" calcext:value-type="float">
            <text:p>-0.00395749011715572</text:p>
          </table:table-cell>
        </table:table-row>
        <table:table-row table:style-name="ro1">
          <table:table-cell table:number-columns-repeated="2"/>
          <table:table-cell office:value-type="float" office:value="0.461408157348633" calcext:value-type="float">
            <text:p>0.461408157348633</text:p>
          </table:table-cell>
          <table:table-cell office:value-type="float" office:value="-0.00740209886217108" calcext:value-type="float">
            <text:p>-0.00740209886217108</text:p>
          </table:table-cell>
          <table:table-cell office:value-type="float" office:value="0.244375" calcext:value-type="float">
            <text:p>0.244375</text:p>
          </table:table-cell>
          <table:table-cell office:value-type="float" office:value="-0.00395550148604071" calcext:value-type="float">
            <text:p>-0.00395550148604071</text:p>
          </table:table-cell>
        </table:table-row>
        <table:table-row table:style-name="ro1">
          <table:table-cell table:number-columns-repeated="2"/>
          <table:table-cell office:value-type="float" office:value="0.461408176422119" calcext:value-type="float">
            <text:p>0.461408176422119</text:p>
          </table:table-cell>
          <table:table-cell office:value-type="float" office:value="-0.00740278307800854" calcext:value-type="float">
            <text:p>-0.00740278307800854</text:p>
          </table:table-cell>
          <table:table-cell office:value-type="float" office:value="0.245" calcext:value-type="float">
            <text:p>0.245</text:p>
          </table:table-cell>
          <table:table-cell office:value-type="float" office:value="-0.00395349493658208" calcext:value-type="float">
            <text:p>-0.00395349493658208</text:p>
          </table:table-cell>
        </table:table-row>
        <table:table-row table:style-name="ro1">
          <table:table-cell table:number-columns-repeated="4"/>
          <table:table-cell office:value-type="float" office:value="0.245625" calcext:value-type="float">
            <text:p>0.245625</text:p>
          </table:table-cell>
          <table:table-cell office:value-type="float" office:value="-0.00395147149918013" calcext:value-type="float">
            <text:p>-0.00395147149918013</text:p>
          </table:table-cell>
        </table:table-row>
        <table:table-row table:style-name="ro1">
          <table:table-cell table:number-columns-repeated="4"/>
          <table:table-cell office:value-type="float" office:value="0.24625" calcext:value-type="float">
            <text:p>0.24625</text:p>
          </table:table-cell>
          <table:table-cell office:value-type="float" office:value="-0.00394943219532058" calcext:value-type="float">
            <text:p>-0.00394943219532058</text:p>
          </table:table-cell>
        </table:table-row>
        <table:table-row table:style-name="ro1">
          <table:table-cell table:number-columns-repeated="4"/>
          <table:table-cell office:value-type="float" office:value="0.246875" calcext:value-type="float">
            <text:p>0.246875</text:p>
          </table:table-cell>
          <table:table-cell office:value-type="float" office:value="-0.00394737803791979" calcext:value-type="float">
            <text:p>-0.00394737803791979</text:p>
          </table:table-cell>
        </table:table-row>
        <table:table-row table:style-name="ro1">
          <table:table-cell table:number-columns-repeated="4"/>
          <table:table-cell office:value-type="float" office:value="0.2475" calcext:value-type="float">
            <text:p>0.2475</text:p>
          </table:table-cell>
          <table:table-cell office:value-type="float" office:value="-0.00394531003166911" calcext:value-type="float">
            <text:p>-0.00394531003166911</text:p>
          </table:table-cell>
        </table:table-row>
        <table:table-row table:style-name="ro1">
          <table:table-cell table:number-columns-repeated="4"/>
          <table:table-cell office:value-type="float" office:value="0.248125" calcext:value-type="float">
            <text:p>0.248125</text:p>
          </table:table-cell>
          <table:table-cell office:value-type="float" office:value="-0.00394322917337803" calcext:value-type="float">
            <text:p>-0.00394322917337803</text:p>
          </table:table-cell>
        </table:table-row>
        <table:table-row table:style-name="ro1">
          <table:table-cell table:number-columns-repeated="4"/>
          <table:table-cell office:value-type="float" office:value="0.24875" calcext:value-type="float">
            <text:p>0.24875</text:p>
          </table:table-cell>
          <table:table-cell office:value-type="float" office:value="-0.00394113645231593" calcext:value-type="float">
            <text:p>-0.00394113645231593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-0.00393691934329466" calcext:value-type="float">
            <text:p>-0.00393691934329466</text:p>
          </table:table-cell>
        </table:table-row>
        <table:table-row table:style-name="ro1">
          <table:table-cell table:number-columns-repeated="4"/>
          <table:table-cell office:value-type="float" office:value="0.25125" calcext:value-type="float">
            <text:p>0.25125</text:p>
          </table:table-cell>
          <table:table-cell office:value-type="float" office:value="-0.00393266648083468" calcext:value-type="float">
            <text:p>-0.00393266648083468</text:p>
          </table:table-cell>
        </table:table-row>
        <table:table-row table:style-name="ro1">
          <table:table-cell table:number-columns-repeated="4"/>
          <table:table-cell office:value-type="float" office:value="0.2525" calcext:value-type="float">
            <text:p>0.2525</text:p>
          </table:table-cell>
          <table:table-cell office:value-type="float" office:value="-0.00392838554208495" calcext:value-type="float">
            <text:p>-0.00392838554208495</text:p>
          </table:table-cell>
        </table:table-row>
        <table:table-row table:style-name="ro1">
          <table:table-cell table:number-columns-repeated="4"/>
          <table:table-cell office:value-type="float" office:value="0.25375" calcext:value-type="float">
            <text:p>0.25375</text:p>
          </table:table-cell>
          <table:table-cell office:value-type="float" office:value="-0.00392408411568872" calcext:value-type="float">
            <text:p>-0.00392408411568872</text:p>
          </table:table-cell>
        </table:table-row>
        <table:table-row table:style-name="ro1">
          <table:table-cell table:number-columns-repeated="4"/>
          <table:table-cell office:value-type="float" office:value="0.255" calcext:value-type="float">
            <text:p>0.255</text:p>
          </table:table-cell>
          <table:table-cell office:value-type="float" office:value="-0.0039197697121964" calcext:value-type="float">
            <text:p>-0.0039197697121964</text:p>
          </table:table-cell>
        </table:table-row>
        <table:table-row table:style-name="ro1">
          <table:table-cell table:number-columns-repeated="4"/>
          <table:table-cell office:value-type="float" office:value="0.25625" calcext:value-type="float">
            <text:p>0.25625</text:p>
          </table:table-cell>
          <table:table-cell office:value-type="float" office:value="-0.00391544977430373" calcext:value-type="float">
            <text:p>-0.00391544977430373</text:p>
          </table:table-cell>
        </table:table-row>
        <table:table-row table:style-name="ro1">
          <table:table-cell table:number-columns-repeated="4"/>
          <table:table-cell office:value-type="float" office:value="0.257499999999999" calcext:value-type="float">
            <text:p>0.257499999999999</text:p>
          </table:table-cell>
          <table:table-cell office:value-type="float" office:value="-0.00391113168690633" calcext:value-type="float">
            <text:p>-0.00391113168690633</text:p>
          </table:table-cell>
        </table:table-row>
        <table:table-row table:style-name="ro1">
          <table:table-cell table:number-columns-repeated="4"/>
          <table:table-cell office:value-type="float" office:value="0.258749999999999" calcext:value-type="float">
            <text:p>0.258749999999999</text:p>
          </table:table-cell>
          <table:table-cell office:value-type="float" office:value="-0.00390682278696389" calcext:value-type="float">
            <text:p>-0.00390682278696389</text:p>
          </table:table-cell>
        </table:table-row>
        <table:table-row table:style-name="ro1">
          <table:table-cell table:number-columns-repeated="4"/>
          <table:table-cell office:value-type="float" office:value="0.259999999999999" calcext:value-type="float">
            <text:p>0.259999999999999</text:p>
          </table:table-cell>
          <table:table-cell office:value-type="float" office:value="-0.00390253037316846" calcext:value-type="float">
            <text:p>-0.00390253037316846</text:p>
          </table:table-cell>
        </table:table-row>
        <table:table-row table:style-name="ro1">
          <table:table-cell table:number-columns-repeated="4"/>
          <table:table-cell office:value-type="float" office:value="0.269999999999999" calcext:value-type="float">
            <text:p>0.269999999999999</text:p>
          </table:table-cell>
          <table:table-cell office:value-type="float" office:value="-0.00386965508689549" calcext:value-type="float">
            <text:p>-0.00386965508689549</text:p>
          </table:table-cell>
        </table:table-row>
        <table:table-row table:style-name="ro1">
          <table:table-cell table:number-columns-repeated="4"/>
          <table:table-cell office:value-type="float" office:value="0.279999999999999" calcext:value-type="float">
            <text:p>0.279999999999999</text:p>
          </table:table-cell>
          <table:table-cell office:value-type="float" office:value="-0.00384204716405573" calcext:value-type="float">
            <text:p>-0.00384204716405573</text:p>
          </table:table-cell>
        </table:table-row>
        <table:table-row table:style-name="ro1">
          <table:table-cell table:number-columns-repeated="4"/>
          <table:table-cell office:value-type="float" office:value="0.289999999999999" calcext:value-type="float">
            <text:p>0.289999999999999</text:p>
          </table:table-cell>
          <table:table-cell office:value-type="float" office:value="-0.00382113810498456" calcext:value-type="float">
            <text:p>-0.00382113810498456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0038036912314452" calcext:value-type="float">
            <text:p>-0.0038036912314452</text:p>
          </table:table-cell>
        </table:table-row>
        <table:table-row table:style-name="ro1">
          <table:table-cell table:number-columns-repeated="4"/>
          <table:table-cell office:value-type="float" office:value="0.309999999999999" calcext:value-type="float">
            <text:p>0.309999999999999</text:p>
          </table:table-cell>
          <table:table-cell office:value-type="float" office:value="-0.00379738234031956" calcext:value-type="float">
            <text:p>-0.00379738234031956</text:p>
          </table:table-cell>
        </table:table-row>
        <table:table-row table:style-name="ro1">
          <table:table-cell table:number-columns-repeated="4"/>
          <table:table-cell office:value-type="float" office:value="0.319999999999999" calcext:value-type="float">
            <text:p>0.319999999999999</text:p>
          </table:table-cell>
          <table:table-cell office:value-type="float" office:value="-0.00380999996978984" calcext:value-type="float">
            <text:p>-0.00380999996978984</text:p>
          </table:table-cell>
        </table:table-row>
        <table:table-row table:style-name="ro1">
          <table:table-cell table:number-columns-repeated="4"/>
          <table:table-cell office:value-type="float" office:value="0.329999999999999" calcext:value-type="float">
            <text:p>0.329999999999999</text:p>
          </table:table-cell>
          <table:table-cell office:value-type="float" office:value="-0.00385226158001969" calcext:value-type="float">
            <text:p>-0.00385226158001969</text:p>
          </table:table-cell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office:value-type="float" office:value="-0.00392666006473433" calcext:value-type="float">
            <text:p>-0.00392666006473433</text:p>
          </table:table-cell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-0.004031726613686" calcext:value-type="float">
            <text:p>-0.004031726613686</text:p>
          </table:table-cell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office:value-type="float" office:value="-0.00416131083431636" calcext:value-type="float">
            <text:p>-0.00416131083431636</text:p>
          </table:table-cell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office:value-type="float" office:value="-0.00431159695273213" calcext:value-type="float">
            <text:p>-0.00431159695273213</text:p>
          </table:table-cell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office:value-type="float" office:value="-0.00448385806182054" calcext:value-type="float">
            <text:p>-0.00448385806182054</text:p>
          </table:table-cell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office:value-type="float" office:value="-0.00468016051523025" calcext:value-type="float">
            <text:p>-0.00468016051523025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0.00489808303255107" calcext:value-type="float">
            <text:p>-0.00489808303255107</text:p>
          </table:table-cell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office:value-type="float" office:value="-0.00513602347038334" calcext:value-type="float">
            <text:p>-0.00513602347038334</text:p>
          </table:table-cell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office:value-type="float" office:value="-0.00539902036446697" calcext:value-type="float">
            <text:p>-0.00539902036446697</text:p>
          </table:table-cell>
        </table:table-row>
        <table:table-row table:style-name="ro1">
          <table:table-cell table:number-columns-repeated="4"/>
          <table:table-cell office:value-type="float" office:value="0.425" calcext:value-type="float">
            <text:p>0.425</text:p>
          </table:table-cell>
          <table:table-cell office:value-type="float" office:value="-0.00554094224239377" calcext:value-type="float">
            <text:p>-0.00554094224239377</text:p>
          </table:table-cell>
        </table:table-row>
        <table:table-row table:style-name="ro1">
          <table:table-cell table:number-columns-repeated="4"/>
          <table:table-cell office:value-type="float" office:value="0.42625" calcext:value-type="float">
            <text:p>0.42625</text:p>
          </table:table-cell>
          <table:table-cell office:value-type="float" office:value="-0.00558131574971282" calcext:value-type="float">
            <text:p>-0.00558131574971282</text:p>
          </table:table-cell>
        </table:table-row>
        <table:table-row table:style-name="ro1">
          <table:table-cell table:number-columns-repeated="4"/>
          <table:table-cell office:value-type="float" office:value="0.426875" calcext:value-type="float">
            <text:p>0.426875</text:p>
          </table:table-cell>
          <table:table-cell office:value-type="float" office:value="-0.00560182299583489" calcext:value-type="float">
            <text:p>-0.00560182299583489</text:p>
          </table:table-cell>
        </table:table-row>
        <table:table-row table:style-name="ro1">
          <table:table-cell table:number-columns-repeated="4"/>
          <table:table-cell office:value-type="float" office:value="0.4275" calcext:value-type="float">
            <text:p>0.4275</text:p>
          </table:table-cell>
          <table:table-cell office:value-type="float" office:value="-0.00562242508093056" calcext:value-type="float">
            <text:p>-0.00562242508093056</text:p>
          </table:table-cell>
        </table:table-row>
        <table:table-row table:style-name="ro1">
          <table:table-cell table:number-columns-repeated="4"/>
          <table:table-cell office:value-type="float" office:value="0.428125" calcext:value-type="float">
            <text:p>0.428125</text:p>
          </table:table-cell>
          <table:table-cell office:value-type="float" office:value="-0.00564312432426403" calcext:value-type="float">
            <text:p>-0.00564312432426403</text:p>
          </table:table-cell>
        </table:table-row>
        <table:table-row table:style-name="ro1">
          <table:table-cell table:number-columns-repeated="4"/>
          <table:table-cell office:value-type="float" office:value="0.42875" calcext:value-type="float">
            <text:p>0.42875</text:p>
          </table:table-cell>
          <table:table-cell office:value-type="float" office:value="-0.00566391794691805" calcext:value-type="float">
            <text:p>-0.00566391794691805</text:p>
          </table:table-cell>
        </table:table-row>
        <table:table-row table:style-name="ro1">
          <table:table-cell table:number-columns-repeated="4"/>
          <table:table-cell office:value-type="float" office:value="0.429375" calcext:value-type="float">
            <text:p>0.429375</text:p>
          </table:table-cell>
          <table:table-cell office:value-type="float" office:value="-0.00568481928538527" calcext:value-type="float">
            <text:p>-0.00568481928538527</text:p>
          </table:table-cell>
        </table:table-row>
        <table:table-row table:style-name="ro1">
          <table:table-cell table:number-columns-repeated="4"/>
          <table:table-cell office:value-type="float" office:value="0.429999999999999" calcext:value-type="float">
            <text:p>0.429999999999999</text:p>
          </table:table-cell>
          <table:table-cell office:value-type="float" office:value="-0.00570582740923771" calcext:value-type="float">
            <text:p>-0.00570582740923771</text:p>
          </table:table-cell>
        </table:table-row>
        <table:table-row table:style-name="ro1">
          <table:table-cell table:number-columns-repeated="4"/>
          <table:table-cell office:value-type="float" office:value="0.43125" calcext:value-type="float">
            <text:p>0.43125</text:p>
          </table:table-cell>
          <table:table-cell office:value-type="float" office:value="-0.00574805564591861" calcext:value-type="float">
            <text:p>-0.00574805564591861</text:p>
          </table:table-cell>
        </table:table-row>
        <table:table-row table:style-name="ro1">
          <table:table-cell table:number-columns-repeated="4"/>
          <table:table-cell office:value-type="float" office:value="0.432499999999999" calcext:value-type="float">
            <text:p>0.432499999999999</text:p>
          </table:table-cell>
          <table:table-cell office:value-type="float" office:value="-0.00579058648999641" calcext:value-type="float">
            <text:p>-0.00579058648999641</text:p>
          </table:table-cell>
        </table:table-row>
        <table:table-row table:style-name="ro1">
          <table:table-cell table:number-columns-repeated="4"/>
          <table:table-cell office:value-type="float" office:value="0.433749999999999" calcext:value-type="float">
            <text:p>0.433749999999999</text:p>
          </table:table-cell>
          <table:table-cell office:value-type="float" office:value="-0.00583347609276909" calcext:value-type="float">
            <text:p>-0.00583347609276909</text:p>
          </table:table-cell>
        </table:table-row>
        <table:table-row table:style-name="ro1">
          <table:table-cell table:number-columns-repeated="4"/>
          <table:table-cell office:value-type="float" office:value="0.434999999999999" calcext:value-type="float">
            <text:p>0.434999999999999</text:p>
          </table:table-cell>
          <table:table-cell office:value-type="float" office:value="-0.00587675378934249" calcext:value-type="float">
            <text:p>-0.00587675378934249</text:p>
          </table:table-cell>
        </table:table-row>
        <table:table-row table:style-name="ro1">
          <table:table-cell table:number-columns-repeated="4"/>
          <table:table-cell office:value-type="float" office:value="0.436249999999999" calcext:value-type="float">
            <text:p>0.436249999999999</text:p>
          </table:table-cell>
          <table:table-cell office:value-type="float" office:value="-0.0059204534328201" calcext:value-type="float">
            <text:p>-0.0059204534328201</text:p>
          </table:table-cell>
        </table:table-row>
        <table:table-row table:style-name="ro1">
          <table:table-cell table:number-columns-repeated="4"/>
          <table:table-cell office:value-type="float" office:value="0.437499999999999" calcext:value-type="float">
            <text:p>0.437499999999999</text:p>
          </table:table-cell>
          <table:table-cell office:value-type="float" office:value="-0.00596461414026294" calcext:value-type="float">
            <text:p>-0.00596461414026294</text:p>
          </table:table-cell>
        </table:table-row>
        <table:table-row table:style-name="ro1">
          <table:table-cell table:number-columns-repeated="4"/>
          <table:table-cell office:value-type="float" office:value="0.438749999999999" calcext:value-type="float">
            <text:p>0.438749999999999</text:p>
          </table:table-cell>
          <table:table-cell office:value-type="float" office:value="-0.00600926827921714" calcext:value-type="float">
            <text:p>-0.00600926827921714</text:p>
          </table:table-cell>
        </table:table-row>
        <table:table-row table:style-name="ro1">
          <table:table-cell table:number-columns-repeated="4"/>
          <table:table-cell office:value-type="float" office:value="0.439999999999999" calcext:value-type="float">
            <text:p>0.439999999999999</text:p>
          </table:table-cell>
          <table:table-cell office:value-type="float" office:value="-0.00605449452985625" calcext:value-type="float">
            <text:p>-0.00605449452985625</text:p>
          </table:table-cell>
        </table:table-row>
        <table:table-row table:style-name="ro1">
          <table:table-cell table:number-columns-repeated="4"/>
          <table:table-cell office:value-type="float" office:value="0.441249999999999" calcext:value-type="float">
            <text:p>0.441249999999999</text:p>
          </table:table-cell>
          <table:table-cell office:value-type="float" office:value="-0.0061003413130365" calcext:value-type="float">
            <text:p>-0.0061003413130365</text:p>
          </table:table-cell>
        </table:table-row>
        <table:table-row table:style-name="ro1">
          <table:table-cell table:number-columns-repeated="4"/>
          <table:table-cell office:value-type="float" office:value="0.442499999999999" calcext:value-type="float">
            <text:p>0.442499999999999</text:p>
          </table:table-cell>
          <table:table-cell office:value-type="float" office:value="-0.00614687497509135" calcext:value-type="float">
            <text:p>-0.00614687497509135</text:p>
          </table:table-cell>
        </table:table-row>
        <table:table-row table:style-name="ro1">
          <table:table-cell table:number-columns-repeated="4"/>
          <table:table-cell office:value-type="float" office:value="0.443749999999999" calcext:value-type="float">
            <text:p>0.443749999999999</text:p>
          </table:table-cell>
          <table:table-cell office:value-type="float" office:value="-0.00619419360327688" calcext:value-type="float">
            <text:p>-0.00619419360327688</text:p>
          </table:table-cell>
        </table:table-row>
        <table:table-row table:style-name="ro1">
          <table:table-cell table:number-columns-repeated="4"/>
          <table:table-cell office:value-type="float" office:value="0.444999999999999" calcext:value-type="float">
            <text:p>0.444999999999999</text:p>
          </table:table-cell>
          <table:table-cell office:value-type="float" office:value="-0.00624238078921399" calcext:value-type="float">
            <text:p>-0.00624238078921399</text:p>
          </table:table-cell>
        </table:table-row>
        <table:table-row table:style-name="ro1">
          <table:table-cell table:number-columns-repeated="4"/>
          <table:table-cell office:value-type="float" office:value="0.446249999999999" calcext:value-type="float">
            <text:p>0.446249999999999</text:p>
          </table:table-cell>
          <table:table-cell office:value-type="float" office:value="-0.00629158491679431" calcext:value-type="float">
            <text:p>-0.00629158491679431</text:p>
          </table:table-cell>
        </table:table-row>
        <table:table-row table:style-name="ro1">
          <table:table-cell table:number-columns-repeated="4"/>
          <table:table-cell office:value-type="float" office:value="0.447499999999999" calcext:value-type="float">
            <text:p>0.447499999999999</text:p>
          </table:table-cell>
          <table:table-cell office:value-type="float" office:value="-0.00634193746772126" calcext:value-type="float">
            <text:p>-0.00634193746772126</text:p>
          </table:table-cell>
        </table:table-row>
        <table:table-row table:style-name="ro1">
          <table:table-cell table:number-columns-repeated="4"/>
          <table:table-cell office:value-type="float" office:value="0.448124999999999" calcext:value-type="float">
            <text:p>0.448124999999999</text:p>
          </table:table-cell>
          <table:table-cell office:value-type="float" office:value="-0.00636762560556964" calcext:value-type="float">
            <text:p>-0.00636762560556964</text:p>
          </table:table-cell>
        </table:table-row>
        <table:table-row table:style-name="ro1">
          <table:table-cell table:number-columns-repeated="4"/>
          <table:table-cell office:value-type="float" office:value="0.448749999999999" calcext:value-type="float">
            <text:p>0.448749999999999</text:p>
          </table:table-cell>
          <table:table-cell office:value-type="float" office:value="-0.00639366085715706" calcext:value-type="float">
            <text:p>-0.00639366085715706</text:p>
          </table:table-cell>
        </table:table-row>
        <table:table-row table:style-name="ro1">
          <table:table-cell table:number-columns-repeated="4"/>
          <table:table-cell office:value-type="float" office:value="0.449374999999999" calcext:value-type="float">
            <text:p>0.449374999999999</text:p>
          </table:table-cell>
          <table:table-cell office:value-type="float" office:value="-0.00642008390653329" calcext:value-type="float">
            <text:p>-0.00642008390653329</text:p>
          </table:table-cell>
        </table:table-row>
        <table:table-row table:style-name="ro1">
          <table:table-cell table:number-columns-repeated="4"/>
          <table:table-cell office:value-type="float" office:value="0.449999999999999" calcext:value-type="float">
            <text:p>0.449999999999999</text:p>
          </table:table-cell>
          <table:table-cell office:value-type="float" office:value="-0.00644693617391845" calcext:value-type="float">
            <text:p>-0.00644693617391845</text:p>
          </table:table-cell>
        </table:table-row>
        <table:table-row table:style-name="ro1">
          <table:table-cell table:number-columns-repeated="4"/>
          <table:table-cell office:value-type="float" office:value="0.451249999999999" calcext:value-type="float">
            <text:p>0.451249999999999</text:p>
          </table:table-cell>
          <table:table-cell office:value-type="float" office:value="-0.00650211430152784" calcext:value-type="float">
            <text:p>-0.00650211430152784</text:p>
          </table:table-cell>
        </table:table-row>
        <table:table-row table:style-name="ro1">
          <table:table-cell table:number-columns-repeated="4"/>
          <table:table-cell office:value-type="float" office:value="0.451874999999999" calcext:value-type="float">
            <text:p>0.451874999999999</text:p>
          </table:table-cell>
          <table:table-cell office:value-type="float" office:value="-0.00653054336324389" calcext:value-type="float">
            <text:p>-0.00653054336324389</text:p>
          </table:table-cell>
        </table:table-row>
        <table:table-row table:style-name="ro1">
          <table:table-cell table:number-columns-repeated="4"/>
          <table:table-cell office:value-type="float" office:value="0.452499999999999" calcext:value-type="float">
            <text:p>0.452499999999999</text:p>
          </table:table-cell>
          <table:table-cell office:value-type="float" office:value="-0.0065596067681147" calcext:value-type="float">
            <text:p>-0.0065596067681147</text:p>
          </table:table-cell>
        </table:table-row>
        <table:table-row table:style-name="ro1">
          <table:table-cell table:number-columns-repeated="4"/>
          <table:table-cell office:value-type="float" office:value="0.453124999999999" calcext:value-type="float">
            <text:p>0.453124999999999</text:p>
          </table:table-cell>
          <table:table-cell office:value-type="float" office:value="-0.00658939581341983" calcext:value-type="float">
            <text:p>-0.00658939581341983</text:p>
          </table:table-cell>
        </table:table-row>
        <table:table-row table:style-name="ro1">
          <table:table-cell table:number-columns-repeated="4"/>
          <table:table-cell office:value-type="float" office:value="0.453749999999999" calcext:value-type="float">
            <text:p>0.453749999999999</text:p>
          </table:table-cell>
          <table:table-cell office:value-type="float" office:value="-0.00661999065103229" calcext:value-type="float">
            <text:p>-0.00661999065103229</text:p>
          </table:table-cell>
        </table:table-row>
        <table:table-row table:style-name="ro1">
          <table:table-cell table:number-columns-repeated="4"/>
          <table:table-cell office:value-type="float" office:value="0.454374999999999" calcext:value-type="float">
            <text:p>0.454374999999999</text:p>
          </table:table-cell>
          <table:table-cell office:value-type="float" office:value="-0.00665150406630114" calcext:value-type="float">
            <text:p>-0.00665150406630114</text:p>
          </table:table-cell>
        </table:table-row>
        <table:table-row table:style-name="ro1">
          <table:table-cell table:number-columns-repeated="4"/>
          <table:table-cell office:value-type="float" office:value="0.454999999999999" calcext:value-type="float">
            <text:p>0.454999999999999</text:p>
          </table:table-cell>
          <table:table-cell office:value-type="float" office:value="-0.00668409362336003" calcext:value-type="float">
            <text:p>-0.00668409362336003</text:p>
          </table:table-cell>
        </table:table-row>
        <table:table-row table:style-name="ro1">
          <table:table-cell table:number-columns-repeated="4"/>
          <table:table-cell office:value-type="float" office:value="0.455624999999999" calcext:value-type="float">
            <text:p>0.455624999999999</text:p>
          </table:table-cell>
          <table:table-cell office:value-type="float" office:value="-0.00671793987483222" calcext:value-type="float">
            <text:p>-0.00671793987483222</text:p>
          </table:table-cell>
        </table:table-row>
        <table:table-row table:style-name="ro1">
          <table:table-cell table:number-columns-repeated="4"/>
          <table:table-cell office:value-type="float" office:value="0.456249999999999" calcext:value-type="float">
            <text:p>0.456249999999999</text:p>
          </table:table-cell>
          <table:table-cell office:value-type="float" office:value="-0.00675327631623377" calcext:value-type="float">
            <text:p>-0.00675327631623377</text:p>
          </table:table-cell>
        </table:table-row>
        <table:table-row table:style-name="ro1">
          <table:table-cell table:number-columns-repeated="4"/>
          <table:table-cell office:value-type="float" office:value="0.456874999999999" calcext:value-type="float">
            <text:p>0.456874999999999</text:p>
          </table:table-cell>
          <table:table-cell office:value-type="float" office:value="-0.00679042397203737" calcext:value-type="float">
            <text:p>-0.00679042397203737</text:p>
          </table:table-cell>
        </table:table-row>
        <table:table-row table:style-name="ro1">
          <table:table-cell table:number-columns-repeated="4"/>
          <table:table-cell office:value-type="float" office:value="0.457499999999999" calcext:value-type="float">
            <text:p>0.457499999999999</text:p>
          </table:table-cell>
          <table:table-cell office:value-type="float" office:value="-0.00682983448773018" calcext:value-type="float">
            <text:p>-0.00682983448773018</text:p>
          </table:table-cell>
        </table:table-row>
        <table:table-row table:style-name="ro1">
          <table:table-cell table:number-columns-repeated="4"/>
          <table:table-cell office:value-type="float" office:value="0.457812499999999" calcext:value-type="float">
            <text:p>0.457812499999999</text:p>
          </table:table-cell>
          <table:table-cell office:value-type="float" office:value="-0.00685056189742124" calcext:value-type="float">
            <text:p>-0.00685056189742124</text:p>
          </table:table-cell>
        </table:table-row>
        <table:table-row table:style-name="ro1">
          <table:table-cell table:number-columns-repeated="4"/>
          <table:table-cell office:value-type="float" office:value="0.458124999999999" calcext:value-type="float">
            <text:p>0.458124999999999</text:p>
          </table:table-cell>
          <table:table-cell office:value-type="float" office:value="-0.00687214849715067" calcext:value-type="float">
            <text:p>-0.00687214849715067</text:p>
          </table:table-cell>
        </table:table-row>
        <table:table-row table:style-name="ro1">
          <table:table-cell table:number-columns-repeated="4"/>
          <table:table-cell office:value-type="float" office:value="0.458437499999999" calcext:value-type="float">
            <text:p>0.458437499999999</text:p>
          </table:table-cell>
          <table:table-cell office:value-type="float" office:value="-0.00689473066497858" calcext:value-type="float">
            <text:p>-0.00689473066497858</text:p>
          </table:table-cell>
        </table:table-row>
        <table:table-row table:style-name="ro1">
          <table:table-cell table:number-columns-repeated="4"/>
          <table:table-cell office:value-type="float" office:value="0.458749999999999" calcext:value-type="float">
            <text:p>0.458749999999999</text:p>
          </table:table-cell>
          <table:table-cell office:value-type="float" office:value="-0.00691850084432103" calcext:value-type="float">
            <text:p>-0.00691850084432103</text:p>
          </table:table-cell>
        </table:table-row>
        <table:table-row table:style-name="ro1">
          <table:table-cell table:number-columns-repeated="4"/>
          <table:table-cell office:value-type="float" office:value="0.459062499999999" calcext:value-type="float">
            <text:p>0.459062499999999</text:p>
          </table:table-cell>
          <table:table-cell office:value-type="float" office:value="-0.00694373100251643" calcext:value-type="float">
            <text:p>-0.00694373100251643</text:p>
          </table:table-cell>
        </table:table-row>
        <table:table-row table:style-name="ro1">
          <table:table-cell table:number-columns-repeated="4"/>
          <table:table-cell office:value-type="float" office:value="0.459374999999999" calcext:value-type="float">
            <text:p>0.459374999999999</text:p>
          </table:table-cell>
          <table:table-cell office:value-type="float" office:value="-0.00697081490868442" calcext:value-type="float">
            <text:p>-0.00697081490868442</text:p>
          </table:table-cell>
        </table:table-row>
        <table:table-row table:style-name="ro1">
          <table:table-cell table:number-columns-repeated="4"/>
          <table:table-cell office:value-type="float" office:value="0.459687499999999" calcext:value-type="float">
            <text:p>0.459687499999999</text:p>
          </table:table-cell>
          <table:table-cell office:value-type="float" office:value="-0.0070003617943811" calcext:value-type="float">
            <text:p>-0.0070003617943811</text:p>
          </table:table-cell>
        </table:table-row>
        <table:table-row table:style-name="ro1">
          <table:table-cell table:number-columns-repeated="4"/>
          <table:table-cell office:value-type="float" office:value="0.459999999999999" calcext:value-type="float">
            <text:p>0.459999999999999</text:p>
          </table:table-cell>
          <table:table-cell office:value-type="float" office:value="-0.00703340975305572" calcext:value-type="float">
            <text:p>-0.00703340975305572</text:p>
          </table:table-cell>
        </table:table-row>
        <table:table-row table:style-name="ro1">
          <table:table-cell table:number-columns-repeated="4"/>
          <table:table-cell office:value-type="float" office:value="0.460156249999999" calcext:value-type="float">
            <text:p>0.460156249999999</text:p>
          </table:table-cell>
          <table:table-cell office:value-type="float" office:value="-0.00705174489690012" calcext:value-type="float">
            <text:p>-0.00705174489690012</text:p>
          </table:table-cell>
        </table:table-row>
        <table:table-row table:style-name="ro1">
          <table:table-cell table:number-columns-repeated="4"/>
          <table:table-cell office:value-type="float" office:value="0.460312499999999" calcext:value-type="float">
            <text:p>0.460312499999999</text:p>
          </table:table-cell>
          <table:table-cell office:value-type="float" office:value="-0.00707194469402817" calcext:value-type="float">
            <text:p>-0.00707194469402817</text:p>
          </table:table-cell>
        </table:table-row>
        <table:table-row table:style-name="ro1">
          <table:table-cell table:number-columns-repeated="4"/>
          <table:table-cell office:value-type="float" office:value="0.460468749999999" calcext:value-type="float">
            <text:p>0.460468749999999</text:p>
          </table:table-cell>
          <table:table-cell office:value-type="float" office:value="-0.00709472718903415" calcext:value-type="float">
            <text:p>-0.00709472718903415</text:p>
          </table:table-cell>
        </table:table-row>
        <table:table-row table:style-name="ro1">
          <table:table-cell table:number-columns-repeated="4"/>
          <table:table-cell office:value-type="float" office:value="0.460624999999999" calcext:value-type="float">
            <text:p>0.460624999999999</text:p>
          </table:table-cell>
          <table:table-cell office:value-type="float" office:value="-0.0071217136243603" calcext:value-type="float">
            <text:p>-0.0071217136243603</text:p>
          </table:table-cell>
        </table:table-row>
        <table:table-row table:style-name="ro1">
          <table:table-cell table:number-columns-repeated="4"/>
          <table:table-cell office:value-type="float" office:value="0.460703124999999" calcext:value-type="float">
            <text:p>0.460703124999999</text:p>
          </table:table-cell>
          <table:table-cell office:value-type="float" office:value="-0.00713790073323207" calcext:value-type="float">
            <text:p>-0.00713790073323207</text:p>
          </table:table-cell>
        </table:table-row>
        <table:table-row table:style-name="ro1">
          <table:table-cell table:number-columns-repeated="4"/>
          <table:table-cell office:value-type="float" office:value="0.460781249999999" calcext:value-type="float">
            <text:p>0.460781249999999</text:p>
          </table:table-cell>
          <table:table-cell office:value-type="float" office:value="-0.00715857059593292" calcext:value-type="float">
            <text:p>-0.00715857059593292</text:p>
          </table:table-cell>
        </table:table-row>
        <table:table-row table:style-name="ro1">
          <table:table-cell table:number-columns-repeated="4"/>
          <table:table-cell office:value-type="float" office:value="0.460859374999999" calcext:value-type="float">
            <text:p>0.460859374999999</text:p>
          </table:table-cell>
          <table:table-cell office:value-type="float" office:value="-0.00718790538492801" calcext:value-type="float">
            <text:p>-0.00718790538492801</text:p>
          </table:table-cell>
        </table:table-row>
        <table:table-row table:style-name="ro1">
          <table:table-cell table:number-columns-repeated="4"/>
          <table:table-cell office:value-type="float" office:value="0.460898437499999" calcext:value-type="float">
            <text:p>0.460898437499999</text:p>
          </table:table-cell>
          <table:table-cell office:value-type="float" office:value="-0.00721721586071594" calcext:value-type="float">
            <text:p>-0.00721721586071594</text:p>
          </table:table-cell>
        </table:table-row>
        <table:table-row table:style-name="ro1">
          <table:table-cell table:number-columns-repeated="4"/>
          <table:table-cell office:value-type="float" office:value="0.460937499999999" calcext:value-type="float">
            <text:p>0.460937499999999</text:p>
          </table:table-cell>
          <table:table-cell office:value-type="float" office:value="-0.00722459961585517" calcext:value-type="float">
            <text:p>-0.00722459961585517</text:p>
          </table:table-cell>
        </table:table-row>
        <table:table-row table:style-name="ro1">
          <table:table-cell table:number-columns-repeated="4"/>
          <table:table-cell office:value-type="float" office:value="0.461015624999999" calcext:value-type="float">
            <text:p>0.461015624999999</text:p>
          </table:table-cell>
          <table:table-cell office:value-type="float" office:value="-0.00724015904645774" calcext:value-type="float">
            <text:p>-0.00724015904645774</text:p>
          </table:table-cell>
        </table:table-row>
        <table:table-row table:style-name="ro1">
          <table:table-cell table:number-columns-repeated="4"/>
          <table:table-cell office:value-type="float" office:value="0.461093749999999" calcext:value-type="float">
            <text:p>0.461093749999999</text:p>
          </table:table-cell>
          <table:table-cell office:value-type="float" office:value="-0.00725711869589616" calcext:value-type="float">
            <text:p>-0.00725711869589616</text:p>
          </table:table-cell>
        </table:table-row>
        <table:table-row table:style-name="ro1">
          <table:table-cell table:number-columns-repeated="4"/>
          <table:table-cell office:value-type="float" office:value="0.461171874999999" calcext:value-type="float">
            <text:p>0.461171874999999</text:p>
          </table:table-cell>
          <table:table-cell office:value-type="float" office:value="-0.00727604328663656" calcext:value-type="float">
            <text:p>-0.00727604328663656</text:p>
          </table:table-cell>
        </table:table-row>
        <table:table-row table:style-name="ro1">
          <table:table-cell table:number-columns-repeated="4"/>
          <table:table-cell office:value-type="float" office:value="0.461249999999999" calcext:value-type="float">
            <text:p>0.461249999999999</text:p>
          </table:table-cell>
          <table:table-cell office:value-type="float" office:value="-0.00729790731264254" calcext:value-type="float">
            <text:p>-0.00729790731264254</text:p>
          </table:table-cell>
        </table:table-row>
        <table:table-row table:style-name="ro1">
          <table:table-cell table:number-columns-repeated="4"/>
          <table:table-cell office:value-type="float" office:value="0.461328124999999" calcext:value-type="float">
            <text:p>0.461328124999999</text:p>
          </table:table-cell>
          <table:table-cell office:value-type="float" office:value="-0.00732493297475588" calcext:value-type="float">
            <text:p>-0.00732493297475588</text:p>
          </table:table-cell>
        </table:table-row>
        <table:table-row table:style-name="ro1">
          <table:table-cell table:number-columns-repeated="4"/>
          <table:table-cell office:value-type="float" office:value="0.461367187499999" calcext:value-type="float">
            <text:p>0.461367187499999</text:p>
          </table:table-cell>
          <table:table-cell office:value-type="float" office:value="-0.00734224428422438" calcext:value-type="float">
            <text:p>-0.00734224428422438</text:p>
          </table:table-cell>
        </table:table-row>
        <table:table-row table:style-name="ro1">
          <table:table-cell table:number-columns-repeated="4"/>
          <table:table-cell office:value-type="float" office:value="0.461406249999999" calcext:value-type="float">
            <text:p>0.461406249999999</text:p>
          </table:table-cell>
          <table:table-cell office:value-type="float" office:value="-0.00736581860496454" calcext:value-type="float">
            <text:p>-0.00736581860496454</text:p>
          </table:table-cell>
        </table:table-row>
        <table:table-row table:style-name="ro1">
          <table:table-cell table:number-columns-repeated="4"/>
          <table:table-cell office:value-type="float" office:value="0.461425781249999" calcext:value-type="float">
            <text:p>0.461425781249999</text:p>
          </table:table-cell>
          <table:table-cell office:value-type="float" office:value="-0.00738504557285436" calcext:value-type="float">
            <text:p>-0.00738504557285436</text:p>
          </table:table-cell>
        </table:table-row>
        <table:table-row table:style-name="ro1">
          <table:table-cell table:number-columns-repeated="4"/>
          <table:table-cell office:value-type="float" office:value="0.461430664062499" calcext:value-type="float">
            <text:p>0.461430664062499</text:p>
          </table:table-cell>
          <table:table-cell office:value-type="float" office:value="-0.00739332927257141" calcext:value-type="float">
            <text:p>-0.00739332927257141</text:p>
          </table:table-cell>
        </table:table-row>
        <table:table-row table:style-name="ro1">
          <table:table-cell table:number-columns-repeated="4"/>
          <table:table-cell office:value-type="float" office:value="0.461433105468749" calcext:value-type="float">
            <text:p>0.461433105468749</text:p>
          </table:table-cell>
          <table:table-cell office:value-type="float" office:value="-0.00739979023537903" calcext:value-type="float">
            <text:p>-0.00739979023537903</text:p>
          </table:table-cell>
        </table:table-row>
        <table:table-row table:style-name="ro1">
          <table:table-cell table:number-columns-repeated="4"/>
          <table:table-cell office:value-type="float" office:value="0.461433715820311" calcext:value-type="float">
            <text:p>0.461433715820311</text:p>
          </table:table-cell>
          <table:table-cell office:value-type="float" office:value="-0.0074025778348758" calcext:value-type="float">
            <text:p>-0.0074025778348758</text:p>
          </table:table-cell>
        </table:table-row>
        <table:table-row table:style-name="ro1">
          <table:table-cell table:number-columns-repeated="4"/>
          <table:table-cell office:value-type="float" office:value="0.461434020996093" calcext:value-type="float">
            <text:p>0.461434020996093</text:p>
          </table:table-cell>
          <table:table-cell office:value-type="float" office:value="-0.00740472702771029" calcext:value-type="float">
            <text:p>-0.00740472702771029</text:p>
          </table:table-cell>
        </table:table-row>
        <table:table-row table:style-name="ro1">
          <table:table-cell table:number-columns-repeated="4"/>
          <table:table-cell office:value-type="float" office:value="0.461434173583983" calcext:value-type="float">
            <text:p>0.461434173583983</text:p>
          </table:table-cell>
          <table:table-cell office:value-type="float" office:value="-0.00740668943507732" calcext:value-type="float">
            <text:p>-0.00740668943507732</text:p>
          </table:table-cell>
        </table:table-row>
        <table:table-row table:style-name="ro1">
          <table:table-cell table:number-columns-repeated="4"/>
          <table:table-cell office:value-type="float" office:value="0.46143419265747" calcext:value-type="float">
            <text:p>0.46143419265747</text:p>
          </table:table-cell>
          <table:table-cell office:value-type="float" office:value="-0.00740717242285995" calcext:value-type="float">
            <text:p>-0.00740717242285995</text:p>
          </table:table-cell>
        </table:table-row>
        <table:table-row table:style-name="ro1">
          <table:table-cell table:number-columns-repeated="4"/>
          <table:table-cell office:value-type="float" office:value="0.461434202194213" calcext:value-type="float">
            <text:p>0.461434202194213</text:p>
          </table:table-cell>
          <table:table-cell office:value-type="float" office:value="-0.00740753599137276" calcext:value-type="float">
            <text:p>-0.00740753599137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2:25:57.788342935</meta:creation-date>
    <dc:date>2024-10-13T15:20:50.297260112</dc:date>
    <meta:editing-duration>PT2H19M23S</meta:editing-duration>
    <meta:editing-cycles>12</meta:editing-cycles>
    <meta:generator>LibreOffice/7.5.3.2$Linux_X86_64 LibreOffice_project/9f56dff12ba03b9acd7730a5a481eea045e468f3</meta:generator>
    <meta:document-statistic meta:table-count="5" meta:cell-count="292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Horizontal reaction force</text:p>
        </chart:title>
        <chart:legend chart:legend-position="start" loext:overlay="true" svg:x="2.694cm" svg:y="4.385cm" style:legend-expansion="custom" svg:width="2.568cm" svg:height="3.088cm" style:legend-expansion-aspect-ratio="0.83160621761658" chart:style-name="ch3"/>
        <chart:plot-area chart:style-name="ch4" table:cell-range-address="sumFx.A2:sumFx.A2 sumFx.E1:sumFx.F166 sumFx.A1:sumFx.D1 sumFx.D2:sumFx.D66 sumFx.B2:sumFx.B60" chart:data-source-has-labels="both" svg:x="1.331cm" svg:y="1.275cm" svg:width="14.349cm" svg:height="6.564cm">
          <chart:coordinate-region svg:x="2.72cm" svg:y="1.474cm" svg:width="12.72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x.A2:sumFx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x.F2:sumFx.F166" chart:label-cell-address="sumFx.E1:sumFx.F1" chart:class="chart:scatter">
            <chart:domain table:cell-range-address="sumFx.E2:sumFx.E166"/>
            <chart:data-point chart:repeated="165"/>
          </chart:series>
          <chart:series chart:style-name="ch11" chart:values-cell-range-address="sumFx.D2:sumFx.D66" chart:label-cell-address="sumFx.C1:sumFx.D1" chart:class="chart:scatter">
            <chart:domain table:cell-range-address="sumFx.C2:sumFx.C66"/>
            <chart:data-point chart:repeated="65"/>
          </chart:series>
          <chart:series chart:style-name="ch12" chart:values-cell-range-address="sumFx.B2:sumFx.B60" chart:label-cell-address="sumFx.A1:sumFx.B1" chart:class="chart:scatter">
            <chart:domain table:cell-range-address="sumFx.A2:sumFx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sumFx.E1:sumFx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sumFx.C1:sumFx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sumFx.A1:sumF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x.A2:sumFx.A2</svg:desc>
                </draw:g>
              </table:table-cell>
              <table:table-cell office:value-type="float" office:value="NaN">
                <text:p>NaN</text:p>
                <draw:g>
                  <svg:desc>sumFx.E2:sumFx.E166</svg:desc>
                </draw:g>
              </table:table-cell>
              <table:table-cell office:value-type="float" office:value="NaN">
                <text:p>NaN</text:p>
                <draw:g>
                  <svg:desc>sumFx.F2:sumFx.F166</svg:desc>
                </draw:g>
              </table:table-cell>
              <table:table-cell office:value-type="float" office:value="NaN">
                <text:p>NaN</text:p>
                <draw:g>
                  <svg:desc>sumFx.C2:sumFx.C66</svg:desc>
                </draw:g>
              </table:table-cell>
              <table:table-cell office:value-type="float" office:value="NaN">
                <text:p>NaN</text:p>
                <draw:g>
                  <svg:desc>sumFx.D2:sumFx.D66</svg:desc>
                </draw:g>
              </table:table-cell>
              <table:table-cell office:value-type="float" office:value="NaN">
                <text:p>NaN</text:p>
                <draw:g>
                  <svg:desc>sumFx.A2:sumFx.A60</svg:desc>
                </draw:g>
              </table:table-cell>
              <table:table-cell office:value-type="float" office:value="NaN">
                <text:p>NaN</text:p>
                <draw:g>
                  <svg:desc>sumFx.B2:sumFx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2.09570147946157E-019">
                <text:p>2.09570147946157E-019</text:p>
              </table:table-cell>
              <table:table-cell office:value-type="float" office:value="0.01">
                <text:p>0.01</text:p>
              </table:table-cell>
              <table:table-cell office:value-type="float" office:value="2.09570147946157E-019">
                <text:p>2.09570147946157E-019</text:p>
              </table:table-cell>
              <table:table-cell office:value-type="float" office:value="0.01">
                <text:p>0.01</text:p>
              </table:table-cell>
              <table:table-cell office:value-type="float" office:value="2.09570147946157E-019">
                <text:p>2.09570147946157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2.60949401990407E-019">
                <text:p>2.60949401990407E-019</text:p>
              </table:table-cell>
              <table:table-cell office:value-type="float" office:value="0.02">
                <text:p>0.02</text:p>
              </table:table-cell>
              <table:table-cell office:value-type="float" office:value="2.60949401990407E-019">
                <text:p>2.60949401990407E-019</text:p>
              </table:table-cell>
              <table:table-cell office:value-type="float" office:value="0.02">
                <text:p>0.02</text:p>
              </table:table-cell>
              <table:table-cell office:value-type="float" office:value="2.60949401990407E-019">
                <text:p>2.60949401990407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3.27620274120273E-019">
                <text:p>3.27620274120273E-019</text:p>
              </table:table-cell>
              <table:table-cell office:value-type="float" office:value="0.03">
                <text:p>0.03</text:p>
              </table:table-cell>
              <table:table-cell office:value-type="float" office:value="3.27620274120273E-019">
                <text:p>3.27620274120273E-019</text:p>
              </table:table-cell>
              <table:table-cell office:value-type="float" office:value="0.03">
                <text:p>0.03</text:p>
              </table:table-cell>
              <table:table-cell office:value-type="float" office:value="3.27620274120273E-019">
                <text:p>3.27620274120273E-019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3.56365309139094E-019">
                <text:p>3.56365309139094E-019</text:p>
              </table:table-cell>
              <table:table-cell office:value-type="float" office:value="0.04">
                <text:p>0.04</text:p>
              </table:table-cell>
              <table:table-cell office:value-type="float" office:value="3.56365309139094E-019">
                <text:p>3.56365309139094E-019</text:p>
              </table:table-cell>
              <table:table-cell office:value-type="float" office:value="0.04">
                <text:p>0.04</text:p>
              </table:table-cell>
              <table:table-cell office:value-type="float" office:value="3.56365309139094E-019">
                <text:p>3.56365309139094E-019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3.08928461397454E-019">
                <text:p>3.08928461397454E-019</text:p>
              </table:table-cell>
              <table:table-cell office:value-type="float" office:value="0.05">
                <text:p>0.05</text:p>
              </table:table-cell>
              <table:table-cell office:value-type="float" office:value="3.08928461397454E-019">
                <text:p>3.08928461397454E-019</text:p>
              </table:table-cell>
              <table:table-cell office:value-type="float" office:value="0.05">
                <text:p>0.05</text:p>
              </table:table-cell>
              <table:table-cell office:value-type="float" office:value="3.08928461397454E-019">
                <text:p>3.08928461397454E-01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3.42922097116544E-019">
                <text:p>3.42922097116544E-019</text:p>
              </table:table-cell>
              <table:table-cell office:value-type="float" office:value="0.06">
                <text:p>0.06</text:p>
              </table:table-cell>
              <table:table-cell office:value-type="float" office:value="3.42922097116544E-019">
                <text:p>3.42922097116544E-019</text:p>
              </table:table-cell>
              <table:table-cell office:value-type="float" office:value="0.06">
                <text:p>0.06</text:p>
              </table:table-cell>
              <table:table-cell office:value-type="float" office:value="3.42922097116544E-019">
                <text:p>3.42922097116544E-019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2.69253019112777E-019">
                <text:p>2.69253019112777E-019</text:p>
              </table:table-cell>
              <table:table-cell office:value-type="float" office:value="0.07">
                <text:p>0.07</text:p>
              </table:table-cell>
              <table:table-cell office:value-type="float" office:value="2.69253019112777E-019">
                <text:p>2.69253019112777E-019</text:p>
              </table:table-cell>
              <table:table-cell office:value-type="float" office:value="0.07">
                <text:p>0.07</text:p>
              </table:table-cell>
              <table:table-cell office:value-type="float" office:value="2.69253019112777E-019">
                <text:p>2.69253019112777E-019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3.74433977781285E-019">
                <text:p>3.74433977781285E-019</text:p>
              </table:table-cell>
              <table:table-cell office:value-type="float" office:value="0.08">
                <text:p>0.08</text:p>
              </table:table-cell>
              <table:table-cell office:value-type="float" office:value="3.74433977781285E-019">
                <text:p>3.74433977781285E-019</text:p>
              </table:table-cell>
              <table:table-cell office:value-type="float" office:value="0.08">
                <text:p>0.08</text:p>
              </table:table-cell>
              <table:table-cell office:value-type="float" office:value="3.74433977781285E-019">
                <text:p>3.74433977781285E-019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4.3554837917681E-019">
                <text:p>4.3554837917681E-019</text:p>
              </table:table-cell>
              <table:table-cell office:value-type="float" office:value="0.09">
                <text:p>0.09</text:p>
              </table:table-cell>
              <table:table-cell office:value-type="float" office:value="4.3554837917681E-019">
                <text:p>4.3554837917681E-019</text:p>
              </table:table-cell>
              <table:table-cell office:value-type="float" office:value="0.09">
                <text:p>0.09</text:p>
              </table:table-cell>
              <table:table-cell office:value-type="float" office:value="4.3554837917681E-019">
                <text:p>4.3554837917681E-019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2.2446373102239E-019">
                <text:p>-2.2446373102239E-019</text:p>
              </table:table-cell>
              <table:table-cell office:value-type="float" office:value="0.1">
                <text:p>0.1</text:p>
              </table:table-cell>
              <table:table-cell office:value-type="float" office:value="-4.74338450462408E-019">
                <text:p>-4.74338450462408E-019</text:p>
              </table:table-cell>
              <table:table-cell office:value-type="float" office:value="0.1">
                <text:p>0.1</text:p>
              </table:table-cell>
              <table:table-cell office:value-type="float" office:value="-1.49924831664011E-019">
                <text:p>-1.49924831664011E-019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-0.0000006560631403846">
                <text:p>-0.0000006560631403846</text:p>
              </table:table-cell>
              <table:table-cell office:value-type="float" office:value="0.11">
                <text:p>0.11</text:p>
              </table:table-cell>
              <table:table-cell office:value-type="float" office:value="-0.00000151107624229216">
                <text:p>-0.00000151107624229216</text:p>
              </table:table-cell>
              <table:table-cell office:value-type="float" office:value="0.11">
                <text:p>0.11</text:p>
              </table:table-cell>
              <table:table-cell office:value-type="float" office:value="-0.00000154373914826825">
                <text:p>-0.00000154373914826825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-0.00000151355335411836">
                <text:p>-0.00000151355335411836</text:p>
              </table:table-cell>
              <table:table-cell office:value-type="float" office:value="0.12">
                <text:p>0.12</text:p>
              </table:table-cell>
              <table:table-cell office:value-type="float" office:value="-0.0000032579532193358">
                <text:p>-0.0000032579532193358</text:p>
              </table:table-cell>
              <table:table-cell office:value-type="float" office:value="0.12">
                <text:p>0.12</text:p>
              </table:table-cell>
              <table:table-cell office:value-type="float" office:value="-0.00000330335075377848">
                <text:p>-0.0000033033507537784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-0.0000032696199589571">
                <text:p>-0.0000032696199589571</text:p>
              </table:table-cell>
              <table:table-cell office:value-type="float" office:value="0.13">
                <text:p>0.13</text:p>
              </table:table-cell>
              <table:table-cell office:value-type="float" office:value="-0.00000506684001379176">
                <text:p>-0.00000506684001379176</text:p>
              </table:table-cell>
              <table:table-cell office:value-type="float" office:value="0.13">
                <text:p>0.13</text:p>
              </table:table-cell>
              <table:table-cell office:value-type="float" office:value="-0.00000511583877866613">
                <text:p>-0.00000511583877866613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-0.00000507886549057748">
                <text:p>-0.00000507886549057748</text:p>
              </table:table-cell>
              <table:table-cell office:value-type="float" office:value="0.14">
                <text:p>0.14</text:p>
              </table:table-cell>
              <table:table-cell office:value-type="float" office:value="-0.00000692921869398039">
                <text:p>-0.00000692921869398039</text:p>
              </table:table-cell>
              <table:table-cell office:value-type="float" office:value="0.14">
                <text:p>0.14</text:p>
              </table:table-cell>
              <table:table-cell office:value-type="float" office:value="-0.00000698141674663254">
                <text:p>-0.00000698141674663254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-0.00000694154546944697">
                <text:p>-0.00000694154546944697</text:p>
              </table:table-cell>
              <table:table-cell office:value-type="float" office:value="0.15">
                <text:p>0.15</text:p>
              </table:table-cell>
              <table:table-cell office:value-type="float" office:value="-0.00000884525004385825">
                <text:p>-0.00000884525004385825</text:p>
              </table:table-cell>
              <table:table-cell office:value-type="float" office:value="0.15">
                <text:p>0.15</text:p>
              </table:table-cell>
              <table:table-cell office:value-type="float" office:value="-0.00000890027667319123">
                <text:p>-0.0000089002766731912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-0.00000885789706834037">
                <text:p>-0.00000885789706834037</text:p>
              </table:table-cell>
              <table:table-cell office:value-type="float" office:value="0.16">
                <text:p>0.16</text:p>
              </table:table-cell>
              <table:table-cell office:value-type="float" office:value="-0.0000108151611029494">
                <text:p>-0.0000108151611029494</text:p>
              </table:table-cell>
              <table:table-cell office:value-type="float" office:value="0.16">
                <text:p>0.16</text:p>
              </table:table-cell>
              <table:table-cell office:value-type="float" office:value="-0.0000108486795149834">
                <text:p>-0.0000108486795149834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-0.0000108281351919117">
                <text:p>-0.0000108281351919117</text:p>
              </table:table-cell>
              <table:table-cell office:value-type="float" office:value="0.17">
                <text:p>0.17</text:p>
              </table:table-cell>
              <table:table-cell office:value-type="float" office:value="-0.0000128391469423009">
                <text:p>-0.0000128391469423009</text:p>
              </table:table-cell>
              <table:table-cell office:value-type="float" office:value="0.17">
                <text:p>0.17</text:p>
              </table:table-cell>
              <table:table-cell office:value-type="float" office:value="-0.0000128509280207453">
                <text:p>-0.0000128509280207453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-0.0000128524515765558">
                <text:p>-0.0000128524515765558</text:p>
              </table:table-cell>
              <table:table-cell office:value-type="float" office:value="0.18">
                <text:p>0.18</text:p>
              </table:table-cell>
              <table:table-cell office:value-type="float" office:value="-0.0000149173756691277">
                <text:p>-0.0000149173756691277</text:p>
              </table:table-cell>
              <table:table-cell office:value-type="float" office:value="0.18">
                <text:p>0.18</text:p>
              </table:table-cell>
              <table:table-cell office:value-type="float" office:value="-0.0000149032336544835">
                <text:p>-0.000014903233654483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-0.0000149310131306367">
                <text:p>-0.0000149310131306367</text:p>
              </table:table-cell>
              <table:table-cell office:value-type="float" office:value="0.19">
                <text:p>0.19</text:p>
              </table:table-cell>
              <table:table-cell office:value-type="float" office:value="-0.000017049988093715">
                <text:p>-0.000017049988093715</text:p>
              </table:table-cell>
              <table:table-cell office:value-type="float" office:value="0.19">
                <text:p>0.19</text:p>
              </table:table-cell>
              <table:table-cell office:value-type="float" office:value="-0.0000170089037157485">
                <text:p>-0.0000170089037157485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-0.0000170639601078501">
                <text:p>-0.0000170639601078501</text:p>
              </table:table-cell>
              <table:table-cell office:value-type="float" office:value="0.2">
                <text:p>0.2</text:p>
              </table:table-cell>
              <table:table-cell office:value-type="float" office:value="-0.0000192370962143391">
                <text:p>-0.0000192370962143391</text:p>
              </table:table-cell>
              <table:table-cell office:value-type="float" office:value="0.2">
                <text:p>0.2</text:p>
              </table:table-cell>
              <table:table-cell office:value-type="float" office:value="-0.0000191681640654665">
                <text:p>-0.0000191681640654665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-0.000019251404157727">
                <text:p>-0.000019251404157727</text:p>
              </table:table-cell>
              <table:table-cell office:value-type="float" office:value="0.2025">
                <text:p>0.2025</text:p>
              </table:table-cell>
              <table:table-cell office:value-type="float" office:value="-0.0000197986075309452">
                <text:p>-0.0000197986075309452</text:p>
              </table:table-cell>
              <table:table-cell office:value-type="float" office:value="0.21">
                <text:p>0.21</text:p>
              </table:table-cell>
              <table:table-cell office:value-type="float" office:value="-0.0000205598628990897">
                <text:p>-0.0000205598628990897</text:p>
              </table:table-cell>
            </table:table-row>
            <table:table-row>
              <table:table-cell office:value-type="string"/>
              <table:table-cell office:value-type="float" office:value="0.20125">
                <text:p>0.20125</text:p>
              </table:table-cell>
              <table:table-cell office:value-type="float" office:value="-0.0000195514242045254">
                <text:p>-0.0000195514242045254</text:p>
              </table:table-cell>
              <table:table-cell office:value-type="float" office:value="0.205">
                <text:p>0.205</text:p>
              </table:table-cell>
              <table:table-cell office:value-type="float" office:value="-0.000020210184320301">
                <text:p>-0.000020210184320301</text:p>
              </table:table-cell>
              <table:table-cell office:value-type="float" office:value="0.22">
                <text:p>0.22</text:p>
              </table:table-cell>
              <table:table-cell office:value-type="float" office:value="-0.0000199793443736317">
                <text:p>-0.0000199793443736317</text:p>
              </table:table-cell>
            </table:table-row>
            <table:table-row>
              <table:table-cell office:value-type="string"/>
              <table:table-cell office:value-type="float" office:value="0.2025">
                <text:p>0.2025</text:p>
              </table:table-cell>
              <table:table-cell office:value-type="float" office:value="-0.0000198128234568587">
                <text:p>-0.0000198128234568587</text:p>
              </table:table-cell>
              <table:table-cell office:value-type="float" office:value="0.21">
                <text:p>0.21</text:p>
              </table:table-cell>
              <table:table-cell office:value-type="float" office:value="-0.0000206189813325112">
                <text:p>-0.0000206189813325112</text:p>
              </table:table-cell>
              <table:table-cell office:value-type="float" office:value="0.23">
                <text:p>0.23</text:p>
              </table:table-cell>
              <table:table-cell office:value-type="float" office:value="-0.0000218659325680265">
                <text:p>-0.0000218659325680265</text:p>
              </table:table-cell>
            </table:table-row>
            <table:table-row>
              <table:table-cell office:value-type="string"/>
              <table:table-cell office:value-type="float" office:value="0.20375">
                <text:p>0.20375</text:p>
              </table:table-cell>
              <table:table-cell office:value-type="float" office:value="-0.0000200367142388196">
                <text:p>-0.0000200367142388196</text:p>
              </table:table-cell>
              <table:table-cell office:value-type="float" office:value="0.215">
                <text:p>0.215</text:p>
              </table:table-cell>
              <table:table-cell office:value-type="float" office:value="-0.0000205335246695335">
                <text:p>-0.0000205335246695335</text:p>
              </table:table-cell>
              <table:table-cell office:value-type="float" office:value="0.24">
                <text:p>0.24</text:p>
              </table:table-cell>
              <table:table-cell office:value-type="float" office:value="-0.0000394528012085788">
                <text:p>-0.0000394528012085788</text:p>
              </table:table-cell>
            </table:table-row>
            <table:table-row>
              <table:table-cell office:value-type="string"/>
              <table:table-cell office:value-type="float" office:value="0.205">
                <text:p>0.205</text:p>
              </table:table-cell>
              <table:table-cell office:value-type="float" office:value="-0.0000202242082669034">
                <text:p>-0.0000202242082669034</text:p>
              </table:table-cell>
              <table:table-cell office:value-type="float" office:value="0.22">
                <text:p>0.22</text:p>
              </table:table-cell>
              <table:table-cell office:value-type="float" office:value="-0.0000200216678794929">
                <text:p>-0.0000200216678794929</text:p>
              </table:table-cell>
              <table:table-cell office:value-type="float" office:value="0.25">
                <text:p>0.25</text:p>
              </table:table-cell>
              <table:table-cell office:value-type="float" office:value="-0.0000500867194914217">
                <text:p>-0.0000500867194914217</text:p>
              </table:table-cell>
            </table:table-row>
            <table:table-row>
              <table:table-cell office:value-type="string"/>
              <table:table-cell office:value-type="float" office:value="0.20625">
                <text:p>0.20625</text:p>
              </table:table-cell>
              <table:table-cell office:value-type="float" office:value="-0.0000203764150671567">
                <text:p>-0.0000203764150671567</text:p>
              </table:table-cell>
              <table:table-cell office:value-type="float" office:value="0.23">
                <text:p>0.23</text:p>
              </table:table-cell>
              <table:table-cell office:value-type="float" office:value="-0.0000219126175520832">
                <text:p>-0.0000219126175520832</text:p>
              </table:table-cell>
              <table:table-cell office:value-type="float" office:value="0.26">
                <text:p>0.26</text:p>
              </table:table-cell>
              <table:table-cell office:value-type="float" office:value="-0.000053669204433283">
                <text:p>-0.000053669204433283</text:p>
              </table:table-cell>
            </table:table-row>
            <table:table-row>
              <table:table-cell office:value-type="string"/>
              <table:table-cell office:value-type="float" office:value="0.2075">
                <text:p>0.2075</text:p>
              </table:table-cell>
              <table:table-cell office:value-type="float" office:value="-0.0000204944405087127">
                <text:p>-0.0000204944405087127</text:p>
              </table:table-cell>
              <table:table-cell office:value-type="float" office:value="0.24">
                <text:p>0.24</text:p>
              </table:table-cell>
              <table:table-cell office:value-type="float" office:value="-0.0000396516396550733">
                <text:p>-0.0000396516396550733</text:p>
              </table:table-cell>
              <table:table-cell office:value-type="float" office:value="0.27">
                <text:p>0.27</text:p>
              </table:table-cell>
              <table:table-cell office:value-type="float" office:value="-0.0000502609673548516">
                <text:p>-0.0000502609673548516</text:p>
              </table:table-cell>
            </table:table-row>
            <table:table-row>
              <table:table-cell office:value-type="string"/>
              <table:table-cell office:value-type="float" office:value="0.20875">
                <text:p>0.20875</text:p>
              </table:table-cell>
              <table:table-cell office:value-type="float" office:value="-0.0000205793854383864">
                <text:p>-0.0000205793854383864</text:p>
              </table:table-cell>
              <table:table-cell office:value-type="float" office:value="0.25">
                <text:p>0.25</text:p>
              </table:table-cell>
              <table:table-cell office:value-type="float" office:value="-0.000050392288154772">
                <text:p>-0.000050392288154772</text:p>
              </table:table-cell>
              <table:table-cell office:value-type="float" office:value="0.28">
                <text:p>0.28</text:p>
              </table:table-cell>
              <table:table-cell office:value-type="float" office:value="-0.0000396488385700244">
                <text:p>-0.0000396488385700244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-0.000020632344402338">
                <text:p>-0.000020632344402338</text:p>
              </table:table-cell>
              <table:table-cell office:value-type="float" office:value="0.26">
                <text:p>0.26</text:p>
              </table:table-cell>
              <table:table-cell office:value-type="float" office:value="-0.00005402098874494">
                <text:p>-0.00005402098874494</text:p>
              </table:table-cell>
              <table:table-cell office:value-type="float" office:value="0.29">
                <text:p>0.29</text:p>
              </table:table-cell>
              <table:table-cell office:value-type="float" office:value="-0.0000335888117029132">
                <text:p>-0.0000335888117029132</text:p>
              </table:table-cell>
            </table:table-row>
            <table:table-row>
              <table:table-cell office:value-type="string"/>
              <table:table-cell office:value-type="float" office:value="0.21125">
                <text:p>0.21125</text:p>
              </table:table-cell>
              <table:table-cell office:value-type="float" office:value="-0.0000206544044417933">
                <text:p>-0.0000206544044417933</text:p>
              </table:table-cell>
              <table:table-cell office:value-type="float" office:value="0.27">
                <text:p>0.27</text:p>
              </table:table-cell>
              <table:table-cell office:value-type="float" office:value="-0.0000505907084378216">
                <text:p>-0.0000505907084378216</text:p>
              </table:table-cell>
              <table:table-cell office:value-type="float" office:value="0.3">
                <text:p>0.3</text:p>
              </table:table-cell>
              <table:table-cell office:value-type="float" office:value="-0.0000247359767850862">
                <text:p>-0.0000247359767850862</text:p>
              </table:table-cell>
            </table:table-row>
            <table:table-row>
              <table:table-cell office:value-type="string"/>
              <table:table-cell office:value-type="float" office:value="0.2125">
                <text:p>0.2125</text:p>
              </table:table-cell>
              <table:table-cell office:value-type="float" office:value="-0.0000206466439507583">
                <text:p>-0.0000206466439507583</text:p>
              </table:table-cell>
              <table:table-cell office:value-type="float" office:value="0.28">
                <text:p>0.28</text:p>
              </table:table-cell>
              <table:table-cell office:value-type="float" office:value="-0.0000399096746914186">
                <text:p>-0.0000399096746914186</text:p>
              </table:table-cell>
              <table:table-cell office:value-type="float" office:value="0.31">
                <text:p>0.31</text:p>
              </table:table-cell>
              <table:table-cell office:value-type="float" office:value="0.00000471420168687794">
                <text:p>0.00000471420168687794</text:p>
              </table:table-cell>
            </table:table-row>
            <table:table-row>
              <table:table-cell office:value-type="string"/>
              <table:table-cell office:value-type="float" office:value="0.21375">
                <text:p>0.21375</text:p>
              </table:table-cell>
              <table:table-cell office:value-type="float" office:value="-0.000020610159422947">
                <text:p>-0.000020610159422947</text:p>
              </table:table-cell>
              <table:table-cell office:value-type="float" office:value="0.29">
                <text:p>0.29</text:p>
              </table:table-cell>
              <table:table-cell office:value-type="float" office:value="-0.0000337104953724646">
                <text:p>-0.0000337104953724646</text:p>
              </table:table-cell>
              <table:table-cell office:value-type="float" office:value="0.32">
                <text:p>0.32</text:p>
              </table:table-cell>
              <table:table-cell office:value-type="float" office:value="0.000060547637104243">
                <text:p>0.000060547637104243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-0.0000205459443181939">
                <text:p>-0.0000205459443181939</text:p>
              </table:table-cell>
              <table:table-cell office:value-type="float" office:value="0.3">
                <text:p>0.3</text:p>
              </table:table-cell>
              <table:table-cell office:value-type="float" office:value="-0.0000246946825946217">
                <text:p>-0.0000246946825946217</text:p>
              </table:table-cell>
              <table:table-cell office:value-type="float" office:value="0.33">
                <text:p>0.33</text:p>
              </table:table-cell>
              <table:table-cell office:value-type="float" office:value="0.00016947559976476">
                <text:p>0.00016947559976476</text:p>
              </table:table-cell>
            </table:table-row>
            <table:table-row>
              <table:table-cell office:value-type="string"/>
              <table:table-cell office:value-type="float" office:value="0.2175">
                <text:p>0.2175</text:p>
              </table:table-cell>
              <table:table-cell office:value-type="float" office:value="-0.0000203386018322777">
                <text:p>-0.0000203386018322777</text:p>
              </table:table-cell>
              <table:table-cell office:value-type="float" office:value="0.31">
                <text:p>0.31</text:p>
              </table:table-cell>
              <table:table-cell office:value-type="float" office:value="0.00000514350401393331">
                <text:p>0.00000514350401393331</text:p>
              </table:table-cell>
              <table:table-cell office:value-type="float" office:value="0.34">
                <text:p>0.34</text:p>
              </table:table-cell>
              <table:table-cell office:value-type="float" office:value="0.000321053983902836">
                <text:p>0.000321053983902836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-0.0000200328825952114">
                <text:p>-0.0000200328825952114</text:p>
              </table:table-cell>
              <table:table-cell office:value-type="float" office:value="0.32">
                <text:p>0.32</text:p>
              </table:table-cell>
              <table:table-cell office:value-type="float" office:value="0.0000612790052922885">
                <text:p>0.0000612790052922885</text:p>
              </table:table-cell>
              <table:table-cell office:value-type="float" office:value="0.35">
                <text:p>0.35</text:p>
              </table:table-cell>
              <table:table-cell office:value-type="float" office:value="0.000500615065263957">
                <text:p>0.000500615065263957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-0.0000191578765850997">
                <text:p>-0.0000191578765850997</text:p>
              </table:table-cell>
              <table:table-cell office:value-type="float" office:value="0.33">
                <text:p>0.33</text:p>
              </table:table-cell>
              <table:table-cell office:value-type="float" office:value="0.000170794503924166">
                <text:p>0.000170794503924166</text:p>
              </table:table-cell>
              <table:table-cell office:value-type="float" office:value="0.36">
                <text:p>0.36</text:p>
              </table:table-cell>
              <table:table-cell office:value-type="float" office:value="0.000705548159583794">
                <text:p>0.000705548159583794</text:p>
              </table:table-cell>
            </table:table-row>
            <table:table-row>
              <table:table-cell office:value-type="string"/>
              <table:table-cell office:value-type="float" office:value="0.2275">
                <text:p>0.2275</text:p>
              </table:table-cell>
              <table:table-cell office:value-type="float" office:value="-0.0000186037234434507">
                <text:p>-0.0000186037234434507</text:p>
              </table:table-cell>
              <table:table-cell office:value-type="float" office:value="0.34">
                <text:p>0.34</text:p>
              </table:table-cell>
              <table:table-cell office:value-type="float" office:value="0.000322935675054769">
                <text:p>0.000322935675054769</text:p>
              </table:table-cell>
              <table:table-cell office:value-type="float" office:value="0.37">
                <text:p>0.37</text:p>
              </table:table-cell>
              <table:table-cell office:value-type="float" office:value="0.000940444034123788">
                <text:p>0.000940444034123788</text:p>
              </table:table-cell>
            </table:table-row>
            <table:table-row>
              <table:table-cell office:value-type="string"/>
              <table:table-cell office:value-type="float" office:value="0.22875">
                <text:p>0.22875</text:p>
              </table:table-cell>
              <table:table-cell office:value-type="float" office:value="-0.0000192444004878176">
                <text:p>-0.0000192444004878176</text:p>
              </table:table-cell>
              <table:table-cell office:value-type="float" office:value="0.35">
                <text:p>0.35</text:p>
              </table:table-cell>
              <table:table-cell office:value-type="float" office:value="0.000503056298210484">
                <text:p>0.000503056298210484</text:p>
              </table:table-cell>
              <table:table-cell office:value-type="float" office:value="0.38">
                <text:p>0.38</text:p>
              </table:table-cell>
              <table:table-cell office:value-type="float" office:value="0.00120053866982133">
                <text:p>0.00120053866982133</text:p>
              </table:table-cell>
            </table:table-row>
            <table:table-row>
              <table:table-cell office:value-type="string"/>
              <table:table-cell office:value-type="float" office:value="0.229375">
                <text:p>0.229375</text:p>
              </table:table-cell>
              <table:table-cell office:value-type="float" office:value="-0.0000205969427573351">
                <text:p>-0.0000205969427573351</text:p>
              </table:table-cell>
              <table:table-cell office:value-type="float" office:value="0.36">
                <text:p>0.36</text:p>
              </table:table-cell>
              <table:table-cell office:value-type="float" office:value="0.00070825718426008">
                <text:p>0.00070825718426008</text:p>
              </table:table-cell>
              <table:table-cell office:value-type="float" office:value="0.39">
                <text:p>0.39</text:p>
              </table:table-cell>
              <table:table-cell office:value-type="float" office:value="0.00148146589554753">
                <text:p>0.00148146589554753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-0.0000219254287905604">
                <text:p>-0.0000219254287905604</text:p>
              </table:table-cell>
              <table:table-cell office:value-type="float" office:value="0.37">
                <text:p>0.37</text:p>
              </table:table-cell>
              <table:table-cell office:value-type="float" office:value="0.000943464278522926">
                <text:p>0.000943464278522926</text:p>
              </table:table-cell>
              <table:table-cell office:value-type="float" office:value="0.4">
                <text:p>0.4</text:p>
              </table:table-cell>
              <table:table-cell office:value-type="float" office:value="0.00178486435991651">
                <text:p>0.00178486435991651</text:p>
              </table:table-cell>
            </table:table-row>
            <table:table-row>
              <table:table-cell office:value-type="string"/>
              <table:table-cell office:value-type="float" office:value="0.230625">
                <text:p>0.230625</text:p>
              </table:table-cell>
              <table:table-cell office:value-type="float" office:value="-0.0000232294885855789">
                <text:p>-0.0000232294885855789</text:p>
              </table:table-cell>
              <table:table-cell office:value-type="float" office:value="0.38">
                <text:p>0.38</text:p>
              </table:table-cell>
              <table:table-cell office:value-type="float" office:value="0.00120396995033325">
                <text:p>0.00120396995033325</text:p>
              </table:table-cell>
              <table:table-cell office:value-type="float" office:value="0.41">
                <text:p>0.41</text:p>
              </table:table-cell>
              <table:table-cell office:value-type="float" office:value="0.00211156809825858">
                <text:p>0.00211156809825858</text:p>
              </table:table-cell>
            </table:table-row>
            <table:table-row>
              <table:table-cell office:value-type="string"/>
              <table:table-cell office:value-type="float" office:value="0.23125">
                <text:p>0.23125</text:p>
              </table:table-cell>
              <table:table-cell office:value-type="float" office:value="-0.0000245087776078288">
                <text:p>-0.0000245087776078288</text:p>
              </table:table-cell>
              <table:table-cell office:value-type="float" office:value="0.39">
                <text:p>0.39</text:p>
              </table:table-cell>
              <table:table-cell office:value-type="float" office:value="0.00148557533152422">
                <text:p>0.00148557533152422</text:p>
              </table:table-cell>
              <table:table-cell office:value-type="float" office:value="0.42">
                <text:p>0.42</text:p>
              </table:table-cell>
              <table:table-cell office:value-type="float" office:value="0.0024525632268615">
                <text:p>0.0024525632268615</text:p>
              </table:table-cell>
            </table:table-row>
            <table:table-row>
              <table:table-cell office:value-type="string"/>
              <table:table-cell office:value-type="float" office:value="0.231875">
                <text:p>0.231875</text:p>
              </table:table-cell>
              <table:table-cell office:value-type="float" office:value="-0.0000257629756406523">
                <text:p>-0.0000257629756406523</text:p>
              </table:table-cell>
              <table:table-cell office:value-type="float" office:value="0.4">
                <text:p>0.4</text:p>
              </table:table-cell>
              <table:table-cell office:value-type="float" office:value="0.00178949688998896">
                <text:p>0.00178949688998896</text:p>
              </table:table-cell>
              <table:table-cell office:value-type="float" office:value="0.43">
                <text:p>0.43</text:p>
              </table:table-cell>
              <table:table-cell office:value-type="float" office:value="0.00279968197773899">
                <text:p>0.00279968197773899</text:p>
              </table:table-cell>
            </table:table-row>
            <table:table-row>
              <table:table-cell office:value-type="string"/>
              <table:table-cell office:value-type="float" office:value="0.2325">
                <text:p>0.2325</text:p>
              </table:table-cell>
              <table:table-cell office:value-type="float" office:value="-0.0000269917856701217">
                <text:p>-0.0000269917856701217</text:p>
              </table:table-cell>
              <table:table-cell office:value-type="float" office:value="0.41">
                <text:p>0.41</text:p>
              </table:table-cell>
              <table:table-cell office:value-type="float" office:value="0.00211682860549477">
                <text:p>0.00211682860549477</text:p>
              </table:table-cell>
              <table:table-cell office:value-type="float" office:value="0.44">
                <text:p>0.44</text:p>
              </table:table-cell>
              <table:table-cell office:value-type="float" office:value="0.00314784538501698">
                <text:p>0.00314784538501698</text:p>
              </table:table-cell>
            </table:table-row>
            <table:table-row>
              <table:table-cell office:value-type="string"/>
              <table:table-cell office:value-type="float" office:value="0.233125">
                <text:p>0.233125</text:p>
              </table:table-cell>
              <table:table-cell office:value-type="float" office:value="-0.0000281949328036565">
                <text:p>-0.0000281949328036565</text:p>
              </table:table-cell>
              <table:table-cell office:value-type="float" office:value="0.42">
                <text:p>0.42</text:p>
              </table:table-cell>
              <table:table-cell office:value-type="float" office:value="0.00245833729541183">
                <text:p>0.00245833729541183</text:p>
              </table:table-cell>
              <table:table-cell office:value-type="float" office:value="0.45">
                <text:p>0.45</text:p>
              </table:table-cell>
              <table:table-cell office:value-type="float" office:value="0.00349482484577458">
                <text:p>0.00349482484577458</text:p>
              </table:table-cell>
            </table:table-row>
            <table:table-row>
              <table:table-cell office:value-type="string"/>
              <table:table-cell office:value-type="float" office:value="0.23375">
                <text:p>0.23375</text:p>
              </table:table-cell>
              <table:table-cell office:value-type="float" office:value="-0.000029372163221888">
                <text:p>-0.000029372163221888</text:p>
              </table:table-cell>
              <table:table-cell office:value-type="float" office:value="0.43">
                <text:p>0.43</text:p>
              </table:table-cell>
              <table:table-cell office:value-type="float" office:value="0.00280595370015495">
                <text:p>0.00280595370015495</text:p>
              </table:table-cell>
              <table:table-cell office:value-type="float" office:value="0.46">
                <text:p>0.46</text:p>
              </table:table-cell>
              <table:table-cell office:value-type="float" office:value="0.00380089485925201">
                <text:p>0.00380089485925201</text:p>
              </table:table-cell>
            </table:table-row>
            <table:table-row>
              <table:table-cell office:value-type="string"/>
              <table:table-cell office:value-type="float" office:value="0.234375">
                <text:p>0.234375</text:p>
              </table:table-cell>
              <table:table-cell office:value-type="float" office:value="-0.0000305232431631293">
                <text:p>-0.0000305232431631293</text:p>
              </table:table-cell>
              <table:table-cell office:value-type="float" office:value="0.44">
                <text:p>0.44</text:p>
              </table:table-cell>
              <table:table-cell office:value-type="float" office:value="0.00315380375891529">
                <text:p>0.00315380375891529</text:p>
              </table:table-cell>
              <table:table-cell office:value-type="float" office:value="0.460625">
                <text:p>0.460625</text:p>
              </table:table-cell>
              <table:table-cell office:value-type="float" office:value="0.00379231445602717">
                <text:p>0.00379231445602717</text:p>
              </table:table-cell>
            </table:table-row>
            <table:table-row>
              <table:table-cell office:value-type="string"/>
              <table:table-cell office:value-type="float" office:value="0.235">
                <text:p>0.235</text:p>
              </table:table-cell>
              <table:table-cell office:value-type="float" office:value="-0.0000316479579398346">
                <text:p>-0.0000316479579398346</text:p>
              </table:table-cell>
              <table:table-cell office:value-type="float" office:value="0.445">
                <text:p>0.445</text:p>
              </table:table-cell>
              <table:table-cell office:value-type="float" office:value="0.0033285661520266">
                <text:p>0.0033285661520266</text:p>
              </table:table-cell>
              <table:table-cell office:value-type="float" office:value="0.4609375">
                <text:p>0.4609375</text:p>
              </table:table-cell>
              <table:table-cell office:value-type="float" office:value="0.00378744804981574">
                <text:p>0.00378744804981574</text:p>
              </table:table-cell>
            </table:table-row>
            <table:table-row>
              <table:table-cell office:value-type="string"/>
              <table:table-cell office:value-type="float" office:value="0.235625">
                <text:p>0.235625</text:p>
              </table:table-cell>
              <table:table-cell office:value-type="float" office:value="-0.0000327461109862567">
                <text:p>-0.0000327461109862567</text:p>
              </table:table-cell>
              <table:table-cell office:value-type="float" office:value="0.45">
                <text:p>0.45</text:p>
              </table:table-cell>
              <table:table-cell office:value-type="float" office:value="0.00350196800436401">
                <text:p>0.00350196800436401</text:p>
              </table:table-cell>
              <table:table-cell office:value-type="float" office:value="0.46109375">
                <text:p>0.46109375</text:p>
              </table:table-cell>
              <table:table-cell office:value-type="float" office:value="0.00378582383772262">
                <text:p>0.00378582383772262</text:p>
              </table:table-cell>
            </table:table-row>
            <table:table-row>
              <table:table-cell office:value-type="string"/>
              <table:table-cell office:value-type="float" office:value="0.23625">
                <text:p>0.23625</text:p>
              </table:table-cell>
              <table:table-cell office:value-type="float" office:value="-0.000033817522936631">
                <text:p>-0.000033817522936631</text:p>
              </table:table-cell>
              <table:table-cell office:value-type="float" office:value="0.4525">
                <text:p>0.4525</text:p>
              </table:table-cell>
              <table:table-cell office:value-type="float" office:value="0.00358713042129399">
                <text:p>0.00358713042129399</text:p>
              </table:table-cell>
              <table:table-cell office:value-type="float" office:value="0.46125">
                <text:p>0.46125</text:p>
              </table:table-cell>
              <table:table-cell office:value-type="float" office:value="0.00376934712241103">
                <text:p>0.00376934712241103</text:p>
              </table:table-cell>
            </table:table-row>
            <table:table-row>
              <table:table-cell office:value-type="string"/>
              <table:table-cell office:value-type="float" office:value="0.236875">
                <text:p>0.236875</text:p>
              </table:table-cell>
              <table:table-cell office:value-type="float" office:value="-0.0000348620307330334">
                <text:p>-0.0000348620307330334</text:p>
              </table:table-cell>
              <table:table-cell office:value-type="float" office:value="0.455">
                <text:p>0.455</text:p>
              </table:table-cell>
              <table:table-cell office:value-type="float" office:value="0.00367019336884491">
                <text:p>0.00367019336884491</text:p>
              </table:table-cell>
              <table:table-cell office:value-type="float" office:value="0.46126953125">
                <text:p>0.46126953125</text:p>
              </table:table-cell>
              <table:table-cell office:value-type="float" office:value="0.0037618742124883">
                <text:p>0.0037618742124883</text:p>
              </table:table-cell>
            </table:table-row>
            <table:table-row>
              <table:table-cell office:value-type="string"/>
              <table:table-cell office:value-type="float" office:value="0.2375">
                <text:p>0.2375</text:p>
              </table:table-cell>
              <table:table-cell office:value-type="float" office:value="-0.0000358794867621805">
                <text:p>-0.0000358794867621805</text:p>
              </table:table-cell>
              <table:table-cell office:value-type="float" office:value="0.45625">
                <text:p>0.45625</text:p>
              </table:table-cell>
              <table:table-cell office:value-type="float" office:value="0.00371029510580305">
                <text:p>0.00371029510580305</text:p>
              </table:table-cell>
              <table:table-cell office:value-type="float" office:value="0.46127197265625">
                <text:p>0.46127197265625</text:p>
              </table:table-cell>
              <table:table-cell office:value-type="float" office:value="0.00375958135038785">
                <text:p>0.00375958135038785</text:p>
              </table:table-cell>
            </table:table-row>
            <table:table-row>
              <table:table-cell office:value-type="string"/>
              <table:table-cell office:value-type="float" office:value="0.238125">
                <text:p>0.238125</text:p>
              </table:table-cell>
              <table:table-cell office:value-type="float" office:value="-0.0000368697580202797">
                <text:p>-0.0000368697580202797</text:p>
              </table:table-cell>
              <table:table-cell office:value-type="float" office:value="0.4575">
                <text:p>0.4575</text:p>
              </table:table-cell>
              <table:table-cell office:value-type="float" office:value="0.00374862823085729">
                <text:p>0.00374862823085729</text:p>
              </table:table-cell>
              <table:table-cell office:value-type="float" office:value="0.461272583007813">
                <text:p>0.461272583007813</text:p>
              </table:table-cell>
              <table:table-cell office:value-type="float" office:value="0.00375861235179943">
                <text:p>0.00375861235179943</text:p>
              </table:table-cell>
            </table:table-row>
            <table:table-row>
              <table:table-cell office:value-type="string"/>
              <table:table-cell office:value-type="float" office:value="0.23875">
                <text:p>0.23875</text:p>
              </table:table-cell>
              <table:table-cell office:value-type="float" office:value="-0.0000378327253051393">
                <text:p>-0.0000378327253051393</text:p>
              </table:table-cell>
              <table:table-cell office:value-type="float" office:value="0.45875">
                <text:p>0.45875</text:p>
              </table:table-cell>
              <table:table-cell office:value-type="float" office:value="0.00378416253313232">
                <text:p>0.00378416253313232</text:p>
              </table:table-cell>
              <table:table-cell office:value-type="float" office:value="0.461272888183594">
                <text:p>0.461272888183594</text:p>
              </table:table-cell>
              <table:table-cell office:value-type="float" office:value="0.00375787812329435">
                <text:p>0.00375787812329435</text:p>
              </table:table-cell>
            </table:table-row>
            <table:table-row>
              <table:table-cell office:value-type="string"/>
              <table:table-cell office:value-type="float" office:value="0.239375">
                <text:p>0.239375</text:p>
              </table:table-cell>
              <table:table-cell office:value-type="float" office:value="-0.0000387682824346588">
                <text:p>-0.0000387682824346588</text:p>
              </table:table-cell>
              <table:table-cell office:value-type="float" office:value="0.46">
                <text:p>0.46</text:p>
              </table:table-cell>
              <table:table-cell office:value-type="float" office:value="0.00381253671955161">
                <text:p>0.00381253671955161</text:p>
              </table:table-cell>
              <table:table-cell office:value-type="float" office:value="0.461273040771485">
                <text:p>0.461273040771485</text:p>
              </table:table-cell>
              <table:table-cell office:value-type="float" office:value="0.00375727436155623">
                <text:p>0.0037572743615562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-0.0000396763354908765">
                <text:p>-0.0000396763354908765</text:p>
              </table:table-cell>
              <table:table-cell office:value-type="float" office:value="0.460625">
                <text:p>0.460625</text:p>
              </table:table-cell>
              <table:table-cell office:value-type="float" office:value="0.00381784078948391">
                <text:p>0.00381784078948391</text:p>
              </table:table-cell>
              <table:table-cell office:value-type="float" office:value="0.461273078918457">
                <text:p>0.461273078918457</text:p>
              </table:table-cell>
              <table:table-cell office:value-type="float" office:value="0.00375702117694906">
                <text:p>0.00375702117694906</text:p>
              </table:table-cell>
            </table:table-row>
            <table:table-row>
              <table:table-cell office:value-type="string"/>
              <table:table-cell office:value-type="float" office:value="0.240625">
                <text:p>0.240625</text:p>
              </table:table-cell>
              <table:table-cell office:value-type="float" office:value="-0.0000405568020886765">
                <text:p>-0.0000405568020886765</text:p>
              </table:table-cell>
              <table:table-cell office:value-type="float" office:value="0.4609375">
                <text:p>0.4609375</text:p>
              </table:table-cell>
              <table:table-cell office:value-type="float" office:value="0.0038040586282845">
                <text:p>0.0038040586282845</text:p>
              </table:table-cell>
              <table:table-cell office:value-type="float" office:value="0.461273097991944">
                <text:p>0.461273097991944</text:p>
              </table:table-cell>
              <table:table-cell office:value-type="float" office:value="0.0037568267987735">
                <text:p>0.0037568267987735</text:p>
              </table:table-cell>
            </table:table-row>
            <table:table-row>
              <table:table-cell office:value-type="string"/>
              <table:table-cell office:value-type="float" office:value="0.24125">
                <text:p>0.24125</text:p>
              </table:table-cell>
              <table:table-cell office:value-type="float" office:value="-0.0000414096106683362">
                <text:p>-0.0000414096106683362</text:p>
              </table:table-cell>
              <table:table-cell office:value-type="float" office:value="0.46125">
                <text:p>0.46125</text:p>
              </table:table-cell>
              <table:table-cell office:value-type="float" office:value="0.00379407800941282">
                <text:p>0.00379407800941282</text:p>
              </table:table-cell>
              <table:table-cell office:value-type="float" office:value="0.461273107528687">
                <text:p>0.461273107528687</text:p>
              </table:table-cell>
              <table:table-cell office:value-type="float" office:value="0.00375665503096253">
                <text:p>0.00375665503096253</text:p>
              </table:table-cell>
            </table:table-row>
            <table:table-row>
              <table:table-cell office:value-type="string"/>
              <table:table-cell office:value-type="float" office:value="0.241875">
                <text:p>0.241875</text:p>
              </table:table-cell>
              <table:table-cell office:value-type="float" office:value="-0.0000422346998110216">
                <text:p>-0.0000422346998110216</text:p>
              </table:table-cell>
              <table:table-cell office:value-type="float" office:value="0.461328125">
                <text:p>0.461328125</text:p>
              </table:table-cell>
              <table:table-cell office:value-type="float" office:value="0.00378831303106942">
                <text:p>0.0037883130310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5">
                <text:p>0.2425</text:p>
              </table:table-cell>
              <table:table-cell office:value-type="float" office:value="-0.0000430320175764333">
                <text:p>-0.0000430320175764333</text:p>
              </table:table-cell>
              <table:table-cell office:value-type="float" office:value="0.46140625">
                <text:p>0.46140625</text:p>
              </table:table-cell>
              <table:table-cell office:value-type="float" office:value="0.00377037791199598">
                <text:p>0.0037703779119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125">
                <text:p>0.243125</text:p>
              </table:table-cell>
              <table:table-cell office:value-type="float" office:value="-0.0000438015208616943">
                <text:p>-0.0000438015208616943</text:p>
              </table:table-cell>
              <table:table-cell office:value-type="float" office:value="0.461407470703125">
                <text:p>0.461407470703125</text:p>
              </table:table-cell>
              <table:table-cell office:value-type="float" office:value="0.00376882657477172">
                <text:p>0.00376882657477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75">
                <text:p>0.24375</text:p>
              </table:table-cell>
              <table:table-cell office:value-type="float" office:value="-0.0000445431747807132">
                <text:p>-0.0000445431747807132</text:p>
              </table:table-cell>
              <table:table-cell office:value-type="float" office:value="0.461408081054688">
                <text:p>0.461408081054688</text:p>
              </table:table-cell>
              <table:table-cell office:value-type="float" office:value="0.00376729952450387">
                <text:p>0.0037672995245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375">
                <text:p>0.244375</text:p>
              </table:table-cell>
              <table:table-cell office:value-type="float" office:value="-0.0000452569520631247">
                <text:p>-0.0000452569520631247</text:p>
              </table:table-cell>
              <table:table-cell office:value-type="float" office:value="0.461408157348633">
                <text:p>0.461408157348633</text:p>
              </table:table-cell>
              <table:table-cell office:value-type="float" office:value="0.00376682240732208">
                <text:p>0.0037668224073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">
                <text:p>0.245</text:p>
              </table:table-cell>
              <table:table-cell office:value-type="float" office:value="-0.0000459428324721">
                <text:p>-0.0000459428324721</text:p>
              </table:table-cell>
              <table:table-cell office:value-type="float" office:value="0.461408176422119">
                <text:p>0.461408176422119</text:p>
              </table:table-cell>
              <table:table-cell office:value-type="float" office:value="0.00376656847151053">
                <text:p>0.0037665684715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625">
                <text:p>0.245625</text:p>
              </table:table-cell>
              <table:table-cell office:value-type="float" office:value="-0.0000466008022400972">
                <text:p>-0.000046600802240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25">
                <text:p>0.24625</text:p>
              </table:table-cell>
              <table:table-cell office:value-type="float" office:value="-0.0000472308535218926">
                <text:p>-0.000047230853521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875">
                <text:p>0.246875</text:p>
              </table:table-cell>
              <table:table-cell office:value-type="float" office:value="-0.0000478329838640349">
                <text:p>-0.000047832983864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5">
                <text:p>0.2475</text:p>
              </table:table-cell>
              <table:table-cell office:value-type="float" office:value="-0.0000484071956900177">
                <text:p>-0.000048407195690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125">
                <text:p>0.248125</text:p>
              </table:table-cell>
              <table:table-cell office:value-type="float" office:value="-0.000048953495800397">
                <text:p>-0.00004895349580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75">
                <text:p>0.24875</text:p>
              </table:table-cell>
              <table:table-cell office:value-type="float" office:value="-0.0000494718948871508">
                <text:p>-0.000049471894887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-0.0000504250493950848">
                <text:p>-0.000050425049395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125">
                <text:p>0.25125</text:p>
              </table:table-cell>
              <table:table-cell office:value-type="float" office:value="-0.000051266804953282">
                <text:p>-0.00005126680495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25">
                <text:p>0.2525</text:p>
              </table:table-cell>
              <table:table-cell office:value-type="float" office:value="-0.000051997340625462">
                <text:p>-0.00005199734062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375">
                <text:p>0.25375</text:p>
              </table:table-cell>
              <table:table-cell office:value-type="float" office:value="-0.0000526168553610461">
                <text:p>-0.000052616855361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-0.0000531255551737513">
                <text:p>-0.000053125555173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625">
                <text:p>0.25625</text:p>
              </table:table-cell>
              <table:table-cell office:value-type="float" office:value="-0.0000535236408615572">
                <text:p>-0.000053523640861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7499999999999">
                <text:p>0.257499999999999</text:p>
              </table:table-cell>
              <table:table-cell office:value-type="float" office:value="-0.0000538112961967907">
                <text:p>-0.000053811296196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8749999999999">
                <text:p>0.258749999999999</text:p>
              </table:table-cell>
              <table:table-cell office:value-type="float" office:value="-0.0000539886765188873">
                <text:p>-0.0000539886765188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999999999999">
                <text:p>0.259999999999999</text:p>
              </table:table-cell>
              <table:table-cell office:value-type="float" office:value="-0.000054055897665806">
                <text:p>-0.00005405589766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999999999999">
                <text:p>0.269999999999999</text:p>
              </table:table-cell>
              <table:table-cell office:value-type="float" office:value="-0.0000506204182109103">
                <text:p>-0.000050620418210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999999999999">
                <text:p>0.279999999999999</text:p>
              </table:table-cell>
              <table:table-cell office:value-type="float" office:value="-0.0000399282912703668">
                <text:p>-0.000039928291270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999999999999">
                <text:p>0.289999999999999</text:p>
              </table:table-cell>
              <table:table-cell office:value-type="float" office:value="-0.0000337089735124102">
                <text:p>-0.000033708973512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-0.0000246653208114999">
                <text:p>-0.000024665320811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999999999999">
                <text:p>0.309999999999999</text:p>
              </table:table-cell>
              <table:table-cell office:value-type="float" office:value="0.00000518366978090207">
                <text:p>0.0000051836697809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999999999999">
                <text:p>0.319999999999999</text:p>
              </table:table-cell>
              <table:table-cell office:value-type="float" office:value="0.0000613503006374108">
                <text:p>0.000061350300637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999999999999">
                <text:p>0.329999999999999</text:p>
              </table:table-cell>
              <table:table-cell office:value-type="float" office:value="0.000170923057315955">
                <text:p>0.00017092305731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0.000323120314749125">
                <text:p>0.0003231203147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0.000503297958669923">
                <text:p>0.00050329795866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0.000708523251443399">
                <text:p>0.00070852325144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0.000943759415554627">
                <text:p>0.00094375941555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0.00120429920634229">
                <text:p>0.00120429920634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0.0014859540725156">
                <text:p>0.001485954072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00178992179162775">
                <text:p>0.0017899217916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0.0021173009303891">
                <text:p>0.002117300930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0.0024588486279429">
                <text:p>0.002458848627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0.00263351460796719">
                <text:p>0.0026335146079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25">
                <text:p>0.42625</text:p>
              </table:table-cell>
              <table:table-cell office:value-type="float" office:value="0.0026767027446341">
                <text:p>0.002676702744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875">
                <text:p>0.426875</text:p>
              </table:table-cell>
              <table:table-cell office:value-type="float" office:value="0.00269826067326052">
                <text:p>0.0026982606732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75">
                <text:p>0.4275</text:p>
              </table:table-cell>
              <table:table-cell office:value-type="float" office:value="0.00271985563343147">
                <text:p>0.0027198556334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125">
                <text:p>0.428125</text:p>
              </table:table-cell>
              <table:table-cell office:value-type="float" office:value="0.0027414861887138">
                <text:p>0.002741486188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75">
                <text:p>0.42875</text:p>
              </table:table-cell>
              <table:table-cell office:value-type="float" office:value="0.00276315180749816">
                <text:p>0.0027631518074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375">
                <text:p>0.429375</text:p>
              </table:table-cell>
              <table:table-cell office:value-type="float" office:value="0.00278484907846184">
                <text:p>0.00278484907846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999999999999">
                <text:p>0.429999999999999</text:p>
              </table:table-cell>
              <table:table-cell office:value-type="float" office:value="0.0028065795750691">
                <text:p>0.002806579575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125">
                <text:p>0.43125</text:p>
              </table:table-cell>
              <table:table-cell office:value-type="float" office:value="0.00284984313836456">
                <text:p>0.0028498431383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2499999999999">
                <text:p>0.432499999999999</text:p>
              </table:table-cell>
              <table:table-cell office:value-type="float" office:value="0.00289308883324735">
                <text:p>0.0028930888332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3749999999999">
                <text:p>0.433749999999999</text:p>
              </table:table-cell>
              <table:table-cell office:value-type="float" office:value="0.00293644251518181">
                <text:p>0.0029364425151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4999999999999">
                <text:p>0.434999999999999</text:p>
              </table:table-cell>
              <table:table-cell office:value-type="float" office:value="0.00297989216871904">
                <text:p>0.0029798921687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6249999999999">
                <text:p>0.436249999999999</text:p>
              </table:table-cell>
              <table:table-cell office:value-type="float" office:value="0.00302342507522799">
                <text:p>0.0030234250752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7499999999999">
                <text:p>0.437499999999999</text:p>
              </table:table-cell>
              <table:table-cell office:value-type="float" office:value="0.00306702765564075">
                <text:p>0.0030670276556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8749999999999">
                <text:p>0.438749999999999</text:p>
              </table:table-cell>
              <table:table-cell office:value-type="float" office:value="0.00311069146814517">
                <text:p>0.0031106914681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9999999999999">
                <text:p>0.439999999999999</text:p>
              </table:table-cell>
              <table:table-cell office:value-type="float" office:value="0.00315438823487151">
                <text:p>0.0031543882348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1249999999999">
                <text:p>0.441249999999999</text:p>
              </table:table-cell>
              <table:table-cell office:value-type="float" office:value="0.00319810648918915">
                <text:p>0.0031981064891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2499999999999">
                <text:p>0.442499999999999</text:p>
              </table:table-cell>
              <table:table-cell office:value-type="float" office:value="0.00324182760744465">
                <text:p>0.0032418276074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3749999999999">
                <text:p>0.443749999999999</text:p>
              </table:table-cell>
              <table:table-cell office:value-type="float" office:value="0.00328552703686556">
                <text:p>0.00328552703686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4999999999999">
                <text:p>0.444999999999999</text:p>
              </table:table-cell>
              <table:table-cell office:value-type="float" office:value="0.00332918654360723">
                <text:p>0.0033291865436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6249999999999">
                <text:p>0.446249999999999</text:p>
              </table:table-cell>
              <table:table-cell office:value-type="float" office:value="0.003372763090007">
                <text:p>0.00337276309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7499999999999">
                <text:p>0.447499999999999</text:p>
              </table:table-cell>
              <table:table-cell office:value-type="float" office:value="0.00341622797883613">
                <text:p>0.0034162279788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124999999999">
                <text:p>0.448124999999999</text:p>
              </table:table-cell>
              <table:table-cell office:value-type="float" office:value="0.00343790781174894">
                <text:p>0.0034379078117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749999999999">
                <text:p>0.448749999999999</text:p>
              </table:table-cell>
              <table:table-cell office:value-type="float" office:value="0.00345953763855969">
                <text:p>0.0034595376385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374999999999">
                <text:p>0.449374999999999</text:p>
              </table:table-cell>
              <table:table-cell office:value-type="float" office:value="0.00348111611956942">
                <text:p>0.0034811161195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999999999999">
                <text:p>0.449999999999999</text:p>
              </table:table-cell>
              <table:table-cell office:value-type="float" office:value="0.00350263649392383">
                <text:p>0.0035026364939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249999999999">
                <text:p>0.451249999999999</text:p>
              </table:table-cell>
              <table:table-cell office:value-type="float" office:value="0.00354544242261322">
                <text:p>0.0035454424226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874999999999">
                <text:p>0.451874999999999</text:p>
              </table:table-cell>
              <table:table-cell office:value-type="float" office:value="0.00356670744275219">
                <text:p>0.00356670744275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2499999999999">
                <text:p>0.452499999999999</text:p>
              </table:table-cell>
              <table:table-cell office:value-type="float" office:value="0.0035878622545064">
                <text:p>0.003587862254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124999999999">
                <text:p>0.453124999999999</text:p>
              </table:table-cell>
              <table:table-cell office:value-type="float" office:value="0.00360888581231469">
                <text:p>0.0036088858123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749999999999">
                <text:p>0.453749999999999</text:p>
              </table:table-cell>
              <table:table-cell office:value-type="float" office:value="0.00362975847722045">
                <text:p>0.0036297584772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374999999999">
                <text:p>0.454374999999999</text:p>
              </table:table-cell>
              <table:table-cell office:value-type="float" office:value="0.00365045568798041">
                <text:p>0.0036504556879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999999999999">
                <text:p>0.454999999999999</text:p>
              </table:table-cell>
              <table:table-cell office:value-type="float" office:value="0.00367093187743043">
                <text:p>0.0036709318774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5624999999999">
                <text:p>0.455624999999999</text:p>
              </table:table-cell>
              <table:table-cell office:value-type="float" office:value="0.00369114605504783">
                <text:p>0.0036911460550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249999999999">
                <text:p>0.456249999999999</text:p>
              </table:table-cell>
              <table:table-cell office:value-type="float" office:value="0.00371103896820021">
                <text:p>0.0037110389682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874999999999">
                <text:p>0.456874999999999</text:p>
              </table:table-cell>
              <table:table-cell office:value-type="float" office:value="0.00373052847440971">
                <text:p>0.0037305284744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499999999999">
                <text:p>0.457499999999999</text:p>
              </table:table-cell>
              <table:table-cell office:value-type="float" office:value="0.00374949726786913">
                <text:p>0.0037494972678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812499999999">
                <text:p>0.457812499999999</text:p>
              </table:table-cell>
              <table:table-cell office:value-type="float" office:value="0.00375874388060687">
                <text:p>0.0037587438806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124999999999">
                <text:p>0.458124999999999</text:p>
              </table:table-cell>
              <table:table-cell office:value-type="float" office:value="0.00376777905499854">
                <text:p>0.0037677790549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437499999999">
                <text:p>0.458437499999999</text:p>
              </table:table-cell>
              <table:table-cell office:value-type="float" office:value="0.00377656995526505">
                <text:p>0.00377656995526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749999999999">
                <text:p>0.458749999999999</text:p>
              </table:table-cell>
              <table:table-cell office:value-type="float" office:value="0.0037850638475848">
                <text:p>0.003785063847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062499999999">
                <text:p>0.459062499999999</text:p>
              </table:table-cell>
              <table:table-cell office:value-type="float" office:value="0.00379318614262614">
                <text:p>0.0037931861426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374999999999">
                <text:p>0.459374999999999</text:p>
              </table:table-cell>
              <table:table-cell office:value-type="float" office:value="0.00380082779277865">
                <text:p>0.0038008277927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687499999999">
                <text:p>0.459687499999999</text:p>
              </table:table-cell>
              <table:table-cell office:value-type="float" office:value="0.0038078183706575">
                <text:p>0.003807818370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999999999999">
                <text:p>0.459999999999999</text:p>
              </table:table-cell>
              <table:table-cell office:value-type="float" office:value="0.00381386439822546">
                <text:p>0.0038138643982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156249999999">
                <text:p>0.460156249999999</text:p>
              </table:table-cell>
              <table:table-cell office:value-type="float" office:value="0.00381639321265953">
                <text:p>0.00381639321265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312499999999">
                <text:p>0.460312499999999</text:p>
              </table:table-cell>
              <table:table-cell office:value-type="float" office:value="0.00381840033439612">
                <text:p>0.00381840033439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468749999999">
                <text:p>0.460468749999999</text:p>
              </table:table-cell>
              <table:table-cell office:value-type="float" office:value="0.00381967978424019">
                <text:p>0.0038196797842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624999999999">
                <text:p>0.460624999999999</text:p>
              </table:table-cell>
              <table:table-cell office:value-type="float" office:value="0.00381976270697776">
                <text:p>0.0038197627069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03124999999">
                <text:p>0.460703124999999</text:p>
              </table:table-cell>
              <table:table-cell office:value-type="float" office:value="0.00381902855659815">
                <text:p>0.0038190285565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81249999999">
                <text:p>0.460781249999999</text:p>
              </table:table-cell>
              <table:table-cell office:value-type="float" office:value="0.00381709129550335">
                <text:p>0.0038170912955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59374999999">
                <text:p>0.460859374999999</text:p>
              </table:table-cell>
              <table:table-cell office:value-type="float" office:value="0.00381264182547533">
                <text:p>0.0038126418254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98437499999">
                <text:p>0.460898437499999</text:p>
              </table:table-cell>
              <table:table-cell office:value-type="float" office:value="0.00380611590459079">
                <text:p>0.0038061159045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937499999999">
                <text:p>0.460937499999999</text:p>
              </table:table-cell>
              <table:table-cell office:value-type="float" office:value="0.00380567825778789">
                <text:p>0.00380567825778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15624999999">
                <text:p>0.461015624999999</text:p>
              </table:table-cell>
              <table:table-cell office:value-type="float" office:value="0.00380452288471443">
                <text:p>0.0038045228847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93749999999">
                <text:p>0.461093749999999</text:p>
              </table:table-cell>
              <table:table-cell office:value-type="float" office:value="0.00380285401570686">
                <text:p>0.0038028540157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171874999999">
                <text:p>0.461171874999999</text:p>
              </table:table-cell>
              <table:table-cell office:value-type="float" office:value="0.00380047413304957">
                <text:p>0.0038004741330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249999999999">
                <text:p>0.461249999999999</text:p>
              </table:table-cell>
              <table:table-cell office:value-type="float" office:value="0.00379702321620019">
                <text:p>0.0037970232162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28124999999">
                <text:p>0.461328124999999</text:p>
              </table:table-cell>
              <table:table-cell office:value-type="float" office:value="0.00379167797856197">
                <text:p>0.0037916779785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67187499999">
                <text:p>0.461367187499999</text:p>
              </table:table-cell>
              <table:table-cell office:value-type="float" office:value="0.00378760295827547">
                <text:p>0.0037876029582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06249999999">
                <text:p>0.461406249999999</text:p>
              </table:table-cell>
              <table:table-cell office:value-type="float" office:value="0.00378120381267155">
                <text:p>0.00378120381267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25781249999">
                <text:p>0.461425781249999</text:p>
              </table:table-cell>
              <table:table-cell office:value-type="float" office:value="0.00377523369640252">
                <text:p>0.0037752336964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0664062499">
                <text:p>0.461430664062499</text:p>
              </table:table-cell>
              <table:table-cell office:value-type="float" office:value="0.00377244470226987">
                <text:p>0.0037724447022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105468749">
                <text:p>0.461433105468749</text:p>
              </table:table-cell>
              <table:table-cell office:value-type="float" office:value="0.00377018293812286">
                <text:p>0.0037701829381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715820311">
                <text:p>0.461433715820311</text:p>
              </table:table-cell>
              <table:table-cell office:value-type="float" office:value="0.00376918011086025">
                <text:p>0.003769180110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020996093">
                <text:p>0.461434020996093</text:p>
              </table:table-cell>
              <table:table-cell office:value-type="float" office:value="0.00376839660179031">
                <text:p>0.0037683966017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73583983">
                <text:p>0.461434173583983</text:p>
              </table:table-cell>
              <table:table-cell office:value-type="float" office:value="0.00376767328807108">
                <text:p>0.0037676732880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9265747">
                <text:p>0.46143419265747</text:p>
              </table:table-cell>
              <table:table-cell office:value-type="float" office:value="0.00376749410672754">
                <text:p>0.0037674941067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202194213">
                <text:p>0.461434202194213</text:p>
              </table:table-cell>
              <table:table-cell office:value-type="float" office:value="0.0037673589255553">
                <text:p>0.003767358925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Increment bisections</text:p>
        </chart:title>
        <chart:legend chart:legend-position="start" loext:overlay="true" svg:x="2.106cm" svg:y="1.632cm" style:legend-expansion="custom" svg:width="3.007cm" svg:height="2.151cm" style:legend-expansion-aspect-ratio="1.39795443979544" chart:style-name="ch3"/>
        <chart:plot-area chart:style-name="ch4" table:cell-range-address="Bisections.A2:Bisections.A2 Bisections.E1:Bisections.F166 Bisections.A1:Bisections.D1 Bisections.D2:Bisections.D66 Bisections.B2:Bisections.B60" chart:data-source-has-labels="both" svg:x="1.331cm" svg:y="1.275cm" svg:width="14.349cm" svg:height="6.564cm">
          <chart:coordinate-region svg:x="1.952cm" svg:y="1.474cm" svg:width="13.488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Bisections.A2:Bisections.A2"/>
          </chart:axis>
          <chart:axis chart:dimension="y" chart:name="primary-y" chart:style-name="ch7">
            <chart:title svg:x="0.451cm" svg:y="7.578cm" chart:style-name="ch8">
              <text:p>Number of bisections until last converged</text:p>
            </chart:title>
            <chart:grid chart:style-name="ch9" chart:class="major"/>
          </chart:axis>
          <chart:series chart:style-name="ch10" chart:values-cell-range-address="Bisections.F2:Bisections.F166" chart:label-cell-address="Bisections.E1:Bisections.F1" chart:class="chart:scatter">
            <chart:domain table:cell-range-address="Bisections.E2:Bisections.E166"/>
            <chart:data-point chart:repeated="165"/>
          </chart:series>
          <chart:series chart:style-name="ch11" chart:values-cell-range-address="Bisections.D2:Bisections.D66" chart:label-cell-address="Bisections.C1:Bisections.D1" chart:class="chart:scatter">
            <chart:domain table:cell-range-address="Bisections.C2:Bisections.C66"/>
            <chart:data-point chart:repeated="65"/>
          </chart:series>
          <chart:series chart:style-name="ch12" chart:values-cell-range-address="Bisections.B2:Bisections.B60" chart:label-cell-address="Bisections.A1:Bisections.B1" chart:class="chart:scatter">
            <chart:domain table:cell-range-address="Bisections.A2:Bisections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Bisections.E1:Bisection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Bisections.C1:Bisection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Bisections.A1:Bisecti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Bisections.A2:Bisections.A2</svg:desc>
                </draw:g>
              </table:table-cell>
              <table:table-cell office:value-type="float" office:value="NaN">
                <text:p>NaN</text:p>
                <draw:g>
                  <svg:desc>Bisections.E2:Bisections.E166</svg:desc>
                </draw:g>
              </table:table-cell>
              <table:table-cell office:value-type="float" office:value="NaN">
                <text:p>NaN</text:p>
                <draw:g>
                  <svg:desc>Bisections.F2:Bisections.F166</svg:desc>
                </draw:g>
              </table:table-cell>
              <table:table-cell office:value-type="float" office:value="NaN">
                <text:p>NaN</text:p>
                <draw:g>
                  <svg:desc>Bisections.C2:Bisections.C66</svg:desc>
                </draw:g>
              </table:table-cell>
              <table:table-cell office:value-type="float" office:value="NaN">
                <text:p>NaN</text:p>
                <draw:g>
                  <svg:desc>Bisections.D2:Bisections.D66</svg:desc>
                </draw:g>
              </table:table-cell>
              <table:table-cell office:value-type="float" office:value="NaN">
                <text:p>NaN</text:p>
                <draw:g>
                  <svg:desc>Bisections.A2:Bisections.A60</svg:desc>
                </draw:g>
              </table:table-cell>
              <table:table-cell office:value-type="float" office:value="NaN">
                <text:p>NaN</text:p>
                <draw:g>
                  <svg:desc>Bisections.B2:Bisections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1">
                <text:p>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025">
                <text:p>0.2025</text:p>
              </table:table-cell>
              <table:table-cell office:value-type="float" office:value="2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125">
                <text:p>0.20125</text:p>
              </table:table-cell>
              <table:table-cell office:value-type="float" office:value="3">
                <text:p>3</text:p>
              </table:table-cell>
              <table:table-cell office:value-type="float" office:value="0.205">
                <text:p>0.205</text:p>
              </table:table-cell>
              <table:table-cell office:value-type="float" office:value="2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5">
                <text:p>0.2025</text:p>
              </table:table-cell>
              <table:table-cell office:value-type="float" office:value="3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75">
                <text:p>0.20375</text:p>
              </table:table-cell>
              <table:table-cell office:value-type="float" office:value="3">
                <text:p>3</text:p>
              </table:table-cell>
              <table:table-cell office:value-type="float" office:value="0.215">
                <text:p>0.215</text:p>
              </table:table-cell>
              <table:table-cell office:value-type="float" office:value="1">
                <text:p>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5">
                <text:p>0.205</text:p>
              </table:table-cell>
              <table:table-cell office:value-type="float" office:value="3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625">
                <text:p>0.20625</text:p>
              </table:table-cell>
              <table:table-cell office:value-type="float" office:value="3">
                <text:p>3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75">
                <text:p>0.2075</text:p>
              </table:table-cell>
              <table:table-cell office:value-type="float" office:value="3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875">
                <text:p>0.20875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3">
                <text:p>3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125">
                <text:p>0.21125</text:p>
              </table:table-cell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25">
                <text:p>0.2125</text:p>
              </table:table-cell>
              <table:table-cell office:value-type="float" office:value="3">
                <text:p>3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375">
                <text:p>0.21375</text:p>
              </table:table-cell>
              <table:table-cell office:value-type="float" office:value="3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75">
                <text:p>0.2175</text:p>
              </table:table-cell>
              <table:table-cell office:value-type="float" office:value="2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75">
                <text:p>0.2275</text:p>
              </table:table-cell>
              <table:table-cell office:value-type="float" office:value="2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875">
                <text:p>0.22875</text:p>
              </table:table-cell>
              <table:table-cell office:value-type="float" office:value="3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9375">
                <text:p>0.229375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0625">
                <text:p>0.230625</text:p>
              </table:table-cell>
              <table:table-cell office:value-type="float" office:value="4">
                <text:p>4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125">
                <text:p>0.23125</text:p>
              </table:table-cell>
              <table:table-cell office:value-type="float" office:value="4">
                <text:p>4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1875">
                <text:p>0.231875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25">
                <text:p>0.2325</text:p>
              </table:table-cell>
              <table:table-cell office:value-type="float" office:value="4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3125">
                <text:p>0.233125</text:p>
              </table:table-cell>
              <table:table-cell office:value-type="float" office:value="4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375">
                <text:p>0.23375</text:p>
              </table:table-cell>
              <table:table-cell office:value-type="float" office:value="4">
                <text:p>4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375">
                <text:p>0.234375</text:p>
              </table:table-cell>
              <table:table-cell office:value-type="float" office:value="4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460625">
                <text:p>0.460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0.235">
                <text:p>0.235</text:p>
              </table:table-cell>
              <table:table-cell office:value-type="float" office:value="4">
                <text:p>4</text:p>
              </table:table-cell>
              <table:table-cell office:value-type="float" office:value="0.445">
                <text:p>0.445</text:p>
              </table:table-cell>
              <table:table-cell office:value-type="float" office:value="1">
                <text:p>1</text:p>
              </table:table-cell>
              <table:table-cell office:value-type="float" office:value="0.4609375">
                <text:p>0.4609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0.235625">
                <text:p>0.235625</text:p>
              </table:table-cell>
              <table:table-cell office:value-type="float" office:value="4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46109375">
                <text:p>0.461093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.23625">
                <text:p>0.23625</text:p>
              </table:table-cell>
              <table:table-cell office:value-type="float" office:value="4">
                <text:p>4</text:p>
              </table:table-cell>
              <table:table-cell office:value-type="float" office:value="0.4525">
                <text:p>0.4525</text:p>
              </table:table-cell>
              <table:table-cell office:value-type="float" office:value="2">
                <text:p>2</text:p>
              </table:table-cell>
              <table:table-cell office:value-type="float" office:value="0.46125">
                <text:p>0.46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.236875">
                <text:p>0.236875</text:p>
              </table:table-cell>
              <table:table-cell office:value-type="float" office:value="4">
                <text:p>4</text:p>
              </table:table-cell>
              <table:table-cell office:value-type="float" office:value="0.455">
                <text:p>0.455</text:p>
              </table:table-cell>
              <table:table-cell office:value-type="float" office:value="2">
                <text:p>2</text:p>
              </table:table-cell>
              <table:table-cell office:value-type="float" office:value="0.46126953125">
                <text:p>0.46126953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0.2375">
                <text:p>0.2375</text:p>
              </table:table-cell>
              <table:table-cell office:value-type="float" office:value="4">
                <text:p>4</text:p>
              </table:table-cell>
              <table:table-cell office:value-type="float" office:value="0.45625">
                <text:p>0.45625</text:p>
              </table:table-cell>
              <table:table-cell office:value-type="float" office:value="3">
                <text:p>3</text:p>
              </table:table-cell>
              <table:table-cell office:value-type="float" office:value="0.46127197265625">
                <text:p>0.461271972656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0.238125">
                <text:p>0.238125</text:p>
              </table:table-cell>
              <table:table-cell office:value-type="float" office:value="4">
                <text:p>4</text:p>
              </table:table-cell>
              <table:table-cell office:value-type="float" office:value="0.4575">
                <text:p>0.4575</text:p>
              </table:table-cell>
              <table:table-cell office:value-type="float" office:value="3">
                <text:p>3</text:p>
              </table:table-cell>
              <table:table-cell office:value-type="float" office:value="0.461272583007813">
                <text:p>0.4612725830078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0.23875">
                <text:p>0.23875</text:p>
              </table:table-cell>
              <table:table-cell office:value-type="float" office:value="4">
                <text:p>4</text:p>
              </table:table-cell>
              <table:table-cell office:value-type="float" office:value="0.45875">
                <text:p>0.45875</text:p>
              </table:table-cell>
              <table:table-cell office:value-type="float" office:value="3">
                <text:p>3</text:p>
              </table:table-cell>
              <table:table-cell office:value-type="float" office:value="0.461272888183594">
                <text:p>0.4612728881835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239375">
                <text:p>0.239375</text:p>
              </table:table-cell>
              <table:table-cell office:value-type="float" office:value="4">
                <text:p>4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  <table:table-cell office:value-type="float" office:value="0.461273040771485">
                <text:p>0.4612730407714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0.460625">
                <text:p>0.460625</text:p>
              </table:table-cell>
              <table:table-cell office:value-type="float" office:value="4">
                <text:p>4</text:p>
              </table:table-cell>
              <table:table-cell office:value-type="float" office:value="0.461273078918457">
                <text:p>0.461273078918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0.240625">
                <text:p>0.240625</text:p>
              </table:table-cell>
              <table:table-cell office:value-type="float" office:value="4">
                <text:p>4</text:p>
              </table:table-cell>
              <table:table-cell office:value-type="float" office:value="0.4609375">
                <text:p>0.4609375</text:p>
              </table:table-cell>
              <table:table-cell office:value-type="float" office:value="5">
                <text:p>5</text:p>
              </table:table-cell>
              <table:table-cell office:value-type="float" office:value="0.461273097991944">
                <text:p>0.4612730979919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0.24125">
                <text:p>0.24125</text:p>
              </table:table-cell>
              <table:table-cell office:value-type="float" office:value="4">
                <text:p>4</text:p>
              </table:table-cell>
              <table:table-cell office:value-type="float" office:value="0.46125">
                <text:p>0.46125</text:p>
              </table:table-cell>
              <table:table-cell office:value-type="float" office:value="5">
                <text:p>5</text:p>
              </table:table-cell>
              <table:table-cell office:value-type="float" office:value="0.461273107528687">
                <text:p>0.461273107528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0.241875">
                <text:p>0.241875</text:p>
              </table:table-cell>
              <table:table-cell office:value-type="float" office:value="4">
                <text:p>4</text:p>
              </table:table-cell>
              <table:table-cell office:value-type="float" office:value="0.461328125">
                <text:p>0.4613281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5">
                <text:p>0.2425</text:p>
              </table:table-cell>
              <table:table-cell office:value-type="float" office:value="4">
                <text:p>4</text:p>
              </table:table-cell>
              <table:table-cell office:value-type="float" office:value="0.46140625">
                <text:p>0.461406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125">
                <text:p>0.243125</text:p>
              </table:table-cell>
              <table:table-cell office:value-type="float" office:value="4">
                <text:p>4</text:p>
              </table:table-cell>
              <table:table-cell office:value-type="float" office:value="0.461407470703125">
                <text:p>0.4614074707031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75">
                <text:p>0.24375</text:p>
              </table:table-cell>
              <table:table-cell office:value-type="float" office:value="4">
                <text:p>4</text:p>
              </table:table-cell>
              <table:table-cell office:value-type="float" office:value="0.461408081054688">
                <text:p>0.4614080810546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375">
                <text:p>0.244375</text:p>
              </table:table-cell>
              <table:table-cell office:value-type="float" office:value="4">
                <text:p>4</text:p>
              </table:table-cell>
              <table:table-cell office:value-type="float" office:value="0.461408157348633">
                <text:p>0.46140815734863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">
                <text:p>0.245</text:p>
              </table:table-cell>
              <table:table-cell office:value-type="float" office:value="4">
                <text:p>4</text:p>
              </table:table-cell>
              <table:table-cell office:value-type="float" office:value="0.461408176422119">
                <text:p>0.4614081764221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625">
                <text:p>0.2456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25">
                <text:p>0.246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875">
                <text:p>0.246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5">
                <text:p>0.24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125">
                <text:p>0.2481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75">
                <text:p>0.24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125">
                <text:p>0.25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25">
                <text:p>0.25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375">
                <text:p>0.253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625">
                <text:p>0.25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7499999999999">
                <text:p>0.257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8749999999999">
                <text:p>0.258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999999999999">
                <text:p>0.259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999999999999">
                <text:p>0.26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999999999999">
                <text:p>0.27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999999999999">
                <text:p>0.28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999999999999">
                <text:p>0.30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999999999999">
                <text:p>0.31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999999999999">
                <text:p>0.32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25">
                <text:p>0.42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875">
                <text:p>0.426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75">
                <text:p>0.42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125">
                <text:p>0.4281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75">
                <text:p>0.42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375">
                <text:p>0.4293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999999999999">
                <text:p>0.4299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125">
                <text:p>0.4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2499999999999">
                <text:p>0.432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3749999999999">
                <text:p>0.433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4999999999999">
                <text:p>0.434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6249999999999">
                <text:p>0.436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7499999999999">
                <text:p>0.437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8749999999999">
                <text:p>0.438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9999999999999">
                <text:p>0.439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1249999999999">
                <text:p>0.441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2499999999999">
                <text:p>0.442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3749999999999">
                <text:p>0.443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4999999999999">
                <text:p>0.444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6249999999999">
                <text:p>0.446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7499999999999">
                <text:p>0.447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124999999999">
                <text:p>0.4481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749999999999">
                <text:p>0.4487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374999999999">
                <text:p>0.4493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999999999999">
                <text:p>0.4499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249999999999">
                <text:p>0.451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874999999999">
                <text:p>0.4518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2499999999999">
                <text:p>0.4524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124999999999">
                <text:p>0.4531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749999999999">
                <text:p>0.4537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374999999999">
                <text:p>0.4543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999999999999">
                <text:p>0.4549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5624999999999">
                <text:p>0.4556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249999999999">
                <text:p>0.4562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874999999999">
                <text:p>0.4568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499999999999">
                <text:p>0.4574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812499999999">
                <text:p>0.457812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124999999999">
                <text:p>0.458124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437499999999">
                <text:p>0.458437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749999999999">
                <text:p>0.458749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062499999999">
                <text:p>0.459062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374999999999">
                <text:p>0.459374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687499999999">
                <text:p>0.459687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999999999999">
                <text:p>0.459999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156249999999">
                <text:p>0.46015624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312499999999">
                <text:p>0.46031249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468749999999">
                <text:p>0.46046874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624999999999">
                <text:p>0.46062499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03124999999">
                <text:p>0.4607031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81249999999">
                <text:p>0.46078124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59374999999">
                <text:p>0.46085937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98437499999">
                <text:p>0.4608984374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937499999999">
                <text:p>0.4609374999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15624999999">
                <text:p>0.4610156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93749999999">
                <text:p>0.46109374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171874999999">
                <text:p>0.46117187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249999999999">
                <text:p>0.46124999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28124999999">
                <text:p>0.4613281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67187499999">
                <text:p>0.4613671874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06249999999">
                <text:p>0.4614062499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25781249999">
                <text:p>0.46142578124999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0664062499">
                <text:p>0.4614306640624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105468749">
                <text:p>0.46143310546874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715820311">
                <text:p>0.4614337158203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020996093">
                <text:p>0.46143402099609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73583983">
                <text:p>0.46143417358398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9265747">
                <text:p>0.4614341926574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202194213">
                <text:p>0.46143420219421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8cm" svg:y="0.316cm" chart:style-name="ch2">
          <text:p>Contact stiffness readjustments</text:p>
        </chart:title>
        <chart:legend chart:legend-position="start" loext:overlay="true" svg:x="2.106cm" svg:y="1.632cm" style:legend-expansion="custom" svg:width="3.007cm" svg:height="2.151cm" style:legend-expansion-aspect-ratio="1.39795443979544" chart:style-name="ch3"/>
        <chart:plot-area chart:style-name="ch4" table:cell-range-address="Stiffness_adjustments.A2:Stiffness_adjustments.A2 Stiffness_adjustments.E1:Stiffness_adjustments.F166 Stiffness_adjustments.A1:Stiffness_adjustments.D1 Stiffness_adjustments.D2:Stiffness_adjustments.D66 Stiffness_adjustments.B2:Stiffness_adjustments.B60" chart:data-source-has-labels="both" svg:x="1.331cm" svg:y="1.275cm" svg:width="14.349cm" svg:height="6.564cm">
          <chart:coordinate-region svg:x="2.058cm" svg:y="1.474cm" svg:width="13.382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tiffness_adjustments.A2:Stiffness_adjustments.A2"/>
          </chart:axis>
          <chart:axis chart:dimension="y" chart:name="primary-y" chart:style-name="ch7">
            <chart:title svg:x="0.451cm" svg:y="6.122cm" chart:style-name="ch8">
              <text:p>Increment repetitions</text:p>
            </chart:title>
            <chart:grid chart:style-name="ch9" chart:class="major"/>
          </chart:axis>
          <chart:series chart:style-name="ch10" chart:values-cell-range-address="Stiffness_adjustments.F2:Stiffness_adjustments.F166" chart:label-cell-address="Stiffness_adjustments.E1:Stiffness_adjustments.F1" chart:class="chart:scatter">
            <chart:domain table:cell-range-address="Stiffness_adjustments.E2:Stiffness_adjustments.E166"/>
            <chart:data-point chart:repeated="165"/>
          </chart:series>
          <chart:series chart:style-name="ch11" chart:values-cell-range-address="Stiffness_adjustments.D2:Stiffness_adjustments.D66" chart:label-cell-address="Stiffness_adjustments.C1:Stiffness_adjustments.D1" chart:class="chart:scatter">
            <chart:domain table:cell-range-address="Stiffness_adjustments.C2:Stiffness_adjustments.C66"/>
            <chart:data-point chart:repeated="65"/>
          </chart:series>
          <chart:series chart:style-name="ch12" chart:values-cell-range-address="Stiffness_adjustments.B2:Stiffness_adjustments.B60" chart:label-cell-address="Stiffness_adjustments.A1:Stiffness_adjustments.B1" chart:class="chart:scatter">
            <chart:domain table:cell-range-address="Stiffness_adjustments.A2:Stiffness_adjustments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Stiffness_adjustments.E1:Stiffness_adjustment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Stiffness_adjustments.C1:Stiffness_adjustment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Stiffness_adjustments.A1:Stiffness_adjustmen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tiffness_adjustments.A2:Stiffness_adjustments.A2</svg:desc>
                </draw:g>
              </table:table-cell>
              <table:table-cell office:value-type="float" office:value="NaN">
                <text:p>NaN</text:p>
                <draw:g>
                  <svg:desc>Stiffness_adjustments.E2:Stiffness_adjustments.E166</svg:desc>
                </draw:g>
              </table:table-cell>
              <table:table-cell office:value-type="float" office:value="NaN">
                <text:p>NaN</text:p>
                <draw:g>
                  <svg:desc>Stiffness_adjustments.F2:Stiffness_adjustments.F166</svg:desc>
                </draw:g>
              </table:table-cell>
              <table:table-cell office:value-type="float" office:value="NaN">
                <text:p>NaN</text:p>
                <draw:g>
                  <svg:desc>Stiffness_adjustments.C2:Stiffness_adjustments.C66</svg:desc>
                </draw:g>
              </table:table-cell>
              <table:table-cell office:value-type="float" office:value="NaN">
                <text:p>NaN</text:p>
                <draw:g>
                  <svg:desc>Stiffness_adjustments.D2:Stiffness_adjustments.D66</svg:desc>
                </draw:g>
              </table:table-cell>
              <table:table-cell office:value-type="float" office:value="NaN">
                <text:p>NaN</text:p>
                <draw:g>
                  <svg:desc>Stiffness_adjustments.A2:Stiffness_adjustments.A60</svg:desc>
                </draw:g>
              </table:table-cell>
              <table:table-cell office:value-type="float" office:value="NaN">
                <text:p>NaN</text:p>
                <draw:g>
                  <svg:desc>Stiffness_adjustments.B2:Stiffness_adjustments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3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2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2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  <table:table-cell office:value-type="float" office:value="0.17">
                <text:p>0.17</text:p>
              </table:table-cell>
              <table:table-cell office:value-type="float" office:value="2">
                <text:p>2</text:p>
              </table:table-cell>
              <table:table-cell office:value-type="float" office:value="0.17">
                <text:p>0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2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  <table:table-cell office:value-type="float" office:value="0.19">
                <text:p>0.19</text:p>
              </table:table-cell>
              <table:table-cell office:value-type="float" office:value="2">
                <text:p>2</text:p>
              </table:table-cell>
              <table:table-cell office:value-type="float" office:value="0.19">
                <text:p>0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0.2025">
                <text:p>0.2025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125">
                <text:p>0.20125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5">
                <text:p>0.2025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75">
                <text:p>0.20375</text:p>
              </table:table-cell>
              <table:table-cell office:value-type="float" office:value="0">
                <text:p>0</text:p>
              </table:table-cell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625">
                <text:p>0.20625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75">
                <text:p>0.2075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875">
                <text:p>0.2087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125">
                <text:p>0.21125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25">
                <text:p>0.2125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1375">
                <text:p>0.21375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175">
                <text:p>0.2175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275">
                <text:p>0.2275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2875">
                <text:p>0.2287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29375">
                <text:p>0.229375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  <table:table-cell office:value-type="float" office:value="0.39">
                <text:p>0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30625">
                <text:p>0.230625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  <table:table-cell office:value-type="float" office:value="0.41">
                <text:p>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3125">
                <text:p>0.23125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2">
                <text:p>2</text:p>
              </table:table-cell>
              <table:table-cell office:value-type="float" office:value="0.42">
                <text:p>0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31875">
                <text:p>0.23187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0.43">
                <text:p>0.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325">
                <text:p>0.2325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33125">
                <text:p>0.23312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2">
                <text:p>2</text:p>
              </table:table-cell>
              <table:table-cell office:value-type="float" office:value="0.45">
                <text:p>0.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3375">
                <text:p>0.2337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2">
                <text:p>2</text:p>
              </table:table-cell>
              <table:table-cell office:value-type="float" office:value="0.46">
                <text:p>0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34375">
                <text:p>0.234375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  <table:table-cell office:value-type="float" office:value="0.460625">
                <text:p>0.46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5">
                <text:p>0.235</text:p>
              </table:table-cell>
              <table:table-cell office:value-type="float" office:value="0">
                <text:p>0</text:p>
              </table:table-cell>
              <table:table-cell office:value-type="float" office:value="0.445">
                <text:p>0.445</text:p>
              </table:table-cell>
              <table:table-cell office:value-type="float" office:value="1">
                <text:p>1</text:p>
              </table:table-cell>
              <table:table-cell office:value-type="float" office:value="0.4609375">
                <text:p>0.4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5625">
                <text:p>0.23562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2">
                <text:p>2</text:p>
              </table:table-cell>
              <table:table-cell office:value-type="float" office:value="0.46109375">
                <text:p>0.4610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23625">
                <text:p>0.23625</text:p>
              </table:table-cell>
              <table:table-cell office:value-type="float" office:value="0">
                <text:p>0</text:p>
              </table:table-cell>
              <table:table-cell office:value-type="float" office:value="0.4525">
                <text:p>0.4525</text:p>
              </table:table-cell>
              <table:table-cell office:value-type="float" office:value="1">
                <text:p>1</text:p>
              </table:table-cell>
              <table:table-cell office:value-type="float" office:value="0.46125">
                <text:p>0.46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6875">
                <text:p>0.236875</text:p>
              </table:table-cell>
              <table:table-cell office:value-type="float" office:value="0">
                <text:p>0</text:p>
              </table:table-cell>
              <table:table-cell office:value-type="float" office:value="0.455">
                <text:p>0.455</text:p>
              </table:table-cell>
              <table:table-cell office:value-type="float" office:value="2">
                <text:p>2</text:p>
              </table:table-cell>
              <table:table-cell office:value-type="float" office:value="0.46126953125">
                <text:p>0.4612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75">
                <text:p>0.2375</text:p>
              </table:table-cell>
              <table:table-cell office:value-type="float" office:value="0">
                <text:p>0</text:p>
              </table:table-cell>
              <table:table-cell office:value-type="float" office:value="0.45625">
                <text:p>0.45625</text:p>
              </table:table-cell>
              <table:table-cell office:value-type="float" office:value="1">
                <text:p>1</text:p>
              </table:table-cell>
              <table:table-cell office:value-type="float" office:value="0.46127197265625">
                <text:p>0.46127197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8125">
                <text:p>0.238125</text:p>
              </table:table-cell>
              <table:table-cell office:value-type="float" office:value="0">
                <text:p>0</text:p>
              </table:table-cell>
              <table:table-cell office:value-type="float" office:value="0.4575">
                <text:p>0.4575</text:p>
              </table:table-cell>
              <table:table-cell office:value-type="float" office:value="0">
                <text:p>0</text:p>
              </table:table-cell>
              <table:table-cell office:value-type="float" office:value="0.461272583007813">
                <text:p>0.46127258300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875">
                <text:p>0.23875</text:p>
              </table:table-cell>
              <table:table-cell office:value-type="float" office:value="0">
                <text:p>0</text:p>
              </table:table-cell>
              <table:table-cell office:value-type="float" office:value="0.45875">
                <text:p>0.45875</text:p>
              </table:table-cell>
              <table:table-cell office:value-type="float" office:value="1">
                <text:p>1</text:p>
              </table:table-cell>
              <table:table-cell office:value-type="float" office:value="0.461272888183594">
                <text:p>0.46127288818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9375">
                <text:p>0.23937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461273040771485">
                <text:p>0.46127304077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460625">
                <text:p>0.460625</text:p>
              </table:table-cell>
              <table:table-cell office:value-type="float" office:value="1">
                <text:p>1</text:p>
              </table:table-cell>
              <table:table-cell office:value-type="float" office:value="0.461273078918457">
                <text:p>0.46127307891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0625">
                <text:p>0.240625</text:p>
              </table:table-cell>
              <table:table-cell office:value-type="float" office:value="0">
                <text:p>0</text:p>
              </table:table-cell>
              <table:table-cell office:value-type="float" office:value="0.4609375">
                <text:p>0.4609375</text:p>
              </table:table-cell>
              <table:table-cell office:value-type="float" office:value="0">
                <text:p>0</text:p>
              </table:table-cell>
              <table:table-cell office:value-type="float" office:value="0.461273097991944">
                <text:p>0.46127309799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25">
                <text:p>0.24125</text:p>
              </table:table-cell>
              <table:table-cell office:value-type="float" office:value="0">
                <text:p>0</text:p>
              </table:table-cell>
              <table:table-cell office:value-type="float" office:value="0.46125">
                <text:p>0.46125</text:p>
              </table:table-cell>
              <table:table-cell office:value-type="float" office:value="0">
                <text:p>0</text:p>
              </table:table-cell>
              <table:table-cell office:value-type="float" office:value="0.461273107528687">
                <text:p>0.461273107528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875">
                <text:p>0.241875</text:p>
              </table:table-cell>
              <table:table-cell office:value-type="float" office:value="0">
                <text:p>0</text:p>
              </table:table-cell>
              <table:table-cell office:value-type="float" office:value="0.461328125">
                <text:p>0.461328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5">
                <text:p>0.2425</text:p>
              </table:table-cell>
              <table:table-cell office:value-type="float" office:value="0">
                <text:p>0</text:p>
              </table:table-cell>
              <table:table-cell office:value-type="float" office:value="0.46140625">
                <text:p>0.46140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125">
                <text:p>0.243125</text:p>
              </table:table-cell>
              <table:table-cell office:value-type="float" office:value="0">
                <text:p>0</text:p>
              </table:table-cell>
              <table:table-cell office:value-type="float" office:value="0.461407470703125">
                <text:p>0.461407470703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75">
                <text:p>0.24375</text:p>
              </table:table-cell>
              <table:table-cell office:value-type="float" office:value="0">
                <text:p>0</text:p>
              </table:table-cell>
              <table:table-cell office:value-type="float" office:value="0.461408081054688">
                <text:p>0.4614080810546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375">
                <text:p>0.244375</text:p>
              </table:table-cell>
              <table:table-cell office:value-type="float" office:value="0">
                <text:p>0</text:p>
              </table:table-cell>
              <table:table-cell office:value-type="float" office:value="0.461408157348633">
                <text:p>0.4614081573486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  <table:table-cell office:value-type="float" office:value="0.461408176422119">
                <text:p>0.461408176422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625">
                <text:p>0.24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25">
                <text:p>0.24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875">
                <text:p>0.246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5">
                <text:p>0.24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125">
                <text:p>0.24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75">
                <text:p>0.24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125">
                <text:p>0.25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25">
                <text:p>0.25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375">
                <text:p>0.25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625">
                <text:p>0.2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75">
                <text:p>0.25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875">
                <text:p>0.25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999999999999">
                <text:p>0.25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999999999999">
                <text:p>0.26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999999999999">
                <text:p>0.279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25">
                <text:p>0.42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875">
                <text:p>0.426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75">
                <text:p>0.42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125">
                <text:p>0.428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75">
                <text:p>0.428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375">
                <text:p>0.42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1249999999999">
                <text:p>0.431249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2499999999999">
                <text:p>0.4324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3749999999999">
                <text:p>0.4337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4999999999999">
                <text:p>0.434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6249999999999">
                <text:p>0.4362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7499999999999">
                <text:p>0.4374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8749999999999">
                <text:p>0.438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9999999999999">
                <text:p>0.43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1249999999999">
                <text:p>0.4412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2499999999999">
                <text:p>0.442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3749999999999">
                <text:p>0.4437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4999999999999">
                <text:p>0.444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6249999999999">
                <text:p>0.4462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7499999999999">
                <text:p>0.447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124999999999">
                <text:p>0.44812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749999999999">
                <text:p>0.4487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374999999999">
                <text:p>0.4493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999999999999">
                <text:p>0.449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249999999999">
                <text:p>0.451249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874999999999">
                <text:p>0.451874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2499999999999">
                <text:p>0.452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124999999999">
                <text:p>0.453124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749999999999">
                <text:p>0.453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374999999999">
                <text:p>0.4543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999999999999">
                <text:p>0.454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5624999999999">
                <text:p>0.45562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249999999999">
                <text:p>0.4562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874999999999">
                <text:p>0.4568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499999999999">
                <text:p>0.457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812499999999">
                <text:p>0.457812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124999999999">
                <text:p>0.45812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437499999999">
                <text:p>0.458437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749999999999">
                <text:p>0.458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062499999999">
                <text:p>0.459062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374999999999">
                <text:p>0.45937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687499999999">
                <text:p>0.459687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999999999999">
                <text:p>0.459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156249999999">
                <text:p>0.46015624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312499999999">
                <text:p>0.4603124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468749999999">
                <text:p>0.46046874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624999999999">
                <text:p>0.46062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03124999999">
                <text:p>0.460703124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81249999999">
                <text:p>0.46078124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59374999999">
                <text:p>0.460859374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98437499999">
                <text:p>0.4608984374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937499999999">
                <text:p>0.4609374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15624999999">
                <text:p>0.46101562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93749999999">
                <text:p>0.46109374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171874999999">
                <text:p>0.46117187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249999999999">
                <text:p>0.4612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28124999999">
                <text:p>0.46132812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67187499999">
                <text:p>0.4613671874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06249999999">
                <text:p>0.46140624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25781249999">
                <text:p>0.46142578124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0664062499">
                <text:p>0.4614306640624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105468749">
                <text:p>0.4614331054687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715820311">
                <text:p>0.4614337158203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020996093">
                <text:p>0.4614340209960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73583983">
                <text:p>0.4614341735839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9265747">
                <text:p>0.461434192657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202194213">
                <text:p>0.461434202194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6cm" chart:style-name="ch2">
          <text:p>Contact stiffness</text:p>
        </chart:title>
        <chart:legend chart:legend-position="start" loext:overlay="true" svg:x="2.619cm" svg:y="1.583cm" style:legend-expansion="custom" svg:width="2.568cm" svg:height="1.805cm" style:legend-expansion-aspect-ratio="1.42271468144044" chart:style-name="ch3"/>
        <chart:plot-area chart:style-name="ch4" table:cell-range-address="'max(abs(g_n))'.A2:'max(abs(g_n))'.A2 'max(abs(g_n))'.E1:'max(abs(g_n))'.F166 'max(abs(g_n))'.A1:'max(abs(g_n))'.D1 'max(abs(g_n))'.D2:'max(abs(g_n))'.D80 'max(abs(g_n))'.B2:'max(abs(g_n))'.B60" chart:data-source-has-labels="both" svg:x="1.331cm" svg:y="1.275cm" svg:width="14.349cm" svg:height="6.564cm">
          <chart:coordinate-region svg:x="2.508cm" svg:y="1.474cm" svg:width="12.933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'max(abs(g_n))'.A2:'max(abs(g_n))'.A2"/>
          </chart:axis>
          <chart:axis chart:dimension="y" chart:name="primary-y" chart:style-name="ch7">
            <chart:title svg:x="0.451cm" svg:y="7.154cm" chart:style-name="ch8">
              <text:p>Maximum adjusted contact stiffness</text:p>
            </chart:title>
            <chart:grid chart:style-name="ch9" chart:class="major"/>
          </chart:axis>
          <chart:series chart:style-name="ch10" chart:values-cell-range-address="'max(abs(g_n))'.F2:'max(abs(g_n))'.F166" chart:label-cell-address="'max(abs(g_n))'.E1:'max(abs(g_n))'.F1" chart:class="chart:scatter">
            <chart:domain table:cell-range-address="'max(abs(g_n))'.E2:'max(abs(g_n))'.E166"/>
            <chart:data-point chart:repeated="165"/>
          </chart:series>
          <chart:series chart:style-name="ch11" chart:values-cell-range-address="'max(abs(g_n))'.D2:'max(abs(g_n))'.D80" chart:label-cell-address="'max(abs(g_n))'.C1:'max(abs(g_n))'.D1" chart:class="chart:scatter">
            <chart:domain table:cell-range-address="'max(abs(g_n))'.C2:'max(abs(g_n))'.C80"/>
            <chart:data-point chart:repeated="79"/>
          </chart:series>
          <chart:series chart:style-name="ch12" chart:values-cell-range-address="'max(abs(g_n))'.B2:'max(abs(g_n))'.B60" chart:label-cell-address="'max(abs(g_n))'.A1:'max(abs(g_n))'.B1" chart:class="chart:scatter">
            <chart:domain table:cell-range-address="'max(abs(g_n))'.A2:'max(abs(g_n))'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'max(abs(g_n))'.E1:'max(abs(g_n))'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'max(abs(g_n))'.C1:'max(abs(g_n))'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'max(abs(g_n))'.A1:'max(abs(g_n)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'max(abs(g_n))'.A2:'max(abs(g_n))'.A2</svg:desc>
                </draw:g>
              </table:table-cell>
              <table:table-cell office:value-type="float" office:value="NaN">
                <text:p>NaN</text:p>
                <draw:g>
                  <svg:desc>'max(abs(g_n))'.E2:'max(abs(g_n))'.E166</svg:desc>
                </draw:g>
              </table:table-cell>
              <table:table-cell office:value-type="float" office:value="NaN">
                <text:p>NaN</text:p>
                <draw:g>
                  <svg:desc>'max(abs(g_n))'.F2:'max(abs(g_n))'.F166</svg:desc>
                </draw:g>
              </table:table-cell>
              <table:table-cell office:value-type="float" office:value="NaN">
                <text:p>NaN</text:p>
                <draw:g>
                  <svg:desc>'max(abs(g_n))'.C2:'max(abs(g_n))'.C80</svg:desc>
                </draw:g>
              </table:table-cell>
              <table:table-cell office:value-type="float" office:value="NaN">
                <text:p>NaN</text:p>
                <draw:g>
                  <svg:desc>'max(abs(g_n))'.D2:'max(abs(g_n))'.D80</svg:desc>
                </draw:g>
              </table:table-cell>
              <table:table-cell office:value-type="float" office:value="NaN">
                <text:p>NaN</text:p>
                <draw:g>
                  <svg:desc>'max(abs(g_n))'.A2:'max(abs(g_n))'.A60</svg:desc>
                </draw:g>
              </table:table-cell>
              <table:table-cell office:value-type="float" office:value="NaN">
                <text:p>NaN</text:p>
                <draw:g>
                  <svg:desc>'max(abs(g_n))'.B2:'max(abs(g_n))'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14.7714958024414">
                <text:p>14.7714958024414</text:p>
              </table:table-cell>
              <table:table-cell office:value-type="float" office:value="0.1">
                <text:p>0.1</text:p>
              </table:table-cell>
              <table:table-cell office:value-type="float" office:value="1.47714958024414">
                <text:p>1.47714958024414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31.561359043784">
                <text:p>31.561359043784</text:p>
              </table:table-cell>
              <table:table-cell office:value-type="float" office:value="0.11">
                <text:p>0.11</text:p>
              </table:table-cell>
              <table:table-cell office:value-type="float" office:value="3.12296165000224">
                <text:p>3.12296165000224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31.561359043784">
                <text:p>31.561359043784</text:p>
              </table:table-cell>
              <table:table-cell office:value-type="float" office:value="0.12">
                <text:p>0.12</text:p>
              </table:table-cell>
              <table:table-cell office:value-type="float" office:value="4.75127444353741">
                <text:p>4.75127444353741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47.682232074144">
                <text:p>47.682232074144</text:p>
              </table:table-cell>
              <table:table-cell office:value-type="float" office:value="0.13">
                <text:p>0.13</text:p>
              </table:table-cell>
              <table:table-cell office:value-type="float" office:value="6.386945080487">
                <text:p>6.386945080487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63.9979852978628">
                <text:p>63.9979852978628</text:p>
              </table:table-cell>
              <table:table-cell office:value-type="float" office:value="0.14">
                <text:p>0.14</text:p>
              </table:table-cell>
              <table:table-cell office:value-type="float" office:value="8.03642923605211">
                <text:p>8.03642923605211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80.4927501075999">
                <text:p>80.4927501075999</text:p>
              </table:table-cell>
              <table:table-cell office:value-type="float" office:value="0.15">
                <text:p>0.15</text:p>
              </table:table-cell>
              <table:table-cell office:value-type="float" office:value="9.70408789395679">
                <text:p>9.70408789395679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97.1685346608676">
                <text:p>97.1685346608676</text:p>
              </table:table-cell>
              <table:table-cell office:value-type="float" office:value="0.16">
                <text:p>0.16</text:p>
              </table:table-cell>
              <table:table-cell office:value-type="float" office:value="11.3901928994432">
                <text:p>11.3901928994432</text:p>
              </table:table-cell>
              <table:table-cell office:value-type="float" office:value="0.16">
                <text:p>0.16</text:p>
              </table:table-cell>
              <table:table-cell office:value-type="float" office:value="1.12201650127197">
                <text:p>1.12201650127197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114.028921275745">
                <text:p>114.028921275745</text:p>
              </table:table-cell>
              <table:table-cell office:value-type="float" office:value="0.17">
                <text:p>0.17</text:p>
              </table:table-cell>
              <table:table-cell office:value-type="float" office:value="13.0951064402406">
                <text:p>13.0951064402406</text:p>
              </table:table-cell>
              <table:table-cell office:value-type="float" office:value="0.17">
                <text:p>0.17</text:p>
              </table:table-cell>
              <table:table-cell office:value-type="float" office:value="1.29267728358683">
                <text:p>1.29267728358683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131.077731552884">
                <text:p>131.077731552884</text:p>
              </table:table-cell>
              <table:table-cell office:value-type="float" office:value="0.18">
                <text:p>0.18</text:p>
              </table:table-cell>
              <table:table-cell office:value-type="float" office:value="14.8192250391312">
                <text:p>14.8192250391312</text:p>
              </table:table-cell>
              <table:table-cell office:value-type="float" office:value="0.18">
                <text:p>0.18</text:p>
              </table:table-cell>
              <table:table-cell office:value-type="float" office:value="1.46560834131672">
                <text:p>1.4656083413167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148.318903493671">
                <text:p>148.318903493671</text:p>
              </table:table-cell>
              <table:table-cell office:value-type="float" office:value="0.19">
                <text:p>0.19</text:p>
              </table:table-cell>
              <table:table-cell office:value-type="float" office:value="16.5629580768435">
                <text:p>16.5629580768435</text:p>
              </table:table-cell>
              <table:table-cell office:value-type="float" office:value="0.19">
                <text:p>0.19</text:p>
              </table:table-cell>
              <table:table-cell office:value-type="float" office:value="1.64058693634156">
                <text:p>1.64058693634156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165.756475301225">
                <text:p>165.756475301225</text:p>
              </table:table-cell>
              <table:table-cell office:value-type="float" office:value="0.2">
                <text:p>0.2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">
                <text:p>0.2</text:p>
              </table:table-cell>
              <table:table-cell office:value-type="float" office:value="1.81751376984975">
                <text:p>1.81751376984975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025">
                <text:p>0.2025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1">
                <text:p>0.21</text:p>
              </table:table-cell>
              <table:table-cell office:value-type="float" office:value="1.81751376984975">
                <text:p>1.81751376984975</text:p>
              </table:table-cell>
            </table:table-row>
            <table:table-row>
              <table:table-cell office:value-type="string"/>
              <table:table-cell office:value-type="float" office:value="0.20125">
                <text:p>0.20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05">
                <text:p>0.205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2">
                <text:p>0.22</text:p>
              </table:table-cell>
              <table:table-cell office:value-type="float" office:value="1.81751376984975">
                <text:p>1.81751376984975</text:p>
              </table:table-cell>
            </table:table-row>
            <table:table-row>
              <table:table-cell office:value-type="string"/>
              <table:table-cell office:value-type="float" office:value="0.2025">
                <text:p>0.20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1">
                <text:p>0.21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3">
                <text:p>0.23</text:p>
              </table:table-cell>
              <table:table-cell office:value-type="float" office:value="1.81751376984975">
                <text:p>1.81751376984975</text:p>
              </table:table-cell>
            </table:table-row>
            <table:table-row>
              <table:table-cell office:value-type="string"/>
              <table:table-cell office:value-type="float" office:value="0.20375">
                <text:p>0.20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15">
                <text:p>0.215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4">
                <text:p>0.24</text:p>
              </table:table-cell>
              <table:table-cell office:value-type="float" office:value="1.81751376984975">
                <text:p>1.81751376984975</text:p>
              </table:table-cell>
            </table:table-row>
            <table:table-row>
              <table:table-cell office:value-type="string"/>
              <table:table-cell office:value-type="float" office:value="0.205">
                <text:p>0.20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2">
                <text:p>0.22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5">
                <text:p>0.25</text:p>
              </table:table-cell>
              <table:table-cell office:value-type="float" office:value="1.81751376984975">
                <text:p>1.81751376984975</text:p>
              </table:table-cell>
            </table:table-row>
            <table:table-row>
              <table:table-cell office:value-type="string"/>
              <table:table-cell office:value-type="float" office:value="0.20625">
                <text:p>0.206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3">
                <text:p>0.23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6">
                <text:p>0.26</text:p>
              </table:table-cell>
              <table:table-cell office:value-type="float" office:value="1.81751376984975">
                <text:p>1.81751376984975</text:p>
              </table:table-cell>
            </table:table-row>
            <table:table-row>
              <table:table-cell office:value-type="string"/>
              <table:table-cell office:value-type="float" office:value="0.2075">
                <text:p>0.20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4">
                <text:p>0.24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7">
                <text:p>0.27</text:p>
              </table:table-cell>
              <table:table-cell office:value-type="float" office:value="1.81751376984975">
                <text:p>1.81751376984975</text:p>
              </table:table-cell>
            </table:table-row>
            <table:table-row>
              <table:table-cell office:value-type="string"/>
              <table:table-cell office:value-type="float" office:value="0.20875">
                <text:p>0.208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5">
                <text:p>0.25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8">
                <text:p>0.28</text:p>
              </table:table-cell>
              <table:table-cell office:value-type="float" office:value="2.02377453451255">
                <text:p>2.02377453451255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6">
                <text:p>0.26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29">
                <text:p>0.29</text:p>
              </table:table-cell>
              <table:table-cell office:value-type="float" office:value="2.02377453451255">
                <text:p>2.02377453451255</text:p>
              </table:table-cell>
            </table:table-row>
            <table:table-row>
              <table:table-cell office:value-type="string"/>
              <table:table-cell office:value-type="float" office:value="0.21125">
                <text:p>0.21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7">
                <text:p>0.27</text:p>
              </table:table-cell>
              <table:table-cell office:value-type="float" office:value="18.3267242079425">
                <text:p>18.3267242079425</text:p>
              </table:table-cell>
              <table:table-cell office:value-type="float" office:value="0.3">
                <text:p>0.3</text:p>
              </table:table-cell>
              <table:table-cell office:value-type="float" office:value="2.02377453451255">
                <text:p>2.02377453451255</text:p>
              </table:table-cell>
            </table:table-row>
            <table:table-row>
              <table:table-cell office:value-type="string"/>
              <table:table-cell office:value-type="float" office:value="0.2125">
                <text:p>0.2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8">
                <text:p>0.28</text:p>
              </table:table-cell>
              <table:table-cell office:value-type="float" office:value="20.4118082570611">
                <text:p>20.4118082570611</text:p>
              </table:table-cell>
              <table:table-cell office:value-type="float" office:value="0.31">
                <text:p>0.31</text:p>
              </table:table-cell>
              <table:table-cell office:value-type="float" office:value="2.02377453451255">
                <text:p>2.02377453451255</text:p>
              </table:table-cell>
            </table:table-row>
            <table:table-row>
              <table:table-cell office:value-type="string"/>
              <table:table-cell office:value-type="float" office:value="0.21375">
                <text:p>0.21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29">
                <text:p>0.29</text:p>
              </table:table-cell>
              <table:table-cell office:value-type="float" office:value="20.4118082570611">
                <text:p>20.4118082570611</text:p>
              </table:table-cell>
              <table:table-cell office:value-type="float" office:value="0.32">
                <text:p>0.32</text:p>
              </table:table-cell>
              <table:table-cell office:value-type="float" office:value="2.02377453451255">
                <text:p>2.02377453451255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">
                <text:p>0.3</text:p>
              </table:table-cell>
              <table:table-cell office:value-type="float" office:value="20.4118082570611">
                <text:p>20.4118082570611</text:p>
              </table:table-cell>
              <table:table-cell office:value-type="float" office:value="0.33">
                <text:p>0.33</text:p>
              </table:table-cell>
              <table:table-cell office:value-type="float" office:value="2.02377453451255">
                <text:p>2.02377453451255</text:p>
              </table:table-cell>
            </table:table-row>
            <table:table-row>
              <table:table-cell office:value-type="string"/>
              <table:table-cell office:value-type="float" office:value="0.2175">
                <text:p>0.21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1">
                <text:p>0.31</text:p>
              </table:table-cell>
              <table:table-cell office:value-type="float" office:value="20.4118082570611">
                <text:p>20.4118082570611</text:p>
              </table:table-cell>
              <table:table-cell office:value-type="float" office:value="0.34">
                <text:p>0.34</text:p>
              </table:table-cell>
              <table:table-cell office:value-type="float" office:value="2.26952180442589">
                <text:p>2.26952180442589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2">
                <text:p>0.32</text:p>
              </table:table-cell>
              <table:table-cell office:value-type="float" office:value="20.4118082570611">
                <text:p>20.4118082570611</text:p>
              </table:table-cell>
              <table:table-cell office:value-type="float" office:value="0.35">
                <text:p>0.35</text:p>
              </table:table-cell>
              <table:table-cell office:value-type="float" office:value="2.92348502969744">
                <text:p>2.92348502969744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3">
                <text:p>0.33</text:p>
              </table:table-cell>
              <table:table-cell office:value-type="float" office:value="20.4118082570611">
                <text:p>20.4118082570611</text:p>
              </table:table-cell>
              <table:table-cell office:value-type="float" office:value="0.36">
                <text:p>0.36</text:p>
              </table:table-cell>
              <table:table-cell office:value-type="float" office:value="3.66324508844617">
                <text:p>3.66324508844617</text:p>
              </table:table-cell>
            </table:table-row>
            <table:table-row>
              <table:table-cell office:value-type="string"/>
              <table:table-cell office:value-type="float" office:value="0.2275">
                <text:p>0.22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4">
                <text:p>0.34</text:p>
              </table:table-cell>
              <table:table-cell office:value-type="float" office:value="22.875661482096">
                <text:p>22.875661482096</text:p>
              </table:table-cell>
              <table:table-cell office:value-type="float" office:value="0.37">
                <text:p>0.37</text:p>
              </table:table-cell>
              <table:table-cell office:value-type="float" office:value="4.46359664580445">
                <text:p>4.46359664580445</text:p>
              </table:table-cell>
            </table:table-row>
            <table:table-row>
              <table:table-cell office:value-type="string"/>
              <table:table-cell office:value-type="float" office:value="0.22875">
                <text:p>0.228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5">
                <text:p>0.35</text:p>
              </table:table-cell>
              <table:table-cell office:value-type="float" office:value="29.4216287804592">
                <text:p>29.4216287804592</text:p>
              </table:table-cell>
              <table:table-cell office:value-type="float" office:value="0.38">
                <text:p>0.38</text:p>
              </table:table-cell>
              <table:table-cell office:value-type="float" office:value="5.30662396507362">
                <text:p>5.30662396507362</text:p>
              </table:table-cell>
            </table:table-row>
            <table:table-row>
              <table:table-cell office:value-type="string"/>
              <table:table-cell office:value-type="float" office:value="0.229375">
                <text:p>0.229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6">
                <text:p>0.36</text:p>
              </table:table-cell>
              <table:table-cell office:value-type="float" office:value="36.8172571611617">
                <text:p>36.8172571611617</text:p>
              </table:table-cell>
              <table:table-cell office:value-type="float" office:value="0.39">
                <text:p>0.39</text:p>
              </table:table-cell>
              <table:table-cell office:value-type="float" office:value="6.17490315793947">
                <text:p>6.17490315793947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7">
                <text:p>0.37</text:p>
              </table:table-cell>
              <table:table-cell office:value-type="float" office:value="44.8183649175584">
                <text:p>44.8183649175584</text:p>
              </table:table-cell>
              <table:table-cell office:value-type="float" office:value="0.4">
                <text:p>0.4</text:p>
              </table:table-cell>
              <table:table-cell office:value-type="float" office:value="7.05272598217655">
                <text:p>7.05272598217655</text:p>
              </table:table-cell>
            </table:table-row>
            <table:table-row>
              <table:table-cell office:value-type="string"/>
              <table:table-cell office:value-type="float" office:value="0.230625">
                <text:p>0.2306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8">
                <text:p>0.38</text:p>
              </table:table-cell>
              <table:table-cell office:value-type="float" office:value="53.2432616364156">
                <text:p>53.2432616364156</text:p>
              </table:table-cell>
              <table:table-cell office:value-type="float" office:value="0.41">
                <text:p>0.41</text:p>
              </table:table-cell>
              <table:table-cell office:value-type="float" office:value="7.93047134327729">
                <text:p>7.93047134327729</text:p>
              </table:table-cell>
            </table:table-row>
            <table:table-row>
              <table:table-cell office:value-type="string"/>
              <table:table-cell office:value-type="float" office:value="0.23125">
                <text:p>0.23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39">
                <text:p>0.39</text:p>
              </table:table-cell>
              <table:table-cell office:value-type="float" office:value="61.9188448522607">
                <text:p>61.9188448522607</text:p>
              </table:table-cell>
              <table:table-cell office:value-type="float" office:value="0.42">
                <text:p>0.42</text:p>
              </table:table-cell>
              <table:table-cell office:value-type="float" office:value="8.80212964694383">
                <text:p>8.80212964694383</text:p>
              </table:table-cell>
            </table:table-row>
            <table:table-row>
              <table:table-cell office:value-type="string"/>
              <table:table-cell office:value-type="float" office:value="0.231875">
                <text:p>0.2318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">
                <text:p>0.4</text:p>
              </table:table-cell>
              <table:table-cell office:value-type="float" office:value="70.6921438446986">
                <text:p>70.6921438446986</text:p>
              </table:table-cell>
              <table:table-cell office:value-type="float" office:value="0.43">
                <text:p>0.43</text:p>
              </table:table-cell>
              <table:table-cell office:value-type="float" office:value="8.80212964694383">
                <text:p>8.80212964694383</text:p>
              </table:table-cell>
            </table:table-row>
            <table:table-row>
              <table:table-cell office:value-type="string"/>
              <table:table-cell office:value-type="float" office:value="0.2325">
                <text:p>0.23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1">
                <text:p>0.41</text:p>
              </table:table-cell>
              <table:table-cell office:value-type="float" office:value="79.4812418170079">
                <text:p>79.4812418170079</text:p>
              </table:table-cell>
              <table:table-cell office:value-type="float" office:value="0.44">
                <text:p>0.44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3125">
                <text:p>0.233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2">
                <text:p>0.42</text:p>
              </table:table-cell>
              <table:table-cell office:value-type="float" office:value="88.2148618184084">
                <text:p>88.2148618184084</text:p>
              </table:table-cell>
              <table:table-cell office:value-type="float" office:value="0.45">
                <text:p>0.45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375">
                <text:p>0.23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3">
                <text:p>0.43</text:p>
              </table:table-cell>
              <table:table-cell office:value-type="float" office:value="88.2148618184084">
                <text:p>88.2148618184084</text:p>
              </table:table-cell>
              <table:table-cell office:value-type="float" office:value="0.46">
                <text:p>0.46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4375">
                <text:p>0.234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4">
                <text:p>0.44</text:p>
              </table:table-cell>
              <table:table-cell office:value-type="float" office:value="105.118860752673">
                <text:p>105.118860752673</text:p>
              </table:table-cell>
              <table:table-cell office:value-type="float" office:value="0.460625">
                <text:p>0.460625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5">
                <text:p>0.23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45">
                <text:p>0.445</text:p>
              </table:table-cell>
              <table:table-cell office:value-type="float" office:value="105.118860752673">
                <text:p>105.118860752673</text:p>
              </table:table-cell>
              <table:table-cell office:value-type="float" office:value="0.4609375">
                <text:p>0.4609375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5625">
                <text:p>0.2356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5">
                <text:p>0.45</text:p>
              </table:table-cell>
              <table:table-cell office:value-type="float" office:value="105.118860752673">
                <text:p>105.118860752673</text:p>
              </table:table-cell>
              <table:table-cell office:value-type="float" office:value="0.46109375">
                <text:p>0.46109375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625">
                <text:p>0.236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525">
                <text:p>0.4525</text:p>
              </table:table-cell>
              <table:table-cell office:value-type="float" office:value="105.118860752673">
                <text:p>105.118860752673</text:p>
              </table:table-cell>
              <table:table-cell office:value-type="float" office:value="0.46125">
                <text:p>0.46125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6875">
                <text:p>0.2368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55">
                <text:p>0.455</text:p>
              </table:table-cell>
              <table:table-cell office:value-type="float" office:value="105.118860752673">
                <text:p>105.118860752673</text:p>
              </table:table-cell>
              <table:table-cell office:value-type="float" office:value="0.46126953125">
                <text:p>0.46126953125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75">
                <text:p>0.2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5625">
                <text:p>0.45625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0.46127197265625">
                <text:p>0.46127197265625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8125">
                <text:p>0.238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575">
                <text:p>0.4575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0.461272583007813">
                <text:p>0.461272583007813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875">
                <text:p>0.238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5875">
                <text:p>0.45875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0.461272888183594">
                <text:p>0.461272888183594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39375">
                <text:p>0.239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">
                <text:p>0.46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0.461273040771485">
                <text:p>0.461273040771485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0625">
                <text:p>0.460625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0.461273078918457">
                <text:p>0.461273078918457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40625">
                <text:p>0.2406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09375">
                <text:p>0.4609375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0.461273097991944">
                <text:p>0.461273097991944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4125">
                <text:p>0.24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125">
                <text:p>0.46125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0.461273107528687">
                <text:p>0.461273107528687</text:p>
              </table:table-cell>
              <table:table-cell office:value-type="float" office:value="10.4849414908812">
                <text:p>10.4849414908812</text:p>
              </table:table-cell>
            </table:table-row>
            <table:table-row>
              <table:table-cell office:value-type="string"/>
              <table:table-cell office:value-type="float" office:value="0.241875">
                <text:p>0.2418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1328125">
                <text:p>0.461328125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5">
                <text:p>0.24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140625">
                <text:p>0.46140625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125">
                <text:p>0.243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1407470703125">
                <text:p>0.461407470703125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75">
                <text:p>0.24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1408081054688">
                <text:p>0.461408081054688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375">
                <text:p>0.244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1408157348633">
                <text:p>0.461408157348633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">
                <text:p>0.24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0.461408176422119">
                <text:p>0.461408176422119</text:p>
              </table:table-cell>
              <table:table-cell office:value-type="float" office:value="116.152995391449">
                <text:p>116.15299539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625">
                <text:p>0.2456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25">
                <text:p>0.246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875">
                <text:p>0.2468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5">
                <text:p>0.24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125">
                <text:p>0.248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75">
                <text:p>0.248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125">
                <text:p>0.251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25">
                <text:p>0.25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375">
                <text:p>0.2537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625">
                <text:p>0.25625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7499999999999">
                <text:p>0.257499999999999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8749999999999">
                <text:p>0.258749999999999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999999999999">
                <text:p>0.259999999999999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999999999999">
                <text:p>0.269999999999999</text:p>
              </table:table-cell>
              <table:table-cell office:value-type="float" office:value="183.394584730562">
                <text:p>183.39458473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999999999999">
                <text:p>0.279999999999999</text:p>
              </table:table-cell>
              <table:table-cell office:value-type="float" office:value="204.292963912639">
                <text:p>204.29296391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999999999999">
                <text:p>0.289999999999999</text:p>
              </table:table-cell>
              <table:table-cell office:value-type="float" office:value="204.292963912639">
                <text:p>204.29296391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204.292963912639">
                <text:p>204.29296391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999999999999">
                <text:p>0.309999999999999</text:p>
              </table:table-cell>
              <table:table-cell office:value-type="float" office:value="204.292963912639">
                <text:p>204.29296391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999999999999">
                <text:p>0.319999999999999</text:p>
              </table:table-cell>
              <table:table-cell office:value-type="float" office:value="204.292963912639">
                <text:p>204.29296391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999999999999">
                <text:p>0.329999999999999</text:p>
              </table:table-cell>
              <table:table-cell office:value-type="float" office:value="204.292963912639">
                <text:p>204.29296391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228.936539570913">
                <text:p>228.93653957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294.4023435708">
                <text:p>294.402343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368.360784248047">
                <text:p>368.36078424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448.369718574365">
                <text:p>448.36971857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532.613705838238">
                <text:p>532.61370583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619.362449981011">
                <text:p>619.36244998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707.090203218993">
                <text:p>707.09020321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794.989698902458">
                <text:p>794.98969890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882.343791240319">
                <text:p>882.34379124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882.343791240319">
                <text:p>882.34379124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25">
                <text:p>0.42625</text:p>
              </table:table-cell>
              <table:table-cell office:value-type="float" office:value="882.343791240319">
                <text:p>882.34379124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875">
                <text:p>0.426875</text:p>
              </table:table-cell>
              <table:table-cell office:value-type="float" office:value="882.343791240319">
                <text:p>882.34379124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75">
                <text:p>0.4275</text:p>
              </table:table-cell>
              <table:table-cell office:value-type="float" office:value="882.343791240319">
                <text:p>882.34379124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125">
                <text:p>0.428125</text:p>
              </table:table-cell>
              <table:table-cell office:value-type="float" office:value="882.343791240319">
                <text:p>882.34379124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75">
                <text:p>0.42875</text:p>
              </table:table-cell>
              <table:table-cell office:value-type="float" office:value="882.343791240319">
                <text:p>882.34379124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375">
                <text:p>0.429375</text:p>
              </table:table-cell>
              <table:table-cell office:value-type="float" office:value="882.343791240319">
                <text:p>882.34379124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999999999999">
                <text:p>0.429999999999999</text:p>
              </table:table-cell>
              <table:table-cell office:value-type="float" office:value="882.343791240319">
                <text:p>882.34379124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125">
                <text:p>0.43125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2499999999999">
                <text:p>0.43249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3749999999999">
                <text:p>0.43374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4999999999999">
                <text:p>0.43499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6249999999999">
                <text:p>0.43624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7499999999999">
                <text:p>0.43749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8749999999999">
                <text:p>0.43874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9999999999999">
                <text:p>0.43999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1249999999999">
                <text:p>0.44124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2499999999999">
                <text:p>0.44249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3749999999999">
                <text:p>0.44374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4999999999999">
                <text:p>0.44499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6249999999999">
                <text:p>0.44624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7499999999999">
                <text:p>0.447499999999999</text:p>
              </table:table-cell>
              <table:table-cell office:value-type="float" office:value="1010.30521314716">
                <text:p>1010.305213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124999999999">
                <text:p>0.44812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749999999999">
                <text:p>0.44874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374999999999">
                <text:p>0.44937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999999999999">
                <text:p>0.44999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249999999999">
                <text:p>0.45124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874999999999">
                <text:p>0.45187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2499999999999">
                <text:p>0.45249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124999999999">
                <text:p>0.45312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749999999999">
                <text:p>0.45374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374999999999">
                <text:p>0.45437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999999999999">
                <text:p>0.45499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5624999999999">
                <text:p>0.45562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249999999999">
                <text:p>0.45624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874999999999">
                <text:p>0.45687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499999999999">
                <text:p>0.45749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812499999999">
                <text:p>0.4578124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124999999999">
                <text:p>0.45812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437499999999">
                <text:p>0.4584374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749999999999">
                <text:p>0.45874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062499999999">
                <text:p>0.4590624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374999999999">
                <text:p>0.45937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687499999999">
                <text:p>0.4596874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999999999999">
                <text:p>0.45999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156249999999">
                <text:p>0.46015624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312499999999">
                <text:p>0.4603124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468749999999">
                <text:p>0.46046874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624999999999">
                <text:p>0.460624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03124999999">
                <text:p>0.460703124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81249999999">
                <text:p>0.46078124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59374999999">
                <text:p>0.460859374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98437499999">
                <text:p>0.4608984374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937499999999">
                <text:p>0.4609374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15624999999">
                <text:p>0.461015624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93749999999">
                <text:p>0.46109374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171874999999">
                <text:p>0.461171874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249999999999">
                <text:p>0.46124999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28124999999">
                <text:p>0.461328124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67187499999">
                <text:p>0.4613671874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06249999999">
                <text:p>0.46140624999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25781249999">
                <text:p>0.4614257812499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0664062499">
                <text:p>0.46143066406249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105468749">
                <text:p>0.461433105468749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715820311">
                <text:p>0.461433715820311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020996093">
                <text:p>0.461434020996093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73583983">
                <text:p>0.461434173583983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9265747">
                <text:p>0.46143419265747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202194213">
                <text:p>0.461434202194213</text:p>
              </table:table-cell>
              <table:table-cell office:value-type="float" office:value="1117.87108744091">
                <text:p>1117.871087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Vertical reaction force</text:p>
        </chart:title>
        <chart:legend chart:legend-position="start" loext:overlay="true" svg:x="2.694cm" svg:y="4.385cm" style:legend-expansion="custom" svg:width="2.568cm" svg:height="3.088cm" style:legend-expansion-aspect-ratio="0.83160621761658" chart:style-name="ch3"/>
        <chart:plot-area chart:style-name="ch4" table:cell-range-address="sumFz.A2:sumFz.A2 sumFz.E1:sumFz.F166 sumFz.A1:sumFz.D1 sumFz.D2:sumFz.D66 sumFz.B2:sumFz.B60" chart:data-source-has-labels="both" svg:x="1.331cm" svg:y="1.275cm" svg:width="14.349cm" svg:height="6.564cm">
          <chart:coordinate-region svg:x="2.535cm" svg:y="1.474cm" svg:width="12.905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z.A2:sumFz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z.F2:sumFz.F166" chart:label-cell-address="sumFz.E1:sumFz.F1" chart:class="chart:scatter">
            <chart:domain table:cell-range-address="sumFz.E2:sumFz.E166"/>
            <chart:data-point chart:repeated="165"/>
          </chart:series>
          <chart:series chart:style-name="ch11" chart:values-cell-range-address="sumFz.D2:sumFz.D66" chart:label-cell-address="sumFz.C1:sumFz.D1" chart:class="chart:scatter">
            <chart:domain table:cell-range-address="sumFz.C2:sumFz.C66"/>
            <chart:data-point chart:repeated="65"/>
          </chart:series>
          <chart:series chart:style-name="ch12" chart:values-cell-range-address="sumFz.B2:sumFz.B60" chart:label-cell-address="sumFz.A1:sumFz.B1" chart:class="chart:scatter">
            <chart:domain table:cell-range-address="sumFz.A2:sumFz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sumFz.E1:sumFz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sumFz.C1:sumFz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sumFz.A1:sumF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z.A2:sumFz.A2</svg:desc>
                </draw:g>
              </table:table-cell>
              <table:table-cell office:value-type="float" office:value="NaN">
                <text:p>NaN</text:p>
                <draw:g>
                  <svg:desc>sumFz.E2:sumFz.E166</svg:desc>
                </draw:g>
              </table:table-cell>
              <table:table-cell office:value-type="float" office:value="NaN">
                <text:p>NaN</text:p>
                <draw:g>
                  <svg:desc>sumFz.F2:sumFz.F166</svg:desc>
                </draw:g>
              </table:table-cell>
              <table:table-cell office:value-type="float" office:value="NaN">
                <text:p>NaN</text:p>
                <draw:g>
                  <svg:desc>sumFz.C2:sumFz.C66</svg:desc>
                </draw:g>
              </table:table-cell>
              <table:table-cell office:value-type="float" office:value="NaN">
                <text:p>NaN</text:p>
                <draw:g>
                  <svg:desc>sumFz.D2:sumFz.D66</svg:desc>
                </draw:g>
              </table:table-cell>
              <table:table-cell office:value-type="float" office:value="NaN">
                <text:p>NaN</text:p>
                <draw:g>
                  <svg:desc>sumFz.A2:sumFz.A60</svg:desc>
                </draw:g>
              </table:table-cell>
              <table:table-cell office:value-type="float" office:value="NaN">
                <text:p>NaN</text:p>
                <draw:g>
                  <svg:desc>sumFz.B2:sumFz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-5.10850500623835E-021">
                <text:p>-5.10850500623835E-021</text:p>
              </table:table-cell>
              <table:table-cell office:value-type="float" office:value="0.01">
                <text:p>0.01</text:p>
              </table:table-cell>
              <table:table-cell office:value-type="float" office:value="-5.10850500623835E-021">
                <text:p>-5.10850500623835E-021</text:p>
              </table:table-cell>
              <table:table-cell office:value-type="float" office:value="0.01">
                <text:p>0.01</text:p>
              </table:table-cell>
              <table:table-cell office:value-type="float" office:value="-5.10850500623835E-021">
                <text:p>-5.10850500623835E-021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-8.71355918103213E-021">
                <text:p>-8.71355918103213E-021</text:p>
              </table:table-cell>
              <table:table-cell office:value-type="float" office:value="0.02">
                <text:p>0.02</text:p>
              </table:table-cell>
              <table:table-cell office:value-type="float" office:value="-8.71355918103213E-021">
                <text:p>-8.71355918103213E-021</text:p>
              </table:table-cell>
              <table:table-cell office:value-type="float" office:value="0.02">
                <text:p>0.02</text:p>
              </table:table-cell>
              <table:table-cell office:value-type="float" office:value="-8.71355918103213E-021">
                <text:p>-8.71355918103213E-021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-1.58587705709186E-018">
                <text:p>-1.58587705709186E-018</text:p>
              </table:table-cell>
              <table:table-cell office:value-type="float" office:value="0.03">
                <text:p>0.03</text:p>
              </table:table-cell>
              <table:table-cell office:value-type="float" office:value="-1.58587705709186E-018">
                <text:p>-1.58587705709186E-018</text:p>
              </table:table-cell>
              <table:table-cell office:value-type="float" office:value="0.03">
                <text:p>0.03</text:p>
              </table:table-cell>
              <table:table-cell office:value-type="float" office:value="-1.58587705709186E-018">
                <text:p>-1.58587705709186E-018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-1.69984662904685E-020">
                <text:p>-1.69984662904685E-020</text:p>
              </table:table-cell>
              <table:table-cell office:value-type="float" office:value="0.04">
                <text:p>0.04</text:p>
              </table:table-cell>
              <table:table-cell office:value-type="float" office:value="-1.69984662904685E-020">
                <text:p>-1.69984662904685E-020</text:p>
              </table:table-cell>
              <table:table-cell office:value-type="float" office:value="0.04">
                <text:p>0.04</text:p>
              </table:table-cell>
              <table:table-cell office:value-type="float" office:value="-1.69984662904685E-020">
                <text:p>-1.69984662904685E-02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-1.6674481927877E-020">
                <text:p>-1.6674481927877E-020</text:p>
              </table:table-cell>
              <table:table-cell office:value-type="float" office:value="0.05">
                <text:p>0.05</text:p>
              </table:table-cell>
              <table:table-cell office:value-type="float" office:value="-1.6674481927877E-020">
                <text:p>-1.6674481927877E-020</text:p>
              </table:table-cell>
              <table:table-cell office:value-type="float" office:value="0.05">
                <text:p>0.05</text:p>
              </table:table-cell>
              <table:table-cell office:value-type="float" office:value="-1.6674481927877E-020">
                <text:p>-1.6674481927877E-020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4.1225026335501E-019">
                <text:p>-4.1225026335501E-019</text:p>
              </table:table-cell>
              <table:table-cell office:value-type="float" office:value="0.06">
                <text:p>0.06</text:p>
              </table:table-cell>
              <table:table-cell office:value-type="float" office:value="-4.1225026335501E-019">
                <text:p>-4.1225026335501E-019</text:p>
              </table:table-cell>
              <table:table-cell office:value-type="float" office:value="0.06">
                <text:p>0.06</text:p>
              </table:table-cell>
              <table:table-cell office:value-type="float" office:value="-4.1225026335501E-019">
                <text:p>-4.1225026335501E-019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-2.09595439020128E-018">
                <text:p>-2.09595439020128E-018</text:p>
              </table:table-cell>
              <table:table-cell office:value-type="float" office:value="0.07">
                <text:p>0.07</text:p>
              </table:table-cell>
              <table:table-cell office:value-type="float" office:value="-2.09595439020128E-018">
                <text:p>-2.09595439020128E-018</text:p>
              </table:table-cell>
              <table:table-cell office:value-type="float" office:value="0.07">
                <text:p>0.07</text:p>
              </table:table-cell>
              <table:table-cell office:value-type="float" office:value="-2.09595439020128E-018">
                <text:p>-2.09595439020128E-018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-4.19290666610289E-019">
                <text:p>-4.19290666610289E-019</text:p>
              </table:table-cell>
              <table:table-cell office:value-type="float" office:value="0.08">
                <text:p>0.08</text:p>
              </table:table-cell>
              <table:table-cell office:value-type="float" office:value="-4.19290666610289E-019">
                <text:p>-4.19290666610289E-019</text:p>
              </table:table-cell>
              <table:table-cell office:value-type="float" office:value="0.08">
                <text:p>0.08</text:p>
              </table:table-cell>
              <table:table-cell office:value-type="float" office:value="-4.19290666610289E-019">
                <text:p>-4.19290666610289E-019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6.2700978030362E-019">
                <text:p>-6.2700978030362E-019</text:p>
              </table:table-cell>
              <table:table-cell office:value-type="float" office:value="0.09">
                <text:p>0.09</text:p>
              </table:table-cell>
              <table:table-cell office:value-type="float" office:value="-6.2700978030362E-019">
                <text:p>-6.2700978030362E-019</text:p>
              </table:table-cell>
              <table:table-cell office:value-type="float" office:value="0.09">
                <text:p>0.09</text:p>
              </table:table-cell>
              <table:table-cell office:value-type="float" office:value="-6.2700978030362E-019">
                <text:p>-6.2700978030362E-019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0.000245756826766293">
                <text:p>-0.000245756826766293</text:p>
              </table:table-cell>
              <table:table-cell office:value-type="float" office:value="0.1">
                <text:p>0.1</text:p>
              </table:table-cell>
              <table:table-cell office:value-type="float" office:value="-0.000243594524346747">
                <text:p>-0.000243594524346747</text:p>
              </table:table-cell>
              <table:table-cell office:value-type="float" office:value="0.1">
                <text:p>0.1</text:p>
              </table:table-cell>
              <table:table-cell office:value-type="float" office:value="-0.000243107091868482">
                <text:p>-0.000243107091868482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-0.000424023334228748">
                <text:p>-0.000424023334228748</text:p>
              </table:table-cell>
              <table:table-cell office:value-type="float" office:value="0.11">
                <text:p>0.11</text:p>
              </table:table-cell>
              <table:table-cell office:value-type="float" office:value="-0.000602629584167748">
                <text:p>-0.000602629584167748</text:p>
              </table:table-cell>
              <table:table-cell office:value-type="float" office:value="0.11">
                <text:p>0.11</text:p>
              </table:table-cell>
              <table:table-cell office:value-type="float" office:value="-0.00059872102169506">
                <text:p>-0.00059872102169506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-0.000604934751799026">
                <text:p>-0.000604934751799026</text:p>
              </table:table-cell>
              <table:table-cell office:value-type="float" office:value="0.12">
                <text:p>0.12</text:p>
              </table:table-cell>
              <table:table-cell office:value-type="float" office:value="-0.000967424946512209">
                <text:p>-0.000967424946512209</text:p>
              </table:table-cell>
              <table:table-cell office:value-type="float" office:value="0.12">
                <text:p>0.12</text:p>
              </table:table-cell>
              <table:table-cell office:value-type="float" office:value="-0.000959705197877177">
                <text:p>-0.00095970519787717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-0.000969830562222096">
                <text:p>-0.000969830562222096</text:p>
              </table:table-cell>
              <table:table-cell office:value-type="float" office:value="0.13">
                <text:p>0.13</text:p>
              </table:table-cell>
              <table:table-cell office:value-type="float" office:value="-0.00133625572475833">
                <text:p>-0.00133625572475833</text:p>
              </table:table-cell>
              <table:table-cell office:value-type="float" office:value="0.13">
                <text:p>0.13</text:p>
              </table:table-cell>
              <table:table-cell office:value-type="float" office:value="-0.00132452073269571">
                <text:p>-0.00132452073269571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-0.00133868558582095">
                <text:p>-0.00133868558582095</text:p>
              </table:table-cell>
              <table:table-cell office:value-type="float" office:value="0.14">
                <text:p>0.14</text:p>
              </table:table-cell>
              <table:table-cell office:value-type="float" office:value="-0.00170912955745823">
                <text:p>-0.00170912955745823</text:p>
              </table:table-cell>
              <table:table-cell office:value-type="float" office:value="0.14">
                <text:p>0.14</text:p>
              </table:table-cell>
              <table:table-cell office:value-type="float" office:value="-0.00169324794184954">
                <text:p>-0.00169324794184954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-0.00171158526176156">
                <text:p>-0.00171158526176156</text:p>
              </table:table-cell>
              <table:table-cell office:value-type="float" office:value="0.15">
                <text:p>0.15</text:p>
              </table:table-cell>
              <table:table-cell office:value-type="float" office:value="-0.0020861347170789">
                <text:p>-0.0020861347170789</text:p>
              </table:table-cell>
              <table:table-cell office:value-type="float" office:value="0.15">
                <text:p>0.15</text:p>
              </table:table-cell>
              <table:table-cell office:value-type="float" office:value="-0.00206596923231586">
                <text:p>-0.00206596923231586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-0.00208861735046389">
                <text:p>-0.00208861735046389</text:p>
              </table:table-cell>
              <table:table-cell office:value-type="float" office:value="0.16">
                <text:p>0.16</text:p>
              </table:table-cell>
              <table:table-cell office:value-type="float" office:value="-0.00246736164549978">
                <text:p>-0.00246736164549978</text:p>
              </table:table-cell>
              <table:table-cell office:value-type="float" office:value="0.16">
                <text:p>0.16</text:p>
              </table:table-cell>
              <table:table-cell office:value-type="float" office:value="-0.00244402447160392">
                <text:p>-0.00244402447160392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-0.00246987199956745">
                <text:p>-0.00246987199956745</text:p>
              </table:table-cell>
              <table:table-cell office:value-type="float" office:value="0.17">
                <text:p>0.17</text:p>
              </table:table-cell>
              <table:table-cell office:value-type="float" office:value="-0.00285290305299137">
                <text:p>-0.00285290305299137</text:p>
              </table:table-cell>
              <table:table-cell office:value-type="float" office:value="0.17">
                <text:p>0.17</text:p>
              </table:table-cell>
              <table:table-cell office:value-type="float" office:value="-0.00282977203392868">
                <text:p>-0.00282977203392868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-0.00285544183325519">
                <text:p>-0.00285544183325519</text:p>
              </table:table-cell>
              <table:table-cell office:value-type="float" office:value="0.18">
                <text:p>0.18</text:p>
              </table:table-cell>
              <table:table-cell office:value-type="float" office:value="-0.00324285414966041">
                <text:p>-0.00324285414966041</text:p>
              </table:table-cell>
              <table:table-cell office:value-type="float" office:value="0.18">
                <text:p>0.18</text:p>
              </table:table-cell>
              <table:table-cell office:value-type="float" office:value="-0.00321903659213294">
                <text:p>-0.0032190365921329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-0.00324542203639049">
                <text:p>-0.00324542203639049</text:p>
              </table:table-cell>
              <table:table-cell office:value-type="float" office:value="0.19">
                <text:p>0.19</text:p>
              </table:table-cell>
              <table:table-cell office:value-type="float" office:value="-0.00363731276978096">
                <text:p>-0.00363731276978096</text:p>
              </table:table-cell>
              <table:table-cell office:value-type="float" office:value="0.19">
                <text:p>0.19</text:p>
              </table:table-cell>
              <table:table-cell office:value-type="float" office:value="-0.0036127738369696">
                <text:p>-0.0036127738369696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-0.00363991044080026">
                <text:p>-0.00363991044080026</text:p>
              </table:table-cell>
              <table:table-cell office:value-type="float" office:value="0.2">
                <text:p>0.2</text:p>
              </table:table-cell>
              <table:table-cell office:value-type="float" office:value="-0.00403637947407109">
                <text:p>-0.00403637947407109</text:p>
              </table:table-cell>
              <table:table-cell office:value-type="float" office:value="0.2">
                <text:p>0.2</text:p>
              </table:table-cell>
              <table:table-cell office:value-type="float" office:value="-0.00401109696712788">
                <text:p>-0.00401109696712788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-0.00403900761471127">
                <text:p>-0.00403900761471127</text:p>
              </table:table-cell>
              <table:table-cell office:value-type="float" office:value="0.2025">
                <text:p>0.2025</text:p>
              </table:table-cell>
              <table:table-cell office:value-type="float" office:value="-0.00403300702885262">
                <text:p>-0.00403300702885262</text:p>
              </table:table-cell>
              <table:table-cell office:value-type="float" office:value="0.21">
                <text:p>0.21</text:p>
              </table:table-cell>
              <table:table-cell office:value-type="float" office:value="-0.003997157064615">
                <text:p>-0.003997157064615</text:p>
              </table:table-cell>
            </table:table-row>
            <table:table-row>
              <table:table-cell office:value-type="string"/>
              <table:table-cell office:value-type="float" office:value="0.20125">
                <text:p>0.20125</text:p>
              </table:table-cell>
              <table:table-cell office:value-type="float" office:value="-0.00403733297373459">
                <text:p>-0.00403733297373459</text:p>
              </table:table-cell>
              <table:table-cell office:value-type="float" office:value="0.205">
                <text:p>0.205</text:p>
              </table:table-cell>
              <table:table-cell office:value-type="float" office:value="-0.00402953794834211">
                <text:p>-0.00402953794834211</text:p>
              </table:table-cell>
              <table:table-cell office:value-type="float" office:value="0.22">
                <text:p>0.22</text:p>
              </table:table-cell>
              <table:table-cell office:value-type="float" office:value="-0.00398238234620492">
                <text:p>-0.00398238234620492</text:p>
              </table:table-cell>
            </table:table-row>
            <table:table-row>
              <table:table-cell office:value-type="string"/>
              <table:table-cell office:value-type="float" office:value="0.2025">
                <text:p>0.2025</text:p>
              </table:table-cell>
              <table:table-cell office:value-type="float" office:value="-0.00403563219995847">
                <text:p>-0.00403563219995847</text:p>
              </table:table-cell>
              <table:table-cell office:value-type="float" office:value="0.21">
                <text:p>0.21</text:p>
              </table:table-cell>
              <table:table-cell office:value-type="float" office:value="-0.00402237071148447">
                <text:p>-0.00402237071148447</text:p>
              </table:table-cell>
              <table:table-cell office:value-type="float" office:value="0.23">
                <text:p>0.23</text:p>
              </table:table-cell>
              <table:table-cell office:value-type="float" office:value="-0.00396683720486724">
                <text:p>-0.00396683720486724</text:p>
              </table:table-cell>
            </table:table-row>
            <table:table-row>
              <table:table-cell office:value-type="string"/>
              <table:table-cell office:value-type="float" office:value="0.20375">
                <text:p>0.20375</text:p>
              </table:table-cell>
              <table:table-cell office:value-type="float" office:value="-0.0040339072682516">
                <text:p>-0.0040339072682516</text:p>
              </table:table-cell>
              <table:table-cell office:value-type="float" office:value="0.215">
                <text:p>0.215</text:p>
              </table:table-cell>
              <table:table-cell office:value-type="float" office:value="-0.00401499491544632">
                <text:p>-0.00401499491544632</text:p>
              </table:table-cell>
              <table:table-cell office:value-type="float" office:value="0.24">
                <text:p>0.24</text:p>
              </table:table-cell>
              <table:table-cell office:value-type="float" office:value="-0.00394152395549177">
                <text:p>-0.00394152395549177</text:p>
              </table:table-cell>
            </table:table-row>
            <table:table-row>
              <table:table-cell office:value-type="string"/>
              <table:table-cell office:value-type="float" office:value="0.205">
                <text:p>0.205</text:p>
              </table:table-cell>
              <table:table-cell office:value-type="float" office:value="-0.00403216011368859">
                <text:p>-0.00403216011368859</text:p>
              </table:table-cell>
              <table:table-cell office:value-type="float" office:value="0.22">
                <text:p>0.22</text:p>
              </table:table-cell>
              <table:table-cell office:value-type="float" office:value="-0.00400752275505389">
                <text:p>-0.00400752275505389</text:p>
              </table:table-cell>
              <table:table-cell office:value-type="float" office:value="0.25">
                <text:p>0.25</text:p>
              </table:table-cell>
              <table:table-cell office:value-type="float" office:value="-0.00390969599350427">
                <text:p>-0.00390969599350427</text:p>
              </table:table-cell>
            </table:table-row>
            <table:table-row>
              <table:table-cell office:value-type="string"/>
              <table:table-cell office:value-type="float" office:value="0.20625">
                <text:p>0.20625</text:p>
              </table:table-cell>
              <table:table-cell office:value-type="float" office:value="-0.00403039263539789">
                <text:p>-0.00403039263539789</text:p>
              </table:table-cell>
              <table:table-cell office:value-type="float" office:value="0.23">
                <text:p>0.23</text:p>
              </table:table-cell>
              <table:table-cell office:value-type="float" office:value="-0.00399189595694243">
                <text:p>-0.00399189595694243</text:p>
              </table:table-cell>
              <table:table-cell office:value-type="float" office:value="0.26">
                <text:p>0.26</text:p>
              </table:table-cell>
              <table:table-cell office:value-type="float" office:value="-0.00387556603788518">
                <text:p>-0.00387556603788518</text:p>
              </table:table-cell>
            </table:table-row>
            <table:table-row>
              <table:table-cell office:value-type="string"/>
              <table:table-cell office:value-type="float" office:value="0.2075">
                <text:p>0.2075</text:p>
              </table:table-cell>
              <table:table-cell office:value-type="float" office:value="-0.0040286067002345">
                <text:p>-0.0040286067002345</text:p>
              </table:table-cell>
              <table:table-cell office:value-type="float" office:value="0.24">
                <text:p>0.24</text:p>
              </table:table-cell>
              <table:table-cell office:value-type="float" office:value="-0.00396641900341443">
                <text:p>-0.00396641900341443</text:p>
              </table:table-cell>
              <table:table-cell office:value-type="float" office:value="0.27">
                <text:p>0.27</text:p>
              </table:table-cell>
              <table:table-cell office:value-type="float" office:value="-0.00384293761449047">
                <text:p>-0.00384293761449047</text:p>
              </table:table-cell>
            </table:table-row>
            <table:table-row>
              <table:table-cell office:value-type="string"/>
              <table:table-cell office:value-type="float" office:value="0.20875">
                <text:p>0.20875</text:p>
              </table:table-cell>
              <table:table-cell office:value-type="float" office:value="-0.00402680414629048">
                <text:p>-0.00402680414629048</text:p>
              </table:table-cell>
              <table:table-cell office:value-type="float" office:value="0.25">
                <text:p>0.25</text:p>
              </table:table-cell>
              <table:table-cell office:value-type="float" office:value="-0.00393437603410413">
                <text:p>-0.00393437603410413</text:p>
              </table:table-cell>
              <table:table-cell office:value-type="float" office:value="0.28">
                <text:p>0.28</text:p>
              </table:table-cell>
              <table:table-cell office:value-type="float" office:value="-0.00381623969519478">
                <text:p>-0.00381623969519478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-0.00402498678625635">
                <text:p>-0.00402498678625635</text:p>
              </table:table-cell>
              <table:table-cell office:value-type="float" office:value="0.26">
                <text:p>0.26</text:p>
              </table:table-cell>
              <table:table-cell office:value-type="float" office:value="-0.00390001064892958">
                <text:p>-0.00390001064892958</text:p>
              </table:table-cell>
              <table:table-cell office:value-type="float" office:value="0.29">
                <text:p>0.29</text:p>
              </table:table-cell>
              <table:table-cell office:value-type="float" office:value="-0.0037954637767903">
                <text:p>-0.0037954637767903</text:p>
              </table:table-cell>
            </table:table-row>
            <table:table-row>
              <table:table-cell office:value-type="string"/>
              <table:table-cell office:value-type="float" office:value="0.21125">
                <text:p>0.21125</text:p>
              </table:table-cell>
              <table:table-cell office:value-type="float" office:value="-0.00402315641064524">
                <text:p>-0.00402315641064524</text:p>
              </table:table-cell>
              <table:table-cell office:value-type="float" office:value="0.27">
                <text:p>0.27</text:p>
              </table:table-cell>
              <table:table-cell office:value-type="float" office:value="-0.00386715499033385">
                <text:p>-0.00386715499033385</text:p>
              </table:table-cell>
              <table:table-cell office:value-type="float" office:value="0.3">
                <text:p>0.3</text:p>
              </table:table-cell>
              <table:table-cell office:value-type="float" office:value="-0.0037780585774645">
                <text:p>-0.0037780585774645</text:p>
              </table:table-cell>
            </table:table-row>
            <table:table-row>
              <table:table-cell office:value-type="string"/>
              <table:table-cell office:value-type="float" office:value="0.2125">
                <text:p>0.2125</text:p>
              </table:table-cell>
              <table:table-cell office:value-type="float" office:value="-0.00402131479089093">
                <text:p>-0.00402131479089093</text:p>
              </table:table-cell>
              <table:table-cell office:value-type="float" office:value="0.28">
                <text:p>0.28</text:p>
              </table:table-cell>
              <table:table-cell office:value-type="float" office:value="-0.00383962470550483">
                <text:p>-0.00383962470550483</text:p>
              </table:table-cell>
              <table:table-cell office:value-type="float" office:value="0.31">
                <text:p>0.31</text:p>
              </table:table-cell>
              <table:table-cell office:value-type="float" office:value="-0.00377108836684944">
                <text:p>-0.00377108836684944</text:p>
              </table:table-cell>
            </table:table-row>
            <table:table-row>
              <table:table-cell office:value-type="string"/>
              <table:table-cell office:value-type="float" office:value="0.21375">
                <text:p>0.21375</text:p>
              </table:table-cell>
              <table:table-cell office:value-type="float" office:value="-0.0040194636746064">
                <text:p>-0.0040194636746064</text:p>
              </table:table-cell>
              <table:table-cell office:value-type="float" office:value="0.29">
                <text:p>0.29</text:p>
              </table:table-cell>
              <table:table-cell office:value-type="float" office:value="-0.00381871764635254">
                <text:p>-0.00381871764635254</text:p>
              </table:table-cell>
              <table:table-cell office:value-type="float" office:value="0.32">
                <text:p>0.32</text:p>
              </table:table-cell>
              <table:table-cell office:value-type="float" office:value="-0.00378395415625754">
                <text:p>-0.00378395415625754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-0.00401760482179221">
                <text:p>-0.00401760482179221</text:p>
              </table:table-cell>
              <table:table-cell office:value-type="float" office:value="0.3">
                <text:p>0.3</text:p>
              </table:table-cell>
              <table:table-cell office:value-type="float" office:value="-0.00380125861355659">
                <text:p>-0.00380125861355659</text:p>
              </table:table-cell>
              <table:table-cell office:value-type="float" office:value="0.33">
                <text:p>0.33</text:p>
              </table:table-cell>
              <table:table-cell office:value-type="float" office:value="-0.00382726265752706">
                <text:p>-0.00382726265752706</text:p>
              </table:table-cell>
            </table:table-row>
            <table:table-row>
              <table:table-cell office:value-type="string"/>
              <table:table-cell office:value-type="float" office:value="0.2175">
                <text:p>0.2175</text:p>
              </table:table-cell>
              <table:table-cell office:value-type="float" office:value="-0.00401387079549352">
                <text:p>-0.00401387079549352</text:p>
              </table:table-cell>
              <table:table-cell office:value-type="float" office:value="0.31">
                <text:p>0.31</text:p>
              </table:table-cell>
              <table:table-cell office:value-type="float" office:value="-0.00379496668387389">
                <text:p>-0.00379496668387389</text:p>
              </table:table-cell>
              <table:table-cell office:value-type="float" office:value="0.34">
                <text:p>0.34</text:p>
              </table:table-cell>
              <table:table-cell office:value-type="float" office:value="-0.00390257765147977">
                <text:p>-0.00390257765147977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-0.00401012647225837">
                <text:p>-0.00401012647225837</text:p>
              </table:table-cell>
              <table:table-cell office:value-type="float" office:value="0.32">
                <text:p>0.32</text:p>
              </table:table-cell>
              <table:table-cell office:value-type="float" office:value="-0.0038076040729584">
                <text:p>-0.0038076040729584</text:p>
              </table:table-cell>
              <table:table-cell office:value-type="float" office:value="0.35">
                <text:p>0.35</text:p>
              </table:table-cell>
              <table:table-cell office:value-type="float" office:value="-0.00400821997624988">
                <text:p>-0.00400821997624988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-0.004002661924831">
                <text:p>-0.004002661924831</text:p>
              </table:table-cell>
              <table:table-cell office:value-type="float" office:value="0.33">
                <text:p>0.33</text:p>
              </table:table-cell>
              <table:table-cell office:value-type="float" office:value="-0.00384996506133171">
                <text:p>-0.00384996506133171</text:p>
              </table:table-cell>
              <table:table-cell office:value-type="float" office:value="0.36">
                <text:p>0.36</text:p>
              </table:table-cell>
              <table:table-cell office:value-type="float" office:value="-0.00413795333650964">
                <text:p>-0.00413795333650964</text:p>
              </table:table-cell>
            </table:table-row>
            <table:table-row>
              <table:table-cell office:value-type="string"/>
              <table:table-cell office:value-type="float" office:value="0.2275">
                <text:p>0.2275</text:p>
              </table:table-cell>
              <table:table-cell office:value-type="float" office:value="-0.00399896934724144">
                <text:p>-0.00399896934724144</text:p>
              </table:table-cell>
              <table:table-cell office:value-type="float" office:value="0.34">
                <text:p>0.34</text:p>
              </table:table-cell>
              <table:table-cell office:value-type="float" office:value="-0.0039244499585721">
                <text:p>-0.0039244499585721</text:p>
              </table:table-cell>
              <table:table-cell office:value-type="float" office:value="0.37">
                <text:p>0.37</text:p>
              </table:table-cell>
              <table:table-cell office:value-type="float" office:value="-0.0042883244450504">
                <text:p>-0.0042883244450504</text:p>
              </table:table-cell>
            </table:table-row>
            <table:table-row>
              <table:table-cell office:value-type="string"/>
              <table:table-cell office:value-type="float" office:value="0.22875">
                <text:p>0.22875</text:p>
              </table:table-cell>
              <table:table-cell office:value-type="float" office:value="-0.00399697275008287">
                <text:p>-0.00399697275008287</text:p>
              </table:table-cell>
              <table:table-cell office:value-type="float" office:value="0.35">
                <text:p>0.35</text:p>
              </table:table-cell>
              <table:table-cell office:value-type="float" office:value="-0.00402960494246988">
                <text:p>-0.00402960494246988</text:p>
              </table:table-cell>
              <table:table-cell office:value-type="float" office:value="0.38">
                <text:p>0.38</text:p>
              </table:table-cell>
              <table:table-cell office:value-type="float" office:value="-0.00446054447273718">
                <text:p>-0.00446054447273718</text:p>
              </table:table-cell>
            </table:table-row>
            <table:table-row>
              <table:table-cell office:value-type="string"/>
              <table:table-cell office:value-type="float" office:value="0.229375">
                <text:p>0.229375</text:p>
              </table:table-cell>
              <table:table-cell office:value-type="float" office:value="-0.00399575240024344">
                <text:p>-0.00399575240024344</text:p>
              </table:table-cell>
              <table:table-cell office:value-type="float" office:value="0.36">
                <text:p>0.36</text:p>
              </table:table-cell>
              <table:table-cell office:value-type="float" office:value="-0.00415920327717125">
                <text:p>-0.00415920327717125</text:p>
              </table:table-cell>
              <table:table-cell office:value-type="float" office:value="0.39">
                <text:p>0.39</text:p>
              </table:table-cell>
              <table:table-cell office:value-type="float" office:value="-0.00465744635000508">
                <text:p>-0.00465744635000508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-0.00399448585945676">
                <text:p>-0.00399448585945676</text:p>
              </table:table-cell>
              <table:table-cell office:value-type="float" office:value="0.37">
                <text:p>0.37</text:p>
              </table:table-cell>
              <table:table-cell office:value-type="float" office:value="-0.00430950232332537">
                <text:p>-0.00430950232332537</text:p>
              </table:table-cell>
              <table:table-cell office:value-type="float" office:value="0.4">
                <text:p>0.4</text:p>
              </table:table-cell>
              <table:table-cell office:value-type="float" office:value="-0.00487731593661957">
                <text:p>-0.00487731593661957</text:p>
              </table:table-cell>
            </table:table-row>
            <table:table-row>
              <table:table-cell office:value-type="string"/>
              <table:table-cell office:value-type="float" office:value="0.230625">
                <text:p>0.230625</text:p>
              </table:table-cell>
              <table:table-cell office:value-type="float" office:value="-0.00399317446932247">
                <text:p>-0.00399317446932247</text:p>
              </table:table-cell>
              <table:table-cell office:value-type="float" office:value="0.38">
                <text:p>0.38</text:p>
              </table:table-cell>
              <table:table-cell office:value-type="float" office:value="-0.0044817492736613">
                <text:p>-0.0044817492736613</text:p>
              </table:table-cell>
              <table:table-cell office:value-type="float" office:value="0.41">
                <text:p>0.41</text:p>
              </table:table-cell>
              <table:table-cell office:value-type="float" office:value="-0.0051176580617014">
                <text:p>-0.0051176580617014</text:p>
              </table:table-cell>
            </table:table-row>
            <table:table-row>
              <table:table-cell office:value-type="string"/>
              <table:table-cell office:value-type="float" office:value="0.23125">
                <text:p>0.23125</text:p>
              </table:table-cell>
              <table:table-cell office:value-type="float" office:value="-0.00399181955541138">
                <text:p>-0.00399181955541138</text:p>
              </table:table-cell>
              <table:table-cell office:value-type="float" office:value="0.39">
                <text:p>0.39</text:p>
              </table:table-cell>
              <table:table-cell office:value-type="float" office:value="-0.00467803367245022">
                <text:p>-0.00467803367245022</text:p>
              </table:table-cell>
              <table:table-cell office:value-type="float" office:value="0.42">
                <text:p>0.42</text:p>
              </table:table-cell>
              <table:table-cell office:value-type="float" office:value="-0.00538271228764628">
                <text:p>-0.00538271228764628</text:p>
              </table:table-cell>
            </table:table-row>
            <table:table-row>
              <table:table-cell office:value-type="string"/>
              <table:table-cell office:value-type="float" office:value="0.231875">
                <text:p>0.231875</text:p>
              </table:table-cell>
              <table:table-cell office:value-type="float" office:value="-0.00399042242743258">
                <text:p>-0.00399042242743258</text:p>
              </table:table-cell>
              <table:table-cell office:value-type="float" office:value="0.4">
                <text:p>0.4</text:p>
              </table:table-cell>
              <table:table-cell office:value-type="float" office:value="-0.0048960010301261">
                <text:p>-0.0048960010301261</text:p>
              </table:table-cell>
              <table:table-cell office:value-type="float" office:value="0.43">
                <text:p>0.43</text:p>
              </table:table-cell>
              <table:table-cell office:value-type="float" office:value="-0.00568697210778185">
                <text:p>-0.00568697210778185</text:p>
              </table:table-cell>
            </table:table-row>
            <table:table-row>
              <table:table-cell office:value-type="string"/>
              <table:table-cell office:value-type="float" office:value="0.2325">
                <text:p>0.2325</text:p>
              </table:table-cell>
              <table:table-cell office:value-type="float" office:value="-0.00398898437942174">
                <text:p>-0.00398898437942174</text:p>
              </table:table-cell>
              <table:table-cell office:value-type="float" office:value="0.41">
                <text:p>0.41</text:p>
              </table:table-cell>
              <table:table-cell office:value-type="float" office:value="-0.00513407666307431">
                <text:p>-0.00513407666307431</text:p>
              </table:table-cell>
              <table:table-cell office:value-type="float" office:value="0.44">
                <text:p>0.44</text:p>
              </table:table-cell>
              <table:table-cell office:value-type="float" office:value="-0.00603850395504848">
                <text:p>-0.00603850395504848</text:p>
              </table:table-cell>
            </table:table-row>
            <table:table-row>
              <table:table-cell office:value-type="string"/>
              <table:table-cell office:value-type="float" office:value="0.233125">
                <text:p>0.233125</text:p>
              </table:table-cell>
              <table:table-cell office:value-type="float" office:value="-0.00398750668994865">
                <text:p>-0.00398750668994865</text:p>
              </table:table-cell>
              <table:table-cell office:value-type="float" office:value="0.42">
                <text:p>0.42</text:p>
              </table:table-cell>
              <table:table-cell office:value-type="float" office:value="-0.00539719443592887">
                <text:p>-0.00539719443592887</text:p>
              </table:table-cell>
              <table:table-cell office:value-type="float" office:value="0.45">
                <text:p>0.45</text:p>
              </table:table-cell>
              <table:table-cell office:value-type="float" office:value="-0.00643468989599188">
                <text:p>-0.00643468989599188</text:p>
              </table:table-cell>
            </table:table-row>
            <table:table-row>
              <table:table-cell office:value-type="string"/>
              <table:table-cell office:value-type="float" office:value="0.23375">
                <text:p>0.23375</text:p>
              </table:table-cell>
              <table:table-cell office:value-type="float" office:value="-0.00398599062234243">
                <text:p>-0.00398599062234243</text:p>
              </table:table-cell>
              <table:table-cell office:value-type="float" office:value="0.43">
                <text:p>0.43</text:p>
              </table:table-cell>
              <table:table-cell office:value-type="float" office:value="-0.00570410891092367">
                <text:p>-0.00570410891092367</text:p>
              </table:table-cell>
              <table:table-cell office:value-type="float" office:value="0.46">
                <text:p>0.46</text:p>
              </table:table-cell>
              <table:table-cell office:value-type="float" office:value="-0.00703954520655899">
                <text:p>-0.00703954520655899</text:p>
              </table:table-cell>
            </table:table-row>
            <table:table-row>
              <table:table-cell office:value-type="string"/>
              <table:table-cell office:value-type="float" office:value="0.234375">
                <text:p>0.234375</text:p>
              </table:table-cell>
              <table:table-cell office:value-type="float" office:value="-0.00398443742493268">
                <text:p>-0.00398443742493268</text:p>
              </table:table-cell>
              <table:table-cell office:value-type="float" office:value="0.44">
                <text:p>0.44</text:p>
              </table:table-cell>
              <table:table-cell office:value-type="float" office:value="-0.00605300340159285">
                <text:p>-0.00605300340159285</text:p>
              </table:table-cell>
              <table:table-cell office:value-type="float" office:value="0.460625">
                <text:p>0.460625</text:p>
              </table:table-cell>
              <table:table-cell office:value-type="float" office:value="-0.00717654416586179">
                <text:p>-0.00717654416586179</text:p>
              </table:table-cell>
            </table:table-row>
            <table:table-row>
              <table:table-cell office:value-type="string"/>
              <table:table-cell office:value-type="float" office:value="0.235">
                <text:p>0.235</text:p>
              </table:table-cell>
              <table:table-cell office:value-type="float" office:value="-0.00398284833130511">
                <text:p>-0.00398284833130511</text:p>
              </table:table-cell>
              <table:table-cell office:value-type="float" office:value="0.445">
                <text:p>0.445</text:p>
              </table:table-cell>
              <table:table-cell office:value-type="float" office:value="-0.00624094519595998">
                <text:p>-0.00624094519595998</text:p>
              </table:table-cell>
              <table:table-cell office:value-type="float" office:value="0.4609375">
                <text:p>0.4609375</text:p>
              </table:table-cell>
              <table:table-cell office:value-type="float" office:value="-0.00723781875162541">
                <text:p>-0.00723781875162541</text:p>
              </table:table-cell>
            </table:table-row>
            <table:table-row>
              <table:table-cell office:value-type="string"/>
              <table:table-cell office:value-type="float" office:value="0.235625">
                <text:p>0.235625</text:p>
              </table:table-cell>
              <table:table-cell office:value-type="float" office:value="-0.00398122456057012">
                <text:p>-0.00398122456057012</text:p>
              </table:table-cell>
              <table:table-cell office:value-type="float" office:value="0.45">
                <text:p>0.45</text:p>
              </table:table-cell>
              <table:table-cell office:value-type="float" office:value="-0.0064455730760349">
                <text:p>-0.0064455730760349</text:p>
              </table:table-cell>
              <table:table-cell office:value-type="float" office:value="0.46109375">
                <text:p>0.46109375</text:p>
              </table:table-cell>
              <table:table-cell office:value-type="float" office:value="-0.00726764649489443">
                <text:p>-0.00726764649489443</text:p>
              </table:table-cell>
            </table:table-row>
            <table:table-row>
              <table:table-cell office:value-type="string"/>
              <table:table-cell office:value-type="float" office:value="0.23625">
                <text:p>0.23625</text:p>
              </table:table-cell>
              <table:table-cell office:value-type="float" office:value="-0.00397956731764308">
                <text:p>-0.00397956731764308</text:p>
              </table:table-cell>
              <table:table-cell office:value-type="float" office:value="0.4525">
                <text:p>0.4525</text:p>
              </table:table-cell>
              <table:table-cell office:value-type="float" office:value="-0.00655838100292089">
                <text:p>-0.00655838100292089</text:p>
              </table:table-cell>
              <table:table-cell office:value-type="float" office:value="0.46125">
                <text:p>0.46125</text:p>
              </table:table-cell>
              <table:table-cell office:value-type="float" office:value="-0.00733719349205753">
                <text:p>-0.00733719349205753</text:p>
              </table:table-cell>
            </table:table-row>
            <table:table-row>
              <table:table-cell office:value-type="string"/>
              <table:table-cell office:value-type="float" office:value="0.236875">
                <text:p>0.236875</text:p>
              </table:table-cell>
              <table:table-cell office:value-type="float" office:value="-0.00397787779353508">
                <text:p>-0.00397787779353508</text:p>
              </table:table-cell>
              <table:table-cell office:value-type="float" office:value="0.455">
                <text:p>0.455</text:p>
              </table:table-cell>
              <table:table-cell office:value-type="float" office:value="-0.00668292814555049">
                <text:p>-0.00668292814555049</text:p>
              </table:table-cell>
              <table:table-cell office:value-type="float" office:value="0.46126953125">
                <text:p>0.46126953125</text:p>
              </table:table-cell>
              <table:table-cell office:value-type="float" office:value="-0.00736041635440618">
                <text:p>-0.00736041635440618</text:p>
              </table:table-cell>
            </table:table-row>
            <table:table-row>
              <table:table-cell office:value-type="string"/>
              <table:table-cell office:value-type="float" office:value="0.2375">
                <text:p>0.2375</text:p>
              </table:table-cell>
              <table:table-cell office:value-type="float" office:value="-0.00397615716565288">
                <text:p>-0.00397615716565288</text:p>
              </table:table-cell>
              <table:table-cell office:value-type="float" office:value="0.45625">
                <text:p>0.45625</text:p>
              </table:table-cell>
              <table:table-cell office:value-type="float" office:value="-0.00675235423497995">
                <text:p>-0.00675235423497995</text:p>
              </table:table-cell>
              <table:table-cell office:value-type="float" office:value="0.46127197265625">
                <text:p>0.46127197265625</text:p>
              </table:table-cell>
              <table:table-cell office:value-type="float" office:value="-0.00736695507025323">
                <text:p>-0.00736695507025323</text:p>
              </table:table-cell>
            </table:table-row>
            <table:table-row>
              <table:table-cell office:value-type="string"/>
              <table:table-cell office:value-type="float" office:value="0.238125">
                <text:p>0.238125</text:p>
              </table:table-cell>
              <table:table-cell office:value-type="float" office:value="-0.00397440659810708">
                <text:p>-0.00397440659810708</text:p>
              </table:table-cell>
              <table:table-cell office:value-type="float" office:value="0.4575">
                <text:p>0.4575</text:p>
              </table:table-cell>
              <table:table-cell office:value-type="float" office:value="-0.00682939362300033">
                <text:p>-0.00682939362300033</text:p>
              </table:table-cell>
              <table:table-cell office:value-type="float" office:value="0.461272583007813">
                <text:p>0.461272583007813</text:p>
              </table:table-cell>
              <table:table-cell office:value-type="float" office:value="-0.00736964831176879">
                <text:p>-0.00736964831176879</text:p>
              </table:table-cell>
            </table:table-row>
            <table:table-row>
              <table:table-cell office:value-type="string"/>
              <table:table-cell office:value-type="float" office:value="0.23875">
                <text:p>0.23875</text:p>
              </table:table-cell>
              <table:table-cell office:value-type="float" office:value="-0.00397262724202748">
                <text:p>-0.00397262724202748</text:p>
              </table:table-cell>
              <table:table-cell office:value-type="float" office:value="0.45875">
                <text:p>0.45875</text:p>
              </table:table-cell>
              <table:table-cell office:value-type="float" office:value="-0.00691823874035785">
                <text:p>-0.00691823874035785</text:p>
              </table:table-cell>
              <table:table-cell office:value-type="float" office:value="0.461272888183594">
                <text:p>0.461272888183594</text:p>
              </table:table-cell>
              <table:table-cell office:value-type="float" office:value="-0.00737166278941874">
                <text:p>-0.00737166278941874</text:p>
              </table:table-cell>
            </table:table-row>
            <table:table-row>
              <table:table-cell office:value-type="string"/>
              <table:table-cell office:value-type="float" office:value="0.239375">
                <text:p>0.239375</text:p>
              </table:table-cell>
              <table:table-cell office:value-type="float" office:value="-0.00397082023588464">
                <text:p>-0.00397082023588464</text:p>
              </table:table-cell>
              <table:table-cell office:value-type="float" office:value="0.46">
                <text:p>0.46</text:p>
              </table:table-cell>
              <table:table-cell office:value-type="float" office:value="-0.00703473853320007">
                <text:p>-0.00703473853320007</text:p>
              </table:table-cell>
              <table:table-cell office:value-type="float" office:value="0.461273040771485">
                <text:p>0.461273040771485</text:p>
              </table:table-cell>
              <table:table-cell office:value-type="float" office:value="-0.00737330287520125">
                <text:p>-0.0073733028752012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-0.00396898670581692">
                <text:p>-0.00396898670581692</text:p>
              </table:table-cell>
              <table:table-cell office:value-type="float" office:value="0.460625">
                <text:p>0.460625</text:p>
              </table:table-cell>
              <table:table-cell office:value-type="float" office:value="-0.007125204363221">
                <text:p>-0.007125204363221</text:p>
              </table:table-cell>
              <table:table-cell office:value-type="float" office:value="0.461273078918457">
                <text:p>0.461273078918457</text:p>
              </table:table-cell>
              <table:table-cell office:value-type="float" office:value="-0.00737398631526019">
                <text:p>-0.00737398631526019</text:p>
              </table:table-cell>
            </table:table-row>
            <table:table-row>
              <table:table-cell office:value-type="string"/>
              <table:table-cell office:value-type="float" office:value="0.240625">
                <text:p>0.240625</text:p>
              </table:table-cell>
              <table:table-cell office:value-type="float" office:value="-0.00396712776596197">
                <text:p>-0.00396712776596197</text:p>
              </table:table-cell>
              <table:table-cell office:value-type="float" office:value="0.4609375">
                <text:p>0.4609375</text:p>
              </table:table-cell>
              <table:table-cell office:value-type="float" office:value="-0.00722599036278258">
                <text:p>-0.00722599036278258</text:p>
              </table:table-cell>
              <table:table-cell office:value-type="float" office:value="0.461273097991944">
                <text:p>0.461273097991944</text:p>
              </table:table-cell>
              <table:table-cell office:value-type="float" office:value="-0.0073745093052415">
                <text:p>-0.0073745093052415</text:p>
              </table:table-cell>
            </table:table-row>
            <table:table-row>
              <table:table-cell office:value-type="string"/>
              <table:table-cell office:value-type="float" office:value="0.24125">
                <text:p>0.24125</text:p>
              </table:table-cell>
              <table:table-cell office:value-type="float" office:value="-0.0039652445187922">
                <text:p>-0.0039652445187922</text:p>
              </table:table-cell>
              <table:table-cell office:value-type="float" office:value="0.46125">
                <text:p>0.46125</text:p>
              </table:table-cell>
              <table:table-cell office:value-type="float" office:value="-0.00730297563781807">
                <text:p>-0.00730297563781807</text:p>
              </table:table-cell>
              <table:table-cell office:value-type="float" office:value="0.461273107528687">
                <text:p>0.461273107528687</text:p>
              </table:table-cell>
              <table:table-cell office:value-type="float" office:value="-0.00737497023482442">
                <text:p>-0.00737497023482442</text:p>
              </table:table-cell>
            </table:table-row>
            <table:table-row>
              <table:table-cell office:value-type="string"/>
              <table:table-cell office:value-type="float" office:value="0.241875">
                <text:p>0.241875</text:p>
              </table:table-cell>
              <table:table-cell office:value-type="float" office:value="-0.00396333805545333">
                <text:p>-0.00396333805545333</text:p>
              </table:table-cell>
              <table:table-cell office:value-type="float" office:value="0.461328125">
                <text:p>0.461328125</text:p>
              </table:table-cell>
              <table:table-cell office:value-type="float" office:value="-0.00733122637940881">
                <text:p>-0.0073312263794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5">
                <text:p>0.2425</text:p>
              </table:table-cell>
              <table:table-cell office:value-type="float" office:value="-0.00396140945610549">
                <text:p>-0.00396140945610549</text:p>
              </table:table-cell>
              <table:table-cell office:value-type="float" office:value="0.46140625">
                <text:p>0.46140625</text:p>
              </table:table-cell>
              <table:table-cell office:value-type="float" office:value="-0.00739224368507396">
                <text:p>-0.00739224368507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125">
                <text:p>0.243125</text:p>
              </table:table-cell>
              <table:table-cell office:value-type="float" office:value="-0.00395945979026639">
                <text:p>-0.00395945979026639</text:p>
              </table:table-cell>
              <table:table-cell office:value-type="float" office:value="0.461407470703125">
                <text:p>0.461407470703125</text:p>
              </table:table-cell>
              <table:table-cell office:value-type="float" office:value="-0.00739660874659875">
                <text:p>-0.0073966087465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75">
                <text:p>0.24375</text:p>
              </table:table-cell>
              <table:table-cell office:value-type="float" office:value="-0.00395749011715572">
                <text:p>-0.00395749011715572</text:p>
              </table:table-cell>
              <table:table-cell office:value-type="float" office:value="0.461408081054688">
                <text:p>0.461408081054688</text:p>
              </table:table-cell>
              <table:table-cell office:value-type="float" office:value="-0.00740080649797496">
                <text:p>-0.0074008064979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375">
                <text:p>0.244375</text:p>
              </table:table-cell>
              <table:table-cell office:value-type="float" office:value="-0.00395550148604071">
                <text:p>-0.00395550148604071</text:p>
              </table:table-cell>
              <table:table-cell office:value-type="float" office:value="0.461408157348633">
                <text:p>0.461408157348633</text:p>
              </table:table-cell>
              <table:table-cell office:value-type="float" office:value="-0.00740209886217108">
                <text:p>-0.0074020988621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">
                <text:p>0.245</text:p>
              </table:table-cell>
              <table:table-cell office:value-type="float" office:value="-0.00395349493658208">
                <text:p>-0.00395349493658208</text:p>
              </table:table-cell>
              <table:table-cell office:value-type="float" office:value="0.461408176422119">
                <text:p>0.461408176422119</text:p>
              </table:table-cell>
              <table:table-cell office:value-type="float" office:value="-0.00740278307800854">
                <text:p>-0.0074027830780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625">
                <text:p>0.245625</text:p>
              </table:table-cell>
              <table:table-cell office:value-type="float" office:value="-0.00395147149918013">
                <text:p>-0.0039514714991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25">
                <text:p>0.24625</text:p>
              </table:table-cell>
              <table:table-cell office:value-type="float" office:value="-0.00394943219532058">
                <text:p>-0.0039494321953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875">
                <text:p>0.246875</text:p>
              </table:table-cell>
              <table:table-cell office:value-type="float" office:value="-0.00394737803791979">
                <text:p>-0.0039473780379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5">
                <text:p>0.2475</text:p>
              </table:table-cell>
              <table:table-cell office:value-type="float" office:value="-0.00394531003166911">
                <text:p>-0.0039453100316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125">
                <text:p>0.248125</text:p>
              </table:table-cell>
              <table:table-cell office:value-type="float" office:value="-0.00394322917337803">
                <text:p>-0.00394322917337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75">
                <text:p>0.24875</text:p>
              </table:table-cell>
              <table:table-cell office:value-type="float" office:value="-0.00394113645231593">
                <text:p>-0.0039411364523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-0.00393691934329466">
                <text:p>-0.00393691934329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125">
                <text:p>0.25125</text:p>
              </table:table-cell>
              <table:table-cell office:value-type="float" office:value="-0.00393266648083468">
                <text:p>-0.0039326664808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25">
                <text:p>0.2525</text:p>
              </table:table-cell>
              <table:table-cell office:value-type="float" office:value="-0.00392838554208495">
                <text:p>-0.0039283855420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375">
                <text:p>0.25375</text:p>
              </table:table-cell>
              <table:table-cell office:value-type="float" office:value="-0.00392408411568872">
                <text:p>-0.0039240841156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-0.0039197697121964">
                <text:p>-0.003919769712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625">
                <text:p>0.25625</text:p>
              </table:table-cell>
              <table:table-cell office:value-type="float" office:value="-0.00391544977430373">
                <text:p>-0.00391544977430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7499999999999">
                <text:p>0.257499999999999</text:p>
              </table:table-cell>
              <table:table-cell office:value-type="float" office:value="-0.00391113168690633">
                <text:p>-0.00391113168690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8749999999999">
                <text:p>0.258749999999999</text:p>
              </table:table-cell>
              <table:table-cell office:value-type="float" office:value="-0.00390682278696389">
                <text:p>-0.0039068227869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999999999999">
                <text:p>0.259999999999999</text:p>
              </table:table-cell>
              <table:table-cell office:value-type="float" office:value="-0.00390253037316846">
                <text:p>-0.0039025303731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999999999999">
                <text:p>0.269999999999999</text:p>
              </table:table-cell>
              <table:table-cell office:value-type="float" office:value="-0.00386965508689549">
                <text:p>-0.0038696550868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999999999999">
                <text:p>0.279999999999999</text:p>
              </table:table-cell>
              <table:table-cell office:value-type="float" office:value="-0.00384204716405573">
                <text:p>-0.0038420471640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999999999999">
                <text:p>0.289999999999999</text:p>
              </table:table-cell>
              <table:table-cell office:value-type="float" office:value="-0.00382113810498456">
                <text:p>-0.00382113810498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-0.0038036912314452">
                <text:p>-0.003803691231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999999999999">
                <text:p>0.309999999999999</text:p>
              </table:table-cell>
              <table:table-cell office:value-type="float" office:value="-0.00379738234031956">
                <text:p>-0.0037973823403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999999999999">
                <text:p>0.319999999999999</text:p>
              </table:table-cell>
              <table:table-cell office:value-type="float" office:value="-0.00380999996978984">
                <text:p>-0.0038099999697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999999999999">
                <text:p>0.329999999999999</text:p>
              </table:table-cell>
              <table:table-cell office:value-type="float" office:value="-0.00385226158001969">
                <text:p>-0.0038522615800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-0.00392666006473433">
                <text:p>-0.00392666006473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-0.004031726613686">
                <text:p>-0.004031726613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-0.00416131083431636">
                <text:p>-0.0041613108343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-0.00431159695273213">
                <text:p>-0.0043115969527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-0.00448385806182054">
                <text:p>-0.0044838580618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-0.00468016051523025">
                <text:p>-0.0046801605152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-0.00489808303255107">
                <text:p>-0.0048980830325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-0.00513602347038334">
                <text:p>-0.0051360234703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-0.00539902036446697">
                <text:p>-0.0053990203644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-0.00554094224239377">
                <text:p>-0.00554094224239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25">
                <text:p>0.42625</text:p>
              </table:table-cell>
              <table:table-cell office:value-type="float" office:value="-0.00558131574971282">
                <text:p>-0.0055813157497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875">
                <text:p>0.426875</text:p>
              </table:table-cell>
              <table:table-cell office:value-type="float" office:value="-0.00560182299583489">
                <text:p>-0.0056018229958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75">
                <text:p>0.4275</text:p>
              </table:table-cell>
              <table:table-cell office:value-type="float" office:value="-0.00562242508093056">
                <text:p>-0.0056224250809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125">
                <text:p>0.428125</text:p>
              </table:table-cell>
              <table:table-cell office:value-type="float" office:value="-0.00564312432426403">
                <text:p>-0.0056431243242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75">
                <text:p>0.42875</text:p>
              </table:table-cell>
              <table:table-cell office:value-type="float" office:value="-0.00566391794691805">
                <text:p>-0.0056639179469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375">
                <text:p>0.429375</text:p>
              </table:table-cell>
              <table:table-cell office:value-type="float" office:value="-0.00568481928538527">
                <text:p>-0.0056848192853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9999999999999">
                <text:p>0.429999999999999</text:p>
              </table:table-cell>
              <table:table-cell office:value-type="float" office:value="-0.00570582740923771">
                <text:p>-0.0057058274092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125">
                <text:p>0.43125</text:p>
              </table:table-cell>
              <table:table-cell office:value-type="float" office:value="-0.00574805564591861">
                <text:p>-0.0057480556459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2499999999999">
                <text:p>0.432499999999999</text:p>
              </table:table-cell>
              <table:table-cell office:value-type="float" office:value="-0.00579058648999641">
                <text:p>-0.0057905864899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3749999999999">
                <text:p>0.433749999999999</text:p>
              </table:table-cell>
              <table:table-cell office:value-type="float" office:value="-0.00583347609276909">
                <text:p>-0.0058334760927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4999999999999">
                <text:p>0.434999999999999</text:p>
              </table:table-cell>
              <table:table-cell office:value-type="float" office:value="-0.00587675378934249">
                <text:p>-0.00587675378934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6249999999999">
                <text:p>0.436249999999999</text:p>
              </table:table-cell>
              <table:table-cell office:value-type="float" office:value="-0.0059204534328201">
                <text:p>-0.005920453432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7499999999999">
                <text:p>0.437499999999999</text:p>
              </table:table-cell>
              <table:table-cell office:value-type="float" office:value="-0.00596461414026294">
                <text:p>-0.0059646141402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8749999999999">
                <text:p>0.438749999999999</text:p>
              </table:table-cell>
              <table:table-cell office:value-type="float" office:value="-0.00600926827921714">
                <text:p>-0.0060092682792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9999999999999">
                <text:p>0.439999999999999</text:p>
              </table:table-cell>
              <table:table-cell office:value-type="float" office:value="-0.00605449452985625">
                <text:p>-0.006054494529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1249999999999">
                <text:p>0.441249999999999</text:p>
              </table:table-cell>
              <table:table-cell office:value-type="float" office:value="-0.0061003413130365">
                <text:p>-0.006100341313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2499999999999">
                <text:p>0.442499999999999</text:p>
              </table:table-cell>
              <table:table-cell office:value-type="float" office:value="-0.00614687497509135">
                <text:p>-0.0061468749750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3749999999999">
                <text:p>0.443749999999999</text:p>
              </table:table-cell>
              <table:table-cell office:value-type="float" office:value="-0.00619419360327688">
                <text:p>-0.00619419360327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4999999999999">
                <text:p>0.444999999999999</text:p>
              </table:table-cell>
              <table:table-cell office:value-type="float" office:value="-0.00624238078921399">
                <text:p>-0.0062423807892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6249999999999">
                <text:p>0.446249999999999</text:p>
              </table:table-cell>
              <table:table-cell office:value-type="float" office:value="-0.00629158491679431">
                <text:p>-0.00629158491679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7499999999999">
                <text:p>0.447499999999999</text:p>
              </table:table-cell>
              <table:table-cell office:value-type="float" office:value="-0.00634193746772126">
                <text:p>-0.0063419374677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124999999999">
                <text:p>0.448124999999999</text:p>
              </table:table-cell>
              <table:table-cell office:value-type="float" office:value="-0.00636762560556964">
                <text:p>-0.0063676256055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749999999999">
                <text:p>0.448749999999999</text:p>
              </table:table-cell>
              <table:table-cell office:value-type="float" office:value="-0.00639366085715706">
                <text:p>-0.0063936608571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374999999999">
                <text:p>0.449374999999999</text:p>
              </table:table-cell>
              <table:table-cell office:value-type="float" office:value="-0.00642008390653329">
                <text:p>-0.0064200839065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999999999999">
                <text:p>0.449999999999999</text:p>
              </table:table-cell>
              <table:table-cell office:value-type="float" office:value="-0.00644693617391845">
                <text:p>-0.0064469361739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249999999999">
                <text:p>0.451249999999999</text:p>
              </table:table-cell>
              <table:table-cell office:value-type="float" office:value="-0.00650211430152784">
                <text:p>-0.0065021143015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874999999999">
                <text:p>0.451874999999999</text:p>
              </table:table-cell>
              <table:table-cell office:value-type="float" office:value="-0.00653054336324389">
                <text:p>-0.0065305433632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2499999999999">
                <text:p>0.452499999999999</text:p>
              </table:table-cell>
              <table:table-cell office:value-type="float" office:value="-0.0065596067681147">
                <text:p>-0.006559606768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124999999999">
                <text:p>0.453124999999999</text:p>
              </table:table-cell>
              <table:table-cell office:value-type="float" office:value="-0.00658939581341983">
                <text:p>-0.0065893958134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749999999999">
                <text:p>0.453749999999999</text:p>
              </table:table-cell>
              <table:table-cell office:value-type="float" office:value="-0.00661999065103229">
                <text:p>-0.0066199906510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374999999999">
                <text:p>0.454374999999999</text:p>
              </table:table-cell>
              <table:table-cell office:value-type="float" office:value="-0.00665150406630114">
                <text:p>-0.0066515040663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999999999999">
                <text:p>0.454999999999999</text:p>
              </table:table-cell>
              <table:table-cell office:value-type="float" office:value="-0.00668409362336003">
                <text:p>-0.0066840936233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5624999999999">
                <text:p>0.455624999999999</text:p>
              </table:table-cell>
              <table:table-cell office:value-type="float" office:value="-0.00671793987483222">
                <text:p>-0.00671793987483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249999999999">
                <text:p>0.456249999999999</text:p>
              </table:table-cell>
              <table:table-cell office:value-type="float" office:value="-0.00675327631623377">
                <text:p>-0.0067532763162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874999999999">
                <text:p>0.456874999999999</text:p>
              </table:table-cell>
              <table:table-cell office:value-type="float" office:value="-0.00679042397203737">
                <text:p>-0.0067904239720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499999999999">
                <text:p>0.457499999999999</text:p>
              </table:table-cell>
              <table:table-cell office:value-type="float" office:value="-0.00682983448773018">
                <text:p>-0.0068298344877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7812499999999">
                <text:p>0.457812499999999</text:p>
              </table:table-cell>
              <table:table-cell office:value-type="float" office:value="-0.00685056189742124">
                <text:p>-0.0068505618974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124999999999">
                <text:p>0.458124999999999</text:p>
              </table:table-cell>
              <table:table-cell office:value-type="float" office:value="-0.00687214849715067">
                <text:p>-0.00687214849715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437499999999">
                <text:p>0.458437499999999</text:p>
              </table:table-cell>
              <table:table-cell office:value-type="float" office:value="-0.00689473066497858">
                <text:p>-0.00689473066497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749999999999">
                <text:p>0.458749999999999</text:p>
              </table:table-cell>
              <table:table-cell office:value-type="float" office:value="-0.00691850084432103">
                <text:p>-0.0069185008443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062499999999">
                <text:p>0.459062499999999</text:p>
              </table:table-cell>
              <table:table-cell office:value-type="float" office:value="-0.00694373100251643">
                <text:p>-0.0069437310025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374999999999">
                <text:p>0.459374999999999</text:p>
              </table:table-cell>
              <table:table-cell office:value-type="float" office:value="-0.00697081490868442">
                <text:p>-0.0069708149086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687499999999">
                <text:p>0.459687499999999</text:p>
              </table:table-cell>
              <table:table-cell office:value-type="float" office:value="-0.0070003617943811">
                <text:p>-0.007000361794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9999999999999">
                <text:p>0.459999999999999</text:p>
              </table:table-cell>
              <table:table-cell office:value-type="float" office:value="-0.00703340975305572">
                <text:p>-0.0070334097530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156249999999">
                <text:p>0.460156249999999</text:p>
              </table:table-cell>
              <table:table-cell office:value-type="float" office:value="-0.00705174489690012">
                <text:p>-0.0070517448969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312499999999">
                <text:p>0.460312499999999</text:p>
              </table:table-cell>
              <table:table-cell office:value-type="float" office:value="-0.00707194469402817">
                <text:p>-0.0070719446940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468749999999">
                <text:p>0.460468749999999</text:p>
              </table:table-cell>
              <table:table-cell office:value-type="float" office:value="-0.00709472718903415">
                <text:p>-0.00709472718903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624999999999">
                <text:p>0.460624999999999</text:p>
              </table:table-cell>
              <table:table-cell office:value-type="float" office:value="-0.0071217136243603">
                <text:p>-0.007121713624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03124999999">
                <text:p>0.460703124999999</text:p>
              </table:table-cell>
              <table:table-cell office:value-type="float" office:value="-0.00713790073323207">
                <text:p>-0.0071379007332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781249999999">
                <text:p>0.460781249999999</text:p>
              </table:table-cell>
              <table:table-cell office:value-type="float" office:value="-0.00715857059593292">
                <text:p>-0.0071585705959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59374999999">
                <text:p>0.460859374999999</text:p>
              </table:table-cell>
              <table:table-cell office:value-type="float" office:value="-0.00718790538492801">
                <text:p>-0.0071879053849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898437499999">
                <text:p>0.460898437499999</text:p>
              </table:table-cell>
              <table:table-cell office:value-type="float" office:value="-0.00721721586071594">
                <text:p>-0.0072172158607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937499999999">
                <text:p>0.460937499999999</text:p>
              </table:table-cell>
              <table:table-cell office:value-type="float" office:value="-0.00722459961585517">
                <text:p>-0.0072245996158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15624999999">
                <text:p>0.461015624999999</text:p>
              </table:table-cell>
              <table:table-cell office:value-type="float" office:value="-0.00724015904645774">
                <text:p>-0.00724015904645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093749999999">
                <text:p>0.461093749999999</text:p>
              </table:table-cell>
              <table:table-cell office:value-type="float" office:value="-0.00725711869589616">
                <text:p>-0.0072571186958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171874999999">
                <text:p>0.461171874999999</text:p>
              </table:table-cell>
              <table:table-cell office:value-type="float" office:value="-0.00727604328663656">
                <text:p>-0.0072760432866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249999999999">
                <text:p>0.461249999999999</text:p>
              </table:table-cell>
              <table:table-cell office:value-type="float" office:value="-0.00729790731264254">
                <text:p>-0.0072979073126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28124999999">
                <text:p>0.461328124999999</text:p>
              </table:table-cell>
              <table:table-cell office:value-type="float" office:value="-0.00732493297475588">
                <text:p>-0.0073249329747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367187499999">
                <text:p>0.461367187499999</text:p>
              </table:table-cell>
              <table:table-cell office:value-type="float" office:value="-0.00734224428422438">
                <text:p>-0.0073422442842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06249999999">
                <text:p>0.461406249999999</text:p>
              </table:table-cell>
              <table:table-cell office:value-type="float" office:value="-0.00736581860496454">
                <text:p>-0.0073658186049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25781249999">
                <text:p>0.461425781249999</text:p>
              </table:table-cell>
              <table:table-cell office:value-type="float" office:value="-0.00738504557285436">
                <text:p>-0.0073850455728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0664062499">
                <text:p>0.461430664062499</text:p>
              </table:table-cell>
              <table:table-cell office:value-type="float" office:value="-0.00739332927257141">
                <text:p>-0.0073933292725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105468749">
                <text:p>0.461433105468749</text:p>
              </table:table-cell>
              <table:table-cell office:value-type="float" office:value="-0.00739979023537903">
                <text:p>-0.0073997902353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3715820311">
                <text:p>0.461433715820311</text:p>
              </table:table-cell>
              <table:table-cell office:value-type="float" office:value="-0.0074025778348758">
                <text:p>-0.007402577834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020996093">
                <text:p>0.461434020996093</text:p>
              </table:table-cell>
              <table:table-cell office:value-type="float" office:value="-0.00740472702771029">
                <text:p>-0.0074047270277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73583983">
                <text:p>0.461434173583983</text:p>
              </table:table-cell>
              <table:table-cell office:value-type="float" office:value="-0.00740668943507732">
                <text:p>-0.0074066894350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19265747">
                <text:p>0.46143419265747</text:p>
              </table:table-cell>
              <table:table-cell office:value-type="float" office:value="-0.00740717242285995">
                <text:p>-0.0074071724228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1434202194213">
                <text:p>0.461434202194213</text:p>
              </table:table-cell>
              <table:table-cell office:value-type="float" office:value="-0.00740753599137276">
                <text:p>-0.0074075359913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